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media/image1.jpeg" manifest:media-type="image/jpeg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C0C0C0"/>
    </style:style>
    <style:style style:name="ce3" style:family="table-cell" style:parent-style-name="Default" style:data-style-name="N0">
      <style:table-cell-properties fo:border="thin solid #000000" fo:background-color="#C0C0C0"/>
    </style:style>
    <style:style style:name="ce4" style:family="table-cell" style:parent-style-name="Default" style:data-style-name="N0">
      <style:table-cell-properties fo:border="thin solid #000000"/>
    </style:style>
    <style:style style:name="ce5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969696" style:repeat-content="false"/>
      <style:paragraph-properties fo:text-align="center"/>
      <style:text-properties fo:color="#FFFFFF" style:font-family-generic="swiss"/>
    </style:style>
    <style:style style:name="ce6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969696" style:repeat-content="false"/>
      <style:paragraph-properties fo:text-align="center"/>
      <style:text-properties fo:color="#FFFFFF" style:font-family-generic="swiss"/>
    </style:style>
    <style:style style:name="ce7" style:family="table-cell" style:parent-style-name="Default" style:data-style-name="N2">
      <style:table-cell-properties fo:border="thin solid #000000" fo:background-color="#C0C0C0"/>
    </style:style>
    <style:style style:name="ce8" style:family="table-cell" style:parent-style-name="Default" style:data-style-name="N2">
      <style:table-cell-properties fo:border="thin solid #000000"/>
    </style:style>
    <style:style style:name="co1" style:family="table-column">
      <style:table-column-properties fo:break-before="auto" style:column-width="2.80458333333333cm"/>
    </style:style>
    <style:style style:name="co2" style:family="table-column">
      <style:table-column-properties fo:break-before="auto" style:column-width="2.64583333333333cm"/>
    </style:style>
    <style:style style:name="co3" style:family="table-column">
      <style:table-column-properties fo:break-before="auto" style:column-width="1.69333333333333cm"/>
    </style:style>
    <style:style style:name="ro1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5" table:default-cell-style-name="ce1"/>
        <table:table-column table:style-name="co1" table:default-cell-style-name="ce1"/>
        <table:table-column table:style-name="co3" table:number-columns-repeated="16376" table:default-cell-style-name="ce1"/>
        <table:table-row table:style-name="ro1">
          <table:table-cell office:value-type="string" table:style-name="ce5">
            <text:p>Wavelength(nm)</text:p>
          </table:table-cell>
          <table:table-cell office:value-type="string" table:style-name="ce6">
            <text:p>Intensity</text:p>
          </table:table-cell>
          <table:table-cell table:number-columns-repeated="6" table:style-name="ce2"/>
          <table:table-cell table:number-columns-repeated="16376"/>
        </table:table-row>
        <table:table-row table:style-name="ro1">
          <table:table-cell office:value-type="float" office:value="376.53715099999999" table:style-name="ce7">
            <text:p>376,54</text:p>
          </table:table-cell>
          <table:table-cell office:value-type="float" office:value="8.2124472084604063E-7" table:style-name="ce3">
            <text:p>8,21245E-07</text:p>
          </table:table-cell>
          <table:table-cell table:number-columns-repeated="6" table:style-name="ce2"/>
          <table:table-cell table:number-columns-repeated="16376"/>
        </table:table-row>
        <table:table-row table:style-name="ro1">
          <table:table-cell office:value-type="float" office:value="376.92574285387843" table:style-name="ce7">
            <text:p>376,93</text:p>
          </table:table-cell>
          <table:table-cell office:value-type="float" office:value="9.7601605816906404E-7" table:style-name="ce3">
            <text:p>9,76016E-07</text:p>
          </table:table-cell>
          <table:table-cell table:style-name="ce2">
            <draw:frame draw:z-index="1" draw:id="id0" draw:style-name="a0" draw:name="Graf 1" svg:x="0.21875in" svg:y="0.04167in" svg:width="3.875in" svg:height="2.61458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5" table:style-name="ce2"/>
          <table:table-cell table:number-columns-repeated="16376"/>
        </table:table-row>
        <table:table-row table:style-name="ro1">
          <table:table-cell office:value-type="float" office:value="377.31435002646737" table:style-name="ce7">
            <text:p>377,31</text:p>
          </table:table-cell>
          <table:table-cell office:value-type="float" office:value="8.5247352573307873E-7" table:style-name="ce3">
            <text:p>8,52474E-07</text:p>
          </table:table-cell>
          <table:table-cell table:number-columns-repeated="6" table:style-name="ce2"/>
          <table:table-cell table:number-columns-repeated="16376"/>
        </table:table-row>
        <table:table-row table:style-name="ro1">
          <table:table-cell office:value-type="float" office:value="377.70297253119736" table:style-name="ce7">
            <text:p>377,70</text:p>
          </table:table-cell>
          <table:table-cell office:value-type="float" office:value="8.1363770676741472E-7" table:style-name="ce3">
            <text:p>8,13638E-07</text:p>
          </table:table-cell>
          <table:table-cell table:number-columns-repeated="6" table:style-name="ce2"/>
          <table:table-cell table:number-columns-repeated="16376"/>
        </table:table-row>
        <table:table-row table:style-name="ro1">
          <table:table-cell office:value-type="float" office:value="378.09161038149887" table:style-name="ce7">
            <text:p>378,09</text:p>
          </table:table-cell>
          <table:table-cell office:value-type="float" office:value="9.114474878276331E-7" table:style-name="ce3">
            <text:p>9,11447E-07</text:p>
          </table:table-cell>
          <table:table-cell table:number-columns-repeated="6" table:style-name="ce2"/>
          <table:table-cell table:number-columns-repeated="16376"/>
        </table:table-row>
        <table:table-row table:style-name="ro1">
          <table:table-cell office:value-type="float" office:value="378.48026359080251" table:style-name="ce7">
            <text:p>378,48</text:p>
          </table:table-cell>
          <table:table-cell office:value-type="float" office:value="8.5619358015668157E-7" table:style-name="ce3">
            <text:p>8,56194E-07</text:p>
          </table:table-cell>
          <table:table-cell table:number-columns-repeated="6" table:style-name="ce2"/>
          <table:table-cell table:number-columns-repeated="16376"/>
        </table:table-row>
        <table:table-row table:style-name="ro1">
          <table:table-cell office:value-type="float" office:value="378.86893217253873" table:style-name="ce7">
            <text:p>378,87</text:p>
          </table:table-cell>
          <table:table-cell office:value-type="float" office:value="9.3644736600769744E-7" table:style-name="ce3">
            <text:p>9,36447E-07</text:p>
          </table:table-cell>
          <table:table-cell table:number-columns-repeated="6" table:style-name="ce2"/>
          <table:table-cell table:number-columns-repeated="16376"/>
        </table:table-row>
        <table:table-row table:style-name="ro1">
          <table:table-cell office:value-type="float" office:value="379.25761614013805" table:style-name="ce7">
            <text:p>379,26</text:p>
          </table:table-cell>
          <table:table-cell office:value-type="float" office:value="8.6737323974891335E-7" table:style-name="ce3">
            <text:p>8,67373E-07</text:p>
          </table:table-cell>
          <table:table-cell table:number-columns-repeated="6" table:style-name="ce2"/>
          <table:table-cell table:number-columns-repeated="16376"/>
        </table:table-row>
        <table:table-row table:style-name="ro1">
          <table:table-cell office:value-type="float" office:value="379.64631550703103" table:style-name="ce7">
            <text:p>379,65</text:p>
          </table:table-cell>
          <table:table-cell office:value-type="float" office:value="8.8406890568616021E-7" table:style-name="ce3">
            <text:p>8,84069E-07</text:p>
          </table:table-cell>
          <table:table-cell table:number-columns-repeated="6" table:style-name="ce2"/>
          <table:table-cell table:number-columns-repeated="16376"/>
        </table:table-row>
        <table:table-row table:style-name="ro1">
          <table:table-cell office:value-type="float" office:value="380.03503028664818" table:style-name="ce7">
            <text:p>380,04</text:p>
          </table:table-cell>
          <table:table-cell office:value-type="float" office:value="9.0369864078001386E-7" table:style-name="ce3">
            <text:p>9,03699E-07</text:p>
          </table:table-cell>
          <table:table-cell table:number-columns-repeated="6" table:style-name="ce2"/>
          <table:table-cell table:number-columns-repeated="16376"/>
        </table:table-row>
        <table:table-row table:style-name="ro1">
          <table:table-cell office:value-type="float" office:value="380.42376049242" table:style-name="ce7">
            <text:p>380,42</text:p>
          </table:table-cell>
          <table:table-cell office:value-type="float" office:value="9.4148892883430381E-7" table:style-name="ce3">
            <text:p>9,41489E-07</text:p>
          </table:table-cell>
          <table:table-cell table:number-columns-repeated="6" table:style-name="ce2"/>
          <table:table-cell table:number-columns-repeated="16376"/>
        </table:table-row>
        <table:table-row table:style-name="ro1">
          <table:table-cell office:value-type="float" office:value="380.81250613777701" table:style-name="ce7">
            <text:p>380,81</text:p>
          </table:table-cell>
          <table:table-cell office:value-type="float" office:value="9.273821113790947E-7" table:style-name="ce3">
            <text:p>9,27382E-07</text:p>
          </table:table-cell>
          <table:table-cell table:number-columns-repeated="6" table:style-name="ce2"/>
          <table:table-cell table:number-columns-repeated="16376"/>
        </table:table-row>
        <table:table-row table:style-name="ro1">
          <table:table-cell office:value-type="float" office:value="381.20126723614976" table:style-name="ce7">
            <text:p>381,20</text:p>
          </table:table-cell>
          <table:table-cell office:value-type="float" office:value="1.0348890336803921E-6" table:style-name="ce3">
            <text:p>1,03489E-06</text:p>
          </table:table-cell>
          <table:table-cell table:number-columns-repeated="6" table:style-name="ce2"/>
          <table:table-cell table:number-columns-repeated="16376"/>
        </table:table-row>
        <table:table-row table:style-name="ro1">
          <table:table-cell office:value-type="float" office:value="381.59004380096872" table:style-name="ce7">
            <text:p>381,59</text:p>
          </table:table-cell>
          <table:table-cell office:value-type="float" office:value="8.9497791578316025E-7" table:style-name="ce3">
            <text:p>8,94978E-07</text:p>
          </table:table-cell>
          <table:table-cell table:number-columns-repeated="6" table:style-name="ce2"/>
          <table:table-cell table:number-columns-repeated="16376"/>
        </table:table-row>
        <table:table-row table:style-name="ro1">
          <table:table-cell office:value-type="float" office:value="381.97883584566449" table:style-name="ce7">
            <text:p>381,98</text:p>
          </table:table-cell>
          <table:table-cell office:value-type="float" office:value="9.7544936411220046E-7" table:style-name="ce3">
            <text:p>9,75449E-07</text:p>
          </table:table-cell>
          <table:table-cell table:number-columns-repeated="6" table:style-name="ce2"/>
          <table:table-cell table:number-columns-repeated="16376"/>
        </table:table-row>
        <table:table-row table:style-name="ro1">
          <table:table-cell office:value-type="float" office:value="382.36764338366748" table:style-name="ce7">
            <text:p>382,37</text:p>
          </table:table-cell>
          <table:table-cell office:value-type="float" office:value="9.8229018435558853E-7" table:style-name="ce3">
            <text:p>9,8229E-07</text:p>
          </table:table-cell>
          <table:table-cell table:number-columns-repeated="6" table:style-name="ce2"/>
          <table:table-cell table:number-columns-repeated="16376"/>
        </table:table-row>
        <table:table-row table:style-name="ro1">
          <table:table-cell office:value-type="float" office:value="382.75646642840832" table:style-name="ce7">
            <text:p>382,76</text:p>
          </table:table-cell>
          <table:table-cell office:value-type="float" office:value="1.0343440986017509E-6" table:style-name="ce3">
            <text:p>1,03434E-06</text:p>
          </table:table-cell>
          <table:table-cell table:number-columns-repeated="6" table:style-name="ce2"/>
          <table:table-cell table:number-columns-repeated="16376"/>
        </table:table-row>
        <table:table-row table:style-name="ro1">
          <table:table-cell office:value-type="float" office:value="383.14530499331744" table:style-name="ce7">
            <text:p>383,15</text:p>
          </table:table-cell>
          <table:table-cell office:value-type="float" office:value="9.779624903980556E-7" table:style-name="ce3">
            <text:p>9,77962E-07</text:p>
          </table:table-cell>
          <table:table-cell table:number-columns-repeated="6" table:style-name="ce2"/>
          <table:table-cell table:number-columns-repeated="16376"/>
        </table:table-row>
        <table:table-row table:style-name="ro1">
          <table:table-cell office:value-type="float" office:value="383.53415909182542" table:style-name="ce7">
            <text:p>383,53</text:p>
          </table:table-cell>
          <table:table-cell office:value-type="float" office:value="1.0088388876786501E-6" table:style-name="ce3">
            <text:p>1,00884E-06</text:p>
          </table:table-cell>
          <table:table-cell table:number-columns-repeated="6" table:style-name="ce2"/>
          <table:table-cell table:number-columns-repeated="16376"/>
        </table:table-row>
        <table:table-row table:style-name="ro1">
          <table:table-cell office:value-type="float" office:value="383.92302873736276" table:style-name="ce7">
            <text:p>383,92</text:p>
          </table:table-cell>
          <table:table-cell office:value-type="float" office:value="1.0523055680538145E-6" table:style-name="ce3">
            <text:p>1,05231E-06</text:p>
          </table:table-cell>
          <table:table-cell table:number-columns-repeated="6" table:style-name="ce2"/>
          <table:table-cell table:number-columns-repeated="16376"/>
        </table:table-row>
        <table:table-row table:style-name="ro1">
          <table:table-cell office:value-type="float" office:value="384.31191394335997" table:style-name="ce7">
            <text:p>384,31</text:p>
          </table:table-cell>
          <table:table-cell office:value-type="float" office:value="8.7668760990533746E-7" table:style-name="ce3">
            <text:p>8,76688E-07</text:p>
          </table:table-cell>
          <table:table-cell table:number-columns-repeated="6" table:style-name="ce2"/>
          <table:table-cell table:number-columns-repeated="16376"/>
        </table:table-row>
        <table:table-row table:style-name="ro1">
          <table:table-cell office:value-type="float" office:value="384.70081472324762" table:style-name="ce7">
            <text:p>384,70</text:p>
          </table:table-cell>
          <table:table-cell office:value-type="float" office:value="1.0840692850859637E-6" table:style-name="ce3">
            <text:p>1,08407E-06</text:p>
          </table:table-cell>
          <table:table-cell table:number-columns-repeated="6" table:style-name="ce2"/>
          <table:table-cell table:number-columns-repeated="16376"/>
        </table:table-row>
        <table:table-row table:style-name="ro1">
          <table:table-cell office:value-type="float" office:value="385.08973109045616" table:style-name="ce7">
            <text:p>385,09</text:p>
          </table:table-cell>
          <table:table-cell office:value-type="float" office:value="1.0133604487881379E-6" table:style-name="ce3">
            <text:p>1,01336E-06</text:p>
          </table:table-cell>
          <table:table-cell table:number-columns-repeated="6" table:style-name="ce2"/>
          <table:table-cell table:number-columns-repeated="16376"/>
        </table:table-row>
        <table:table-row table:style-name="ro1">
          <table:table-cell office:value-type="float" office:value="385.47866305841615" table:style-name="ce7">
            <text:p>385,48</text:p>
          </table:table-cell>
          <table:table-cell office:value-type="float" office:value="1.078499192632468E-6" table:style-name="ce3">
            <text:p>1,0785E-06</text:p>
          </table:table-cell>
          <table:table-cell table:number-columns-repeated="6" table:style-name="ce2"/>
          <table:table-cell table:number-columns-repeated="16376"/>
        </table:table-row>
        <table:table-row table:style-name="ro1">
          <table:table-cell office:value-type="float" office:value="385.8676106405581" table:style-name="ce7">
            <text:p>385,87</text:p>
          </table:table-cell>
          <table:table-cell office:value-type="float" office:value="1.1319780021244249E-6" table:style-name="ce3">
            <text:p>1,13198E-06</text:p>
          </table:table-cell>
          <table:table-cell table:number-columns-repeated="6" table:style-name="ce2"/>
          <table:table-cell table:number-columns-repeated="16376"/>
        </table:table-row>
        <table:table-row table:style-name="ro1">
          <table:table-cell office:value-type="float" office:value="386.25657385031252" table:style-name="ce7">
            <text:p>386,26</text:p>
          </table:table-cell>
          <table:table-cell office:value-type="float" office:value="1.1680784438364992E-6" table:style-name="ce3">
            <text:p>1,16808E-06</text:p>
          </table:table-cell>
          <table:table-cell table:number-columns-repeated="6" table:style-name="ce2"/>
          <table:table-cell table:number-columns-repeated="16376"/>
        </table:table-row>
        <table:table-row table:style-name="ro1">
          <table:table-cell office:value-type="float" office:value="386.64555270110992" table:style-name="ce7">
            <text:p>386,65</text:p>
          </table:table-cell>
          <table:table-cell office:value-type="float" office:value="1.1357116792218346E-6" table:style-name="ce3">
            <text:p>1,13571E-06</text:p>
          </table:table-cell>
          <table:table-cell table:number-columns-repeated="6" table:style-name="ce2"/>
          <table:table-cell table:number-columns-repeated="16376"/>
        </table:table-row>
        <table:table-row table:style-name="ro1">
          <table:table-cell office:value-type="float" office:value="387.03454720638086" table:style-name="ce7">
            <text:p>387,03</text:p>
          </table:table-cell>
          <table:table-cell office:value-type="float" office:value="1.1114748784772639E-6" table:style-name="ce3">
            <text:p>1,11147E-06</text:p>
          </table:table-cell>
          <table:table-cell table:number-columns-repeated="6" table:style-name="ce2"/>
          <table:table-cell table:number-columns-repeated="16376"/>
        </table:table-row>
        <table:table-row table:style-name="ro1">
          <table:table-cell office:value-type="float" office:value="387.42355737955586" table:style-name="ce7">
            <text:p>387,42</text:p>
          </table:table-cell>
          <table:table-cell office:value-type="float" office:value="1.0994809428355729E-6" table:style-name="ce3">
            <text:p>1,09948E-06</text:p>
          </table:table-cell>
          <table:table-cell table:number-columns-repeated="6" table:style-name="ce2"/>
          <table:table-cell table:number-columns-repeated="16376"/>
        </table:table-row>
        <table:table-row table:style-name="ro1">
          <table:table-cell office:value-type="float" office:value="387.81258323406536" table:style-name="ce7">
            <text:p>387,81</text:p>
          </table:table-cell>
          <table:table-cell office:value-type="float" office:value="1.1696732027731776E-6" table:style-name="ce3">
            <text:p>1,16967E-06</text:p>
          </table:table-cell>
          <table:table-cell table:number-columns-repeated="6" table:style-name="ce2"/>
          <table:table-cell table:number-columns-repeated="16376"/>
        </table:table-row>
        <table:table-row table:style-name="ro1">
          <table:table-cell office:value-type="float" office:value="388.20162478333998" table:style-name="ce7">
            <text:p>388,20</text:p>
          </table:table-cell>
          <table:table-cell office:value-type="float" office:value="1.1363569691225766E-6" table:style-name="ce3">
            <text:p>1,13636E-06</text:p>
          </table:table-cell>
          <table:table-cell table:number-columns-repeated="6" table:style-name="ce2"/>
          <table:table-cell table:number-columns-repeated="16376"/>
        </table:table-row>
        <table:table-row table:style-name="ro1">
          <table:table-cell office:value-type="float" office:value="388.59068204081024" table:style-name="ce7">
            <text:p>388,59</text:p>
          </table:table-cell>
          <table:table-cell office:value-type="float" office:value="1.1778719351399406E-6" table:style-name="ce3">
            <text:p>1,17787E-06</text:p>
          </table:table-cell>
          <table:table-cell table:number-columns-repeated="6" table:style-name="ce2"/>
          <table:table-cell table:number-columns-repeated="16376"/>
        </table:table-row>
        <table:table-row table:style-name="ro1">
          <table:table-cell office:value-type="float" office:value="388.97975501990658" table:style-name="ce7">
            <text:p>388,98</text:p>
          </table:table-cell>
          <table:table-cell office:value-type="float" office:value="1.2466197749512623E-6" table:style-name="ce3">
            <text:p>1,24662E-06</text:p>
          </table:table-cell>
          <table:table-cell table:number-columns-repeated="6" table:style-name="ce2"/>
          <table:table-cell table:number-columns-repeated="16376"/>
        </table:table-row>
        <table:table-row table:style-name="ro1">
          <table:table-cell office:value-type="float" office:value="389.36884373405951" table:style-name="ce7">
            <text:p>389,37</text:p>
          </table:table-cell>
          <table:table-cell office:value-type="float" office:value="1.1518041327128753E-6" table:style-name="ce3">
            <text:p>1,1518E-06</text:p>
          </table:table-cell>
          <table:table-cell table:number-columns-repeated="6" table:style-name="ce2"/>
          <table:table-cell table:number-columns-repeated="16376"/>
        </table:table-row>
        <table:table-row table:style-name="ro1">
          <table:table-cell office:value-type="float" office:value="389.75794819669966" table:style-name="ce7">
            <text:p>389,76</text:p>
          </table:table-cell>
          <table:table-cell office:value-type="float" office:value="1.1768752653263669E-6" table:style-name="ce3">
            <text:p>1,17688E-06</text:p>
          </table:table-cell>
          <table:table-cell table:number-columns-repeated="6" table:style-name="ce2"/>
          <table:table-cell table:number-columns-repeated="16376"/>
        </table:table-row>
        <table:table-row table:style-name="ro1">
          <table:table-cell office:value-type="float" office:value="390.14706842125747" table:style-name="ce7">
            <text:p>390,15</text:p>
          </table:table-cell>
          <table:table-cell office:value-type="float" office:value="1.36722959218993E-6" table:style-name="ce3">
            <text:p>1,36723E-06</text:p>
          </table:table-cell>
          <table:table-cell table:number-columns-repeated="6" table:style-name="ce2"/>
          <table:table-cell table:number-columns-repeated="16376"/>
        </table:table-row>
        <table:table-row table:style-name="ro1">
          <table:table-cell office:value-type="float" office:value="390.53620442116352" table:style-name="ce7">
            <text:p>390,54</text:p>
          </table:table-cell>
          <table:table-cell office:value-type="float" office:value="1.3421724885678464E-6" table:style-name="ce3">
            <text:p>1,34217E-06</text:p>
          </table:table-cell>
          <table:table-cell table:number-columns-repeated="6" table:style-name="ce2"/>
          <table:table-cell table:number-columns-repeated="16376"/>
        </table:table-row>
        <table:table-row table:style-name="ro1">
          <table:table-cell office:value-type="float" office:value="390.92535620984825" table:style-name="ce7">
            <text:p>390,93</text:p>
          </table:table-cell>
          <table:table-cell office:value-type="float" office:value="1.3075444717411592E-6" table:style-name="ce3">
            <text:p>1,30754E-06</text:p>
          </table:table-cell>
          <table:table-cell table:number-columns-repeated="6" table:style-name="ce2"/>
          <table:table-cell table:number-columns-repeated="16376"/>
        </table:table-row>
        <table:table-row table:style-name="ro1">
          <table:table-cell office:value-type="float" office:value="391.31452380074222" table:style-name="ce7">
            <text:p>391,31</text:p>
          </table:table-cell>
          <table:table-cell office:value-type="float" office:value="1.3269904340142498E-6" table:style-name="ce3">
            <text:p>1,32699E-06</text:p>
          </table:table-cell>
          <table:table-cell table:number-columns-repeated="6" table:style-name="ce2"/>
          <table:table-cell table:number-columns-repeated="16376"/>
        </table:table-row>
        <table:table-row table:style-name="ro1">
          <table:table-cell office:value-type="float" office:value="391.70370720727595" table:style-name="ce7">
            <text:p>391,70</text:p>
          </table:table-cell>
          <table:table-cell office:value-type="float" office:value="1.3757926637941497E-6" table:style-name="ce3">
            <text:p>1,37579E-06</text:p>
          </table:table-cell>
          <table:table-cell table:number-columns-repeated="6" table:style-name="ce2"/>
          <table:table-cell table:number-columns-repeated="16376"/>
        </table:table-row>
        <table:table-row table:style-name="ro1">
          <table:table-cell office:value-type="float" office:value="392.09290644288001" table:style-name="ce7">
            <text:p>392,09</text:p>
          </table:table-cell>
          <table:table-cell office:value-type="float" office:value="1.3806050656575307E-6" table:style-name="ce3">
            <text:p>1,38061E-06</text:p>
          </table:table-cell>
          <table:table-cell table:number-columns-repeated="6" table:style-name="ce2"/>
          <table:table-cell table:number-columns-repeated="16376"/>
        </table:table-row>
        <table:table-row table:style-name="ro1">
          <table:table-cell office:value-type="float" office:value="392.48212152098483" table:style-name="ce7">
            <text:p>392,48</text:p>
          </table:table-cell>
          <table:table-cell office:value-type="float" office:value="1.3324080868352506E-6" table:style-name="ce3">
            <text:p>1,33241E-06</text:p>
          </table:table-cell>
          <table:table-cell table:number-columns-repeated="6" table:style-name="ce2"/>
          <table:table-cell table:number-columns-repeated="16376"/>
        </table:table-row>
        <table:table-row table:style-name="ro1">
          <table:table-cell office:value-type="float" office:value="392.87135245502094" table:style-name="ce7">
            <text:p>392,87</text:p>
          </table:table-cell>
          <table:table-cell office:value-type="float" office:value="1.5309018410043993E-6" table:style-name="ce3">
            <text:p>1,5309E-06</text:p>
          </table:table-cell>
          <table:table-cell table:number-columns-repeated="6" table:style-name="ce2"/>
          <table:table-cell table:number-columns-repeated="16376"/>
        </table:table-row>
        <table:table-row table:style-name="ro1">
          <table:table-cell office:value-type="float" office:value="393.26059925841895" table:style-name="ce7">
            <text:p>393,26</text:p>
          </table:table-cell>
          <table:table-cell office:value-type="float" office:value="1.4061513847578235E-6" table:style-name="ce3">
            <text:p>1,40615E-06</text:p>
          </table:table-cell>
          <table:table-cell table:number-columns-repeated="6" table:style-name="ce2"/>
          <table:table-cell table:number-columns-repeated="16376"/>
        </table:table-row>
        <table:table-row table:style-name="ro1">
          <table:table-cell office:value-type="float" office:value="393.64986194460926" table:style-name="ce7">
            <text:p>393,65</text:p>
          </table:table-cell>
          <table:table-cell office:value-type="float" office:value="1.3814991340025894E-6" table:style-name="ce3">
            <text:p>1,3815E-06</text:p>
          </table:table-cell>
          <table:table-cell table:number-columns-repeated="6" table:style-name="ce2"/>
          <table:table-cell table:number-columns-repeated="16376"/>
        </table:table-row>
        <table:table-row table:style-name="ro1">
          <table:table-cell office:value-type="float" office:value="394.03914052702248" table:style-name="ce7">
            <text:p>394,04</text:p>
          </table:table-cell>
          <table:table-cell office:value-type="float" office:value="1.3776649173145851E-6" table:style-name="ce3">
            <text:p>1,37766E-06</text:p>
          </table:table-cell>
          <table:table-cell table:number-columns-repeated="6" table:style-name="ce2"/>
          <table:table-cell table:number-columns-repeated="16376"/>
        </table:table-row>
        <table:table-row table:style-name="ro1">
          <table:table-cell office:value-type="float" office:value="394.42843501908914" table:style-name="ce7">
            <text:p>394,43</text:p>
          </table:table-cell>
          <table:table-cell office:value-type="float" office:value="1.4822948994062741E-6" table:style-name="ce3">
            <text:p>1,48229E-06</text:p>
          </table:table-cell>
          <table:table-cell table:number-columns-repeated="6" table:style-name="ce2"/>
          <table:table-cell table:number-columns-repeated="16376"/>
        </table:table-row>
        <table:table-row table:style-name="ro1">
          <table:table-cell office:value-type="float" office:value="394.81774543423967" table:style-name="ce7">
            <text:p>394,82</text:p>
          </table:table-cell>
          <table:table-cell office:value-type="float" office:value="1.5213354094093706E-6" table:style-name="ce3">
            <text:p>1,52134E-06</text:p>
          </table:table-cell>
          <table:table-cell table:number-columns-repeated="6" table:style-name="ce2"/>
          <table:table-cell table:number-columns-repeated="16376"/>
        </table:table-row>
        <table:table-row table:style-name="ro1">
          <table:table-cell office:value-type="float" office:value="395.20707178590465" table:style-name="ce7">
            <text:p>395,21</text:p>
          </table:table-cell>
          <table:table-cell office:value-type="float" office:value="1.4866988097183495E-6" table:style-name="ce3">
            <text:p>1,4867E-06</text:p>
          </table:table-cell>
          <table:table-cell table:number-columns-repeated="6" table:style-name="ce2"/>
          <table:table-cell table:number-columns-repeated="16376"/>
        </table:table-row>
        <table:table-row table:style-name="ro1">
          <table:table-cell office:value-type="float" office:value="395.59641408751457" table:style-name="ce8">
            <text:p>395,60</text:p>
          </table:table-cell>
          <table:table-cell office:value-type="float" office:value="1.4859027889691437E-6" table:style-name="ce4">
            <text:p>1,4859E-06</text:p>
          </table:table-cell>
          <table:table-cell table:number-columns-repeated="16382" table:style-name="ce1"/>
        </table:table-row>
        <table:table-row table:style-name="ro1">
          <table:table-cell office:value-type="float" office:value="395.98577235250002" table:style-name="ce8">
            <text:p>395,99</text:p>
          </table:table-cell>
          <table:table-cell office:value-type="float" office:value="1.5169583225496372E-6" table:style-name="ce4">
            <text:p>1,51696E-06</text:p>
          </table:table-cell>
          <table:table-cell table:number-columns-repeated="16382" table:style-name="ce1"/>
        </table:table-row>
        <table:table-row table:style-name="ro1">
          <table:table-cell office:value-type="float" office:value="396.37514659429144" table:style-name="ce8">
            <text:p>396,38</text:p>
          </table:table-cell>
          <table:table-cell office:value-type="float" office:value="1.5173376250060843E-6" table:style-name="ce4">
            <text:p>1,51734E-06</text:p>
          </table:table-cell>
          <table:table-cell table:number-columns-repeated="16382" table:style-name="ce1"/>
        </table:table-row>
        <table:table-row table:style-name="ro1">
          <table:table-cell office:value-type="float" office:value="396.76453682631933" table:style-name="ce8">
            <text:p>396,76</text:p>
          </table:table-cell>
          <table:table-cell office:value-type="float" office:value="1.6028537123191577E-6" table:style-name="ce4">
            <text:p>1,60285E-06</text:p>
          </table:table-cell>
          <table:table-cell table:number-columns-repeated="16382" table:style-name="ce1"/>
        </table:table-row>
        <table:table-row table:style-name="ro1">
          <table:table-cell office:value-type="float" office:value="397.15394306201432" table:style-name="ce8">
            <text:p>397,15</text:p>
          </table:table-cell>
          <table:table-cell office:value-type="float" office:value="1.6089668116817219E-6" table:style-name="ce4">
            <text:p>1,60897E-06</text:p>
          </table:table-cell>
          <table:table-cell table:number-columns-repeated="16382" table:style-name="ce1"/>
        </table:table-row>
        <table:table-row table:style-name="ro1">
          <table:table-cell office:value-type="float" office:value="397.54336531480686" table:style-name="ce8">
            <text:p>397,54</text:p>
          </table:table-cell>
          <table:table-cell office:value-type="float" office:value="1.6834033609923033E-6" table:style-name="ce4">
            <text:p>1,6834E-06</text:p>
          </table:table-cell>
          <table:table-cell table:number-columns-repeated="16382" table:style-name="ce1"/>
        </table:table-row>
        <table:table-row table:style-name="ro1">
          <table:table-cell office:value-type="float" office:value="397.93280359812752" table:style-name="ce8">
            <text:p>397,93</text:p>
          </table:table-cell>
          <table:table-cell office:value-type="float" office:value="1.7942827596216666E-6" table:style-name="ce4">
            <text:p>1,79428E-06</text:p>
          </table:table-cell>
          <table:table-cell table:number-columns-repeated="16382" table:style-name="ce1"/>
        </table:table-row>
        <table:table-row table:style-name="ro1">
          <table:table-cell office:value-type="float" office:value="398.32225792540669" table:style-name="ce8">
            <text:p>398,32</text:p>
          </table:table-cell>
          <table:table-cell office:value-type="float" office:value="1.6828323242267704E-6" table:style-name="ce4">
            <text:p>1,68283E-06</text:p>
          </table:table-cell>
          <table:table-cell table:number-columns-repeated="16382" table:style-name="ce1"/>
        </table:table-row>
        <table:table-row table:style-name="ro1">
          <table:table-cell office:value-type="float" office:value="398.71172831007505" table:style-name="ce8">
            <text:p>398,71</text:p>
          </table:table-cell>
          <table:table-cell office:value-type="float" office:value="1.6360274107074042E-6" table:style-name="ce4">
            <text:p>1,63603E-06</text:p>
          </table:table-cell>
          <table:table-cell table:number-columns-repeated="16382" table:style-name="ce1"/>
        </table:table-row>
        <table:table-row table:style-name="ro1">
          <table:table-cell office:value-type="float" office:value="399.10121476556304" table:style-name="ce8">
            <text:p>399,10</text:p>
          </table:table-cell>
          <table:table-cell office:value-type="float" office:value="1.7525330424205414E-6" table:style-name="ce4">
            <text:p>1,75253E-06</text:p>
          </table:table-cell>
          <table:table-cell table:number-columns-repeated="16382" table:style-name="ce1"/>
        </table:table-row>
        <table:table-row table:style-name="ro1">
          <table:table-cell office:value-type="float" office:value="399.49071730530119" table:style-name="ce8">
            <text:p>399,49</text:p>
          </table:table-cell>
          <table:table-cell office:value-type="float" office:value="1.7890857234110225E-6" table:style-name="ce4">
            <text:p>1,78909E-06</text:p>
          </table:table-cell>
          <table:table-cell table:number-columns-repeated="16382" table:style-name="ce1"/>
        </table:table-row>
        <table:table-row table:style-name="ro1">
          <table:table-cell office:value-type="float" office:value="399.88023594271999" table:style-name="ce8">
            <text:p>399,88</text:p>
          </table:table-cell>
          <table:table-cell office:value-type="float" office:value="1.8266586994848986E-6" table:style-name="ce4">
            <text:p>1,82666E-06</text:p>
          </table:table-cell>
          <table:table-cell table:number-columns-repeated="16382" table:style-name="ce1"/>
        </table:table-row>
        <table:table-row table:style-name="ro1">
          <table:table-cell office:value-type="float" office:value="400.26977069125002" table:style-name="ce8">
            <text:p>400,27</text:p>
          </table:table-cell>
          <table:table-cell office:value-type="float" office:value="1.9208256827183488E-6" table:style-name="ce4">
            <text:p>1,92083E-06</text:p>
          </table:table-cell>
          <table:table-cell table:number-columns-repeated="16382" table:style-name="ce1"/>
        </table:table-row>
        <table:table-row table:style-name="ro1">
          <table:table-cell office:value-type="float" office:value="400.65932156432177" table:style-name="ce8">
            <text:p>400,66</text:p>
          </table:table-cell>
          <table:table-cell office:value-type="float" office:value="1.8843573989562749E-6" table:style-name="ce4">
            <text:p>1,88436E-06</text:p>
          </table:table-cell>
          <table:table-cell table:number-columns-repeated="16382" table:style-name="ce1"/>
        </table:table-row>
        <table:table-row table:style-name="ro1">
          <table:table-cell office:value-type="float" office:value="401.04888857536571" table:style-name="ce8">
            <text:p>401,05</text:p>
          </table:table-cell>
          <table:table-cell office:value-type="float" office:value="1.9877142097271971E-6" table:style-name="ce4">
            <text:p>1,98771E-06</text:p>
          </table:table-cell>
          <table:table-cell table:number-columns-repeated="16382"/>
        </table:table-row>
        <table:table-row table:style-name="ro1">
          <table:table-cell office:value-type="float" office:value="401.43847173781245" table:style-name="ce8">
            <text:p>401,44</text:p>
          </table:table-cell>
          <table:table-cell office:value-type="float" office:value="1.9738179703711434E-6" table:style-name="ce4">
            <text:p>1,97382E-06</text:p>
          </table:table-cell>
          <table:table-cell table:number-columns-repeated="16382"/>
        </table:table-row>
        <table:table-row table:style-name="ro1">
          <table:table-cell office:value-type="float" office:value="401.8280710650925" table:style-name="ce8">
            <text:p>401,83</text:p>
          </table:table-cell>
          <table:table-cell office:value-type="float" office:value="2.2554056301778298E-6" table:style-name="ce4">
            <text:p>2,25541E-06</text:p>
          </table:table-cell>
          <table:table-cell table:number-columns-repeated="16382"/>
        </table:table-row>
        <table:table-row table:style-name="ro1">
          <table:table-cell office:value-type="float" office:value="402.21768657063632" table:style-name="ce8">
            <text:p>402,22</text:p>
          </table:table-cell>
          <table:table-cell office:value-type="float" office:value="2.012095844738821E-6" table:style-name="ce4">
            <text:p>2,0121E-06</text:p>
          </table:table-cell>
          <table:table-cell table:number-columns-repeated="16382"/>
        </table:table-row>
        <table:table-row table:style-name="ro1">
          <table:table-cell office:value-type="float" office:value="402.60731826787446" table:style-name="ce8">
            <text:p>402,61</text:p>
          </table:table-cell>
          <table:table-cell office:value-type="float" office:value="2.1156766771394825E-6" table:style-name="ce4">
            <text:p>2,11568E-06</text:p>
          </table:table-cell>
          <table:table-cell table:number-columns-repeated="16382"/>
        </table:table-row>
        <table:table-row table:style-name="ro1">
          <table:table-cell office:value-type="float" office:value="402.99696617023744" table:style-name="ce8">
            <text:p>403,00</text:p>
          </table:table-cell>
          <table:table-cell office:value-type="float" office:value="2.0861735494028871E-6" table:style-name="ce4">
            <text:p>2,08617E-06</text:p>
          </table:table-cell>
          <table:table-cell table:number-columns-repeated="16382"/>
        </table:table-row>
        <table:table-row table:style-name="ro1">
          <table:table-cell office:value-type="float" office:value="403.38663029115577" table:style-name="ce8">
            <text:p>403,39</text:p>
          </table:table-cell>
          <table:table-cell office:value-type="float" office:value="2.1071521001253319E-6" table:style-name="ce4">
            <text:p>2,10715E-06</text:p>
          </table:table-cell>
          <table:table-cell table:number-columns-repeated="16382"/>
        </table:table-row>
        <table:table-row table:style-name="ro1">
          <table:table-cell office:value-type="float" office:value="403.77631064406" table:style-name="ce8">
            <text:p>403,78</text:p>
          </table:table-cell>
          <table:table-cell office:value-type="float" office:value="2.2752372808872941E-6" table:style-name="ce4">
            <text:p>2,27524E-06</text:p>
          </table:table-cell>
          <table:table-cell table:number-columns-repeated="16382"/>
        </table:table-row>
        <table:table-row table:style-name="ro1">
          <table:table-cell office:value-type="float" office:value="404.1660072423806" table:style-name="ce8">
            <text:p>404,17</text:p>
          </table:table-cell>
          <table:table-cell office:value-type="float" office:value="2.2433549355588402E-6" table:style-name="ce4">
            <text:p>2,24335E-06</text:p>
          </table:table-cell>
          <table:table-cell table:number-columns-repeated="16382"/>
        </table:table-row>
        <table:table-row table:style-name="ro1">
          <table:table-cell office:value-type="float" office:value="404.55572009954813" table:style-name="ce8">
            <text:p>404,56</text:p>
          </table:table-cell>
          <table:table-cell office:value-type="float" office:value="2.2777771527371335E-6" table:style-name="ce4">
            <text:p>2,27778E-06</text:p>
          </table:table-cell>
          <table:table-cell table:number-columns-repeated="16382"/>
        </table:table-row>
        <table:table-row table:style-name="ro1">
          <table:table-cell office:value-type="float" office:value="404.94544922899314" table:style-name="ce8">
            <text:p>404,95</text:p>
          </table:table-cell>
          <table:table-cell office:value-type="float" office:value="2.3311809548749486E-6" table:style-name="ce4">
            <text:p>2,33118E-06</text:p>
          </table:table-cell>
          <table:table-cell table:number-columns-repeated="16382"/>
        </table:table-row>
        <table:table-row table:style-name="ro1">
          <table:table-cell office:value-type="float" office:value="405.3351946441461" table:style-name="ce8">
            <text:p>405,34</text:p>
          </table:table-cell>
          <table:table-cell office:value-type="float" office:value="2.2602429242949892E-6" table:style-name="ce4">
            <text:p>2,26024E-06</text:p>
          </table:table-cell>
          <table:table-cell table:number-columns-repeated="16382"/>
        </table:table-row>
        <table:table-row table:style-name="ro1">
          <table:table-cell office:value-type="float" office:value="405.72495635843751" table:style-name="ce8">
            <text:p>405,72</text:p>
          </table:table-cell>
          <table:table-cell office:value-type="float" office:value="2.3002064818721497E-6" table:style-name="ce4">
            <text:p>2,30021E-06</text:p>
          </table:table-cell>
          <table:table-cell table:number-columns-repeated="16382"/>
        </table:table-row>
        <table:table-row table:style-name="ro1">
          <table:table-cell office:value-type="float" office:value="406.11473438529794" table:style-name="ce8">
            <text:p>406,11</text:p>
          </table:table-cell>
          <table:table-cell office:value-type="float" office:value="2.4359873320290493E-6" table:style-name="ce4">
            <text:p>2,43599E-06</text:p>
          </table:table-cell>
          <table:table-cell table:number-columns-repeated="16382"/>
        </table:table-row>
        <table:table-row table:style-name="ro1">
          <table:table-cell office:value-type="float" office:value="406.50452873815783" table:style-name="ce8">
            <text:p>406,50</text:p>
          </table:table-cell>
          <table:table-cell office:value-type="float" office:value="2.3727400541667846E-6" table:style-name="ce4">
            <text:p>2,37274E-06</text:p>
          </table:table-cell>
          <table:table-cell table:number-columns-repeated="16382"/>
        </table:table-row>
        <table:table-row table:style-name="ro1">
          <table:table-cell office:value-type="float" office:value="406.89433943044781" table:style-name="ce8">
            <text:p>406,89</text:p>
          </table:table-cell>
          <table:table-cell office:value-type="float" office:value="2.5214284643462658E-6" table:style-name="ce4">
            <text:p>2,52143E-06</text:p>
          </table:table-cell>
          <table:table-cell table:number-columns-repeated="16382"/>
        </table:table-row>
        <table:table-row table:style-name="ro1">
          <table:table-cell office:value-type="float" office:value="407.2841664755984" table:style-name="ce8">
            <text:p>407,28</text:p>
          </table:table-cell>
          <table:table-cell office:value-type="float" office:value="2.5075772591733581E-6" table:style-name="ce4">
            <text:p>2,50758E-06</text:p>
          </table:table-cell>
          <table:table-cell table:number-columns-repeated="16382"/>
        </table:table-row>
        <table:table-row table:style-name="ro1">
          <table:table-cell office:value-type="float" office:value="407.67400988703997" table:style-name="ce8">
            <text:p>407,67</text:p>
          </table:table-cell>
          <table:table-cell office:value-type="float" office:value="2.41882784524728E-6" table:style-name="ce4">
            <text:p>2,41883E-06</text:p>
          </table:table-cell>
          <table:table-cell table:number-columns-repeated="16382"/>
        </table:table-row>
        <table:table-row table:style-name="ro1">
          <table:table-cell office:value-type="float" office:value="408.06386967820322" table:style-name="ce8">
            <text:p>408,06</text:p>
          </table:table-cell>
          <table:table-cell office:value-type="float" office:value="2.6165858798339558E-6" table:style-name="ce4">
            <text:p>2,61659E-06</text:p>
          </table:table-cell>
          <table:table-cell table:number-columns-repeated="16382"/>
        </table:table-row>
        <table:table-row table:style-name="ro1">
          <table:table-cell office:value-type="float" office:value="408.45374586251853" table:style-name="ce8">
            <text:p>408,45</text:p>
          </table:table-cell>
          <table:table-cell office:value-type="float" office:value="2.5808653996003796E-6" table:style-name="ce4">
            <text:p>2,58087E-06</text:p>
          </table:table-cell>
          <table:table-cell table:number-columns-repeated="16382"/>
        </table:table-row>
        <table:table-row table:style-name="ro1">
          <table:table-cell office:value-type="float" office:value="408.84363845341653" table:style-name="ce8">
            <text:p>408,84</text:p>
          </table:table-cell>
          <table:table-cell office:value-type="float" office:value="2.6687274016070123E-6" table:style-name="ce4">
            <text:p>2,66873E-06</text:p>
          </table:table-cell>
          <table:table-cell table:number-columns-repeated="16382"/>
        </table:table-row>
        <table:table-row table:style-name="ro1">
          <table:table-cell office:value-type="float" office:value="409.23354746432767" table:style-name="ce8">
            <text:p>409,23</text:p>
          </table:table-cell>
          <table:table-cell office:value-type="float" office:value="2.7462736271660583E-6" table:style-name="ce4">
            <text:p>2,74627E-06</text:p>
          </table:table-cell>
          <table:table-cell table:number-columns-repeated="16382"/>
        </table:table-row>
        <table:table-row table:style-name="ro1">
          <table:table-cell office:value-type="float" office:value="409.62347290868252" table:style-name="ce8">
            <text:p>409,62</text:p>
          </table:table-cell>
          <table:table-cell office:value-type="float" office:value="2.6172914548910461E-6" table:style-name="ce4">
            <text:p>2,61729E-06</text:p>
          </table:table-cell>
          <table:table-cell table:number-columns-repeated="16382"/>
        </table:table-row>
        <table:table-row table:style-name="ro1">
          <table:table-cell office:value-type="float" office:value="410.01341479991152" table:style-name="ce8">
            <text:p>410,01</text:p>
          </table:table-cell>
          <table:table-cell office:value-type="float" office:value="2.8103654870051509E-6" table:style-name="ce4">
            <text:p>2,81037E-06</text:p>
          </table:table-cell>
          <table:table-cell table:number-columns-repeated="16382"/>
        </table:table-row>
        <table:table-row table:style-name="ro1">
          <table:table-cell office:value-type="float" office:value="410.40337315144524" table:style-name="ce8">
            <text:p>410,40</text:p>
          </table:table-cell>
          <table:table-cell office:value-type="float" office:value="2.7681242020974068E-6" table:style-name="ce4">
            <text:p>2,76812E-06</text:p>
          </table:table-cell>
          <table:table-cell table:number-columns-repeated="16382"/>
        </table:table-row>
        <table:table-row table:style-name="ro1">
          <table:table-cell office:value-type="float" office:value="410.79334797671424" table:style-name="ce8">
            <text:p>410,79</text:p>
          </table:table-cell>
          <table:table-cell office:value-type="float" office:value="2.8733634308194781E-6" table:style-name="ce4">
            <text:p>2,87336E-06</text:p>
          </table:table-cell>
          <table:table-cell table:number-columns-repeated="16382"/>
        </table:table-row>
        <table:table-row table:style-name="ro1">
          <table:table-cell office:value-type="float" office:value="411.18333928914899" table:style-name="ce8">
            <text:p>411,18</text:p>
          </table:table-cell>
          <table:table-cell office:value-type="float" office:value="2.9406780253203189E-6" table:style-name="ce4">
            <text:p>2,94068E-06</text:p>
          </table:table-cell>
          <table:table-cell table:number-columns-repeated="16382"/>
        </table:table-row>
        <table:table-row table:style-name="ro1">
          <table:table-cell office:value-type="float" office:value="411.57334710217998" table:style-name="ce8">
            <text:p>411,57</text:p>
          </table:table-cell>
          <table:table-cell office:value-type="float" office:value="2.94380188676962E-6" table:style-name="ce4">
            <text:p>2,9438E-06</text:p>
          </table:table-cell>
          <table:table-cell table:number-columns-repeated="16382"/>
        </table:table-row>
        <table:table-row table:style-name="ro1">
          <table:table-cell office:value-type="float" office:value="411.96337142923778" table:style-name="ce8">
            <text:p>411,96</text:p>
          </table:table-cell>
          <table:table-cell office:value-type="float" office:value="3.1219638232152532E-6" table:style-name="ce4">
            <text:p>3,12196E-06</text:p>
          </table:table-cell>
          <table:table-cell table:number-columns-repeated="16382"/>
        </table:table-row>
        <table:table-row table:style-name="ro1">
          <table:table-cell office:value-type="float" office:value="412.35341228375296" table:style-name="ce8">
            <text:p>412,35</text:p>
          </table:table-cell>
          <table:table-cell office:value-type="float" office:value="3.0118464622118043E-6" table:style-name="ce4">
            <text:p>3,01185E-06</text:p>
          </table:table-cell>
          <table:table-cell table:number-columns-repeated="16382"/>
        </table:table-row>
        <table:table-row table:style-name="ro1">
          <table:table-cell office:value-type="float" office:value="412.74346967915596" table:style-name="ce8">
            <text:p>412,74</text:p>
          </table:table-cell>
          <table:table-cell office:value-type="float" office:value="3.0777228853962366E-6" table:style-name="ce4">
            <text:p>3,07772E-06</text:p>
          </table:table-cell>
          <table:table-cell table:number-columns-repeated="16382"/>
        </table:table-row>
        <table:table-row table:style-name="ro1">
          <table:table-cell office:value-type="float" office:value="413.13354362887731" table:style-name="ce8">
            <text:p>413,13</text:p>
          </table:table-cell>
          <table:table-cell office:value-type="float" office:value="3.1844227350230464E-6" table:style-name="ce4">
            <text:p>3,18442E-06</text:p>
          </table:table-cell>
          <table:table-cell table:number-columns-repeated="16382"/>
        </table:table-row>
        <table:table-row table:style-name="ro1">
          <table:table-cell office:value-type="float" office:value="413.52363414634749" table:style-name="ce8">
            <text:p>413,52</text:p>
          </table:table-cell>
          <table:table-cell office:value-type="float" office:value="3.1459339316258893E-6" table:style-name="ce4">
            <text:p>3,14593E-06</text:p>
          </table:table-cell>
          <table:table-cell table:number-columns-repeated="16382"/>
        </table:table-row>
        <table:table-row table:style-name="ro1">
          <table:table-cell office:value-type="float" office:value="413.91374124499714" table:style-name="ce8">
            <text:p>413,91</text:p>
          </table:table-cell>
          <table:table-cell office:value-type="float" office:value="3.1362975718630839E-6" table:style-name="ce4">
            <text:p>3,1363E-06</text:p>
          </table:table-cell>
          <table:table-cell table:number-columns-repeated="16382"/>
        </table:table-row>
        <table:table-row table:style-name="ro1">
          <table:table-cell office:value-type="float" office:value="414.30386493825665" table:style-name="ce8">
            <text:p>414,30</text:p>
          </table:table-cell>
          <table:table-cell office:value-type="float" office:value="3.2442403297218883E-6" table:style-name="ce4">
            <text:p>3,24424E-06</text:p>
          </table:table-cell>
          <table:table-cell table:number-columns-repeated="16382"/>
        </table:table-row>
        <table:table-row table:style-name="ro1">
          <table:table-cell office:value-type="float" office:value="414.69400523955665" table:style-name="ce8">
            <text:p>414,69</text:p>
          </table:table-cell>
          <table:table-cell office:value-type="float" office:value="3.2962200241517503E-6" table:style-name="ce4">
            <text:p>3,29622E-06</text:p>
          </table:table-cell>
          <table:table-cell table:number-columns-repeated="16382"/>
        </table:table-row>
        <table:table-row table:style-name="ro1">
          <table:table-cell office:value-type="float" office:value="415.08416216232757" table:style-name="ce8">
            <text:p>415,08</text:p>
          </table:table-cell>
          <table:table-cell office:value-type="float" office:value="3.3977657808813647E-6" table:style-name="ce4">
            <text:p>3,39777E-06</text:p>
          </table:table-cell>
          <table:table-cell table:number-columns-repeated="16382"/>
        </table:table-row>
        <table:table-row table:style-name="ro1">
          <table:table-cell office:value-type="float" office:value="415.47433572" table:style-name="ce8">
            <text:p>415,47</text:p>
          </table:table-cell>
          <table:table-cell office:value-type="float" office:value="3.2897830338414442E-6" table:style-name="ce4">
            <text:p>3,28978E-06</text:p>
          </table:table-cell>
          <table:table-cell table:number-columns-repeated="16382"/>
        </table:table-row>
        <table:table-row table:style-name="ro1">
          <table:table-cell office:value-type="float" office:value="415.86452592600443" table:style-name="ce8">
            <text:p>415,86</text:p>
          </table:table-cell>
          <table:table-cell office:value-type="float" office:value="3.3791249657094678E-6" table:style-name="ce4">
            <text:p>3,37912E-06</text:p>
          </table:table-cell>
          <table:table-cell table:number-columns-repeated="16382"/>
        </table:table-row>
        <table:table-row table:style-name="ro1">
          <table:table-cell office:value-type="float" office:value="416.25473279377138" table:style-name="ce8">
            <text:p>416,25</text:p>
          </table:table-cell>
          <table:table-cell office:value-type="float" office:value="3.4258700021209384E-6" table:style-name="ce4">
            <text:p>3,42587E-06</text:p>
          </table:table-cell>
          <table:table-cell table:number-columns-repeated="16382"/>
        </table:table-row>
        <table:table-row table:style-name="ro1">
          <table:table-cell office:value-type="float" office:value="416.64495633673135" table:style-name="ce8">
            <text:p>416,64</text:p>
          </table:table-cell>
          <table:table-cell office:value-type="float" office:value="3.5051182977345553E-6" table:style-name="ce4">
            <text:p>3,50512E-06</text:p>
          </table:table-cell>
          <table:table-cell table:number-columns-repeated="16382"/>
        </table:table-row>
        <table:table-row table:style-name="ro1">
          <table:table-cell office:value-type="float" office:value="417.03519656831486" table:style-name="ce8">
            <text:p>417,04</text:p>
          </table:table-cell>
          <table:table-cell office:value-type="float" office:value="3.6025924344938159E-6" table:style-name="ce4">
            <text:p>3,60259E-06</text:p>
          </table:table-cell>
          <table:table-cell table:number-columns-repeated="16382"/>
        </table:table-row>
        <table:table-row table:style-name="ro1">
          <table:table-cell office:value-type="float" office:value="417.42545350195252" table:style-name="ce8">
            <text:p>417,43</text:p>
          </table:table-cell>
          <table:table-cell office:value-type="float" office:value="3.5607998626854279E-6" table:style-name="ce4">
            <text:p>3,5608E-06</text:p>
          </table:table-cell>
          <table:table-cell table:number-columns-repeated="16382"/>
        </table:table-row>
        <table:table-row table:style-name="ro1">
          <table:table-cell office:value-type="float" office:value="417.81572715107473" table:style-name="ce8">
            <text:p>417,82</text:p>
          </table:table-cell>
          <table:table-cell office:value-type="float" office:value="3.4742932942215342E-6" table:style-name="ce4">
            <text:p>3,47429E-06</text:p>
          </table:table-cell>
          <table:table-cell table:number-columns-repeated="16382"/>
        </table:table-row>
        <table:table-row table:style-name="ro1">
          <table:table-cell office:value-type="float" office:value="418.20601752911205" table:style-name="ce8">
            <text:p>418,21</text:p>
          </table:table-cell>
          <table:table-cell office:value-type="float" office:value="3.5465267155072214E-6" table:style-name="ce4">
            <text:p>3,54653E-06</text:p>
          </table:table-cell>
          <table:table-cell table:number-columns-repeated="16382"/>
        </table:table-row>
        <table:table-row table:style-name="ro1">
          <table:table-cell office:value-type="float" office:value="418.59632464949505" table:style-name="ce8">
            <text:p>418,60</text:p>
          </table:table-cell>
          <table:table-cell office:value-type="float" office:value="3.6268161049920866E-6" table:style-name="ce4">
            <text:p>3,62682E-06</text:p>
          </table:table-cell>
          <table:table-cell table:number-columns-repeated="16382"/>
        </table:table-row>
        <table:table-row table:style-name="ro1">
          <table:table-cell office:value-type="float" office:value="418.98664852565418" table:style-name="ce8">
            <text:p>418,99</text:p>
          </table:table-cell>
          <table:table-cell office:value-type="float" office:value="3.662477660086587E-6" table:style-name="ce4">
            <text:p>3,66248E-06</text:p>
          </table:table-cell>
          <table:table-cell table:number-columns-repeated="16382"/>
        </table:table-row>
        <table:table-row table:style-name="ro1">
          <table:table-cell office:value-type="float" office:value="419.37698917102" table:style-name="ce8">
            <text:p>419,38</text:p>
          </table:table-cell>
          <table:table-cell office:value-type="float" office:value="3.6442543931511742E-6" table:style-name="ce4">
            <text:p>3,64425E-06</text:p>
          </table:table-cell>
          <table:table-cell table:number-columns-repeated="16382"/>
        </table:table-row>
        <table:table-row table:style-name="ro1">
          <table:table-cell office:value-type="float" office:value="419.76734659902303" table:style-name="ce8">
            <text:p>419,77</text:p>
          </table:table-cell>
          <table:table-cell office:value-type="float" office:value="3.7379547493956505E-6" table:style-name="ce4">
            <text:p>3,73795E-06</text:p>
          </table:table-cell>
          <table:table-cell table:number-columns-repeated="16382"/>
        </table:table-row>
        <table:table-row table:style-name="ro1">
          <table:table-cell office:value-type="float" office:value="420.15772082309377" table:style-name="ce8">
            <text:p>420,16</text:p>
          </table:table-cell>
          <table:table-cell office:value-type="float" office:value="3.7850955590549988E-6" table:style-name="ce4">
            <text:p>3,7851E-06</text:p>
          </table:table-cell>
          <table:table-cell table:number-columns-repeated="16382"/>
        </table:table-row>
        <table:table-row table:style-name="ro1">
          <table:table-cell office:value-type="float" office:value="420.54811185666273" table:style-name="ce8">
            <text:p>420,55</text:p>
          </table:table-cell>
          <table:table-cell office:value-type="float" office:value="3.8867621163006781E-6" table:style-name="ce4">
            <text:p>3,88676E-06</text:p>
          </table:table-cell>
          <table:table-cell table:number-columns-repeated="16382"/>
        </table:table-row>
        <table:table-row table:style-name="ro1">
          <table:table-cell office:value-type="float" office:value="420.93851971316047" table:style-name="ce8">
            <text:p>420,94</text:p>
          </table:table-cell>
          <table:table-cell office:value-type="float" office:value="3.8809474180552869E-6" table:style-name="ce4">
            <text:p>3,88095E-06</text:p>
          </table:table-cell>
          <table:table-cell table:number-columns-repeated="16382"/>
        </table:table-row>
        <table:table-row table:style-name="ro1">
          <table:table-cell office:value-type="float" office:value="421.32894440601751" table:style-name="ce8">
            <text:p>421,33</text:p>
          </table:table-cell>
          <table:table-cell office:value-type="float" office:value="3.88929581852714E-6" table:style-name="ce4">
            <text:p>3,8893E-06</text:p>
          </table:table-cell>
          <table:table-cell table:number-columns-repeated="16382"/>
        </table:table-row>
        <table:table-row table:style-name="ro1">
          <table:table-cell office:value-type="float" office:value="421.7193859486643" table:style-name="ce8">
            <text:p>421,72</text:p>
          </table:table-cell>
          <table:table-cell office:value-type="float" office:value="3.860482470088641E-6" table:style-name="ce4">
            <text:p>3,86048E-06</text:p>
          </table:table-cell>
          <table:table-cell table:number-columns-repeated="16382"/>
        </table:table-row>
        <table:table-row table:style-name="ro1">
          <table:table-cell office:value-type="float" office:value="422.10984435453145" table:style-name="ce8">
            <text:p>422,11</text:p>
          </table:table-cell>
          <table:table-cell office:value-type="float" office:value="4.0378573637164623E-6" table:style-name="ce4">
            <text:p>4,03786E-06</text:p>
          </table:table-cell>
          <table:table-cell table:number-columns-repeated="16382"/>
        </table:table-row>
        <table:table-row table:style-name="ro1">
          <table:table-cell office:value-type="float" office:value="422.50031963704942" table:style-name="ce8">
            <text:p>422,50</text:p>
          </table:table-cell>
          <table:table-cell office:value-type="float" office:value="4.0078185804336513E-6" table:style-name="ce4">
            <text:p>4,00782E-06</text:p>
          </table:table-cell>
          <table:table-cell table:number-columns-repeated="16382"/>
        </table:table-row>
        <table:table-row table:style-name="ro1">
          <table:table-cell office:value-type="float" office:value="422.89081180964877" table:style-name="ce8">
            <text:p>422,89</text:p>
          </table:table-cell>
          <table:table-cell office:value-type="float" office:value="4.0515626069719792E-6" table:style-name="ce4">
            <text:p>4,05156E-06</text:p>
          </table:table-cell>
          <table:table-cell table:number-columns-repeated="16382"/>
        </table:table-row>
        <table:table-row table:style-name="ro1">
          <table:table-cell office:value-type="float" office:value="423.28132088576001" table:style-name="ce8">
            <text:p>423,28</text:p>
          </table:table-cell>
          <table:table-cell office:value-type="float" office:value="4.0270955812226705E-6" table:style-name="ce4">
            <text:p>4,0271E-06</text:p>
          </table:table-cell>
          <table:table-cell table:number-columns-repeated="16382"/>
        </table:table-row>
        <table:table-row table:style-name="ro1">
          <table:table-cell office:value-type="float" office:value="423.6718468788136" table:style-name="ce8">
            <text:p>423,67</text:p>
          </table:table-cell>
          <table:table-cell office:value-type="float" office:value="4.1257509957525504E-6" table:style-name="ce4">
            <text:p>4,12575E-06</text:p>
          </table:table-cell>
          <table:table-cell table:number-columns-repeated="16382"/>
        </table:table-row>
        <table:table-row table:style-name="ro1">
          <table:table-cell office:value-type="float" office:value="424.06238980224015" table:style-name="ce8">
            <text:p>424,06</text:p>
          </table:table-cell>
          <table:table-cell office:value-type="float" office:value="4.114010395456829E-6" table:style-name="ce4">
            <text:p>4,11401E-06</text:p>
          </table:table-cell>
          <table:table-cell table:number-columns-repeated="16382"/>
        </table:table-row>
        <table:table-row table:style-name="ro1">
          <table:table-cell office:value-type="float" office:value="424.45294966947012" table:style-name="ce8">
            <text:p>424,45</text:p>
          </table:table-cell>
          <table:table-cell office:value-type="float" office:value="4.1818995083328035E-6" table:style-name="ce4">
            <text:p>4,1819E-06</text:p>
          </table:table-cell>
          <table:table-cell table:number-columns-repeated="16382"/>
        </table:table-row>
        <table:table-row table:style-name="ro1">
          <table:table-cell office:value-type="float" office:value="424.84352649393406" table:style-name="ce8">
            <text:p>424,84</text:p>
          </table:table-cell>
          <table:table-cell office:value-type="float" office:value="4.1436592977460436E-6" table:style-name="ce4">
            <text:p>4,14366E-06</text:p>
          </table:table-cell>
          <table:table-cell table:number-columns-repeated="16382"/>
        </table:table-row>
        <table:table-row table:style-name="ro1">
          <table:table-cell office:value-type="float" office:value="425.2341202890625" table:style-name="ce8">
            <text:p>425,23</text:p>
          </table:table-cell>
          <table:table-cell office:value-type="float" office:value="4.0745033424110991E-6" table:style-name="ce4">
            <text:p>4,0745E-06</text:p>
          </table:table-cell>
          <table:table-cell table:number-columns-repeated="16382"/>
        </table:table-row>
        <table:table-row table:style-name="ro1">
          <table:table-cell office:value-type="float" office:value="425.62473106828594" table:style-name="ce8">
            <text:p>425,62</text:p>
          </table:table-cell>
          <table:table-cell office:value-type="float" office:value="4.281525330452805E-6" table:style-name="ce4">
            <text:p>4,28153E-06</text:p>
          </table:table-cell>
          <table:table-cell table:number-columns-repeated="16382"/>
        </table:table-row>
        <table:table-row table:style-name="ro1">
          <table:table-cell office:value-type="float" office:value="426.01535884503483" table:style-name="ce8">
            <text:p>426,02</text:p>
          </table:table-cell>
          <table:table-cell office:value-type="float" office:value="4.2716513783120255E-6" table:style-name="ce4">
            <text:p>4,27165E-06</text:p>
          </table:table-cell>
          <table:table-cell table:number-columns-repeated="16382"/>
        </table:table-row>
        <table:table-row table:style-name="ro1">
          <table:table-cell office:value-type="float" office:value="426.40600363273984" table:style-name="ce8">
            <text:p>426,41</text:p>
          </table:table-cell>
          <table:table-cell office:value-type="float" office:value="4.2485138986115496E-6" table:style-name="ce4">
            <text:p>4,24851E-06</text:p>
          </table:table-cell>
          <table:table-cell table:number-columns-repeated="16382"/>
        </table:table-row>
        <table:table-row table:style-name="ro1">
          <table:table-cell office:value-type="float" office:value="426.79666544483138" table:style-name="ce8">
            <text:p>426,80</text:p>
          </table:table-cell>
          <table:table-cell office:value-type="float" office:value="4.4202958927765248E-6" table:style-name="ce4">
            <text:p>4,4203E-06</text:p>
          </table:table-cell>
          <table:table-cell table:number-columns-repeated="16382"/>
        </table:table-row>
        <table:table-row table:style-name="ro1">
          <table:table-cell office:value-type="float" office:value="427.18734429474" table:style-name="ce8">
            <text:p>427,19</text:p>
          </table:table-cell>
          <table:table-cell office:value-type="float" office:value="4.3212688612075629E-6" table:style-name="ce4">
            <text:p>4,32127E-06</text:p>
          </table:table-cell>
          <table:table-cell table:number-columns-repeated="16382"/>
        </table:table-row>
        <table:table-row table:style-name="ro1">
          <table:table-cell office:value-type="float" office:value="427.57804019589622" table:style-name="ce8">
            <text:p>427,58</text:p>
          </table:table-cell>
          <table:table-cell office:value-type="float" office:value="4.3747456369479516E-6" table:style-name="ce4">
            <text:p>4,37475E-06</text:p>
          </table:table-cell>
          <table:table-cell table:number-columns-repeated="16382"/>
        </table:table-row>
        <table:table-row table:style-name="ro1">
          <table:table-cell office:value-type="float" office:value="427.96875316173055" table:style-name="ce8">
            <text:p>427,97</text:p>
          </table:table-cell>
          <table:table-cell office:value-type="float" office:value="4.2796034118536291E-6" table:style-name="ce4">
            <text:p>4,2796E-06</text:p>
          </table:table-cell>
          <table:table-cell table:number-columns-repeated="16382"/>
        </table:table-row>
        <table:table-row table:style-name="ro1">
          <table:table-cell office:value-type="float" office:value="428.35948320567354" table:style-name="ce8">
            <text:p>428,36</text:p>
          </table:table-cell>
          <table:table-cell office:value-type="float" office:value="4.4115797086709398E-6" table:style-name="ce4">
            <text:p>4,41158E-06</text:p>
          </table:table-cell>
          <table:table-cell table:number-columns-repeated="16382"/>
        </table:table-row>
        <table:table-row table:style-name="ro1">
          <table:table-cell office:value-type="float" office:value="428.75023034115566" table:style-name="ce8">
            <text:p>428,75</text:p>
          </table:table-cell>
          <table:table-cell office:value-type="float" office:value="4.4564443582865517E-6" table:style-name="ce4">
            <text:p>4,45644E-06</text:p>
          </table:table-cell>
          <table:table-cell table:number-columns-repeated="16382"/>
        </table:table-row>
        <table:table-row table:style-name="ro1">
          <table:table-cell office:value-type="float" office:value="429.14099458160752" table:style-name="ce8">
            <text:p>429,14</text:p>
          </table:table-cell>
          <table:table-cell office:value-type="float" office:value="4.4499614874062763E-6" table:style-name="ce4">
            <text:p>4,44996E-06</text:p>
          </table:table-cell>
          <table:table-cell table:number-columns-repeated="16382"/>
        </table:table-row>
        <table:table-row table:style-name="ro1">
          <table:table-cell office:value-type="float" office:value="429.53177594045951" table:style-name="ce8">
            <text:p>429,53</text:p>
          </table:table-cell>
          <table:table-cell office:value-type="float" office:value="4.4114739985915169E-6" table:style-name="ce4">
            <text:p>4,41147E-06</text:p>
          </table:table-cell>
          <table:table-cell table:number-columns-repeated="16382"/>
        </table:table-row>
        <table:table-row table:style-name="ro1">
          <table:table-cell office:value-type="float" office:value="429.92257443114227" table:style-name="ce8">
            <text:p>429,92</text:p>
          </table:table-cell>
          <table:table-cell office:value-type="float" office:value="4.5782763931476345E-6" table:style-name="ce4">
            <text:p>4,57828E-06</text:p>
          </table:table-cell>
          <table:table-cell table:number-columns-repeated="16382"/>
        </table:table-row>
        <table:table-row table:style-name="ro1">
          <table:table-cell office:value-type="float" office:value="430.31339006708623" table:style-name="ce8">
            <text:p>430,31</text:p>
          </table:table-cell>
          <table:table-cell office:value-type="float" office:value="4.6065305274079143E-6" table:style-name="ce4">
            <text:p>4,60653E-06</text:p>
          </table:table-cell>
          <table:table-cell table:number-columns-repeated="16382"/>
        </table:table-row>
        <table:table-row table:style-name="ro1">
          <table:table-cell office:value-type="float" office:value="430.70422286172197" table:style-name="ce8">
            <text:p>430,70</text:p>
          </table:table-cell>
          <table:table-cell office:value-type="float" office:value="4.5294634736233184E-6" table:style-name="ce4">
            <text:p>4,52946E-06</text:p>
          </table:table-cell>
          <table:table-cell table:number-columns-repeated="16382"/>
        </table:table-row>
        <table:table-row table:style-name="ro1">
          <table:table-cell office:value-type="float" office:value="431.09507282848" table:style-name="ce8">
            <text:p>431,10</text:p>
          </table:table-cell>
          <table:table-cell office:value-type="float" office:value="4.5729508415790698E-6" table:style-name="ce4">
            <text:p>4,57295E-06</text:p>
          </table:table-cell>
          <table:table-cell table:number-columns-repeated="16382"/>
        </table:table-row>
        <table:table-row table:style-name="ro1">
          <table:table-cell office:value-type="float" office:value="431.48593998079082" table:style-name="ce8">
            <text:p>431,49</text:p>
          </table:table-cell>
          <table:table-cell office:value-type="float" office:value="4.6735380635005947E-6" table:style-name="ce4">
            <text:p>4,67354E-06</text:p>
          </table:table-cell>
          <table:table-cell table:number-columns-repeated="16382"/>
        </table:table-row>
        <table:table-row table:style-name="ro1">
          <table:table-cell office:value-type="float" office:value="431.87682433208494" table:style-name="ce8">
            <text:p>431,88</text:p>
          </table:table-cell>
          <table:table-cell office:value-type="float" office:value="4.6982100831865061E-6" table:style-name="ce4">
            <text:p>4,69821E-06</text:p>
          </table:table-cell>
          <table:table-cell table:number-columns-repeated="16382"/>
        </table:table-row>
        <table:table-row table:style-name="ro1">
          <table:table-cell office:value-type="float" office:value="432.26772589579292" table:style-name="ce8">
            <text:p>432,27</text:p>
          </table:table-cell>
          <table:table-cell office:value-type="float" office:value="4.74100091675996E-6" table:style-name="ce4">
            <text:p>4,741E-06</text:p>
          </table:table-cell>
          <table:table-cell table:number-columns-repeated="16382"/>
        </table:table-row>
        <table:table-row table:style-name="ro1">
          <table:table-cell office:value-type="float" office:value="432.65864468534528" table:style-name="ce8">
            <text:p>432,66</text:p>
          </table:table-cell>
          <table:table-cell office:value-type="float" office:value="4.8232206026023266E-6" table:style-name="ce4">
            <text:p>4,82322E-06</text:p>
          </table:table-cell>
          <table:table-cell table:number-columns-repeated="16382"/>
        </table:table-row>
        <table:table-row table:style-name="ro1">
          <table:table-cell office:value-type="float" office:value="433.04958071417252" table:style-name="ce8">
            <text:p>433,05</text:p>
          </table:table-cell>
          <table:table-cell office:value-type="float" office:value="4.7928381304493189E-6" table:style-name="ce4">
            <text:p>4,79284E-06</text:p>
          </table:table-cell>
          <table:table-cell table:number-columns-repeated="16382"/>
        </table:table-row>
        <table:table-row table:style-name="ro1">
          <table:table-cell office:value-type="float" office:value="433.4405339957051" table:style-name="ce8">
            <text:p>433,44</text:p>
          </table:table-cell>
          <table:table-cell office:value-type="float" office:value="4.7837737040335893E-6" table:style-name="ce4">
            <text:p>4,78377E-06</text:p>
          </table:table-cell>
          <table:table-cell table:number-columns-repeated="16382"/>
        </table:table-row>
        <table:table-row table:style-name="ro1">
          <table:table-cell office:value-type="float" office:value="433.83150454337363" table:style-name="ce8">
            <text:p>433,83</text:p>
          </table:table-cell>
          <table:table-cell office:value-type="float" office:value="5.004197143473841E-6" table:style-name="ce4">
            <text:p>5,0042E-06</text:p>
          </table:table-cell>
          <table:table-cell table:number-columns-repeated="16382"/>
        </table:table-row>
        <table:table-row table:style-name="ro1">
          <table:table-cell office:value-type="float" office:value="434.22249237060862" table:style-name="ce8">
            <text:p>434,22</text:p>
          </table:table-cell>
          <table:table-cell office:value-type="float" office:value="4.9355364646294943E-6" table:style-name="ce4">
            <text:p>4,93554E-06</text:p>
          </table:table-cell>
          <table:table-cell table:number-columns-repeated="16382"/>
        </table:table-row>
        <table:table-row table:style-name="ro1">
          <table:table-cell office:value-type="float" office:value="434.61349749084059" table:style-name="ce8">
            <text:p>434,61</text:p>
          </table:table-cell>
          <table:table-cell office:value-type="float" office:value="4.8988071709219123E-6" table:style-name="ce4">
            <text:p>4,89881E-06</text:p>
          </table:table-cell>
          <table:table-cell table:number-columns-repeated="16382"/>
        </table:table-row>
        <table:table-row table:style-name="ro1">
          <table:table-cell office:value-type="float" office:value="435.00451991749998" table:style-name="ce8">
            <text:p>435,00</text:p>
          </table:table-cell>
          <table:table-cell office:value-type="float" office:value="5.094712423212216E-6" table:style-name="ce4">
            <text:p>5,09471E-06</text:p>
          </table:table-cell>
          <table:table-cell table:number-columns-repeated="16382"/>
        </table:table-row>
        <table:table-row table:style-name="ro1">
          <table:table-cell office:value-type="float" office:value="435.39555966401741" table:style-name="ce8">
            <text:p>435,40</text:p>
          </table:table-cell>
          <table:table-cell office:value-type="float" office:value="5.0512480258313663E-6" table:style-name="ce4">
            <text:p>5,05125E-06</text:p>
          </table:table-cell>
          <table:table-cell table:number-columns-repeated="16382"/>
        </table:table-row>
        <table:table-row table:style-name="ro1">
          <table:table-cell office:value-type="float" office:value="435.78661674382334" table:style-name="ce8">
            <text:p>435,79</text:p>
          </table:table-cell>
          <table:table-cell office:value-type="float" office:value="5.1104752600957783E-6" table:style-name="ce4">
            <text:p>5,11048E-06</text:p>
          </table:table-cell>
          <table:table-cell table:number-columns-repeated="16382"/>
        </table:table-row>
        <table:table-row table:style-name="ro1">
          <table:table-cell office:value-type="float" office:value="436.17769117034834" table:style-name="ce8">
            <text:p>436,18</text:p>
          </table:table-cell>
          <table:table-cell office:value-type="float" office:value="5.1258528351980833E-6" table:style-name="ce4">
            <text:p>5,12585E-06</text:p>
          </table:table-cell>
          <table:table-cell table:number-columns-repeated="16382"/>
        </table:table-row>
        <table:table-row table:style-name="ro1">
          <table:table-cell office:value-type="float" office:value="436.5687829570229" table:style-name="ce8">
            <text:p>436,57</text:p>
          </table:table-cell>
          <table:table-cell office:value-type="float" office:value="5.1539283883293704E-6" table:style-name="ce4">
            <text:p>5,15393E-06</text:p>
          </table:table-cell>
          <table:table-cell table:number-columns-repeated="16382"/>
        </table:table-row>
        <table:table-row table:style-name="ro1">
          <table:table-cell office:value-type="float" office:value="436.95989211727749" table:style-name="ce8">
            <text:p>436,96</text:p>
          </table:table-cell>
          <table:table-cell office:value-type="float" office:value="5.0771854565613118E-6" table:style-name="ce4">
            <text:p>5,07719E-06</text:p>
          </table:table-cell>
          <table:table-cell table:number-columns-repeated="16382"/>
        </table:table-row>
        <table:table-row table:style-name="ro1">
          <table:table-cell office:value-type="float" office:value="437.35101866454272" table:style-name="ce8">
            <text:p>437,35</text:p>
          </table:table-cell>
          <table:table-cell office:value-type="float" office:value="5.1478296208573841E-6" table:style-name="ce4">
            <text:p>5,14783E-06</text:p>
          </table:table-cell>
          <table:table-cell table:number-columns-repeated="16382"/>
        </table:table-row>
        <table:table-row table:style-name="ro1">
          <table:table-cell office:value-type="float" office:value="437.74216261224905" table:style-name="ce8">
            <text:p>437,74</text:p>
          </table:table-cell>
          <table:table-cell office:value-type="float" office:value="5.2952989228907839E-6" table:style-name="ce4">
            <text:p>5,2953E-06</text:p>
          </table:table-cell>
          <table:table-cell table:number-columns-repeated="16382"/>
        </table:table-row>
        <table:table-row table:style-name="ro1">
          <table:table-cell office:value-type="float" office:value="438.13332397382703" table:style-name="ce8">
            <text:p>438,13</text:p>
          </table:table-cell>
          <table:table-cell office:value-type="float" office:value="5.2103032366890217E-6" table:style-name="ce4">
            <text:p>5,2103E-06</text:p>
          </table:table-cell>
          <table:table-cell table:number-columns-repeated="16382"/>
        </table:table-row>
        <table:table-row table:style-name="ro1">
          <table:table-cell office:value-type="float" office:value="438.52450276270719" table:style-name="ce8">
            <text:p>438,52</text:p>
          </table:table-cell>
          <table:table-cell office:value-type="float" office:value="5.1429109230210423E-6" table:style-name="ce4">
            <text:p>5,14291E-06</text:p>
          </table:table-cell>
          <table:table-cell table:number-columns-repeated="16382"/>
        </table:table-row>
        <table:table-row table:style-name="ro1">
          <table:table-cell office:value-type="float" office:value="438.91569899232002" table:style-name="ce8">
            <text:p>438,92</text:p>
          </table:table-cell>
          <table:table-cell office:value-type="float" office:value="5.3408430281353571E-6" table:style-name="ce4">
            <text:p>5,34084E-06</text:p>
          </table:table-cell>
          <table:table-cell table:number-columns-repeated="16382"/>
        </table:table-row>
        <table:table-row table:style-name="ro1">
          <table:table-cell office:value-type="float" office:value="439.30691267609603" table:style-name="ce8">
            <text:p>439,31</text:p>
          </table:table-cell>
          <table:table-cell office:value-type="float" office:value="5.5100294832083456E-6" table:style-name="ce4">
            <text:p>5,51003E-06</text:p>
          </table:table-cell>
          <table:table-cell table:number-columns-repeated="16382"/>
        </table:table-row>
        <table:table-row table:style-name="ro1">
          <table:table-cell office:value-type="float" office:value="439.69814382746574" table:style-name="ce8">
            <text:p>439,70</text:p>
          </table:table-cell>
          <table:table-cell office:value-type="float" office:value="5.2987020452587164E-6" table:style-name="ce4">
            <text:p>5,2987E-06</text:p>
          </table:table-cell>
          <table:table-cell table:number-columns-repeated="16382"/>
        </table:table-row>
        <table:table-row table:style-name="ro1">
          <table:table-cell office:value-type="float" office:value="440.08939245985971" table:style-name="ce8">
            <text:p>440,09</text:p>
          </table:table-cell>
          <table:table-cell office:value-type="float" office:value="5.3582710808987826E-6" table:style-name="ce4">
            <text:p>5,35827E-06</text:p>
          </table:table-cell>
          <table:table-cell table:number-columns-repeated="16382"/>
        </table:table-row>
        <table:table-row table:style-name="ro1">
          <table:table-cell office:value-type="float" office:value="440.4806585867085" table:style-name="ce8">
            <text:p>440,48</text:p>
          </table:table-cell>
          <table:table-cell office:value-type="float" office:value="5.4156913775216063E-6" table:style-name="ce4">
            <text:p>5,41569E-06</text:p>
          </table:table-cell>
          <table:table-cell table:number-columns-repeated="16382"/>
        </table:table-row>
        <table:table-row table:style-name="ro1">
          <table:table-cell office:value-type="float" office:value="440.87194222144251" table:style-name="ce8">
            <text:p>440,87</text:p>
          </table:table-cell>
          <table:table-cell office:value-type="float" office:value="5.5212819190859782E-6" table:style-name="ce4">
            <text:p>5,52128E-06</text:p>
          </table:table-cell>
          <table:table-cell table:number-columns-repeated="16382"/>
        </table:table-row>
        <table:table-row table:style-name="ro1">
          <table:table-cell office:value-type="float" office:value="441.2632433774923" table:style-name="ce8">
            <text:p>441,26</text:p>
          </table:table-cell>
          <table:table-cell office:value-type="float" office:value="5.6789145968786501E-6" table:style-name="ce4">
            <text:p>5,67891E-06</text:p>
          </table:table-cell>
          <table:table-cell table:number-columns-repeated="16382"/>
        </table:table-row>
        <table:table-row table:style-name="ro1">
          <table:table-cell office:value-type="float" office:value="441.65456206828844" table:style-name="ce8">
            <text:p>441,65</text:p>
          </table:table-cell>
          <table:table-cell office:value-type="float" office:value="5.5706117446978975E-6" table:style-name="ce4">
            <text:p>5,57061E-06</text:p>
          </table:table-cell>
          <table:table-cell table:number-columns-repeated="16382"/>
        </table:table-row>
        <table:table-row table:style-name="ro1">
          <table:table-cell office:value-type="float" office:value="442.04589830726144" table:style-name="ce8">
            <text:p>442,05</text:p>
          </table:table-cell>
          <table:table-cell office:value-type="float" office:value="5.6580492966941053E-6" table:style-name="ce4">
            <text:p>5,65805E-06</text:p>
          </table:table-cell>
          <table:table-cell table:number-columns-repeated="16382"/>
        </table:table-row>
        <table:table-row table:style-name="ro1">
          <table:table-cell office:value-type="float" office:value="442.4372521078418" table:style-name="ce8">
            <text:p>442,44</text:p>
          </table:table-cell>
          <table:table-cell office:value-type="float" office:value="5.6954675453813277E-6" table:style-name="ce4">
            <text:p>5,69547E-06</text:p>
          </table:table-cell>
          <table:table-cell table:number-columns-repeated="16382"/>
        </table:table-row>
        <table:table-row table:style-name="ro1">
          <table:table-cell office:value-type="float" office:value="442.82862348345998" table:style-name="ce8">
            <text:p>442,83</text:p>
          </table:table-cell>
          <table:table-cell office:value-type="float" office:value="5.6125851135590612E-6" table:style-name="ce4">
            <text:p>5,61259E-06</text:p>
          </table:table-cell>
          <table:table-cell table:number-columns-repeated="16382"/>
        </table:table-row>
        <table:table-row table:style-name="ro1">
          <table:table-cell office:value-type="float" office:value="443.22001244754659" table:style-name="ce8">
            <text:p>443,22</text:p>
          </table:table-cell>
          <table:table-cell office:value-type="float" office:value="5.7378811093844781E-6" table:style-name="ce4">
            <text:p>5,73788E-06</text:p>
          </table:table-cell>
          <table:table-cell table:number-columns-repeated="16382"/>
        </table:table-row>
        <table:table-row table:style-name="ro1">
          <table:table-cell office:value-type="float" office:value="443.61141901353216" table:style-name="ce8">
            <text:p>443,61</text:p>
          </table:table-cell>
          <table:table-cell office:value-type="float" office:value="5.809798325139788E-6" table:style-name="ce4">
            <text:p>5,8098E-06</text:p>
          </table:table-cell>
          <table:table-cell table:number-columns-repeated="16382"/>
        </table:table-row>
        <table:table-row table:style-name="ro1">
          <table:table-cell office:value-type="float" office:value="444.00284319484712" table:style-name="ce8">
            <text:p>444,00</text:p>
          </table:table-cell>
          <table:table-cell office:value-type="float" office:value="5.7898571036846247E-6" table:style-name="ce4">
            <text:p>5,78986E-06</text:p>
          </table:table-cell>
          <table:table-cell table:number-columns-repeated="16382"/>
        </table:table-row>
        <table:table-row table:style-name="ro1">
          <table:table-cell office:value-type="float" office:value="444.3942850049221" table:style-name="ce8">
            <text:p>444,39</text:p>
          </table:table-cell>
          <table:table-cell office:value-type="float" office:value="5.7578986276788221E-6" table:style-name="ce4">
            <text:p>5,7579E-06</text:p>
          </table:table-cell>
          <table:table-cell table:number-columns-repeated="16382"/>
        </table:table-row>
        <table:table-row table:style-name="ro1">
          <table:table-cell office:value-type="float" office:value="444.78574445718749" table:style-name="ce8">
            <text:p>444,79</text:p>
          </table:table-cell>
          <table:table-cell office:value-type="float" office:value="5.8754440854138267E-6" table:style-name="ce4">
            <text:p>5,87544E-06</text:p>
          </table:table-cell>
          <table:table-cell table:number-columns-repeated="16382"/>
        </table:table-row>
        <table:table-row table:style-name="ro1">
          <table:table-cell office:value-type="float" office:value="445.17722156507392" table:style-name="ce8">
            <text:p>445,18</text:p>
          </table:table-cell>
          <table:table-cell office:value-type="float" office:value="5.9841635598250286E-6" table:style-name="ce4">
            <text:p>5,98416E-06</text:p>
          </table:table-cell>
          <table:table-cell table:number-columns-repeated="16382"/>
        </table:table-row>
        <table:table-row table:style-name="ro1">
          <table:table-cell office:value-type="float" office:value="445.56871634201184" table:style-name="ce8">
            <text:p>445,57</text:p>
          </table:table-cell>
          <table:table-cell office:value-type="float" office:value="5.9376917471190197E-6" table:style-name="ce4">
            <text:p>5,93769E-06</text:p>
          </table:table-cell>
          <table:table-cell table:number-columns-repeated="16382"/>
        </table:table-row>
        <table:table-row table:style-name="ro1">
          <table:table-cell office:value-type="float" office:value="445.96022880143187" table:style-name="ce8">
            <text:p>445,96</text:p>
          </table:table-cell>
          <table:table-cell office:value-type="float" office:value="5.9355662569111999E-6" table:style-name="ce4">
            <text:p>5,93557E-06</text:p>
          </table:table-cell>
          <table:table-cell table:number-columns-repeated="16382"/>
        </table:table-row>
        <table:table-row table:style-name="ro1">
          <table:table-cell office:value-type="float" office:value="446.35175895676434" table:style-name="ce8">
            <text:p>446,35</text:p>
          </table:table-cell>
          <table:table-cell office:value-type="float" office:value="5.7892075965620119E-6" table:style-name="ce4">
            <text:p>5,78921E-06</text:p>
          </table:table-cell>
          <table:table-cell table:number-columns-repeated="16382"/>
        </table:table-row>
        <table:table-row table:style-name="ro1">
          <table:table-cell office:value-type="float" office:value="446.74330682144" table:style-name="ce8">
            <text:p>446,74</text:p>
          </table:table-cell>
          <table:table-cell office:value-type="float" office:value="6.0892378781230701E-6" table:style-name="ce4">
            <text:p>6,08924E-06</text:p>
          </table:table-cell>
          <table:table-cell table:number-columns-repeated="16382"/>
        </table:table-row>
        <table:table-row table:style-name="ro1">
          <table:table-cell office:value-type="float" office:value="447.13487240888924" table:style-name="ce8">
            <text:p>447,13</text:p>
          </table:table-cell>
          <table:table-cell office:value-type="float" office:value="6.0254999079327873E-6" table:style-name="ce4">
            <text:p>6,0255E-06</text:p>
          </table:table-cell>
          <table:table-cell table:number-columns-repeated="16382"/>
        </table:table-row>
        <table:table-row table:style-name="ro1">
          <table:table-cell office:value-type="float" office:value="447.52645573254256" table:style-name="ce8">
            <text:p>447,53</text:p>
          </table:table-cell>
          <table:table-cell office:value-type="float" office:value="6.0670672936804848E-6" table:style-name="ce4">
            <text:p>6,06707E-06</text:p>
          </table:table-cell>
          <table:table-cell table:number-columns-repeated="16382"/>
        </table:table-row>
        <table:table-row table:style-name="ro1">
          <table:table-cell office:value-type="float" office:value="447.91805680583053" table:style-name="ce8">
            <text:p>447,92</text:p>
          </table:table-cell>
          <table:table-cell office:value-type="float" office:value="6.2122020929629053E-6" table:style-name="ce4">
            <text:p>6,2122E-06</text:p>
          </table:table-cell>
          <table:table-cell table:number-columns-repeated="16382"/>
        </table:table-row>
        <table:table-row table:style-name="ro1">
          <table:table-cell office:value-type="float" office:value="448.30967564218366" table:style-name="ce8">
            <text:p>448,31</text:p>
          </table:table-cell>
          <table:table-cell office:value-type="float" office:value="6.1722586686608515E-6" table:style-name="ce4">
            <text:p>6,17226E-06</text:p>
          </table:table-cell>
          <table:table-cell table:number-columns-repeated="16382"/>
        </table:table-row>
        <table:table-row table:style-name="ro1">
          <table:table-cell office:value-type="float" office:value="448.70131225503252" table:style-name="ce8">
            <text:p>448,70</text:p>
          </table:table-cell>
          <table:table-cell office:value-type="float" office:value="6.2111845179140548E-6" table:style-name="ce4">
            <text:p>6,21118E-06</text:p>
          </table:table-cell>
          <table:table-cell table:number-columns-repeated="16382"/>
        </table:table-row>
        <table:table-row table:style-name="ro1">
          <table:table-cell office:value-type="float" office:value="449.09296665780749" table:style-name="ce8">
            <text:p>449,09</text:p>
          </table:table-cell>
          <table:table-cell office:value-type="float" office:value="6.1961278363558492E-6" table:style-name="ce4">
            <text:p>6,19613E-06</text:p>
          </table:table-cell>
          <table:table-cell table:number-columns-repeated="16382"/>
        </table:table-row>
        <table:table-row table:style-name="ro1">
          <table:table-cell office:value-type="float" office:value="449.48463886393927" table:style-name="ce8">
            <text:p>449,48</text:p>
          </table:table-cell>
          <table:table-cell office:value-type="float" office:value="6.2707539321780848E-6" table:style-name="ce4">
            <text:p>6,27075E-06</text:p>
          </table:table-cell>
          <table:table-cell table:number-columns-repeated="16382"/>
        </table:table-row>
        <table:table-row table:style-name="ro1">
          <table:table-cell office:value-type="float" office:value="449.87632888685823" table:style-name="ce8">
            <text:p>449,88</text:p>
          </table:table-cell>
          <table:table-cell office:value-type="float" office:value="6.2455650717442489E-6" table:style-name="ce4">
            <text:p>6,24557E-06</text:p>
          </table:table-cell>
          <table:table-cell table:number-columns-repeated="16382"/>
        </table:table-row>
        <table:table-row table:style-name="ro1">
          <table:table-cell office:value-type="float" office:value="450.26803673999495" table:style-name="ce8">
            <text:p>450,27</text:p>
          </table:table-cell>
          <table:table-cell office:value-type="float" office:value="6.3527262277197583E-6" table:style-name="ce4">
            <text:p>6,35273E-06</text:p>
          </table:table-cell>
          <table:table-cell table:number-columns-repeated="16382"/>
        </table:table-row>
        <table:table-row table:style-name="ro1">
          <table:table-cell office:value-type="float" office:value="450.65976243678" table:style-name="ce8">
            <text:p>450,66</text:p>
          </table:table-cell>
          <table:table-cell office:value-type="float" office:value="6.3887026257310852E-6" table:style-name="ce4">
            <text:p>6,3887E-06</text:p>
          </table:table-cell>
          <table:table-cell table:number-columns-repeated="16382"/>
        </table:table-row>
        <table:table-row table:style-name="ro1">
          <table:table-cell office:value-type="float" office:value="451.05150599064382" table:style-name="ce8">
            <text:p>451,05</text:p>
          </table:table-cell>
          <table:table-cell office:value-type="float" office:value="6.4681268984062581E-6" table:style-name="ce4">
            <text:p>6,46813E-06</text:p>
          </table:table-cell>
          <table:table-cell table:number-columns-repeated="16382"/>
        </table:table-row>
        <table:table-row table:style-name="ro1">
          <table:table-cell office:value-type="float" office:value="451.44326741501698" table:style-name="ce8">
            <text:p>451,44</text:p>
          </table:table-cell>
          <table:table-cell office:value-type="float" office:value="6.4236958610682473E-6" table:style-name="ce4">
            <text:p>6,4237E-06</text:p>
          </table:table-cell>
          <table:table-cell table:number-columns-repeated="16382"/>
        </table:table-row>
        <table:table-row table:style-name="ro1">
          <table:table-cell office:value-type="float" office:value="451.83504672332992" table:style-name="ce8">
            <text:p>451,84</text:p>
          </table:table-cell>
          <table:table-cell office:value-type="float" office:value="6.4202767183632219E-6" table:style-name="ce4">
            <text:p>6,42028E-06</text:p>
          </table:table-cell>
          <table:table-cell table:number-columns-repeated="16382"/>
        </table:table-row>
        <table:table-row table:style-name="ro1">
          <table:table-cell office:value-type="float" office:value="452.22684392901328" table:style-name="ce8">
            <text:p>452,23</text:p>
          </table:table-cell>
          <table:table-cell office:value-type="float" office:value="6.5580367640541759E-6" table:style-name="ce4">
            <text:p>6,55804E-06</text:p>
          </table:table-cell>
          <table:table-cell table:number-columns-repeated="16382"/>
        </table:table-row>
        <table:table-row table:style-name="ro1">
          <table:table-cell office:value-type="float" office:value="452.61865904549751" table:style-name="ce8">
            <text:p>452,62</text:p>
          </table:table-cell>
          <table:table-cell office:value-type="float" office:value="6.6063551318823381E-6" table:style-name="ce4">
            <text:p>6,60636E-06</text:p>
          </table:table-cell>
          <table:table-cell table:number-columns-repeated="16382"/>
        </table:table-row>
        <table:table-row table:style-name="ro1">
          <table:table-cell office:value-type="float" office:value="453.01049208621311" table:style-name="ce8">
            <text:p>453,01</text:p>
          </table:table-cell>
          <table:table-cell office:value-type="float" office:value="6.6416163196139808E-6" table:style-name="ce4">
            <text:p>6,64162E-06</text:p>
          </table:table-cell>
          <table:table-cell table:number-columns-repeated="16382"/>
        </table:table-row>
        <table:table-row table:style-name="ro1">
          <table:table-cell office:value-type="float" office:value="453.4023430645907" table:style-name="ce8">
            <text:p>453,40</text:p>
          </table:table-cell>
          <table:table-cell office:value-type="float" office:value="6.6843351566510428E-6" table:style-name="ce4">
            <text:p>6,68434E-06</text:p>
          </table:table-cell>
          <table:table-cell table:number-columns-repeated="16382"/>
        </table:table-row>
        <table:table-row table:style-name="ro1">
          <table:table-cell office:value-type="float" office:value="453.79421199406062" table:style-name="ce8">
            <text:p>453,79</text:p>
          </table:table-cell>
          <table:table-cell office:value-type="float" office:value="6.8091890940718635E-6" table:style-name="ce4">
            <text:p>6,80919E-06</text:p>
          </table:table-cell>
          <table:table-cell table:number-columns-repeated="16382"/>
        </table:table-row>
        <table:table-row table:style-name="ro1">
          <table:table-cell office:value-type="float" office:value="454.18609888805361" table:style-name="ce8">
            <text:p>454,19</text:p>
          </table:table-cell>
          <table:table-cell office:value-type="float" office:value="6.7705615148237641E-6" table:style-name="ce4">
            <text:p>6,77056E-06</text:p>
          </table:table-cell>
          <table:table-cell table:number-columns-repeated="16382"/>
        </table:table-row>
        <table:table-row table:style-name="ro1">
          <table:table-cell office:value-type="float" office:value="454.57800376" table:style-name="ce8">
            <text:p>454,58</text:p>
          </table:table-cell>
          <table:table-cell office:value-type="float" office:value="6.7601830494985593E-6" table:style-name="ce4">
            <text:p>6,76018E-06</text:p>
          </table:table-cell>
          <table:table-cell table:number-columns-repeated="16382"/>
        </table:table-row>
        <table:table-row table:style-name="ro1">
          <table:table-cell office:value-type="float" office:value="454.96992662333042" table:style-name="ce8">
            <text:p>454,97</text:p>
          </table:table-cell>
          <table:table-cell office:value-type="float" office:value="6.7653614262549147E-6" table:style-name="ce4">
            <text:p>6,76536E-06</text:p>
          </table:table-cell>
          <table:table-cell table:number-columns-repeated="16382"/>
        </table:table-row>
        <table:table-row table:style-name="ro1">
          <table:table-cell office:value-type="float" office:value="455.36186749147532" table:style-name="ce8">
            <text:p>455,36</text:p>
          </table:table-cell>
          <table:table-cell office:value-type="float" office:value="6.9706748617671003E-6" table:style-name="ce4">
            <text:p>6,97067E-06</text:p>
          </table:table-cell>
          <table:table-cell table:number-columns-repeated="16382"/>
        </table:table-row>
        <table:table-row table:style-name="ro1">
          <table:table-cell office:value-type="float" office:value="455.75382637786538" table:style-name="ce8">
            <text:p>455,75</text:p>
          </table:table-cell>
          <table:table-cell office:value-type="float" office:value="6.8743762403381101E-6" table:style-name="ce4">
            <text:p>6,87438E-06</text:p>
          </table:table-cell>
          <table:table-cell table:number-columns-repeated="16382"/>
        </table:table-row>
        <table:table-row table:style-name="ro1">
          <table:table-cell office:value-type="float" office:value="456.14580329593088" table:style-name="ce8">
            <text:p>456,15</text:p>
          </table:table-cell>
          <table:table-cell office:value-type="float" office:value="6.9613399909621483E-6" table:style-name="ce4">
            <text:p>6,96134E-06</text:p>
          </table:table-cell>
          <table:table-cell table:number-columns-repeated="16382"/>
        </table:table-row>
        <table:table-row table:style-name="ro1">
          <table:table-cell office:value-type="float" office:value="456.53779825910249" table:style-name="ce8">
            <text:p>456,54</text:p>
          </table:table-cell>
          <table:table-cell office:value-type="float" office:value="6.9595892852533021E-6" table:style-name="ce4">
            <text:p>6,95959E-06</text:p>
          </table:table-cell>
          <table:table-cell table:number-columns-repeated="16382"/>
        </table:table-row>
        <table:table-row table:style-name="ro1">
          <table:table-cell office:value-type="float" office:value="456.92981128081072" table:style-name="ce8">
            <text:p>456,93</text:p>
          </table:table-cell>
          <table:table-cell office:value-type="float" office:value="6.9996625944502375E-6" table:style-name="ce4">
            <text:p>6,99966E-06</text:p>
          </table:table-cell>
          <table:table-cell table:number-columns-repeated="16382"/>
        </table:table-row>
        <table:table-row table:style-name="ro1">
          <table:table-cell office:value-type="float" office:value="457.32184237448604" table:style-name="ce8">
            <text:p>457,32</text:p>
          </table:table-cell>
          <table:table-cell office:value-type="float" office:value="6.9874263373091047E-6" table:style-name="ce4">
            <text:p>6,98743E-06</text:p>
          </table:table-cell>
          <table:table-cell table:number-columns-repeated="16382"/>
        </table:table-row>
        <table:table-row table:style-name="ro1">
          <table:table-cell office:value-type="float" office:value="457.71389155355905" table:style-name="ce8">
            <text:p>457,71</text:p>
          </table:table-cell>
          <table:table-cell office:value-type="float" office:value="7.0018722975506828E-6" table:style-name="ce4">
            <text:p>7,00187E-06</text:p>
          </table:table-cell>
          <table:table-cell table:number-columns-repeated="16382"/>
        </table:table-row>
        <table:table-row table:style-name="ro1">
          <table:table-cell office:value-type="float" office:value="458.10595883146016" table:style-name="ce8">
            <text:p>458,11</text:p>
          </table:table-cell>
          <table:table-cell office:value-type="float" office:value="7.1290423474157452E-6" table:style-name="ce4">
            <text:p>7,12904E-06</text:p>
          </table:table-cell>
          <table:table-cell table:number-columns-repeated="16382"/>
        </table:table-row>
        <table:table-row table:style-name="ro1">
          <table:table-cell office:value-type="float" office:value="458.49804422162003" table:style-name="ce8">
            <text:p>458,50</text:p>
          </table:table-cell>
          <table:table-cell office:value-type="float" office:value="7.0969023642749701E-6" table:style-name="ce4">
            <text:p>7,0969E-06</text:p>
          </table:table-cell>
          <table:table-cell table:number-columns-repeated="16382"/>
        </table:table-row>
        <table:table-row table:style-name="ro1">
          <table:table-cell office:value-type="float" office:value="458.89014773746902" table:style-name="ce8">
            <text:p>458,89</text:p>
          </table:table-cell>
          <table:table-cell office:value-type="float" office:value="7.1027442658948045E-6" table:style-name="ce4">
            <text:p>7,10274E-06</text:p>
          </table:table-cell>
          <table:table-cell table:number-columns-repeated="16382"/>
        </table:table-row>
        <table:table-row table:style-name="ro1">
          <table:table-cell office:value-type="float" office:value="459.28226939243774" table:style-name="ce8">
            <text:p>459,28</text:p>
          </table:table-cell>
          <table:table-cell office:value-type="float" office:value="7.1521031711251689E-6" table:style-name="ce4">
            <text:p>7,1521E-06</text:p>
          </table:table-cell>
          <table:table-cell table:number-columns-repeated="16382"/>
        </table:table-row>
        <table:table-row table:style-name="ro1">
          <table:table-cell office:value-type="float" office:value="459.6744091999567" table:style-name="ce8">
            <text:p>459,67</text:p>
          </table:table-cell>
          <table:table-cell office:value-type="float" office:value="7.1966327999793996E-6" table:style-name="ce4">
            <text:p>7,19663E-06</text:p>
          </table:table-cell>
          <table:table-cell table:number-columns-repeated="16382"/>
        </table:table-row>
        <table:table-row table:style-name="ro1">
          <table:table-cell office:value-type="float" office:value="460.06656717345646" table:style-name="ce8">
            <text:p>460,07</text:p>
          </table:table-cell>
          <table:table-cell office:value-type="float" office:value="7.2620868207517938E-6" table:style-name="ce4">
            <text:p>7,26209E-06</text:p>
          </table:table-cell>
          <table:table-cell table:number-columns-repeated="16382"/>
        </table:table-row>
        <table:table-row table:style-name="ro1">
          <table:table-cell office:value-type="float" office:value="460.45874332636748" table:style-name="ce8">
            <text:p>460,46</text:p>
          </table:table-cell>
          <table:table-cell office:value-type="float" office:value="7.3298494386073104E-6" table:style-name="ce4">
            <text:p>7,32985E-06</text:p>
          </table:table-cell>
          <table:table-cell table:number-columns-repeated="16382"/>
        </table:table-row>
        <table:table-row table:style-name="ro1">
          <table:table-cell office:value-type="float" office:value="460.85093767212032" table:style-name="ce8">
            <text:p>460,85</text:p>
          </table:table-cell>
          <table:table-cell office:value-type="float" office:value="7.3427341760428704E-6" table:style-name="ce4">
            <text:p>7,34273E-06</text:p>
          </table:table-cell>
          <table:table-cell table:number-columns-repeated="16382"/>
        </table:table-row>
        <table:table-row table:style-name="ro1">
          <table:table-cell office:value-type="float" office:value="461.24315022414544" table:style-name="ce8">
            <text:p>461,24</text:p>
          </table:table-cell>
          <table:table-cell office:value-type="float" office:value="7.3728104651663184E-6" table:style-name="ce4">
            <text:p>7,37281E-06</text:p>
          </table:table-cell>
          <table:table-cell table:number-columns-repeated="16382"/>
        </table:table-row>
        <table:table-row table:style-name="ro1">
          <table:table-cell office:value-type="float" office:value="461.63538099587345" table:style-name="ce8">
            <text:p>461,64</text:p>
          </table:table-cell>
          <table:table-cell office:value-type="float" office:value="7.4232940410723006E-6" table:style-name="ce4">
            <text:p>7,42329E-06</text:p>
          </table:table-cell>
          <table:table-cell table:number-columns-repeated="16382"/>
        </table:table-row>
        <table:table-row table:style-name="ro1">
          <table:table-cell office:value-type="float" office:value="462.0276300007348" table:style-name="ce8">
            <text:p>462,03</text:p>
          </table:table-cell>
          <table:table-cell office:value-type="float" office:value="7.3758303772457989E-6" table:style-name="ce4">
            <text:p>7,37583E-06</text:p>
          </table:table-cell>
          <table:table-cell table:number-columns-repeated="16382"/>
        </table:table-row>
        <table:table-row table:style-name="ro1">
          <table:table-cell office:value-type="float" office:value="462.41989725216001" table:style-name="ce8">
            <text:p>462,42</text:p>
          </table:table-cell>
          <table:table-cell office:value-type="float" office:value="7.4916397238193847E-6" table:style-name="ce4">
            <text:p>7,49164E-06</text:p>
          </table:table-cell>
          <table:table-cell table:number-columns-repeated="16382"/>
        </table:table-row>
        <table:table-row table:style-name="ro1">
          <table:table-cell office:value-type="float" office:value="462.81218276357959" table:style-name="ce8">
            <text:p>462,81</text:p>
          </table:table-cell>
          <table:table-cell office:value-type="float" office:value="7.5321135111537329E-6" table:style-name="ce4">
            <text:p>7,53211E-06</text:p>
          </table:table-cell>
          <table:table-cell table:number-columns-repeated="16382"/>
        </table:table-row>
        <table:table-row table:style-name="ro1">
          <table:table-cell office:value-type="float" office:value="463.20448654842414" table:style-name="ce8">
            <text:p>463,20</text:p>
          </table:table-cell>
          <table:table-cell office:value-type="float" office:value="7.6467098369891258E-6" table:style-name="ce4">
            <text:p>7,64671E-06</text:p>
          </table:table-cell>
          <table:table-cell table:number-columns-repeated="16382"/>
        </table:table-row>
        <table:table-row table:style-name="ro1">
          <table:table-cell office:value-type="float" office:value="463.59680862012414" table:style-name="ce8">
            <text:p>463,60</text:p>
          </table:table-cell>
          <table:table-cell office:value-type="float" office:value="7.6265214679853185E-6" table:style-name="ce4">
            <text:p>7,62652E-06</text:p>
          </table:table-cell>
          <table:table-cell table:number-columns-repeated="16382"/>
        </table:table-row>
        <table:table-row table:style-name="ro1">
          <table:table-cell office:value-type="float" office:value="463.98914899211007" table:style-name="ce8">
            <text:p>463,99</text:p>
          </table:table-cell>
          <table:table-cell office:value-type="float" office:value="7.66341175087082E-6" table:style-name="ce4">
            <text:p>7,66341E-06</text:p>
          </table:table-cell>
          <table:table-cell table:number-columns-repeated="16382"/>
        </table:table-row>
        <table:table-row table:style-name="ro1">
          <table:table-cell office:value-type="float" office:value="464.38150767781246" table:style-name="ce8">
            <text:p>464,38</text:p>
          </table:table-cell>
          <table:table-cell office:value-type="float" office:value="7.701068085661664E-6" table:style-name="ce4">
            <text:p>7,70107E-06</text:p>
          </table:table-cell>
          <table:table-cell table:number-columns-repeated="16382"/>
        </table:table-row>
        <table:table-row table:style-name="ro1">
          <table:table-cell office:value-type="float" office:value="464.77388469066193" table:style-name="ce8">
            <text:p>464,77</text:p>
          </table:table-cell>
          <table:table-cell office:value-type="float" office:value="7.8347890427531052E-6" table:style-name="ce4">
            <text:p>7,83479E-06</text:p>
          </table:table-cell>
          <table:table-cell table:number-columns-repeated="16382"/>
        </table:table-row>
        <table:table-row table:style-name="ro1">
          <table:table-cell office:value-type="float" office:value="465.16628004408886" table:style-name="ce8">
            <text:p>465,17</text:p>
          </table:table-cell>
          <table:table-cell office:value-type="float" office:value="7.8253652282032059E-6" table:style-name="ce4">
            <text:p>7,82537E-06</text:p>
          </table:table-cell>
          <table:table-cell table:number-columns-repeated="16382"/>
        </table:table-row>
        <table:table-row table:style-name="ro1">
          <table:table-cell office:value-type="float" office:value="465.55869375152383" table:style-name="ce8">
            <text:p>465,56</text:p>
          </table:table-cell>
          <table:table-cell office:value-type="float" office:value="7.8122976192882712E-6" table:style-name="ce4">
            <text:p>7,8123E-06</text:p>
          </table:table-cell>
          <table:table-cell table:number-columns-repeated="16382"/>
        </table:table-row>
        <table:table-row table:style-name="ro1">
          <table:table-cell office:value-type="float" office:value="465.9511258263974" table:style-name="ce8">
            <text:p>465,95</text:p>
          </table:table-cell>
          <table:table-cell office:value-type="float" office:value="7.8624052536204531E-6" table:style-name="ce4">
            <text:p>7,86241E-06</text:p>
          </table:table-cell>
          <table:table-cell table:number-columns-repeated="16382"/>
        </table:table-row>
        <table:table-row table:style-name="ro1">
          <table:table-cell office:value-type="float" office:value="466.34357628214002" table:style-name="ce8">
            <text:p>466,34</text:p>
          </table:table-cell>
          <table:table-cell office:value-type="float" office:value="7.979847647316637E-6" table:style-name="ce4">
            <text:p>7,97985E-06</text:p>
          </table:table-cell>
          <table:table-cell table:number-columns-repeated="16382"/>
        </table:table-row>
        <table:table-row table:style-name="ro1">
          <table:table-cell office:value-type="float" office:value="466.7360451321822" table:style-name="ce8">
            <text:p>466,74</text:p>
          </table:table-cell>
          <table:table-cell office:value-type="float" office:value="8.0571851043827114E-6" table:style-name="ce4">
            <text:p>8,05719E-06</text:p>
          </table:table-cell>
          <table:table-cell table:number-columns-repeated="16382"/>
        </table:table-row>
        <table:table-row table:style-name="ro1">
          <table:table-cell office:value-type="float" office:value="467.12853238995456" table:style-name="ce8">
            <text:p>467,13</text:p>
          </table:table-cell>
          <table:table-cell office:value-type="float" office:value="7.9885953753417709E-6" table:style-name="ce4">
            <text:p>7,9886E-06</text:p>
          </table:table-cell>
          <table:table-cell table:number-columns-repeated="16382"/>
        </table:table-row>
        <table:table-row table:style-name="ro1">
          <table:table-cell office:value-type="float" office:value="467.52103806888755" table:style-name="ce8">
            <text:p>467,52</text:p>
          </table:table-cell>
          <table:table-cell office:value-type="float" office:value="8.1234981939338012E-6" table:style-name="ce4">
            <text:p>8,1235E-06</text:p>
          </table:table-cell>
          <table:table-cell table:number-columns-repeated="16382"/>
        </table:table-row>
        <table:table-row table:style-name="ro1">
          <table:table-cell office:value-type="float" office:value="467.91356218241168" table:style-name="ce8">
            <text:p>467,91</text:p>
          </table:table-cell>
          <table:table-cell office:value-type="float" office:value="8.1742941372049676E-6" table:style-name="ce4">
            <text:p>8,17429E-06</text:p>
          </table:table-cell>
          <table:table-cell table:number-columns-repeated="16382"/>
        </table:table-row>
        <table:table-row table:style-name="ro1">
          <table:table-cell office:value-type="float" office:value="468.30610474395752" table:style-name="ce8">
            <text:p>468,31</text:p>
          </table:table-cell>
          <table:table-cell office:value-type="float" office:value="8.3052963622176282E-6" table:style-name="ce4">
            <text:p>8,3053E-06</text:p>
          </table:table-cell>
          <table:table-cell table:number-columns-repeated="16382"/>
        </table:table-row>
        <table:table-row table:style-name="ro1">
          <table:table-cell office:value-type="float" office:value="468.69866576695551" table:style-name="ce8">
            <text:p>468,70</text:p>
          </table:table-cell>
          <table:table-cell office:value-type="float" office:value="8.3216215993459657E-6" table:style-name="ce4">
            <text:p>8,32162E-06</text:p>
          </table:table-cell>
          <table:table-cell table:number-columns-repeated="16382"/>
        </table:table-row>
        <table:table-row table:style-name="ro1">
          <table:table-cell office:value-type="float" office:value="469.09124526483629" table:style-name="ce8">
            <text:p>469,09</text:p>
          </table:table-cell>
          <table:table-cell office:value-type="float" office:value="8.3610585178197691E-6" table:style-name="ce4">
            <text:p>8,36106E-06</text:p>
          </table:table-cell>
          <table:table-cell table:number-columns-repeated="16382"/>
        </table:table-row>
        <table:table-row table:style-name="ro1">
          <table:table-cell office:value-type="float" office:value="469.48384325103024" table:style-name="ce8">
            <text:p>469,48</text:p>
          </table:table-cell>
          <table:table-cell office:value-type="float" office:value="8.3698597638010814E-6" table:style-name="ce4">
            <text:p>8,36986E-06</text:p>
          </table:table-cell>
          <table:table-cell table:number-columns-repeated="16382"/>
        </table:table-row>
        <table:table-row table:style-name="ro1">
          <table:table-cell office:value-type="float" office:value="469.87645973896798" table:style-name="ce8">
            <text:p>469,88</text:p>
          </table:table-cell>
          <table:table-cell office:value-type="float" office:value="8.4937046731222014E-6" table:style-name="ce4">
            <text:p>8,4937E-06</text:p>
          </table:table-cell>
          <table:table-cell table:number-columns-repeated="16382"/>
        </table:table-row>
        <table:table-row table:style-name="ro1">
          <table:table-cell office:value-type="float" office:value="470.26909474208003" table:style-name="ce8">
            <text:p>470,27</text:p>
          </table:table-cell>
          <table:table-cell office:value-type="float" office:value="8.5724909116298912E-6" table:style-name="ce4">
            <text:p>8,57249E-06</text:p>
          </table:table-cell>
          <table:table-cell table:number-columns-repeated="16382"/>
        </table:table-row>
        <table:table-row table:style-name="ro1">
          <table:table-cell office:value-type="float" office:value="470.66174827379683" table:style-name="ce8">
            <text:p>470,66</text:p>
          </table:table-cell>
          <table:table-cell office:value-type="float" office:value="8.6628732008914673E-6" table:style-name="ce4">
            <text:p>8,66287E-06</text:p>
          </table:table-cell>
          <table:table-cell table:number-columns-repeated="16382"/>
        </table:table-row>
        <table:table-row table:style-name="ro1">
          <table:table-cell office:value-type="float" office:value="471.05442034754896" table:style-name="ce8">
            <text:p>471,05</text:p>
          </table:table-cell>
          <table:table-cell office:value-type="float" office:value="8.6924078491811032E-6" table:style-name="ce4">
            <text:p>8,69241E-06</text:p>
          </table:table-cell>
          <table:table-cell table:number-columns-repeated="16382"/>
        </table:table-row>
        <table:table-row table:style-name="ro1">
          <table:table-cell office:value-type="float" office:value="471.44711097676691" table:style-name="ce8">
            <text:p>471,45</text:p>
          </table:table-cell>
          <table:table-cell office:value-type="float" office:value="8.7635738369164429E-6" table:style-name="ce4">
            <text:p>8,76357E-06</text:p>
          </table:table-cell>
          <table:table-cell table:number-columns-repeated="16382"/>
        </table:table-row>
        <table:table-row table:style-name="ro1">
          <table:table-cell office:value-type="float" office:value="471.83982017488131" table:style-name="ce8">
            <text:p>471,84</text:p>
          </table:table-cell>
          <table:table-cell office:value-type="float" office:value="8.868418091611735E-6" table:style-name="ce4">
            <text:p>8,86842E-06</text:p>
          </table:table-cell>
          <table:table-cell table:number-columns-repeated="16382"/>
        </table:table-row>
        <table:table-row table:style-name="ro1">
          <table:table-cell office:value-type="float" office:value="472.2325479553225" table:style-name="ce8">
            <text:p>472,23</text:p>
          </table:table-cell>
          <table:table-cell office:value-type="float" office:value="8.8761177171115401E-6" table:style-name="ce4">
            <text:p>8,87612E-06</text:p>
          </table:table-cell>
          <table:table-cell table:number-columns-repeated="16382"/>
        </table:table-row>
        <table:table-row table:style-name="ro1">
          <table:table-cell office:value-type="float" office:value="472.6252943315211" table:style-name="ce8">
            <text:p>472,63</text:p>
          </table:table-cell>
          <table:table-cell office:value-type="float" office:value="8.9471968216817157E-6" table:style-name="ce4">
            <text:p>8,9472E-06</text:p>
          </table:table-cell>
          <table:table-cell table:number-columns-repeated="16382"/>
        </table:table-row>
        <table:table-row table:style-name="ro1">
          <table:table-cell office:value-type="float" office:value="473.01805931690768" table:style-name="ce8">
            <text:p>473,02</text:p>
          </table:table-cell>
          <table:table-cell office:value-type="float" office:value="8.9921947698658541E-6" table:style-name="ce4">
            <text:p>8,99219E-06</text:p>
          </table:table-cell>
          <table:table-cell table:number-columns-repeated="16382"/>
        </table:table-row>
        <table:table-row table:style-name="ro1">
          <table:table-cell office:value-type="float" office:value="473.41084292491263" table:style-name="ce8">
            <text:p>473,41</text:p>
          </table:table-cell>
          <table:table-cell office:value-type="float" office:value="9.0915948356092982E-6" table:style-name="ce4">
            <text:p>9,09159E-06</text:p>
          </table:table-cell>
          <table:table-cell table:number-columns-repeated="16382"/>
        </table:table-row>
        <table:table-row table:style-name="ro1">
          <table:table-cell office:value-type="float" office:value="473.80364516896657" table:style-name="ce8">
            <text:p>473,80</text:p>
          </table:table-cell>
          <table:table-cell office:value-type="float" office:value="9.1209028633943168E-6" table:style-name="ce4">
            <text:p>9,1209E-06</text:p>
          </table:table-cell>
          <table:table-cell table:number-columns-repeated="16382"/>
        </table:table-row>
        <table:table-row table:style-name="ro1">
          <table:table-cell office:value-type="float" office:value="474.19646606250001" table:style-name="ce8">
            <text:p>474,20</text:p>
          </table:table-cell>
          <table:table-cell office:value-type="float" office:value="9.2283954239478329E-6" table:style-name="ce4">
            <text:p>9,2284E-06</text:p>
          </table:table-cell>
          <table:table-cell table:number-columns-repeated="16382"/>
        </table:table-row>
        <table:table-row table:style-name="ro1">
          <table:table-cell office:value-type="float" office:value="474.5893056189434" table:style-name="ce8">
            <text:p>474,59</text:p>
          </table:table-cell>
          <table:table-cell office:value-type="float" office:value="9.2178201918601926E-6" table:style-name="ce4">
            <text:p>9,21782E-06</text:p>
          </table:table-cell>
          <table:table-cell table:number-columns-repeated="16382"/>
        </table:table-row>
        <table:table-row table:style-name="ro1">
          <table:table-cell office:value-type="float" office:value="474.98216385172736" table:style-name="ce8">
            <text:p>474,98</text:p>
          </table:table-cell>
          <table:table-cell office:value-type="float" office:value="9.2626054109283566E-6" table:style-name="ce4">
            <text:p>9,26261E-06</text:p>
          </table:table-cell>
          <table:table-cell table:number-columns-repeated="16382"/>
        </table:table-row>
        <table:table-row table:style-name="ro1">
          <table:table-cell office:value-type="float" office:value="475.37504077428235" table:style-name="ce8">
            <text:p>475,38</text:p>
          </table:table-cell>
          <table:table-cell office:value-type="float" office:value="9.3180029213648775E-6" table:style-name="ce4">
            <text:p>9,318E-06</text:p>
          </table:table-cell>
          <table:table-cell table:number-columns-repeated="16382"/>
        </table:table-row>
        <table:table-row table:style-name="ro1">
          <table:table-cell office:value-type="float" office:value="475.76793640003888" table:style-name="ce8">
            <text:p>475,77</text:p>
          </table:table-cell>
          <table:table-cell office:value-type="float" office:value="9.415161245929971E-6" table:style-name="ce4">
            <text:p>9,41516E-06</text:p>
          </table:table-cell>
          <table:table-cell table:number-columns-repeated="16382"/>
        </table:table-row>
        <table:table-row table:style-name="ro1">
          <table:table-cell office:value-type="float" office:value="476.1608507424275" table:style-name="ce8">
            <text:p>476,16</text:p>
          </table:table-cell>
          <table:table-cell office:value-type="float" office:value="9.497312768641294E-6" table:style-name="ce4">
            <text:p>9,49731E-06</text:p>
          </table:table-cell>
          <table:table-cell table:number-columns-repeated="16382"/>
        </table:table-row>
        <table:table-row table:style-name="ro1">
          <table:table-cell office:value-type="float" office:value="476.55378381487873" table:style-name="ce8">
            <text:p>476,55</text:p>
          </table:table-cell>
          <table:table-cell office:value-type="float" office:value="9.70012571871541E-6" table:style-name="ce4">
            <text:p>9,70013E-06</text:p>
          </table:table-cell>
          <table:table-cell table:number-columns-repeated="16382"/>
        </table:table-row>
        <table:table-row table:style-name="ro1">
          <table:table-cell office:value-type="float" office:value="476.94673563082307" table:style-name="ce8">
            <text:p>476,95</text:p>
          </table:table-cell>
          <table:table-cell office:value-type="float" office:value="9.6626769538022507E-6" table:style-name="ce4">
            <text:p>9,66268E-06</text:p>
          </table:table-cell>
          <table:table-cell table:number-columns-repeated="16382"/>
        </table:table-row>
        <table:table-row table:style-name="ro1">
          <table:table-cell office:value-type="float" office:value="477.33970620369104" table:style-name="ce8">
            <text:p>477,34</text:p>
          </table:table-cell>
          <table:table-cell office:value-type="float" office:value="9.679172864227681E-6" table:style-name="ce4">
            <text:p>9,67917E-06</text:p>
          </table:table-cell>
          <table:table-cell table:number-columns-repeated="16382"/>
        </table:table-row>
        <table:table-row table:style-name="ro1">
          <table:table-cell office:value-type="float" office:value="477.73269554691319" table:style-name="ce8">
            <text:p>477,73</text:p>
          </table:table-cell>
          <table:table-cell office:value-type="float" office:value="9.7996218346510375E-6" table:style-name="ce4">
            <text:p>9,79962E-06</text:p>
          </table:table-cell>
          <table:table-cell table:number-columns-repeated="16382"/>
        </table:table-row>
        <table:table-row table:style-name="ro1">
          <table:table-cell office:value-type="float" office:value="478.12570367391999" table:style-name="ce8">
            <text:p>478,13</text:p>
          </table:table-cell>
          <table:table-cell office:value-type="float" office:value="9.8308479013295813E-6" table:style-name="ce4">
            <text:p>9,83085E-06</text:p>
          </table:table-cell>
          <table:table-cell table:number-columns-repeated="16382"/>
        </table:table-row>
        <table:table-row table:style-name="ro1">
          <table:table-cell office:value-type="float" office:value="478.51873059814204" table:style-name="ce8">
            <text:p>478,52</text:p>
          </table:table-cell>
          <table:table-cell office:value-type="float" office:value="9.8658888956442786E-6" table:style-name="ce4">
            <text:p>9,86589E-06</text:p>
          </table:table-cell>
          <table:table-cell table:number-columns-repeated="16382"/>
        </table:table-row>
        <table:table-row table:style-name="ro1">
          <table:table-cell office:value-type="float" office:value="478.91177633300975" table:style-name="ce8">
            <text:p>478,91</text:p>
          </table:table-cell>
          <table:table-cell office:value-type="float" office:value="9.9590047529859745E-6" table:style-name="ce4">
            <text:p>9,959E-06</text:p>
          </table:table-cell>
          <table:table-cell table:number-columns-repeated="16382"/>
        </table:table-row>
        <table:table-row table:style-name="ro1">
          <table:table-cell office:value-type="float" office:value="479.30484089195375" table:style-name="ce8">
            <text:p>479,30</text:p>
          </table:table-cell>
          <table:table-cell office:value-type="float" office:value="9.9712490746011506E-6" table:style-name="ce4">
            <text:p>9,97125E-06</text:p>
          </table:table-cell>
          <table:table-cell table:number-columns-repeated="16382"/>
        </table:table-row>
        <table:table-row table:style-name="ro1">
          <table:table-cell office:value-type="float" office:value="479.69792428840447" table:style-name="ce8">
            <text:p>479,70</text:p>
          </table:table-cell>
          <table:table-cell office:value-type="float" office:value="1.0018527451111038E-5" table:style-name="ce4">
            <text:p>1,00185E-05</text:p>
          </table:table-cell>
          <table:table-cell table:number-columns-repeated="16382"/>
        </table:table-row>
        <table:table-row table:style-name="ro1">
          <table:table-cell office:value-type="float" office:value="480.09102653579248" table:style-name="ce8">
            <text:p>480,09</text:p>
          </table:table-cell>
          <table:table-cell office:value-type="float" office:value="1.0044088317593033E-5" table:style-name="ce4">
            <text:p>1,00441E-05</text:p>
          </table:table-cell>
          <table:table-cell table:number-columns-repeated="16382"/>
        </table:table-row>
        <table:table-row table:style-name="ro1">
          <table:table-cell office:value-type="float" office:value="480.4841476475483" table:style-name="ce8">
            <text:p>480,48</text:p>
          </table:table-cell>
          <table:table-cell office:value-type="float" office:value="1.0139536906590992E-5" table:style-name="ce4">
            <text:p>1,01395E-05</text:p>
          </table:table-cell>
          <table:table-cell table:number-columns-repeated="16382"/>
        </table:table-row>
        <table:table-row table:style-name="ro1">
          <table:table-cell office:value-type="float" office:value="480.87728763710243" table:style-name="ce8">
            <text:p>480,88</text:p>
          </table:table-cell>
          <table:table-cell office:value-type="float" office:value="1.021762580630273E-5" table:style-name="ce4">
            <text:p>1,02176E-05</text:p>
          </table:table-cell>
          <table:table-cell table:number-columns-repeated="16382"/>
        </table:table-row>
        <table:table-row table:style-name="ro1">
          <table:table-cell office:value-type="float" office:value="481.27044651788543" table:style-name="ce8">
            <text:p>481,27</text:p>
          </table:table-cell>
          <table:table-cell office:value-type="float" office:value="1.0160379282933649E-5" table:style-name="ce4">
            <text:p>1,01604E-05</text:p>
          </table:table-cell>
          <table:table-cell table:number-columns-repeated="16382"/>
        </table:table-row>
        <table:table-row table:style-name="ro1">
          <table:table-cell office:value-type="float" office:value="481.66362430332777" table:style-name="ce8">
            <text:p>481,66</text:p>
          </table:table-cell>
          <table:table-cell office:value-type="float" office:value="1.0197743243435373E-5" table:style-name="ce4">
            <text:p>1,01977E-05</text:p>
          </table:table-cell>
          <table:table-cell table:number-columns-repeated="16382"/>
        </table:table-row>
        <table:table-row table:style-name="ro1">
          <table:table-cell office:value-type="float" office:value="482.05682100685999" table:style-name="ce8">
            <text:p>482,06</text:p>
          </table:table-cell>
          <table:table-cell office:value-type="float" office:value="1.0345141790818976E-5" table:style-name="ce4">
            <text:p>1,03451E-05</text:p>
          </table:table-cell>
          <table:table-cell table:number-columns-repeated="16382"/>
        </table:table-row>
        <table:table-row table:style-name="ro1">
          <table:table-cell office:value-type="float" office:value="482.45003664191262" table:style-name="ce8">
            <text:p>482,45</text:p>
          </table:table-cell>
          <table:table-cell office:value-type="float" office:value="1.0489494535600202E-5" table:style-name="ce4">
            <text:p>1,04895E-05</text:p>
          </table:table-cell>
          <table:table-cell table:number-columns-repeated="16382"/>
        </table:table-row>
        <table:table-row table:style-name="ro1">
          <table:table-cell office:value-type="float" office:value="482.84327122191615" table:style-name="ce8">
            <text:p>482,84</text:p>
          </table:table-cell>
          <table:table-cell office:value-type="float" office:value="1.0458329354251073E-5" table:style-name="ce4">
            <text:p>1,04583E-05</text:p>
          </table:table-cell>
          <table:table-cell table:number-columns-repeated="16382"/>
        </table:table-row>
        <table:table-row table:style-name="ro1">
          <table:table-cell office:value-type="float" office:value="483.23652476030111" table:style-name="ce8">
            <text:p>483,24</text:p>
          </table:table-cell>
          <table:table-cell office:value-type="float" office:value="1.0575493429910474E-5" table:style-name="ce4">
            <text:p>1,05755E-05</text:p>
          </table:table-cell>
          <table:table-cell table:number-columns-repeated="16382"/>
        </table:table-row>
        <table:table-row table:style-name="ro1">
          <table:table-cell office:value-type="float" office:value="483.6297972704981" table:style-name="ce8">
            <text:p>483,63</text:p>
          </table:table-cell>
          <table:table-cell office:value-type="float" office:value="1.0658579827543018E-5" table:style-name="ce4">
            <text:p>1,06586E-05</text:p>
          </table:table-cell>
          <table:table-cell table:number-columns-repeated="16382"/>
        </table:table-row>
        <table:table-row table:style-name="ro1">
          <table:table-cell office:value-type="float" office:value="484.02308876593747" table:style-name="ce8">
            <text:p>484,02</text:p>
          </table:table-cell>
          <table:table-cell office:value-type="float" office:value="1.0507089822024287E-5" table:style-name="ce4">
            <text:p>1,05071E-05</text:p>
          </table:table-cell>
          <table:table-cell table:number-columns-repeated="16382"/>
        </table:table-row>
        <table:table-row table:style-name="ro1">
          <table:table-cell office:value-type="float" office:value="484.41639926004996" table:style-name="ce8">
            <text:p>484,42</text:p>
          </table:table-cell>
          <table:table-cell office:value-type="float" office:value="1.0559144330818249E-5" table:style-name="ce4">
            <text:p>1,05591E-05</text:p>
          </table:table-cell>
          <table:table-cell table:number-columns-repeated="16382"/>
        </table:table-row>
        <table:table-row table:style-name="ro1">
          <table:table-cell office:value-type="float" office:value="484.80972876626583" table:style-name="ce8">
            <text:p>484,81</text:p>
          </table:table-cell>
          <table:table-cell office:value-type="float" office:value="1.0683345040216514E-5" table:style-name="ce4">
            <text:p>1,06833E-05</text:p>
          </table:table-cell>
          <table:table-cell table:number-columns-repeated="16382"/>
        </table:table-row>
        <table:table-row table:style-name="ro1">
          <table:table-cell office:value-type="float" office:value="485.20307729801584" table:style-name="ce8">
            <text:p>485,20</text:p>
          </table:table-cell>
          <table:table-cell office:value-type="float" office:value="1.0702271987358354E-5" table:style-name="ce4">
            <text:p>1,07023E-05</text:p>
          </table:table-cell>
          <table:table-cell table:number-columns-repeated="16382"/>
        </table:table-row>
        <table:table-row table:style-name="ro1">
          <table:table-cell office:value-type="float" office:value="485.59644486873037" table:style-name="ce8">
            <text:p>485,60</text:p>
          </table:table-cell>
          <table:table-cell office:value-type="float" office:value="1.0742091653983019E-5" table:style-name="ce4">
            <text:p>1,07421E-05</text:p>
          </table:table-cell>
          <table:table-cell table:number-columns-repeated="16382"/>
        </table:table-row>
        <table:table-row table:style-name="ro1">
          <table:table-cell office:value-type="float" office:value="485.98983149183999" table:style-name="ce8">
            <text:p>485,99</text:p>
          </table:table-cell>
          <table:table-cell office:value-type="float" office:value="1.089012634327972E-5" table:style-name="ce4">
            <text:p>1,08901E-05</text:p>
          </table:table-cell>
          <table:table-cell table:number-columns-repeated="16382"/>
        </table:table-row>
        <table:table-row table:style-name="ro1">
          <table:table-cell office:value-type="float" office:value="486.38323718077521" table:style-name="ce8">
            <text:p>486,38</text:p>
          </table:table-cell>
          <table:table-cell office:value-type="float" office:value="1.0926124546569572E-5" table:style-name="ce4">
            <text:p>1,09261E-05</text:p>
          </table:table-cell>
          <table:table-cell table:number-columns-repeated="16382"/>
        </table:table-row>
        <table:table-row table:style-name="ro1">
          <table:table-cell office:value-type="float" office:value="486.77666194896653" table:style-name="ce8">
            <text:p>486,78</text:p>
          </table:table-cell>
          <table:table-cell office:value-type="float" office:value="1.0985077864787562E-5" table:style-name="ce4">
            <text:p>1,09851E-05</text:p>
          </table:table-cell>
          <table:table-cell table:number-columns-repeated="16382"/>
        </table:table-row>
        <table:table-row table:style-name="ro1">
          <table:table-cell office:value-type="float" office:value="487.17010580984453" table:style-name="ce8">
            <text:p>487,17</text:p>
          </table:table-cell>
          <table:table-cell office:value-type="float" office:value="1.1155048225508391E-5" table:style-name="ce4">
            <text:p>1,1155E-05</text:p>
          </table:table-cell>
          <table:table-cell table:number-columns-repeated="16382"/>
        </table:table-row>
        <table:table-row table:style-name="ro1">
          <table:table-cell office:value-type="float" office:value="487.5635687768397" table:style-name="ce8">
            <text:p>487,56</text:p>
          </table:table-cell>
          <table:table-cell office:value-type="float" office:value="1.1083896863475823E-5" table:style-name="ce4">
            <text:p>1,10839E-05</text:p>
          </table:table-cell>
          <table:table-cell table:number-columns-repeated="16382"/>
        </table:table-row>
        <table:table-row table:style-name="ro1">
          <table:table-cell office:value-type="float" office:value="487.95705086338251" table:style-name="ce8">
            <text:p>487,96</text:p>
          </table:table-cell>
          <table:table-cell office:value-type="float" office:value="1.1261408458527986E-5" table:style-name="ce4">
            <text:p>1,12614E-05</text:p>
          </table:table-cell>
          <table:table-cell table:number-columns-repeated="16382"/>
        </table:table-row>
        <table:table-row table:style-name="ro1">
          <table:table-cell office:value-type="float" office:value="488.3505520829035" table:style-name="ce8">
            <text:p>488,35</text:p>
          </table:table-cell>
          <table:table-cell office:value-type="float" office:value="1.1277987150431111E-5" table:style-name="ce4">
            <text:p>1,1278E-05</text:p>
          </table:table-cell>
          <table:table-cell table:number-columns-repeated="16382"/>
        </table:table-row>
        <table:table-row table:style-name="ro1">
          <table:table-cell office:value-type="float" office:value="488.74407244883326" table:style-name="ce8">
            <text:p>488,74</text:p>
          </table:table-cell>
          <table:table-cell office:value-type="float" office:value="1.135246649549997E-5" table:style-name="ce4">
            <text:p>1,13525E-05</text:p>
          </table:table-cell>
          <table:table-cell table:number-columns-repeated="16382"/>
        </table:table-row>
        <table:table-row table:style-name="ro1">
          <table:table-cell office:value-type="float" office:value="489.13761197460224" table:style-name="ce8">
            <text:p>489,14</text:p>
          </table:table-cell>
          <table:table-cell office:value-type="float" office:value="1.1348167159395431E-5" table:style-name="ce4">
            <text:p>1,13482E-05</text:p>
          </table:table-cell>
          <table:table-cell table:number-columns-repeated="16382"/>
        </table:table-row>
        <table:table-row table:style-name="ro1">
          <table:table-cell office:value-type="float" office:value="489.53117067364099" table:style-name="ce8">
            <text:p>489,53</text:p>
          </table:table-cell>
          <table:table-cell office:value-type="float" office:value="1.1456365161730403E-5" table:style-name="ce4">
            <text:p>1,14564E-05</text:p>
          </table:table-cell>
          <table:table-cell table:number-columns-repeated="16382"/>
        </table:table-row>
        <table:table-row table:style-name="ro1">
          <table:table-cell office:value-type="float" office:value="489.92474855937996" table:style-name="ce8">
            <text:p>489,92</text:p>
          </table:table-cell>
          <table:table-cell office:value-type="float" office:value="1.1511347896755985E-5" table:style-name="ce4">
            <text:p>1,15113E-05</text:p>
          </table:table-cell>
          <table:table-cell table:number-columns-repeated="16382"/>
        </table:table-row>
        <table:table-row table:style-name="ro1">
          <table:table-cell office:value-type="float" office:value="490.31834564524979" table:style-name="ce8">
            <text:p>490,32</text:p>
          </table:table-cell>
          <table:table-cell office:value-type="float" office:value="1.1549701486396437E-5" table:style-name="ce4">
            <text:p>1,15497E-05</text:p>
          </table:table-cell>
          <table:table-cell table:number-columns-repeated="16382"/>
        </table:table-row>
        <table:table-row table:style-name="ro1">
          <table:table-cell office:value-type="float" office:value="490.71196194468098" table:style-name="ce8">
            <text:p>490,71</text:p>
          </table:table-cell>
          <table:table-cell office:value-type="float" office:value="1.1626158752226561E-5" table:style-name="ce4">
            <text:p>1,16262E-05</text:p>
          </table:table-cell>
          <table:table-cell table:number-columns-repeated="16382"/>
        </table:table-row>
        <table:table-row table:style-name="ro1">
          <table:table-cell office:value-type="float" office:value="491.10559747110392" table:style-name="ce8">
            <text:p>491,11</text:p>
          </table:table-cell>
          <table:table-cell office:value-type="float" office:value="1.1602014890466986E-5" table:style-name="ce4">
            <text:p>1,1602E-05</text:p>
          </table:table-cell>
          <table:table-cell table:number-columns-repeated="16382"/>
        </table:table-row>
        <table:table-row table:style-name="ro1">
          <table:table-cell office:value-type="float" office:value="491.49925223794929" table:style-name="ce8">
            <text:p>491,50</text:p>
          </table:table-cell>
          <table:table-cell office:value-type="float" office:value="1.1828379622264389E-5" table:style-name="ce4">
            <text:p>1,18284E-05</text:p>
          </table:table-cell>
          <table:table-cell table:number-columns-repeated="16382"/>
        </table:table-row>
        <table:table-row table:style-name="ro1">
          <table:table-cell office:value-type="float" office:value="491.89292625864749" table:style-name="ce8">
            <text:p>491,89</text:p>
          </table:table-cell>
          <table:table-cell office:value-type="float" office:value="1.1885511397908245E-5" table:style-name="ce4">
            <text:p>1,18855E-05</text:p>
          </table:table-cell>
          <table:table-cell table:number-columns-repeated="16382"/>
        </table:table-row>
        <table:table-row table:style-name="ro1">
          <table:table-cell office:value-type="float" office:value="492.28661954662914" table:style-name="ce8">
            <text:p>492,29</text:p>
          </table:table-cell>
          <table:table-cell office:value-type="float" office:value="1.1770079468027418E-5" table:style-name="ce4">
            <text:p>1,17701E-05</text:p>
          </table:table-cell>
          <table:table-cell table:number-columns-repeated="16382"/>
        </table:table-row>
        <table:table-row table:style-name="ro1">
          <table:table-cell office:value-type="float" office:value="492.68033211532463" table:style-name="ce8">
            <text:p>492,68</text:p>
          </table:table-cell>
          <table:table-cell office:value-type="float" office:value="1.1991932070562764E-5" table:style-name="ce4">
            <text:p>1,19919E-05</text:p>
          </table:table-cell>
          <table:table-cell table:number-columns-repeated="16382"/>
        </table:table-row>
        <table:table-row table:style-name="ro1">
          <table:table-cell office:value-type="float" office:value="493.07406397816465" table:style-name="ce8">
            <text:p>493,07</text:p>
          </table:table-cell>
          <table:table-cell office:value-type="float" office:value="1.2121943212953398E-5" table:style-name="ce4">
            <text:p>1,21219E-05</text:p>
          </table:table-cell>
          <table:table-cell table:number-columns-repeated="16382"/>
        </table:table-row>
        <table:table-row table:style-name="ro1">
          <table:table-cell office:value-type="float" office:value="493.46781514857958" table:style-name="ce8">
            <text:p>493,47</text:p>
          </table:table-cell>
          <table:table-cell office:value-type="float" office:value="1.2110040135379404E-5" table:style-name="ce4">
            <text:p>1,211E-05</text:p>
          </table:table-cell>
          <table:table-cell table:number-columns-repeated="16382"/>
        </table:table-row>
        <table:table-row table:style-name="ro1">
          <table:table-cell office:value-type="float" office:value="493.86158563999999" table:style-name="ce8">
            <text:p>493,86</text:p>
          </table:table-cell>
          <table:table-cell office:value-type="float" office:value="1.2117481803724622E-5" table:style-name="ce4">
            <text:p>1,21175E-05</text:p>
          </table:table-cell>
          <table:table-cell table:number-columns-repeated="16382"/>
        </table:table-row>
        <table:table-row table:style-name="ro1">
          <table:table-cell office:value-type="float" office:value="494.25537546585645" table:style-name="ce8">
            <text:p>494,26</text:p>
          </table:table-cell>
          <table:table-cell office:value-type="float" office:value="1.2278166736737418E-5" table:style-name="ce4">
            <text:p>1,22782E-05</text:p>
          </table:table-cell>
          <table:table-cell table:number-columns-repeated="16382"/>
        </table:table-row>
        <table:table-row table:style-name="ro1">
          <table:table-cell office:value-type="float" office:value="494.64918463957935" table:style-name="ce8">
            <text:p>494,65</text:p>
          </table:table-cell>
          <table:table-cell office:value-type="float" office:value="1.2240461741194941E-5" table:style-name="ce4">
            <text:p>1,22405E-05</text:p>
          </table:table-cell>
          <table:table-cell table:number-columns-repeated="16382"/>
        </table:table-row>
        <table:table-row table:style-name="ro1">
          <table:table-cell office:value-type="float" office:value="495.04301317459937" table:style-name="ce8">
            <text:p>495,04</text:p>
          </table:table-cell>
          <table:table-cell office:value-type="float" office:value="1.2545760598990714E-5" table:style-name="ce4">
            <text:p>1,25458E-05</text:p>
          </table:table-cell>
          <table:table-cell table:number-columns-repeated="16382"/>
        </table:table-row>
        <table:table-row table:style-name="ro1">
          <table:table-cell office:value-type="float" office:value="495.4368610843469" table:style-name="ce8">
            <text:p>495,44</text:p>
          </table:table-cell>
          <table:table-cell office:value-type="float" office:value="1.2517939774974293E-5" table:style-name="ce4">
            <text:p>1,25179E-05</text:p>
          </table:table-cell>
          <table:table-cell table:number-columns-repeated="16382"/>
        </table:table-row>
        <table:table-row table:style-name="ro1">
          <table:table-cell office:value-type="float" office:value="495.83072838225252" table:style-name="ce8">
            <text:p>495,83</text:p>
          </table:table-cell>
          <table:table-cell office:value-type="float" office:value="1.2554875258204772E-5" table:style-name="ce4">
            <text:p>1,25549E-05</text:p>
          </table:table-cell>
          <table:table-cell table:number-columns-repeated="16382"/>
        </table:table-row>
        <table:table-row table:style-name="ro1">
          <table:table-cell office:value-type="float" office:value="496.22461508174672" table:style-name="ce8">
            <text:p>496,22</text:p>
          </table:table-cell>
          <table:table-cell office:value-type="float" office:value="1.2651540187715823E-5" table:style-name="ce4">
            <text:p>1,26515E-05</text:p>
          </table:table-cell>
          <table:table-cell table:number-columns-repeated="16382"/>
        </table:table-row>
        <table:table-row table:style-name="ro1">
          <table:table-cell office:value-type="float" office:value="496.61852119626008" table:style-name="ce8">
            <text:p>496,62</text:p>
          </table:table-cell>
          <table:table-cell office:value-type="float" office:value="1.2673173715487174E-5" table:style-name="ce4">
            <text:p>1,26732E-05</text:p>
          </table:table-cell>
          <table:table-cell table:number-columns-repeated="16382"/>
        </table:table-row>
        <table:table-row table:style-name="ro1">
          <table:table-cell office:value-type="float" office:value="497.01244673922304" table:style-name="ce8">
            <text:p>497,01</text:p>
          </table:table-cell>
          <table:table-cell office:value-type="float" office:value="1.275163796265763E-5" table:style-name="ce4">
            <text:p>1,27516E-05</text:p>
          </table:table-cell>
          <table:table-cell table:number-columns-repeated="16382"/>
        </table:table-row>
        <table:table-row table:style-name="ro1">
          <table:table-cell office:value-type="float" office:value="497.40639172406617" table:style-name="ce8">
            <text:p>497,41</text:p>
          </table:table-cell>
          <table:table-cell office:value-type="float" office:value="1.2858011242409897E-5" table:style-name="ce4">
            <text:p>1,2858E-05</text:p>
          </table:table-cell>
          <table:table-cell table:number-columns-repeated="16382"/>
        </table:table-row>
        <table:table-row table:style-name="ro1">
          <table:table-cell office:value-type="float" office:value="497.80035616422003" table:style-name="ce8">
            <text:p>497,80</text:p>
          </table:table-cell>
          <table:table-cell office:value-type="float" office:value="1.2856395203941111E-5" table:style-name="ce4">
            <text:p>1,28564E-05</text:p>
          </table:table-cell>
          <table:table-cell table:number-columns-repeated="16382"/>
        </table:table-row>
        <table:table-row table:style-name="ro1">
          <table:table-cell office:value-type="float" office:value="498.19434007311503" table:style-name="ce8">
            <text:p>498,19</text:p>
          </table:table-cell>
          <table:table-cell office:value-type="float" office:value="1.3031964212718316E-5" table:style-name="ce4">
            <text:p>1,3032E-05</text:p>
          </table:table-cell>
          <table:table-cell table:number-columns-repeated="16382"/>
        </table:table-row>
        <table:table-row table:style-name="ro1">
          <table:table-cell office:value-type="float" office:value="498.58834346418178" table:style-name="ce8">
            <text:p>498,59</text:p>
          </table:table-cell>
          <table:table-cell office:value-type="float" office:value="1.302817943047297E-5" table:style-name="ce4">
            <text:p>1,30282E-05</text:p>
          </table:table-cell>
          <table:table-cell table:number-columns-repeated="16382"/>
        </table:table-row>
        <table:table-row table:style-name="ro1">
          <table:table-cell office:value-type="float" office:value="498.98236635085073" table:style-name="ce8">
            <text:p>498,98</text:p>
          </table:table-cell>
          <table:table-cell office:value-type="float" office:value="1.307013536921776E-5" table:style-name="ce4">
            <text:p>1,30701E-05</text:p>
          </table:table-cell>
          <table:table-cell table:number-columns-repeated="16382"/>
        </table:table-row>
        <table:table-row table:style-name="ro1">
          <table:table-cell office:value-type="float" office:value="499.3764087465525" table:style-name="ce8">
            <text:p>499,38</text:p>
          </table:table-cell>
          <table:table-cell office:value-type="float" office:value="1.3142108675841342E-5" table:style-name="ce4">
            <text:p>1,31421E-05</text:p>
          </table:table-cell>
          <table:table-cell table:number-columns-repeated="16382"/>
        </table:table-row>
        <table:table-row table:style-name="ro1">
          <table:table-cell office:value-type="float" office:value="499.77047066471749" table:style-name="ce8">
            <text:p>499,77</text:p>
          </table:table-cell>
          <table:table-cell office:value-type="float" office:value="1.323304014379893E-5" table:style-name="ce4">
            <text:p>1,3233E-05</text:p>
          </table:table-cell>
          <table:table-cell table:number-columns-repeated="16382"/>
        </table:table-row>
        <table:table-row table:style-name="ro1">
          <table:table-cell office:value-type="float" office:value="500.16455211877633" table:style-name="ce8">
            <text:p>500,16</text:p>
          </table:table-cell>
          <table:table-cell office:value-type="float" office:value="1.3347870685984692E-5" table:style-name="ce4">
            <text:p>1,33479E-05</text:p>
          </table:table-cell>
          <table:table-cell table:number-columns-repeated="16382"/>
        </table:table-row>
        <table:table-row table:style-name="ro1">
          <table:table-cell office:value-type="float" office:value="500.55865312215946" table:style-name="ce8">
            <text:p>500,56</text:p>
          </table:table-cell>
          <table:table-cell office:value-type="float" office:value="1.333868883897492E-5" table:style-name="ce4">
            <text:p>1,33387E-05</text:p>
          </table:table-cell>
          <table:table-cell table:number-columns-repeated="16382"/>
        </table:table-row>
        <table:table-row table:style-name="ro1">
          <table:table-cell office:value-type="float" office:value="500.95277368829744" table:style-name="ce8">
            <text:p>500,95</text:p>
          </table:table-cell>
          <table:table-cell office:value-type="float" office:value="1.3487754822489301E-5" table:style-name="ce4">
            <text:p>1,34878E-05</text:p>
          </table:table-cell>
          <table:table-cell table:number-columns-repeated="16382"/>
        </table:table-row>
        <table:table-row table:style-name="ro1">
          <table:table-cell office:value-type="float" office:value="501.34691383062079" table:style-name="ce8">
            <text:p>501,35</text:p>
          </table:table-cell>
          <table:table-cell office:value-type="float" office:value="1.3505130429992321E-5" table:style-name="ce4">
            <text:p>1,35051E-05</text:p>
          </table:table-cell>
          <table:table-cell table:number-columns-repeated="16382"/>
        </table:table-row>
        <table:table-row table:style-name="ro1">
          <table:table-cell office:value-type="float" office:value="501.74107356256002" table:style-name="ce8">
            <text:p>501,74</text:p>
          </table:table-cell>
          <table:table-cell office:value-type="float" office:value="1.3607885944370643E-5" table:style-name="ce4">
            <text:p>1,36079E-05</text:p>
          </table:table-cell>
          <table:table-cell table:number-columns-repeated="16382"/>
        </table:table-row>
        <table:table-row table:style-name="ro1">
          <table:table-cell office:value-type="float" office:value="502.13525289754563" table:style-name="ce8">
            <text:p>502,14</text:p>
          </table:table-cell>
          <table:table-cell office:value-type="float" office:value="1.3711519542672118E-5" table:style-name="ce4">
            <text:p>1,37115E-05</text:p>
          </table:table-cell>
          <table:table-cell table:number-columns-repeated="16382"/>
        </table:table-row>
        <table:table-row table:style-name="ro1">
          <table:table-cell office:value-type="float" office:value="502.52945184900818" table:style-name="ce8">
            <text:p>502,53</text:p>
          </table:table-cell>
          <table:table-cell office:value-type="float" office:value="1.3803188391830481E-5" table:style-name="ce4">
            <text:p>1,38032E-05</text:p>
          </table:table-cell>
          <table:table-cell table:number-columns-repeated="16382"/>
        </table:table-row>
        <table:table-row table:style-name="ro1">
          <table:table-cell office:value-type="float" office:value="502.92367043037814" table:style-name="ce8">
            <text:p>502,92</text:p>
          </table:table-cell>
          <table:table-cell office:value-type="float" office:value="1.383212728634961E-5" table:style-name="ce4">
            <text:p>1,38321E-05</text:p>
          </table:table-cell>
          <table:table-cell table:number-columns-repeated="16382"/>
        </table:table-row>
        <table:table-row table:style-name="ro1">
          <table:table-cell office:value-type="float" office:value="503.31790865508606" table:style-name="ce8">
            <text:p>503,32</text:p>
          </table:table-cell>
          <table:table-cell office:value-type="float" office:value="1.3982693819370012E-5" table:style-name="ce4">
            <text:p>1,39827E-05</text:p>
          </table:table-cell>
          <table:table-cell table:number-columns-repeated="16382"/>
        </table:table-row>
        <table:table-row table:style-name="ro1">
          <table:table-cell office:value-type="float" office:value="503.71216653656251" table:style-name="ce8">
            <text:p>503,71</text:p>
          </table:table-cell>
          <table:table-cell office:value-type="float" office:value="1.3910131566851124E-5" table:style-name="ce4">
            <text:p>1,39101E-05</text:p>
          </table:table-cell>
          <table:table-cell table:number-columns-repeated="16382"/>
        </table:table-row>
        <table:table-row table:style-name="ro1">
          <table:table-cell office:value-type="float" office:value="504.10644408823794" table:style-name="ce8">
            <text:p>504,11</text:p>
          </table:table-cell>
          <table:table-cell office:value-type="float" office:value="1.407500530373425E-5" table:style-name="ce4">
            <text:p>1,4075E-05</text:p>
          </table:table-cell>
          <table:table-cell table:number-columns-repeated="16382"/>
        </table:table-row>
        <table:table-row table:style-name="ro1">
          <table:table-cell office:value-type="float" office:value="504.50074132354285" table:style-name="ce8">
            <text:p>504,50</text:p>
          </table:table-cell>
          <table:table-cell office:value-type="float" office:value="1.4167184740503533E-5" table:style-name="ce4">
            <text:p>1,41672E-05</text:p>
          </table:table-cell>
          <table:table-cell table:number-columns-repeated="16382"/>
        </table:table-row>
        <table:table-row table:style-name="ro1">
          <table:table-cell office:value-type="float" office:value="504.89505825590788" table:style-name="ce8">
            <text:p>504,90</text:p>
          </table:table-cell>
          <table:table-cell office:value-type="float" office:value="1.4113298119685265E-5" table:style-name="ce4">
            <text:p>1,41133E-05</text:p>
          </table:table-cell>
          <table:table-cell table:number-columns-repeated="16382"/>
        </table:table-row>
        <table:table-row table:style-name="ro1">
          <table:table-cell office:value-type="float" office:value="505.28939489876336" table:style-name="ce8">
            <text:p>505,29</text:p>
          </table:table-cell>
          <table:table-cell office:value-type="float" office:value="1.4232647283127715E-5" table:style-name="ce4">
            <text:p>1,42326E-05</text:p>
          </table:table-cell>
          <table:table-cell table:number-columns-repeated="16382"/>
        </table:table-row>
        <table:table-row table:style-name="ro1">
          <table:table-cell office:value-type="float" office:value="505.68375126553997" table:style-name="ce8">
            <text:p>505,68</text:p>
          </table:table-cell>
          <table:table-cell office:value-type="float" office:value="1.4418442546935571E-5" table:style-name="ce4">
            <text:p>1,44184E-05</text:p>
          </table:table-cell>
          <table:table-cell table:number-columns-repeated="16382"/>
        </table:table-row>
        <table:table-row table:style-name="ro1">
          <table:table-cell office:value-type="float" office:value="506.07812736966821" table:style-name="ce8">
            <text:p>506,08</text:p>
          </table:table-cell>
          <table:table-cell office:value-type="float" office:value="1.44285617738427E-5" table:style-name="ce4">
            <text:p>1,44286E-05</text:p>
          </table:table-cell>
          <table:table-cell table:number-columns-repeated="16382"/>
        </table:table-row>
        <table:table-row table:style-name="ro1">
          <table:table-cell office:value-type="float" office:value="506.47252322457859" table:style-name="ce8">
            <text:p>506,47</text:p>
          </table:table-cell>
          <table:table-cell office:value-type="float" office:value="1.440290284678346E-5" table:style-name="ce4">
            <text:p>1,44029E-05</text:p>
          </table:table-cell>
          <table:table-cell table:number-columns-repeated="16382"/>
        </table:table-row>
        <table:table-row table:style-name="ro1">
          <table:table-cell office:value-type="float" office:value="506.86693884370152" table:style-name="ce8">
            <text:p>506,87</text:p>
          </table:table-cell>
          <table:table-cell office:value-type="float" office:value="1.4613470118591333E-5" table:style-name="ce4">
            <text:p>1,46135E-05</text:p>
          </table:table-cell>
          <table:table-cell table:number-columns-repeated="16382"/>
        </table:table-row>
        <table:table-row table:style-name="ro1">
          <table:table-cell office:value-type="float" office:value="507.26137424046766" table:style-name="ce8">
            <text:p>507,26</text:p>
          </table:table-cell>
          <table:table-cell office:value-type="float" office:value="1.460126914574178E-5" table:style-name="ce4">
            <text:p>1,46013E-05</text:p>
          </table:table-cell>
          <table:table-cell table:number-columns-repeated="16382"/>
        </table:table-row>
        <table:table-row table:style-name="ro1">
          <table:table-cell office:value-type="float" office:value="507.65582942830747" table:style-name="ce8">
            <text:p>507,66</text:p>
          </table:table-cell>
          <table:table-cell office:value-type="float" office:value="1.4664199563811462E-5" table:style-name="ce4">
            <text:p>1,46642E-05</text:p>
          </table:table-cell>
          <table:table-cell table:number-columns-repeated="16382"/>
        </table:table-row>
        <table:table-row table:style-name="ro1">
          <table:table-cell office:value-type="float" office:value="508.05030442065151" table:style-name="ce8">
            <text:p>508,05</text:p>
          </table:table-cell>
          <table:table-cell office:value-type="float" office:value="1.4781860780954918E-5" table:style-name="ce4">
            <text:p>1,47819E-05</text:p>
          </table:table-cell>
          <table:table-cell table:number-columns-repeated="16382"/>
        </table:table-row>
        <table:table-row table:style-name="ro1">
          <table:table-cell office:value-type="float" office:value="508.44479923093024" table:style-name="ce8">
            <text:p>508,44</text:p>
          </table:table-cell>
          <table:table-cell office:value-type="float" office:value="1.4899440174647487E-5" table:style-name="ce4">
            <text:p>1,48994E-05</text:p>
          </table:table-cell>
          <table:table-cell table:number-columns-repeated="16382"/>
        </table:table-row>
        <table:table-row table:style-name="ro1">
          <table:table-cell office:value-type="float" office:value="508.83931387257422" table:style-name="ce8">
            <text:p>508,84</text:p>
          </table:table-cell>
          <table:table-cell office:value-type="float" office:value="1.496100083290912E-5" table:style-name="ce4">
            <text:p>1,4961E-05</text:p>
          </table:table-cell>
          <table:table-cell table:number-columns-repeated="16382"/>
        </table:table-row>
        <table:table-row table:style-name="ro1">
          <table:table-cell office:value-type="float" office:value="509.23384835901402" table:style-name="ce8">
            <text:p>509,23</text:p>
          </table:table-cell>
          <table:table-cell office:value-type="float" office:value="1.4944384906909188E-5" table:style-name="ce4">
            <text:p>1,49444E-05</text:p>
          </table:table-cell>
          <table:table-cell table:number-columns-repeated="16382"/>
        </table:table-row>
        <table:table-row table:style-name="ro1">
          <table:table-cell office:value-type="float" office:value="509.62840270368002" table:style-name="ce8">
            <text:p>509,63</text:p>
          </table:table-cell>
          <table:table-cell office:value-type="float" office:value="1.507453135306085E-5" table:style-name="ce4">
            <text:p>1,50745E-05</text:p>
          </table:table-cell>
          <table:table-cell table:number-columns-repeated="16382"/>
        </table:table-row>
        <table:table-row table:style-name="ro1">
          <table:table-cell office:value-type="float" office:value="510.0229769200028" table:style-name="ce8">
            <text:p>510,02</text:p>
          </table:table-cell>
          <table:table-cell office:value-type="float" office:value="1.5175322517858855E-5" table:style-name="ce4">
            <text:p>1,51753E-05</text:p>
          </table:table-cell>
          <table:table-cell table:number-columns-repeated="16382"/>
        </table:table-row>
        <table:table-row table:style-name="ro1">
          <table:table-cell office:value-type="float" office:value="510.41757102141298" table:style-name="ce8">
            <text:p>510,42</text:p>
          </table:table-cell>
          <table:table-cell office:value-type="float" office:value="1.519361411625071E-5" table:style-name="ce4">
            <text:p>1,51936E-05</text:p>
          </table:table-cell>
          <table:table-cell table:number-columns-repeated="16382"/>
        </table:table-row>
        <table:table-row table:style-name="ro1">
          <table:table-cell office:value-type="float" office:value="510.81218502134095" table:style-name="ce8">
            <text:p>510,81</text:p>
          </table:table-cell>
          <table:table-cell office:value-type="float" office:value="1.5192923056987263E-5" table:style-name="ce4">
            <text:p>1,51929E-05</text:p>
          </table:table-cell>
          <table:table-cell table:number-columns-repeated="16382"/>
        </table:table-row>
        <table:table-row table:style-name="ro1">
          <table:table-cell office:value-type="float" office:value="511.20681893321728" table:style-name="ce8">
            <text:p>511,21</text:p>
          </table:table-cell>
          <table:table-cell office:value-type="float" office:value="1.5301083492901765E-5" table:style-name="ce4">
            <text:p>1,53011E-05</text:p>
          </table:table-cell>
          <table:table-cell table:number-columns-repeated="16382"/>
        </table:table-row>
        <table:table-row table:style-name="ro1">
          <table:table-cell office:value-type="float" office:value="511.60147277047247" table:style-name="ce8">
            <text:p>511,60</text:p>
          </table:table-cell>
          <table:table-cell office:value-type="float" office:value="1.546513684901902E-5" table:style-name="ce4">
            <text:p>1,54651E-05</text:p>
          </table:table-cell>
          <table:table-cell table:number-columns-repeated="16382"/>
        </table:table-row>
        <table:table-row table:style-name="ro1">
          <table:table-cell office:value-type="float" office:value="511.99614654653715" table:style-name="ce8">
            <text:p>512,00</text:p>
          </table:table-cell>
          <table:table-cell office:value-type="float" office:value="1.5492156662671483E-5" table:style-name="ce4">
            <text:p>1,54922E-05</text:p>
          </table:table-cell>
          <table:table-cell table:number-columns-repeated="16382"/>
        </table:table-row>
        <table:table-row table:style-name="ro1">
          <table:table-cell office:value-type="float" office:value="512.39084027484159" table:style-name="ce8">
            <text:p>512,39</text:p>
          </table:table-cell>
          <table:table-cell office:value-type="float" office:value="1.5466877365632508E-5" table:style-name="ce4">
            <text:p>1,54669E-05</text:p>
          </table:table-cell>
          <table:table-cell table:number-columns-repeated="16382"/>
        </table:table-row>
        <table:table-row table:style-name="ro1">
          <table:table-cell office:value-type="float" office:value="512.78555396881666" table:style-name="ce8">
            <text:p>512,79</text:p>
          </table:table-cell>
          <table:table-cell office:value-type="float" office:value="1.5632049701382691E-5" table:style-name="ce4">
            <text:p>1,5632E-05</text:p>
          </table:table-cell>
          <table:table-cell table:number-columns-repeated="16382"/>
        </table:table-row>
        <table:table-row table:style-name="ro1">
          <table:table-cell office:value-type="float" office:value="513.18028764189262" table:style-name="ce8">
            <text:p>513,18</text:p>
          </table:table-cell>
          <table:table-cell office:value-type="float" office:value="1.5750687939270576E-5" table:style-name="ce4">
            <text:p>1,57507E-05</text:p>
          </table:table-cell>
          <table:table-cell table:number-columns-repeated="16382"/>
        </table:table-row>
        <table:table-row table:style-name="ro1">
          <table:table-cell office:value-type="float" office:value="513.57504130749999" table:style-name="ce8">
            <text:p>513,58</text:p>
          </table:table-cell>
          <table:table-cell office:value-type="float" office:value="1.5794929767613152E-5" table:style-name="ce4">
            <text:p>1,57949E-05</text:p>
          </table:table-cell>
          <table:table-cell table:number-columns-repeated="16382"/>
        </table:table-row>
        <table:table-row table:style-name="ro1">
          <table:table-cell office:value-type="float" office:value="513.9698149790695" table:style-name="ce8">
            <text:p>513,97</text:p>
          </table:table-cell>
          <table:table-cell office:value-type="float" office:value="1.5785499665741913E-5" table:style-name="ce4">
            <text:p>1,57855E-05</text:p>
          </table:table-cell>
          <table:table-cell table:number-columns-repeated="16382"/>
        </table:table-row>
        <table:table-row table:style-name="ro1">
          <table:table-cell office:value-type="float" office:value="514.36460867003143" table:style-name="ce8">
            <text:p>514,36</text:p>
          </table:table-cell>
          <table:table-cell office:value-type="float" office:value="1.5981163728942959E-5" table:style-name="ce4">
            <text:p>1,59812E-05</text:p>
          </table:table-cell>
          <table:table-cell table:number-columns-repeated="16382"/>
        </table:table-row>
        <table:table-row table:style-name="ro1">
          <table:table-cell office:value-type="float" office:value="514.75942239381629" table:style-name="ce8">
            <text:p>514,76</text:p>
          </table:table-cell>
          <table:table-cell office:value-type="float" office:value="1.6060394569342841E-5" table:style-name="ce4">
            <text:p>1,60604E-05</text:p>
          </table:table-cell>
          <table:table-cell table:number-columns-repeated="16382"/>
        </table:table-row>
        <table:table-row table:style-name="ro1">
          <table:table-cell office:value-type="float" office:value="515.15425616385482" table:style-name="ce8">
            <text:p>515,15</text:p>
          </table:table-cell>
          <table:table-cell office:value-type="float" office:value="1.6063852799454882E-5" table:style-name="ce4">
            <text:p>1,60639E-05</text:p>
          </table:table-cell>
          <table:table-cell table:number-columns-repeated="16382"/>
        </table:table-row>
        <table:table-row table:style-name="ro1">
          <table:table-cell office:value-type="float" office:value="515.54910999357753" table:style-name="ce8">
            <text:p>515,55</text:p>
          </table:table-cell>
          <table:table-cell office:value-type="float" office:value="1.6051088476555302E-5" table:style-name="ce4">
            <text:p>1,60511E-05</text:p>
          </table:table-cell>
          <table:table-cell table:number-columns-repeated="16382"/>
        </table:table-row>
        <table:table-row table:style-name="ro1">
          <table:table-cell office:value-type="float" office:value="515.94398389641469" table:style-name="ce8">
            <text:p>515,94</text:p>
          </table:table-cell>
          <table:table-cell office:value-type="float" office:value="1.6173950429606408E-5" table:style-name="ce4">
            <text:p>1,6174E-05</text:p>
          </table:table-cell>
          <table:table-cell table:number-columns-repeated="16382"/>
        </table:table-row>
        <table:table-row table:style-name="ro1">
          <table:table-cell office:value-type="float" office:value="516.33887788579705" table:style-name="ce8">
            <text:p>516,34</text:p>
          </table:table-cell>
          <table:table-cell office:value-type="float" office:value="1.6119088955936343E-5" table:style-name="ce4">
            <text:p>1,61191E-05</text:p>
          </table:table-cell>
          <table:table-cell table:number-columns-repeated="16382"/>
        </table:table-row>
        <table:table-row table:style-name="ro1">
          <table:table-cell office:value-type="float" office:value="516.7337919751551" table:style-name="ce8">
            <text:p>516,73</text:p>
          </table:table-cell>
          <table:table-cell office:value-type="float" office:value="1.6196997290962241E-5" table:style-name="ce4">
            <text:p>1,6197E-05</text:p>
          </table:table-cell>
          <table:table-cell table:number-columns-repeated="16382"/>
        </table:table-row>
        <table:table-row table:style-name="ro1">
          <table:table-cell office:value-type="float" office:value="517.12872617791913" table:style-name="ce8">
            <text:p>517,13</text:p>
          </table:table-cell>
          <table:table-cell office:value-type="float" office:value="1.6403080510097543E-5" table:style-name="ce4">
            <text:p>1,64031E-05</text:p>
          </table:table-cell>
          <table:table-cell table:number-columns-repeated="16382"/>
        </table:table-row>
        <table:table-row table:style-name="ro1">
          <table:table-cell office:value-type="float" office:value="517.52368050752" table:style-name="ce8">
            <text:p>517,52</text:p>
          </table:table-cell>
          <table:table-cell office:value-type="float" office:value="1.6437476758431862E-5" table:style-name="ce4">
            <text:p>1,64375E-05</text:p>
          </table:table-cell>
          <table:table-cell table:number-columns-repeated="16382"/>
        </table:table-row>
        <table:table-row table:style-name="ro1">
          <table:table-cell office:value-type="float" office:value="517.91865497738797" table:style-name="ce8">
            <text:p>517,92</text:p>
          </table:table-cell>
          <table:table-cell office:value-type="float" office:value="1.6629079259645847E-5" table:style-name="ce4">
            <text:p>1,66291E-05</text:p>
          </table:table-cell>
          <table:table-cell table:number-columns-repeated="16382"/>
        </table:table-row>
        <table:table-row table:style-name="ro1">
          <table:table-cell office:value-type="float" office:value="518.3136496009538" table:style-name="ce8">
            <text:p>518,31</text:p>
          </table:table-cell>
          <table:table-cell office:value-type="float" office:value="1.650534514867749E-5" table:style-name="ce4">
            <text:p>1,65053E-05</text:p>
          </table:table-cell>
          <table:table-cell table:number-columns-repeated="16382"/>
        </table:table-row>
        <table:table-row table:style-name="ro1">
          <table:table-cell office:value-type="float" office:value="518.70866439164774" table:style-name="ce8">
            <text:p>518,71</text:p>
          </table:table-cell>
          <table:table-cell office:value-type="float" office:value="1.6662296965389051E-5" table:style-name="ce4">
            <text:p>1,66623E-05</text:p>
          </table:table-cell>
          <table:table-cell table:number-columns-repeated="16382"/>
        </table:table-row>
        <table:table-row table:style-name="ro1">
          <table:table-cell office:value-type="float" office:value="519.10369936290044" table:style-name="ce8">
            <text:p>519,10</text:p>
          </table:table-cell>
          <table:table-cell office:value-type="float" office:value="1.6821936479563167E-5" table:style-name="ce4">
            <text:p>1,68219E-05</text:p>
          </table:table-cell>
          <table:table-cell table:number-columns-repeated="16382"/>
        </table:table-row>
        <table:table-row table:style-name="ro1">
          <table:table-cell office:value-type="float" office:value="519.49875452814251" table:style-name="ce8">
            <text:p>519,50</text:p>
          </table:table-cell>
          <table:table-cell office:value-type="float" office:value="1.6855580903598868E-5" table:style-name="ce4">
            <text:p>1,68556E-05</text:p>
          </table:table-cell>
          <table:table-cell table:number-columns-repeated="16382"/>
        </table:table-row>
        <table:table-row table:style-name="ro1">
          <table:table-cell office:value-type="float" office:value="519.89382990080435" table:style-name="ce8">
            <text:p>519,89</text:p>
          </table:table-cell>
          <table:table-cell office:value-type="float" office:value="1.6981669967772011E-5" table:style-name="ce4">
            <text:p>1,69817E-05</text:p>
          </table:table-cell>
          <table:table-cell table:number-columns-repeated="16382"/>
        </table:table-row>
        <table:table-row table:style-name="ro1">
          <table:table-cell office:value-type="float" office:value="520.28892549431646" table:style-name="ce8">
            <text:p>520,29</text:p>
          </table:table-cell>
          <table:table-cell office:value-type="float" office:value="1.6977549886963475E-5" table:style-name="ce4">
            <text:p>1,69775E-05</text:p>
          </table:table-cell>
          <table:table-cell table:number-columns-repeated="16382"/>
        </table:table-row>
        <table:table-row table:style-name="ro1">
          <table:table-cell office:value-type="float" office:value="520.68404132210946" table:style-name="ce8">
            <text:p>520,68</text:p>
          </table:table-cell>
          <table:table-cell office:value-type="float" office:value="1.7128597217028729E-5" table:style-name="ce4">
            <text:p>1,71286E-05</text:p>
          </table:table-cell>
          <table:table-cell table:number-columns-repeated="16382"/>
        </table:table-row>
        <table:table-row table:style-name="ro1">
          <table:table-cell office:value-type="float" office:value="521.07917739761376" table:style-name="ce8">
            <text:p>521,08</text:p>
          </table:table-cell>
          <table:table-cell office:value-type="float" office:value="1.7232123602438184E-5" table:style-name="ce4">
            <text:p>1,72321E-05</text:p>
          </table:table-cell>
          <table:table-cell table:number-columns-repeated="16382"/>
        </table:table-row>
        <table:table-row table:style-name="ro1">
          <table:table-cell office:value-type="float" office:value="521.47433373425997" table:style-name="ce8">
            <text:p>521,47</text:p>
          </table:table-cell>
          <table:table-cell office:value-type="float" office:value="1.725218202293828E-5" table:style-name="ce4">
            <text:p>1,72522E-05</text:p>
          </table:table-cell>
          <table:table-cell table:number-columns-repeated="16382"/>
        </table:table-row>
        <table:table-row table:style-name="ro1">
          <table:table-cell office:value-type="float" office:value="521.8695103454786" table:style-name="ce8">
            <text:p>521,87</text:p>
          </table:table-cell>
          <table:table-cell office:value-type="float" office:value="1.7204619858032602E-5" table:style-name="ce4">
            <text:p>1,72046E-05</text:p>
          </table:table-cell>
          <table:table-cell table:number-columns-repeated="16382"/>
        </table:table-row>
        <table:table-row table:style-name="ro1">
          <table:table-cell office:value-type="float" office:value="522.26470724470016" table:style-name="ce8">
            <text:p>522,26</text:p>
          </table:table-cell>
          <table:table-cell office:value-type="float" office:value="1.7501389239203796E-5" table:style-name="ce4">
            <text:p>1,75014E-05</text:p>
          </table:table-cell>
          <table:table-cell table:number-columns-repeated="16382"/>
        </table:table-row>
        <table:table-row table:style-name="ro1">
          <table:table-cell office:value-type="float" office:value="522.65992444535516" table:style-name="ce8">
            <text:p>522,66</text:p>
          </table:table-cell>
          <table:table-cell office:value-type="float" office:value="1.7470613078181911E-5" table:style-name="ce4">
            <text:p>1,74706E-05</text:p>
          </table:table-cell>
          <table:table-cell table:number-columns-repeated="16382"/>
        </table:table-row>
        <table:table-row table:style-name="ro1">
          <table:table-cell office:value-type="float" office:value="523.0551619608741" table:style-name="ce8">
            <text:p>523,06</text:p>
          </table:table-cell>
          <table:table-cell office:value-type="float" office:value="1.7573513860405815E-5" table:style-name="ce4">
            <text:p>1,75735E-05</text:p>
          </table:table-cell>
          <table:table-cell table:number-columns-repeated="16382"/>
        </table:table-row>
        <table:table-row table:style-name="ro1">
          <table:table-cell office:value-type="float" office:value="523.4504198046875" table:style-name="ce8">
            <text:p>523,45</text:p>
          </table:table-cell>
          <table:table-cell office:value-type="float" office:value="1.7641925245877256E-5" table:style-name="ce4">
            <text:p>1,76419E-05</text:p>
          </table:table-cell>
          <table:table-cell table:number-columns-repeated="16382"/>
        </table:table-row>
        <table:table-row table:style-name="ro1">
          <table:table-cell office:value-type="float" office:value="523.84569799022597" table:style-name="ce8">
            <text:p>523,85</text:p>
          </table:table-cell>
          <table:table-cell office:value-type="float" office:value="1.7735445925363169E-5" table:style-name="ce4">
            <text:p>1,77354E-05</text:p>
          </table:table-cell>
          <table:table-cell table:number-columns-repeated="16382"/>
        </table:table-row>
        <table:table-row table:style-name="ro1">
          <table:table-cell office:value-type="float" office:value="524.2409965309198" table:style-name="ce8">
            <text:p>524,24</text:p>
          </table:table-cell>
          <table:table-cell office:value-type="float" office:value="1.7854879149383235E-5" table:style-name="ce4">
            <text:p>1,78549E-05</text:p>
          </table:table-cell>
          <table:table-cell table:number-columns-repeated="16382"/>
        </table:table-row>
        <table:table-row table:style-name="ro1">
          <table:table-cell office:value-type="float" office:value="524.63631544019984" table:style-name="ce8">
            <text:p>524,64</text:p>
          </table:table-cell>
          <table:table-cell office:value-type="float" office:value="1.7860680017252535E-5" table:style-name="ce4">
            <text:p>1,78607E-05</text:p>
          </table:table-cell>
          <table:table-cell table:number-columns-repeated="16382"/>
        </table:table-row>
        <table:table-row table:style-name="ro1">
          <table:table-cell office:value-type="float" office:value="525.03165473149636" table:style-name="ce8">
            <text:p>525,03</text:p>
          </table:table-cell>
          <table:table-cell office:value-type="float" office:value="1.7952204879828808E-5" table:style-name="ce4">
            <text:p>1,79522E-05</text:p>
          </table:table-cell>
          <table:table-cell table:number-columns-repeated="16382"/>
        </table:table-row>
        <table:table-row table:style-name="ro1">
          <table:table-cell office:value-type="float" office:value="525.42701441823999" table:style-name="ce8">
            <text:p>525,43</text:p>
          </table:table-cell>
          <table:table-cell office:value-type="float" office:value="1.8069712003943013E-5" table:style-name="ce4">
            <text:p>1,80697E-05</text:p>
          </table:table-cell>
          <table:table-cell table:number-columns-repeated="16382"/>
        </table:table-row>
        <table:table-row table:style-name="ro1">
          <table:table-cell office:value-type="float" office:value="525.82239451386124" table:style-name="ce8">
            <text:p>525,82</text:p>
          </table:table-cell>
          <table:table-cell office:value-type="float" office:value="1.8082040636676686E-5" table:style-name="ce4">
            <text:p>1,8082E-05</text:p>
          </table:table-cell>
          <table:table-cell table:number-columns-repeated="16382"/>
        </table:table-row>
        <table:table-row table:style-name="ro1">
          <table:table-cell office:value-type="float" office:value="526.2177950317905" table:style-name="ce8">
            <text:p>526,22</text:p>
          </table:table-cell>
          <table:table-cell office:value-type="float" office:value="1.805757725740067E-5" table:style-name="ce4">
            <text:p>1,80576E-05</text:p>
          </table:table-cell>
          <table:table-cell table:number-columns-repeated="16382"/>
        </table:table-row>
        <table:table-row table:style-name="ro1">
          <table:table-cell office:value-type="float" office:value="526.61321598545851" table:style-name="ce8">
            <text:p>526,61</text:p>
          </table:table-cell>
          <table:table-cell office:value-type="float" office:value="1.8185713540905293E-5" table:style-name="ce4">
            <text:p>1,81857E-05</text:p>
          </table:table-cell>
          <table:table-cell table:number-columns-repeated="16382"/>
        </table:table-row>
        <table:table-row table:style-name="ro1">
          <table:table-cell office:value-type="float" office:value="527.00865738829566" table:style-name="ce8">
            <text:p>527,01</text:p>
          </table:table-cell>
          <table:table-cell office:value-type="float" office:value="1.8329107988437918E-5" table:style-name="ce4">
            <text:p>1,83291E-05</text:p>
          </table:table-cell>
          <table:table-cell table:number-columns-repeated="16382"/>
        </table:table-row>
        <table:table-row table:style-name="ro1">
          <table:table-cell office:value-type="float" office:value="527.40411925373246" table:style-name="ce8">
            <text:p>527,40</text:p>
          </table:table-cell>
          <table:table-cell office:value-type="float" office:value="1.8520900200161818E-5" table:style-name="ce4">
            <text:p>1,85209E-05</text:p>
          </table:table-cell>
          <table:table-cell table:number-columns-repeated="16382"/>
        </table:table-row>
        <table:table-row table:style-name="ro1">
          <table:table-cell office:value-type="float" office:value="527.79960159519953" table:style-name="ce8">
            <text:p>527,80</text:p>
          </table:table-cell>
          <table:table-cell office:value-type="float" office:value="1.8487234461976961E-5" table:style-name="ce4">
            <text:p>1,84872E-05</text:p>
          </table:table-cell>
          <table:table-cell table:number-columns-repeated="16382"/>
        </table:table-row>
        <table:table-row table:style-name="ro1">
          <table:table-cell office:value-type="float" office:value="528.19510442612727" table:style-name="ce8">
            <text:p>528,20</text:p>
          </table:table-cell>
          <table:table-cell office:value-type="float" office:value="1.8578615630485196E-5" table:style-name="ce4">
            <text:p>1,85786E-05</text:p>
          </table:table-cell>
          <table:table-cell table:number-columns-repeated="16382"/>
        </table:table-row>
        <table:table-row table:style-name="ro1">
          <table:table-cell office:value-type="float" office:value="528.5906277599463" table:style-name="ce8">
            <text:p>528,59</text:p>
          </table:table-cell>
          <table:table-cell office:value-type="float" office:value="1.8742309078347135E-5" table:style-name="ce4">
            <text:p>1,87423E-05</text:p>
          </table:table-cell>
          <table:table-cell table:number-columns-repeated="16382"/>
        </table:table-row>
        <table:table-row table:style-name="ro1">
          <table:table-cell office:value-type="float" office:value="528.98617161008701" table:style-name="ce8">
            <text:p>528,99</text:p>
          </table:table-cell>
          <table:table-cell office:value-type="float" office:value="1.8720424289223703E-5" table:style-name="ce4">
            <text:p>1,87204E-05</text:p>
          </table:table-cell>
          <table:table-cell table:number-columns-repeated="16382"/>
        </table:table-row>
        <table:table-row table:style-name="ro1">
          <table:table-cell office:value-type="float" office:value="529.38173598998003" table:style-name="ce8">
            <text:p>529,38</text:p>
          </table:table-cell>
          <table:table-cell office:value-type="float" office:value="1.8831252178983811E-5" table:style-name="ce4">
            <text:p>1,88313E-05</text:p>
          </table:table-cell>
          <table:table-cell table:number-columns-repeated="16382"/>
        </table:table-row>
        <table:table-row table:style-name="ro1">
          <table:table-cell office:value-type="float" office:value="529.77732091305575" table:style-name="ce8">
            <text:p>529,78</text:p>
          </table:table-cell>
          <table:table-cell office:value-type="float" office:value="1.8962120519534405E-5" table:style-name="ce4">
            <text:p>1,89621E-05</text:p>
          </table:table-cell>
          <table:table-cell table:number-columns-repeated="16382"/>
        </table:table-row>
        <table:table-row table:style-name="ro1">
          <table:table-cell office:value-type="float" office:value="530.17292639274501" table:style-name="ce8">
            <text:p>530,17</text:p>
          </table:table-cell>
          <table:table-cell office:value-type="float" office:value="1.8986445151518543E-5" table:style-name="ce4">
            <text:p>1,89864E-05</text:p>
          </table:table-cell>
          <table:table-cell table:number-columns-repeated="16382"/>
        </table:table-row>
        <table:table-row table:style-name="ro1">
          <table:table-cell office:value-type="float" office:value="530.56855244247799" table:style-name="ce8">
            <text:p>530,57</text:p>
          </table:table-cell>
          <table:table-cell office:value-type="float" office:value="1.9106302719101613E-5" table:style-name="ce4">
            <text:p>1,91063E-05</text:p>
          </table:table-cell>
          <table:table-cell table:number-columns-repeated="16382"/>
        </table:table-row>
        <table:table-row table:style-name="ro1">
          <table:table-cell office:value-type="float" office:value="530.96419907568531" table:style-name="ce8">
            <text:p>530,96</text:p>
          </table:table-cell>
          <table:table-cell office:value-type="float" office:value="1.9127562722867254E-5" table:style-name="ce4">
            <text:p>1,91276E-05</text:p>
          </table:table-cell>
          <table:table-cell table:number-columns-repeated="16382"/>
        </table:table-row>
        <table:table-row table:style-name="ro1">
          <table:table-cell office:value-type="float" office:value="531.35986630579748" table:style-name="ce8">
            <text:p>531,36</text:p>
          </table:table-cell>
          <table:table-cell office:value-type="float" office:value="1.9205761284194443E-5" table:style-name="ce4">
            <text:p>1,92058E-05</text:p>
          </table:table-cell>
          <table:table-cell table:number-columns-repeated="16382"/>
        </table:table-row>
        <table:table-row table:style-name="ro1">
          <table:table-cell office:value-type="float" office:value="531.75555414624512" table:style-name="ce8">
            <text:p>531,76</text:p>
          </table:table-cell>
          <table:table-cell office:value-type="float" office:value="1.9238851706513924E-5" table:style-name="ce4">
            <text:p>1,92389E-05</text:p>
          </table:table-cell>
          <table:table-cell table:number-columns-repeated="16382"/>
        </table:table-row>
        <table:table-row table:style-name="ro1">
          <table:table-cell office:value-type="float" office:value="532.15126261045862" table:style-name="ce8">
            <text:p>532,15</text:p>
          </table:table-cell>
          <table:table-cell office:value-type="float" office:value="1.9330278341052981E-5" table:style-name="ce4">
            <text:p>1,93303E-05</text:p>
          </table:table-cell>
          <table:table-cell table:number-columns-repeated="16382"/>
        </table:table-row>
        <table:table-row table:style-name="ro1">
          <table:table-cell office:value-type="float" office:value="532.54699171186871" table:style-name="ce8">
            <text:p>532,55</text:p>
          </table:table-cell>
          <table:table-cell office:value-type="float" office:value="1.9480517986587423E-5" table:style-name="ce4">
            <text:p>1,94805E-05</text:p>
          </table:table-cell>
          <table:table-cell table:number-columns-repeated="16382"/>
        </table:table-row>
        <table:table-row table:style-name="ro1">
          <table:table-cell office:value-type="float" office:value="532.94274146390558" table:style-name="ce8">
            <text:p>532,94</text:p>
          </table:table-cell>
          <table:table-cell office:value-type="float" office:value="1.9616992857063512E-5" table:style-name="ce4">
            <text:p>1,9617E-05</text:p>
          </table:table-cell>
          <table:table-cell table:number-columns-repeated="16382"/>
        </table:table-row>
        <table:table-row table:style-name="ro1">
          <table:table-cell office:value-type="float" office:value="533.33851187999994" table:style-name="ce8">
            <text:p>533,34</text:p>
          </table:table-cell>
          <table:table-cell office:value-type="float" office:value="1.9478015965883277E-5" table:style-name="ce4">
            <text:p>1,9478E-05</text:p>
          </table:table-cell>
          <table:table-cell table:number-columns-repeated="16382"/>
        </table:table-row>
        <table:table-row table:style-name="ro1">
          <table:table-cell office:value-type="float" office:value="533.73430297358243" table:style-name="ce8">
            <text:p>533,73</text:p>
          </table:table-cell>
          <table:table-cell office:value-type="float" office:value="1.9708929829970742E-5" table:style-name="ce4">
            <text:p>1,97089E-05</text:p>
          </table:table-cell>
          <table:table-cell table:number-columns-repeated="16382"/>
        </table:table-row>
        <table:table-row table:style-name="ro1">
          <table:table-cell office:value-type="float" office:value="534.13011475808344" table:style-name="ce8">
            <text:p>534,13</text:p>
          </table:table-cell>
          <table:table-cell office:value-type="float" office:value="1.9782291151269911E-5" table:style-name="ce4">
            <text:p>1,97823E-05</text:p>
          </table:table-cell>
          <table:table-cell table:number-columns-repeated="16382"/>
        </table:table-row>
        <table:table-row table:style-name="ro1">
          <table:table-cell office:value-type="float" office:value="534.52594724693336" table:style-name="ce8">
            <text:p>534,53</text:p>
          </table:table-cell>
          <table:table-cell office:value-type="float" office:value="1.9977840824166754E-5" table:style-name="ce4">
            <text:p>1,99778E-05</text:p>
          </table:table-cell>
          <table:table-cell table:number-columns-repeated="16382"/>
        </table:table-row>
        <table:table-row table:style-name="ro1">
          <table:table-cell office:value-type="float" office:value="534.92180045356281" table:style-name="ce8">
            <text:p>534,92</text:p>
          </table:table-cell>
          <table:table-cell office:value-type="float" office:value="1.9934407868585158E-5" table:style-name="ce4">
            <text:p>1,99344E-05</text:p>
          </table:table-cell>
          <table:table-cell table:number-columns-repeated="16382"/>
        </table:table-row>
        <table:table-row table:style-name="ro1">
          <table:table-cell office:value-type="float" office:value="535.31767439140253" table:style-name="ce8">
            <text:p>535,32</text:p>
          </table:table-cell>
          <table:table-cell office:value-type="float" office:value="2.0065046317320105E-5" table:style-name="ce4">
            <text:p>2,0065E-05</text:p>
          </table:table-cell>
          <table:table-cell table:number-columns-repeated="16382"/>
        </table:table-row>
        <table:table-row table:style-name="ro1">
          <table:table-cell office:value-type="float" office:value="535.7135690738827" table:style-name="ce8">
            <text:p>535,71</text:p>
          </table:table-cell>
          <table:table-cell office:value-type="float" office:value="2.0101063771583052E-5" table:style-name="ce4">
            <text:p>2,01011E-05</text:p>
          </table:table-cell>
          <table:table-cell table:number-columns-repeated="16382"/>
        </table:table-row>
        <table:table-row table:style-name="ro1">
          <table:table-cell office:value-type="float" office:value="536.10948451443403" table:style-name="ce8">
            <text:p>536,11</text:p>
          </table:table-cell>
          <table:table-cell office:value-type="float" office:value="2.0194901803289057E-5" table:style-name="ce4">
            <text:p>2,01949E-05</text:p>
          </table:table-cell>
          <table:table-cell table:number-columns-repeated="16382"/>
        </table:table-row>
        <table:table-row table:style-name="ro1">
          <table:table-cell office:value-type="float" office:value="536.50542072648705" table:style-name="ce8">
            <text:p>536,51</text:p>
          </table:table-cell>
          <table:table-cell office:value-type="float" office:value="2.0330885231978036E-5" table:style-name="ce4">
            <text:p>2,03309E-05</text:p>
          </table:table-cell>
          <table:table-cell table:number-columns-repeated="16382"/>
        </table:table-row>
        <table:table-row table:style-name="ro1">
          <table:table-cell office:value-type="float" office:value="536.90137772347225" table:style-name="ce8">
            <text:p>536,90</text:p>
          </table:table-cell>
          <table:table-cell office:value-type="float" office:value="2.0351014745942293E-5" table:style-name="ce4">
            <text:p>2,0351E-05</text:p>
          </table:table-cell>
          <table:table-cell table:number-columns-repeated="16382"/>
        </table:table-row>
        <table:table-row table:style-name="ro1">
          <table:table-cell office:value-type="float" office:value="537.29735551882004" table:style-name="ce8">
            <text:p>537,30</text:p>
          </table:table-cell>
          <table:table-cell office:value-type="float" office:value="2.0358626494767655E-5" table:style-name="ce4">
            <text:p>2,03586E-05</text:p>
          </table:table-cell>
          <table:table-cell table:number-columns-repeated="16382"/>
        </table:table-row>
        <table:table-row table:style-name="ro1">
          <table:table-cell office:value-type="float" office:value="537.69335412596104" table:style-name="ce8">
            <text:p>537,69</text:p>
          </table:table-cell>
          <table:table-cell office:value-type="float" office:value="2.0448394022903106E-5" table:style-name="ce4">
            <text:p>2,04484E-05</text:p>
          </table:table-cell>
          <table:table-cell table:number-columns-repeated="16382"/>
        </table:table-row>
        <table:table-row table:style-name="ro1">
          <table:table-cell office:value-type="float" office:value="538.08937355832575" table:style-name="ce8">
            <text:p>538,09</text:p>
          </table:table-cell>
          <table:table-cell office:value-type="float" office:value="2.0484895254738732E-5" table:style-name="ce4">
            <text:p>2,04849E-05</text:p>
          </table:table-cell>
          <table:table-cell table:number-columns-repeated="16382"/>
        </table:table-row>
        <table:table-row table:style-name="ro1">
          <table:table-cell office:value-type="float" office:value="538.48541382934468" table:style-name="ce8">
            <text:p>538,49</text:p>
          </table:table-cell>
          <table:table-cell office:value-type="float" office:value="2.069662121712613E-5" table:style-name="ce4">
            <text:p>2,06966E-05</text:p>
          </table:table-cell>
          <table:table-cell table:number-columns-repeated="16382"/>
        </table:table-row>
        <table:table-row table:style-name="ro1">
          <table:table-cell office:value-type="float" office:value="538.88147495244846" table:style-name="ce8">
            <text:p>538,88</text:p>
          </table:table-cell>
          <table:table-cell office:value-type="float" office:value="2.0703093555336846E-5" table:style-name="ce4">
            <text:p>2,07031E-05</text:p>
          </table:table-cell>
          <table:table-cell table:number-columns-repeated="16382"/>
        </table:table-row>
        <table:table-row table:style-name="ro1">
          <table:table-cell office:value-type="float" office:value="539.27755694106747" table:style-name="ce8">
            <text:p>539,28</text:p>
          </table:table-cell>
          <table:table-cell office:value-type="float" office:value="2.0778920319669126E-5" table:style-name="ce4">
            <text:p>2,07789E-05</text:p>
          </table:table-cell>
          <table:table-cell table:number-columns-repeated="16382"/>
        </table:table-row>
        <table:table-row table:style-name="ro1">
          <table:table-cell office:value-type="float" office:value="539.67365980863235" table:style-name="ce8">
            <text:p>539,67</text:p>
          </table:table-cell>
          <table:table-cell office:value-type="float" office:value="2.0853454549202136E-5" table:style-name="ce4">
            <text:p>2,08535E-05</text:p>
          </table:table-cell>
          <table:table-cell table:number-columns-repeated="16382"/>
        </table:table-row>
        <table:table-row table:style-name="ro1">
          <table:table-cell office:value-type="float" office:value="540.06978356857348" table:style-name="ce8">
            <text:p>540,07</text:p>
          </table:table-cell>
          <table:table-cell office:value-type="float" office:value="2.0922862740359067E-5" table:style-name="ce4">
            <text:p>2,09229E-05</text:p>
          </table:table-cell>
          <table:table-cell table:number-columns-repeated="16382"/>
        </table:table-row>
        <table:table-row table:style-name="ro1">
          <table:table-cell office:value-type="float" office:value="540.46592823432138" table:style-name="ce8">
            <text:p>540,47</text:p>
          </table:table-cell>
          <table:table-cell office:value-type="float" office:value="2.1134200627464631E-5" table:style-name="ce4">
            <text:p>2,11342E-05</text:p>
          </table:table-cell>
          <table:table-cell table:number-columns-repeated="16382"/>
        </table:table-row>
        <table:table-row table:style-name="ro1">
          <table:table-cell office:value-type="float" office:value="540.86209381930678" table:style-name="ce8">
            <text:p>540,86</text:p>
          </table:table-cell>
          <table:table-cell office:value-type="float" office:value="2.1128183776044135E-5" table:style-name="ce4">
            <text:p>2,11282E-05</text:p>
          </table:table-cell>
          <table:table-cell table:number-columns-repeated="16382"/>
        </table:table-row>
        <table:table-row table:style-name="ro1">
          <table:table-cell office:value-type="float" office:value="541.25828033696007" table:style-name="ce8">
            <text:p>541,26</text:p>
          </table:table-cell>
          <table:table-cell office:value-type="float" office:value="2.1217645660310549E-5" table:style-name="ce4">
            <text:p>2,12176E-05</text:p>
          </table:table-cell>
          <table:table-cell table:number-columns-repeated="16382"/>
        </table:table-row>
        <table:table-row table:style-name="ro1">
          <table:table-cell office:value-type="float" office:value="541.65448780071165" table:style-name="ce8">
            <text:p>541,65</text:p>
          </table:table-cell>
          <table:table-cell office:value-type="float" office:value="2.1445702985745637E-5" table:style-name="ce4">
            <text:p>2,14457E-05</text:p>
          </table:table-cell>
          <table:table-cell table:number-columns-repeated="16382"/>
        </table:table-row>
        <table:table-row table:style-name="ro1">
          <table:table-cell office:value-type="float" office:value="542.05071622399214" table:style-name="ce8">
            <text:p>542,05</text:p>
          </table:table-cell>
          <table:table-cell office:value-type="float" office:value="2.1452472027972746E-5" table:style-name="ce4">
            <text:p>2,14525E-05</text:p>
          </table:table-cell>
          <table:table-cell table:number-columns-repeated="16382"/>
        </table:table-row>
        <table:table-row table:style-name="ro1">
          <table:table-cell office:value-type="float" office:value="542.44696562023216" table:style-name="ce8">
            <text:p>542,45</text:p>
          </table:table-cell>
          <table:table-cell office:value-type="float" office:value="2.1490033349351993E-5" table:style-name="ce4">
            <text:p>2,149E-05</text:p>
          </table:table-cell>
          <table:table-cell table:number-columns-repeated="16382"/>
        </table:table-row>
        <table:table-row table:style-name="ro1">
          <table:table-cell office:value-type="float" office:value="542.84323600286211" table:style-name="ce8">
            <text:p>542,84</text:p>
          </table:table-cell>
          <table:table-cell office:value-type="float" office:value="2.1623441589878782E-5" table:style-name="ce4">
            <text:p>2,16234E-05</text:p>
          </table:table-cell>
          <table:table-cell table:number-columns-repeated="16382"/>
        </table:table-row>
        <table:table-row table:style-name="ro1">
          <table:table-cell office:value-type="float" office:value="543.2395273853125" table:style-name="ce8">
            <text:p>543,24</text:p>
          </table:table-cell>
          <table:table-cell office:value-type="float" office:value="2.1682158847523168E-5" table:style-name="ce4">
            <text:p>2,16822E-05</text:p>
          </table:table-cell>
          <table:table-cell table:number-columns-repeated="16382"/>
        </table:table-row>
        <table:table-row table:style-name="ro1">
          <table:table-cell office:value-type="float" office:value="543.63583978101394" table:style-name="ce8">
            <text:p>543,64</text:p>
          </table:table-cell>
          <table:table-cell office:value-type="float" office:value="2.1848749520319411E-5" table:style-name="ce4">
            <text:p>2,18487E-05</text:p>
          </table:table-cell>
          <table:table-cell table:number-columns-repeated="16382"/>
        </table:table-row>
        <table:table-row table:style-name="ro1">
          <table:table-cell office:value-type="float" office:value="544.03217320339684" table:style-name="ce8">
            <text:p>544,03</text:p>
          </table:table-cell>
          <table:table-cell office:value-type="float" office:value="2.1827734697854088E-5" table:style-name="ce4">
            <text:p>2,18277E-05</text:p>
          </table:table-cell>
          <table:table-cell table:number-columns-repeated="16382"/>
        </table:table-row>
        <table:table-row table:style-name="ro1">
          <table:table-cell office:value-type="float" office:value="544.42852766589181" table:style-name="ce8">
            <text:p>544,43</text:p>
          </table:table-cell>
          <table:table-cell office:value-type="float" office:value="2.1986965482484691E-5" table:style-name="ce4">
            <text:p>2,1987E-05</text:p>
          </table:table-cell>
          <table:table-cell table:number-columns-repeated="16382"/>
        </table:table-row>
        <table:table-row table:style-name="ro1">
          <table:table-cell office:value-type="float" office:value="544.82490318192936" table:style-name="ce8">
            <text:p>544,82</text:p>
          </table:table-cell>
          <table:table-cell office:value-type="float" office:value="2.2031562526741733E-5" table:style-name="ce4">
            <text:p>2,20316E-05</text:p>
          </table:table-cell>
          <table:table-cell table:number-columns-repeated="16382"/>
        </table:table-row>
        <table:table-row table:style-name="ro1">
          <table:table-cell office:value-type="float" office:value="545.22129976494" table:style-name="ce8">
            <text:p>545,22</text:p>
          </table:table-cell>
          <table:table-cell office:value-type="float" office:value="2.224808431159009E-5" table:style-name="ce4">
            <text:p>2,22481E-05</text:p>
          </table:table-cell>
          <table:table-cell table:number-columns-repeated="16382"/>
        </table:table-row>
        <table:table-row table:style-name="ro1">
          <table:table-cell office:value-type="float" office:value="545.61771742835424" table:style-name="ce8">
            <text:p>545,62</text:p>
          </table:table-cell>
          <table:table-cell office:value-type="float" office:value="2.2181165555244091E-5" table:style-name="ce4">
            <text:p>2,21812E-05</text:p>
          </table:table-cell>
          <table:table-cell table:number-columns-repeated="16382"/>
        </table:table-row>
        <table:table-row table:style-name="ro1">
          <table:table-cell office:value-type="float" office:value="546.01415618560259" table:style-name="ce8">
            <text:p>546,01</text:p>
          </table:table-cell>
          <table:table-cell office:value-type="float" office:value="2.2422828096676408E-5" table:style-name="ce4">
            <text:p>2,24228E-05</text:p>
          </table:table-cell>
          <table:table-cell table:number-columns-repeated="16382"/>
        </table:table-row>
        <table:table-row table:style-name="ro1">
          <table:table-cell office:value-type="float" office:value="546.41061605011555" table:style-name="ce8">
            <text:p>546,41</text:p>
          </table:table-cell>
          <table:table-cell office:value-type="float" office:value="2.2445579739519919E-5" table:style-name="ce4">
            <text:p>2,24456E-05</text:p>
          </table:table-cell>
          <table:table-cell table:number-columns-repeated="16382"/>
        </table:table-row>
        <table:table-row table:style-name="ro1">
          <table:table-cell office:value-type="float" office:value="546.80709703532364" table:style-name="ce8">
            <text:p>546,81</text:p>
          </table:table-cell>
          <table:table-cell office:value-type="float" office:value="2.2370476362879479E-5" table:style-name="ce4">
            <text:p>2,23705E-05</text:p>
          </table:table-cell>
          <table:table-cell table:number-columns-repeated="16382"/>
        </table:table-row>
        <table:table-row table:style-name="ro1">
          <table:table-cell office:value-type="float" office:value="547.20359915465747" table:style-name="ce8">
            <text:p>547,20</text:p>
          </table:table-cell>
          <table:table-cell office:value-type="float" office:value="2.2621079891094268E-5" table:style-name="ce4">
            <text:p>2,26211E-05</text:p>
          </table:table-cell>
          <table:table-cell table:number-columns-repeated="16382"/>
        </table:table-row>
        <table:table-row table:style-name="ro1">
          <table:table-cell office:value-type="float" office:value="547.60012242154755" table:style-name="ce8">
            <text:p>547,60</text:p>
          </table:table-cell>
          <table:table-cell office:value-type="float" office:value="2.2641978268300875E-5" table:style-name="ce4">
            <text:p>2,2642E-05</text:p>
          </table:table-cell>
          <table:table-cell table:number-columns-repeated="16382"/>
        </table:table-row>
        <table:table-row table:style-name="ro1">
          <table:table-cell office:value-type="float" office:value="547.99666684942429" table:style-name="ce8">
            <text:p>548,00</text:p>
          </table:table-cell>
          <table:table-cell office:value-type="float" office:value="2.2716259486590026E-5" table:style-name="ce4">
            <text:p>2,27163E-05</text:p>
          </table:table-cell>
          <table:table-cell table:number-columns-repeated="16382"/>
        </table:table-row>
        <table:table-row table:style-name="ro1">
          <table:table-cell office:value-type="float" office:value="548.39323245171818" table:style-name="ce8">
            <text:p>548,39</text:p>
          </table:table-cell>
          <table:table-cell office:value-type="float" office:value="2.285943047155824E-5" table:style-name="ce4">
            <text:p>2,28594E-05</text:p>
          </table:table-cell>
          <table:table-cell table:number-columns-repeated="16382"/>
        </table:table-row>
        <table:table-row table:style-name="ro1">
          <table:table-cell office:value-type="float" office:value="548.78981924185996" table:style-name="ce8">
            <text:p>548,79</text:p>
          </table:table-cell>
          <table:table-cell office:value-type="float" office:value="2.2985700340572994E-5" table:style-name="ce4">
            <text:p>2,29857E-05</text:p>
          </table:table-cell>
          <table:table-cell table:number-columns-repeated="16382"/>
        </table:table-row>
        <table:table-row table:style-name="ro1">
          <table:table-cell office:value-type="float" office:value="549.18642723328003" table:style-name="ce8">
            <text:p>549,19</text:p>
          </table:table-cell>
          <table:table-cell office:value-type="float" office:value="2.3036030469057671E-5" table:style-name="ce4">
            <text:p>2,3036E-05</text:p>
          </table:table-cell>
          <table:table-cell table:number-columns-repeated="16382"/>
        </table:table-row>
        <table:table-row table:style-name="ro1">
          <table:table-cell office:value-type="float" office:value="549.58305643940878" table:style-name="ce8">
            <text:p>549,58</text:p>
          </table:table-cell>
          <table:table-cell office:value-type="float" office:value="2.3059373049142176E-5" table:style-name="ce4">
            <text:p>2,30594E-05</text:p>
          </table:table-cell>
          <table:table-cell table:number-columns-repeated="16382"/>
        </table:table-row>
        <table:table-row table:style-name="ro1">
          <table:table-cell office:value-type="float" office:value="549.97970687367695" table:style-name="ce8">
            <text:p>549,98</text:p>
          </table:table-cell>
          <table:table-cell office:value-type="float" office:value="2.3165003317230811E-5" table:style-name="ce4">
            <text:p>2,3165E-05</text:p>
          </table:table-cell>
          <table:table-cell table:number-columns-repeated="16382"/>
        </table:table-row>
        <table:table-row table:style-name="ro1">
          <table:table-cell office:value-type="float" office:value="550.37637854951492" table:style-name="ce8">
            <text:p>550,38</text:p>
          </table:table-cell>
          <table:table-cell office:value-type="float" office:value="2.3355633737120401E-5" table:style-name="ce4">
            <text:p>2,33556E-05</text:p>
          </table:table-cell>
          <table:table-cell table:number-columns-repeated="16382"/>
        </table:table-row>
        <table:table-row table:style-name="ro1">
          <table:table-cell office:value-type="float" office:value="550.77307148035334" table:style-name="ce8">
            <text:p>550,77</text:p>
          </table:table-cell>
          <table:table-cell office:value-type="float" office:value="2.328772804960185E-5" table:style-name="ce4">
            <text:p>2,32877E-05</text:p>
          </table:table-cell>
          <table:table-cell table:number-columns-repeated="16382"/>
        </table:table-row>
        <table:table-row table:style-name="ro1">
          <table:table-cell office:value-type="float" office:value="551.16978567962246" table:style-name="ce8">
            <text:p>551,17</text:p>
          </table:table-cell>
          <table:table-cell office:value-type="float" office:value="2.341259286932442E-5" table:style-name="ce4">
            <text:p>2,34126E-05</text:p>
          </table:table-cell>
          <table:table-cell table:number-columns-repeated="16382"/>
        </table:table-row>
        <table:table-row table:style-name="ro1">
          <table:table-cell office:value-type="float" office:value="551.56652116075315" table:style-name="ce8">
            <text:p>551,57</text:p>
          </table:table-cell>
          <table:table-cell office:value-type="float" office:value="2.3477496945931331E-5" table:style-name="ce4">
            <text:p>2,34775E-05</text:p>
          </table:table-cell>
          <table:table-cell table:number-columns-repeated="16382"/>
        </table:table-row>
        <table:table-row table:style-name="ro1">
          <table:table-cell office:value-type="float" office:value="551.96327793717569" table:style-name="ce8">
            <text:p>551,96</text:p>
          </table:table-cell>
          <table:table-cell office:value-type="float" office:value="2.3651348329483453E-5" table:style-name="ce4">
            <text:p>2,36513E-05</text:p>
          </table:table-cell>
          <table:table-cell table:number-columns-repeated="16382"/>
        </table:table-row>
        <table:table-row table:style-name="ro1">
          <table:table-cell office:value-type="float" office:value="552.36005602232069" table:style-name="ce8">
            <text:p>552,36</text:p>
          </table:table-cell>
          <table:table-cell office:value-type="float" office:value="2.3780430745373299E-5" table:style-name="ce4">
            <text:p>2,37804E-05</text:p>
          </table:table-cell>
          <table:table-cell table:number-columns-repeated="16382"/>
        </table:table-row>
        <table:table-row table:style-name="ro1">
          <table:table-cell office:value-type="float" office:value="552.75685542961855" table:style-name="ce8">
            <text:p>552,76</text:p>
          </table:table-cell>
          <table:table-cell office:value-type="float" office:value="2.3738099598070699E-5" table:style-name="ce4">
            <text:p>2,37381E-05</text:p>
          </table:table-cell>
          <table:table-cell table:number-columns-repeated="16382"/>
        </table:table-row>
        <table:table-row table:style-name="ro1">
          <table:table-cell office:value-type="float" office:value="553.15367617250001" table:style-name="ce8">
            <text:p>553,15</text:p>
          </table:table-cell>
          <table:table-cell office:value-type="float" office:value="2.3855649339665389E-5" table:style-name="ce4">
            <text:p>2,38556E-05</text:p>
          </table:table-cell>
          <table:table-cell table:number-columns-repeated="16382"/>
        </table:table-row>
        <table:table-row table:style-name="ro1">
          <table:table-cell office:value-type="float" office:value="553.55051826439546" table:style-name="ce8">
            <text:p>553,55</text:p>
          </table:table-cell>
          <table:table-cell office:value-type="float" office:value="2.3833640683388151E-5" table:style-name="ce4">
            <text:p>2,38336E-05</text:p>
          </table:table-cell>
          <table:table-cell table:number-columns-repeated="16382"/>
        </table:table-row>
        <table:table-row table:style-name="ro1">
          <table:table-cell office:value-type="float" office:value="553.94738171873541" table:style-name="ce8">
            <text:p>553,95</text:p>
          </table:table-cell>
          <table:table-cell office:value-type="float" office:value="2.4081746292586264E-5" table:style-name="ce4">
            <text:p>2,40817E-05</text:p>
          </table:table-cell>
          <table:table-cell table:number-columns-repeated="16382"/>
        </table:table-row>
        <table:table-row table:style-name="ro1">
          <table:table-cell office:value-type="float" office:value="554.34426654895037" table:style-name="ce8">
            <text:p>554,34</text:p>
          </table:table-cell>
          <table:table-cell office:value-type="float" office:value="2.4118856594505327E-5" table:style-name="ce4">
            <text:p>2,41189E-05</text:p>
          </table:table-cell>
          <table:table-cell table:number-columns-repeated="16382"/>
        </table:table-row>
        <table:table-row table:style-name="ro1">
          <table:table-cell office:value-type="float" office:value="554.74117276847085" table:style-name="ce8">
            <text:p>554,74</text:p>
          </table:table-cell>
          <table:table-cell office:value-type="float" office:value="2.4178194080605863E-5" table:style-name="ce4">
            <text:p>2,41782E-05</text:p>
          </table:table-cell>
          <table:table-cell table:number-columns-repeated="16382"/>
        </table:table-row>
        <table:table-row table:style-name="ro1">
          <table:table-cell office:value-type="float" office:value="555.13810039072746" table:style-name="ce8">
            <text:p>555,14</text:p>
          </table:table-cell>
          <table:table-cell office:value-type="float" office:value="2.4210071628876892E-5" table:style-name="ce4">
            <text:p>2,42101E-05</text:p>
          </table:table-cell>
          <table:table-cell table:number-columns-repeated="16382"/>
        </table:table-row>
        <table:table-row table:style-name="ro1">
          <table:table-cell office:value-type="float" office:value="555.53504942915072" table:style-name="ce8">
            <text:p>555,54</text:p>
          </table:table-cell>
          <table:table-cell office:value-type="float" office:value="2.436298534790194E-5" table:style-name="ce4">
            <text:p>2,4363E-05</text:p>
          </table:table-cell>
          <table:table-cell table:number-columns-repeated="16382"/>
        </table:table-row>
        <table:table-row table:style-name="ro1">
          <table:table-cell office:value-type="float" office:value="555.93201989717102" table:style-name="ce8">
            <text:p>555,93</text:p>
          </table:table-cell>
          <table:table-cell office:value-type="float" office:value="2.4429998397624936E-5" table:style-name="ce4">
            <text:p>2,443E-05</text:p>
          </table:table-cell>
          <table:table-cell table:number-columns-repeated="16382"/>
        </table:table-row>
        <table:table-row table:style-name="ro1">
          <table:table-cell office:value-type="float" office:value="556.32901180821909" table:style-name="ce8">
            <text:p>556,33</text:p>
          </table:table-cell>
          <table:table-cell office:value-type="float" office:value="2.4385381681364958E-5" table:style-name="ce4">
            <text:p>2,43854E-05</text:p>
          </table:table-cell>
          <table:table-cell table:number-columns-repeated="16382"/>
        </table:table-row>
        <table:table-row table:style-name="ro1">
          <table:table-cell office:value-type="float" office:value="556.72602517572523" table:style-name="ce8">
            <text:p>556,73</text:p>
          </table:table-cell>
          <table:table-cell office:value-type="float" office:value="2.4595843102894361E-5" table:style-name="ce4">
            <text:p>2,45958E-05</text:p>
          </table:table-cell>
          <table:table-cell table:number-columns-repeated="16382"/>
        </table:table-row>
        <table:table-row table:style-name="ro1">
          <table:table-cell office:value-type="float" office:value="557.12306001312004" table:style-name="ce8">
            <text:p>557,12</text:p>
          </table:table-cell>
          <table:table-cell office:value-type="float" office:value="2.4611789245268541E-5" table:style-name="ce4">
            <text:p>2,46118E-05</text:p>
          </table:table-cell>
          <table:table-cell table:number-columns-repeated="16382"/>
        </table:table-row>
        <table:table-row table:style-name="ro1">
          <table:table-cell office:value-type="float" office:value="557.52011633383404" table:style-name="ce8">
            <text:p>557,52</text:p>
          </table:table-cell>
          <table:table-cell office:value-type="float" office:value="2.4640511171814171E-5" table:style-name="ce4">
            <text:p>2,46405E-05</text:p>
          </table:table-cell>
          <table:table-cell table:number-columns-repeated="16382"/>
        </table:table-row>
        <table:table-row table:style-name="ro1">
          <table:table-cell office:value-type="float" office:value="557.91719415129774" table:style-name="ce8">
            <text:p>557,92</text:p>
          </table:table-cell>
          <table:table-cell office:value-type="float" office:value="2.484048937856203E-5" table:style-name="ce4">
            <text:p>2,48405E-05</text:p>
          </table:table-cell>
          <table:table-cell table:number-columns-repeated="16382"/>
        </table:table-row>
        <table:table-row table:style-name="ro1">
          <table:table-cell office:value-type="float" office:value="558.31429347894175" table:style-name="ce8">
            <text:p>558,31</text:p>
          </table:table-cell>
          <table:table-cell office:value-type="float" office:value="2.5010581134346722E-5" table:style-name="ce4">
            <text:p>2,50106E-05</text:p>
          </table:table-cell>
          <table:table-cell table:number-columns-repeated="16382"/>
        </table:table-row>
        <table:table-row table:style-name="ro1">
          <table:table-cell office:value-type="float" office:value="558.71141433019648" table:style-name="ce8">
            <text:p>558,71</text:p>
          </table:table-cell>
          <table:table-cell office:value-type="float" office:value="2.485764043392905E-5" table:style-name="ce4">
            <text:p>2,48576E-05</text:p>
          </table:table-cell>
          <table:table-cell table:number-columns-repeated="16382"/>
        </table:table-row>
        <table:table-row table:style-name="ro1">
          <table:table-cell office:value-type="float" office:value="559.10855671849254" table:style-name="ce8">
            <text:p>559,11</text:p>
          </table:table-cell>
          <table:table-cell office:value-type="float" office:value="2.5154234329168056E-5" table:style-name="ce4">
            <text:p>2,51542E-05</text:p>
          </table:table-cell>
          <table:table-cell table:number-columns-repeated="16382"/>
        </table:table-row>
        <table:table-row table:style-name="ro1">
          <table:table-cell office:value-type="float" office:value="559.50572065726033" table:style-name="ce8">
            <text:p>559,51</text:p>
          </table:table-cell>
          <table:table-cell office:value-type="float" office:value="2.5202106456852225E-5" table:style-name="ce4">
            <text:p>2,52021E-05</text:p>
          </table:table-cell>
          <table:table-cell table:number-columns-repeated="16382"/>
        </table:table-row>
        <table:table-row table:style-name="ro1">
          <table:table-cell office:value-type="float" office:value="559.90290615993047" table:style-name="ce8">
            <text:p>559,90</text:p>
          </table:table-cell>
          <table:table-cell office:value-type="float" office:value="2.5245741999620159E-5" table:style-name="ce4">
            <text:p>2,52457E-05</text:p>
          </table:table-cell>
          <table:table-cell table:number-columns-repeated="16382"/>
        </table:table-row>
        <table:table-row table:style-name="ro1">
          <table:table-cell office:value-type="float" office:value="560.30011323993347" table:style-name="ce8">
            <text:p>560,30</text:p>
          </table:table-cell>
          <table:table-cell office:value-type="float" office:value="2.5377876241046021E-5" table:style-name="ce4">
            <text:p>2,53779E-05</text:p>
          </table:table-cell>
          <table:table-cell table:number-columns-repeated="16382"/>
        </table:table-row>
        <table:table-row table:style-name="ro1">
          <table:table-cell office:value-type="float" office:value="560.69734191069983" table:style-name="ce8">
            <text:p>560,70</text:p>
          </table:table-cell>
          <table:table-cell office:value-type="float" office:value="2.5480734843262381E-5" table:style-name="ce4">
            <text:p>2,54807E-05</text:p>
          </table:table-cell>
          <table:table-cell table:number-columns-repeated="16382"/>
        </table:table-row>
        <table:table-row table:style-name="ro1">
          <table:table-cell office:value-type="float" office:value="561.09459218566008" table:style-name="ce8">
            <text:p>561,09</text:p>
          </table:table-cell>
          <table:table-cell office:value-type="float" office:value="2.5560723733404257E-5" table:style-name="ce4">
            <text:p>2,55607E-05</text:p>
          </table:table-cell>
          <table:table-cell table:number-columns-repeated="16382"/>
        </table:table-row>
        <table:table-row table:style-name="ro1">
          <table:table-cell office:value-type="float" office:value="561.49186407824459" table:style-name="ce8">
            <text:p>561,49</text:p>
          </table:table-cell>
          <table:table-cell office:value-type="float" office:value="2.5641618897429589E-5" table:style-name="ce4">
            <text:p>2,56416E-05</text:p>
          </table:table-cell>
          <table:table-cell table:number-columns-repeated="16382"/>
        </table:table-row>
        <table:table-row table:style-name="ro1">
          <table:table-cell office:value-type="float" office:value="561.88915760188411" table:style-name="ce8">
            <text:p>561,89</text:p>
          </table:table-cell>
          <table:table-cell office:value-type="float" office:value="2.5687753511529187E-5" table:style-name="ce4">
            <text:p>2,56878E-05</text:p>
          </table:table-cell>
          <table:table-cell table:number-columns-repeated="16382"/>
        </table:table-row>
        <table:table-row table:style-name="ro1">
          <table:table-cell office:value-type="float" office:value="562.28647277000914" table:style-name="ce8">
            <text:p>562,29</text:p>
          </table:table-cell>
          <table:table-cell office:value-type="float" office:value="2.5642693080438869E-5" table:style-name="ce4">
            <text:p>2,56427E-05</text:p>
          </table:table-cell>
          <table:table-cell table:number-columns-repeated="16382"/>
        </table:table-row>
        <table:table-row table:style-name="ro1">
          <table:table-cell office:value-type="float" office:value="562.68380959605008" table:style-name="ce8">
            <text:p>562,68</text:p>
          </table:table-cell>
          <table:table-cell office:value-type="float" office:value="2.5915565650471397E-5" table:style-name="ce4">
            <text:p>2,59156E-05</text:p>
          </table:table-cell>
          <table:table-cell table:number-columns-repeated="16382"/>
        </table:table-row>
        <table:table-row table:style-name="ro1">
          <table:table-cell office:value-type="float" office:value="563.08116809343755" table:style-name="ce8">
            <text:p>563,08</text:p>
          </table:table-cell>
          <table:table-cell office:value-type="float" office:value="2.5935909393767943E-5" table:style-name="ce4">
            <text:p>2,59359E-05</text:p>
          </table:table-cell>
          <table:table-cell table:number-columns-repeated="16382"/>
        </table:table-row>
        <table:table-row table:style-name="ro1">
          <table:table-cell office:value-type="float" office:value="563.47854827560195" table:style-name="ce8">
            <text:p>563,48</text:p>
          </table:table-cell>
          <table:table-cell office:value-type="float" office:value="2.602376764847913E-5" table:style-name="ce4">
            <text:p>2,60238E-05</text:p>
          </table:table-cell>
          <table:table-cell table:number-columns-repeated="16382"/>
        </table:table-row>
        <table:table-row table:style-name="ro1">
          <table:table-cell office:value-type="float" office:value="563.8759501559739" table:style-name="ce8">
            <text:p>563,88</text:p>
          </table:table-cell>
          <table:table-cell office:value-type="float" office:value="2.6137343842796684E-5" table:style-name="ce4">
            <text:p>2,61373E-05</text:p>
          </table:table-cell>
          <table:table-cell table:number-columns-repeated="16382"/>
        </table:table-row>
        <table:table-row table:style-name="ro1">
          <table:table-cell office:value-type="float" office:value="564.2733737479839" table:style-name="ce8">
            <text:p>564,27</text:p>
          </table:table-cell>
          <table:table-cell office:value-type="float" office:value="2.6159558734031696E-5" table:style-name="ce4">
            <text:p>2,61596E-05</text:p>
          </table:table-cell>
          <table:table-cell table:number-columns-repeated="16382"/>
        </table:table-row>
        <table:table-row table:style-name="ro1">
          <table:table-cell office:value-type="float" office:value="564.67081906506246" table:style-name="ce8">
            <text:p>564,67</text:p>
          </table:table-cell>
          <table:table-cell office:value-type="float" office:value="2.6197545697545958E-5" table:style-name="ce4">
            <text:p>2,61975E-05</text:p>
          </table:table-cell>
          <table:table-cell table:number-columns-repeated="16382"/>
        </table:table-row>
        <table:table-row table:style-name="ro1">
          <table:table-cell office:value-type="float" office:value="565.06828612063998" table:style-name="ce8">
            <text:p>565,07</text:p>
          </table:table-cell>
          <table:table-cell office:value-type="float" office:value="2.6269724962623643E-5" table:style-name="ce4">
            <text:p>2,62697E-05</text:p>
          </table:table-cell>
          <table:table-cell table:number-columns-repeated="16382"/>
        </table:table-row>
        <table:table-row table:style-name="ro1">
          <table:table-cell office:value-type="float" office:value="565.4657749281472" table:style-name="ce8">
            <text:p>565,47</text:p>
          </table:table-cell>
          <table:table-cell office:value-type="float" office:value="2.6484685922762029E-5" table:style-name="ce4">
            <text:p>2,64847E-05</text:p>
          </table:table-cell>
          <table:table-cell table:number-columns-repeated="16382"/>
        </table:table-row>
        <table:table-row table:style-name="ro1">
          <table:table-cell office:value-type="float" office:value="565.86328550101462" table:style-name="ce8">
            <text:p>565,86</text:p>
          </table:table-cell>
          <table:table-cell office:value-type="float" office:value="2.6551633123070931E-5" table:style-name="ce4">
            <text:p>2,65516E-05</text:p>
          </table:table-cell>
          <table:table-cell table:number-columns-repeated="16382"/>
        </table:table-row>
        <table:table-row table:style-name="ro1">
          <table:table-cell office:value-type="float" office:value="566.26081785267252" table:style-name="ce8">
            <text:p>566,26</text:p>
          </table:table-cell>
          <table:table-cell office:value-type="float" office:value="2.6509775536119299E-5" table:style-name="ce4">
            <text:p>2,65098E-05</text:p>
          </table:table-cell>
          <table:table-cell table:number-columns-repeated="16382"/>
        </table:table-row>
        <table:table-row table:style-name="ro1">
          <table:table-cell office:value-type="float" office:value="566.65837199655164" table:style-name="ce8">
            <text:p>566,66</text:p>
          </table:table-cell>
          <table:table-cell office:value-type="float" office:value="2.6524733104742004E-5" table:style-name="ce4">
            <text:p>2,65247E-05</text:p>
          </table:table-cell>
          <table:table-cell table:number-columns-repeated="16382"/>
        </table:table-row>
        <table:table-row table:style-name="ro1">
          <table:table-cell office:value-type="float" office:value="567.05594794608248" table:style-name="ce8">
            <text:p>567,06</text:p>
          </table:table-cell>
          <table:table-cell office:value-type="float" office:value="2.6756611417960213E-5" table:style-name="ce4">
            <text:p>2,67566E-05</text:p>
          </table:table-cell>
          <table:table-cell table:number-columns-repeated="16382"/>
        </table:table-row>
        <table:table-row table:style-name="ro1">
          <table:table-cell office:value-type="float" office:value="567.45354571469557" table:style-name="ce8">
            <text:p>567,45</text:p>
          </table:table-cell>
          <table:table-cell office:value-type="float" office:value="2.6718519889758096E-5" table:style-name="ce4">
            <text:p>2,67185E-05</text:p>
          </table:table-cell>
          <table:table-cell table:number-columns-repeated="16382"/>
        </table:table-row>
        <table:table-row table:style-name="ro1">
          <table:table-cell office:value-type="float" office:value="567.85116531582128" table:style-name="ce8">
            <text:p>567,85</text:p>
          </table:table-cell>
          <table:table-cell office:value-type="float" office:value="2.687489034516957E-5" table:style-name="ce4">
            <text:p>2,68749E-05</text:p>
          </table:table-cell>
          <table:table-cell table:number-columns-repeated="16382"/>
        </table:table-row>
        <table:table-row table:style-name="ro1">
          <table:table-cell office:value-type="float" office:value="568.24880676289024" table:style-name="ce8">
            <text:p>568,25</text:p>
          </table:table-cell>
          <table:table-cell office:value-type="float" office:value="2.7028517057685082E-5" table:style-name="ce4">
            <text:p>2,70285E-05</text:p>
          </table:table-cell>
          <table:table-cell table:number-columns-repeated="16382"/>
        </table:table-row>
        <table:table-row table:style-name="ro1">
          <table:table-cell office:value-type="float" office:value="568.64647006933296" table:style-name="ce8">
            <text:p>568,65</text:p>
          </table:table-cell>
          <table:table-cell office:value-type="float" office:value="2.6997975736985867E-5" table:style-name="ce4">
            <text:p>2,6998E-05</text:p>
          </table:table-cell>
          <table:table-cell table:number-columns-repeated="16382"/>
        </table:table-row>
        <table:table-row table:style-name="ro1">
          <table:table-cell office:value-type="float" office:value="569.04415524857995" table:style-name="ce8">
            <text:p>569,04</text:p>
          </table:table-cell>
          <table:table-cell office:value-type="float" office:value="2.7105309001135106E-5" table:style-name="ce4">
            <text:p>2,71053E-05</text:p>
          </table:table-cell>
          <table:table-cell table:number-columns-repeated="16382"/>
        </table:table-row>
        <table:table-row table:style-name="ro1">
          <table:table-cell office:value-type="float" office:value="569.44186231406184" table:style-name="ce8">
            <text:p>569,44</text:p>
          </table:table-cell>
          <table:table-cell office:value-type="float" office:value="2.7181052009952507E-5" table:style-name="ce4">
            <text:p>2,71811E-05</text:p>
          </table:table-cell>
          <table:table-cell table:number-columns-repeated="16382"/>
        </table:table-row>
        <table:table-row table:style-name="ro1">
          <table:table-cell office:value-type="float" office:value="569.83959127920889" table:style-name="ce8">
            <text:p>569,84</text:p>
          </table:table-cell>
          <table:table-cell office:value-type="float" office:value="2.718286998999969E-5" table:style-name="ce4">
            <text:p>2,71829E-05</text:p>
          </table:table-cell>
          <table:table-cell table:number-columns-repeated="16382"/>
        </table:table-row>
        <table:table-row table:style-name="ro1">
          <table:table-cell office:value-type="float" office:value="570.23734215745196" table:style-name="ce8">
            <text:p>570,24</text:p>
          </table:table-cell>
          <table:table-cell office:value-type="float" office:value="2.7411907565517061E-5" table:style-name="ce4">
            <text:p>2,74119E-05</text:p>
          </table:table-cell>
          <table:table-cell table:number-columns-repeated="16382"/>
        </table:table-row>
        <table:table-row table:style-name="ro1">
          <table:table-cell office:value-type="float" office:value="570.63511496222122" table:style-name="ce8">
            <text:p>570,64</text:p>
          </table:table-cell>
          <table:table-cell office:value-type="float" office:value="2.7576595920752125E-5" table:style-name="ce4">
            <text:p>2,75766E-05</text:p>
          </table:table-cell>
          <table:table-cell table:number-columns-repeated="16382"/>
        </table:table-row>
        <table:table-row table:style-name="ro1">
          <table:table-cell office:value-type="float" office:value="571.03290970694752" table:style-name="ce8">
            <text:p>571,03</text:p>
          </table:table-cell>
          <table:table-cell office:value-type="float" office:value="2.7612552452039616E-5" table:style-name="ce4">
            <text:p>2,76126E-05</text:p>
          </table:table-cell>
          <table:table-cell table:number-columns-repeated="16382"/>
        </table:table-row>
        <table:table-row table:style-name="ro1">
          <table:table-cell office:value-type="float" office:value="571.43072640506114" table:style-name="ce8">
            <text:p>571,43</text:p>
          </table:table-cell>
          <table:table-cell office:value-type="float" office:value="2.7809323281979062E-5" table:style-name="ce4">
            <text:p>2,78093E-05</text:p>
          </table:table-cell>
          <table:table-cell table:number-columns-repeated="16382"/>
        </table:table-row>
        <table:table-row table:style-name="ro1">
          <table:table-cell office:value-type="float" office:value="571.82856506999269" table:style-name="ce8">
            <text:p>571,83</text:p>
          </table:table-cell>
          <table:table-cell office:value-type="float" office:value="2.7783860794983868E-5" table:style-name="ce4">
            <text:p>2,77839E-05</text:p>
          </table:table-cell>
          <table:table-cell table:number-columns-repeated="16382"/>
        </table:table-row>
        <table:table-row table:style-name="ro1">
          <table:table-cell office:value-type="float" office:value="572.2264257151727" table:style-name="ce8">
            <text:p>572,23</text:p>
          </table:table-cell>
          <table:table-cell office:value-type="float" office:value="2.7959434722410875E-5" table:style-name="ce4">
            <text:p>2,79594E-05</text:p>
          </table:table-cell>
          <table:table-cell table:number-columns-repeated="16382"/>
        </table:table-row>
        <table:table-row table:style-name="ro1">
          <table:table-cell office:value-type="float" office:value="572.62430835403154" table:style-name="ce8">
            <text:p>572,62</text:p>
          </table:table-cell>
          <table:table-cell office:value-type="float" office:value="2.8078288240258452E-5" table:style-name="ce4">
            <text:p>2,80783E-05</text:p>
          </table:table-cell>
          <table:table-cell table:number-columns-repeated="16382"/>
        </table:table-row>
        <table:table-row table:style-name="ro1">
          <table:table-cell office:value-type="float" office:value="573.02221299999997" table:style-name="ce8">
            <text:p>573,02</text:p>
          </table:table-cell>
          <table:table-cell office:value-type="float" office:value="2.808784229149899E-5" table:style-name="ce4">
            <text:p>2,80878E-05</text:p>
          </table:table-cell>
          <table:table-cell table:number-columns-repeated="16382"/>
        </table:table-row>
        <table:table-row table:style-name="ro1">
          <table:table-cell office:value-type="float" office:value="573.42013966650848" table:style-name="ce8">
            <text:p>573,42</text:p>
          </table:table-cell>
          <table:table-cell office:value-type="float" office:value="2.8109646418140774E-5" table:style-name="ce4">
            <text:p>2,81096E-05</text:p>
          </table:table-cell>
          <table:table-cell table:number-columns-repeated="16382"/>
        </table:table-row>
        <table:table-row table:style-name="ro1">
          <table:table-cell office:value-type="float" office:value="573.81808836698735" table:style-name="ce8">
            <text:p>573,82</text:p>
          </table:table-cell>
          <table:table-cell office:value-type="float" office:value="2.8203472140457238E-5" table:style-name="ce4">
            <text:p>2,82035E-05</text:p>
          </table:table-cell>
          <table:table-cell table:number-columns-repeated="16382"/>
        </table:table-row>
        <table:table-row table:style-name="ro1">
          <table:table-cell office:value-type="float" office:value="574.21605911486733" table:style-name="ce8">
            <text:p>574,22</text:p>
          </table:table-cell>
          <table:table-cell office:value-type="float" office:value="2.8360603734749507E-5" table:style-name="ce4">
            <text:p>2,83606E-05</text:p>
          </table:table-cell>
          <table:table-cell table:number-columns-repeated="16382"/>
        </table:table-row>
        <table:table-row table:style-name="ro1">
          <table:table-cell office:value-type="float" office:value="574.61405192357893" table:style-name="ce8">
            <text:p>574,61</text:p>
          </table:table-cell>
          <table:table-cell office:value-type="float" office:value="2.8418002983341731E-5" table:style-name="ce4">
            <text:p>2,8418E-05</text:p>
          </table:table-cell>
          <table:table-cell table:number-columns-repeated="16382"/>
        </table:table-row>
        <table:table-row table:style-name="ro1">
          <table:table-cell office:value-type="float" office:value="575.01206680655253" table:style-name="ce8">
            <text:p>575,01</text:p>
          </table:table-cell>
          <table:table-cell office:value-type="float" office:value="2.8628262674456731E-5" table:style-name="ce4">
            <text:p>2,86283E-05</text:p>
          </table:table-cell>
          <table:table-cell table:number-columns-repeated="16382"/>
        </table:table-row>
        <table:table-row table:style-name="ro1">
          <table:table-cell office:value-type="float" office:value="575.41010377721875" table:style-name="ce8">
            <text:p>575,41</text:p>
          </table:table-cell>
          <table:table-cell office:value-type="float" office:value="2.8847013026100411E-5" table:style-name="ce4">
            <text:p>2,8847E-05</text:p>
          </table:table-cell>
          <table:table-cell table:number-columns-repeated="16382"/>
        </table:table-row>
        <table:table-row table:style-name="ro1">
          <table:table-cell office:value-type="float" office:value="575.80816284900811" table:style-name="ce8">
            <text:p>575,81</text:p>
          </table:table-cell>
          <table:table-cell office:value-type="float" office:value="2.8855367354741733E-5" table:style-name="ce4">
            <text:p>2,88554E-05</text:p>
          </table:table-cell>
          <table:table-cell table:number-columns-repeated="16382"/>
        </table:table-row>
        <table:table-row table:style-name="ro1">
          <table:table-cell office:value-type="float" office:value="576.20624403535101" table:style-name="ce8">
            <text:p>576,21</text:p>
          </table:table-cell>
          <table:table-cell office:value-type="float" office:value="2.8933047321102094E-5" table:style-name="ce4">
            <text:p>2,8933E-05</text:p>
          </table:table-cell>
          <table:table-cell table:number-columns-repeated="16382"/>
        </table:table-row>
        <table:table-row table:style-name="ro1">
          <table:table-cell office:value-type="float" office:value="576.60434734967816" table:style-name="ce8">
            <text:p>576,60</text:p>
          </table:table-cell>
          <table:table-cell office:value-type="float" office:value="2.9003846811659748E-5" table:style-name="ce4">
            <text:p>2,90038E-05</text:p>
          </table:table-cell>
          <table:table-cell table:number-columns-repeated="16382"/>
        </table:table-row>
        <table:table-row table:style-name="ro1">
          <table:table-cell office:value-type="float" office:value="577.00247280541998" table:style-name="ce8">
            <text:p>577,00</text:p>
          </table:table-cell>
          <table:table-cell office:value-type="float" office:value="2.9221137566630593E-5" table:style-name="ce4">
            <text:p>2,92211E-05</text:p>
          </table:table-cell>
          <table:table-cell table:number-columns-repeated="16382"/>
        </table:table-row>
        <table:table-row table:style-name="ro1">
          <table:table-cell office:value-type="float" office:value="577.40062041600709" table:style-name="ce8">
            <text:p>577,40</text:p>
          </table:table-cell>
          <table:table-cell office:value-type="float" office:value="2.932567641285277E-5" table:style-name="ce4">
            <text:p>2,93257E-05</text:p>
          </table:table-cell>
          <table:table-cell table:number-columns-repeated="16382"/>
        </table:table-row>
        <table:table-row table:style-name="ro1">
          <table:table-cell office:value-type="float" office:value="577.79879019486975" table:style-name="ce8">
            <text:p>577,80</text:p>
          </table:table-cell>
          <table:table-cell office:value-type="float" office:value="2.9308711981020416E-5" table:style-name="ce4">
            <text:p>2,93087E-05</text:p>
          </table:table-cell>
          <table:table-cell table:number-columns-repeated="16382"/>
        </table:table-row>
        <table:table-row table:style-name="ro1">
          <table:table-cell office:value-type="float" office:value="578.19698215543872" table:style-name="ce8">
            <text:p>578,20</text:p>
          </table:table-cell>
          <table:table-cell office:value-type="float" office:value="2.9426376752901984E-5" table:style-name="ce4">
            <text:p>2,94264E-05</text:p>
          </table:table-cell>
          <table:table-cell table:number-columns-repeated="16382"/>
        </table:table-row>
        <table:table-row table:style-name="ro1">
          <table:table-cell office:value-type="float" office:value="578.59519631114449" table:style-name="ce8">
            <text:p>578,60</text:p>
          </table:table-cell>
          <table:table-cell office:value-type="float" office:value="2.9631871522463905E-5" table:style-name="ce4">
            <text:p>2,96319E-05</text:p>
          </table:table-cell>
          <table:table-cell table:number-columns-repeated="16382"/>
        </table:table-row>
        <table:table-row table:style-name="ro1">
          <table:table-cell office:value-type="float" office:value="578.99343267541747" table:style-name="ce8">
            <text:p>578,99</text:p>
          </table:table-cell>
          <table:table-cell office:value-type="float" office:value="2.965412062053488E-5" table:style-name="ce4">
            <text:p>2,96541E-05</text:p>
          </table:table-cell>
          <table:table-cell table:number-columns-repeated="16382"/>
        </table:table-row>
        <table:table-row table:style-name="ro1">
          <table:table-cell office:value-type="float" office:value="579.39169126168827" table:style-name="ce8">
            <text:p>579,39</text:p>
          </table:table-cell>
          <table:table-cell office:value-type="float" office:value="2.993965224475493E-5" table:style-name="ce4">
            <text:p>2,99397E-05</text:p>
          </table:table-cell>
          <table:table-cell table:number-columns-repeated="16382"/>
        </table:table-row>
        <table:table-row table:style-name="ro1">
          <table:table-cell office:value-type="float" office:value="579.78997208338751" table:style-name="ce8">
            <text:p>579,79</text:p>
          </table:table-cell>
          <table:table-cell office:value-type="float" office:value="2.9959886760447267E-5" table:style-name="ce4">
            <text:p>2,99599E-05</text:p>
          </table:table-cell>
          <table:table-cell table:number-columns-repeated="16382"/>
        </table:table-row>
        <table:table-row table:style-name="ro1">
          <table:table-cell office:value-type="float" office:value="580.18827515394537" table:style-name="ce8">
            <text:p>580,19</text:p>
          </table:table-cell>
          <table:table-cell office:value-type="float" office:value="3.0120726024048802E-5" table:style-name="ce4">
            <text:p>3,01207E-05</text:p>
          </table:table-cell>
          <table:table-cell table:number-columns-repeated="16382"/>
        </table:table-row>
        <table:table-row table:style-name="ro1">
          <table:table-cell office:value-type="float" office:value="580.5866004867928" table:style-name="ce8">
            <text:p>580,59</text:p>
          </table:table-cell>
          <table:table-cell office:value-type="float" office:value="3.0096927229350647E-5" table:style-name="ce4">
            <text:p>3,00969E-05</text:p>
          </table:table-cell>
          <table:table-cell table:number-columns-repeated="16382"/>
        </table:table-row>
        <table:table-row table:style-name="ro1">
          <table:table-cell office:value-type="float" office:value="580.98494809535998" table:style-name="ce8">
            <text:p>580,98</text:p>
          </table:table-cell>
          <table:table-cell office:value-type="float" office:value="3.0236065986818253E-5" table:style-name="ce4">
            <text:p>3,02361E-05</text:p>
          </table:table-cell>
          <table:table-cell table:number-columns-repeated="16382"/>
        </table:table-row>
        <table:table-row table:style-name="ro1">
          <table:table-cell office:value-type="float" office:value="581.38331799307764" table:style-name="ce8">
            <text:p>581,38</text:p>
          </table:table-cell>
          <table:table-cell office:value-type="float" office:value="3.0362849704369845E-5" table:style-name="ce4">
            <text:p>3,03628E-05</text:p>
          </table:table-cell>
          <table:table-cell table:number-columns-repeated="16382"/>
        </table:table-row>
        <table:table-row table:style-name="ro1">
          <table:table-cell office:value-type="float" office:value="581.78171019337617" table:style-name="ce8">
            <text:p>581,78</text:p>
          </table:table-cell>
          <table:table-cell office:value-type="float" office:value="3.0408669247080105E-5" table:style-name="ce4">
            <text:p>3,04087E-05</text:p>
          </table:table-cell>
          <table:table-cell table:number-columns-repeated="16382"/>
        </table:table-row>
        <table:table-row table:style-name="ro1">
          <table:table-cell office:value-type="float" office:value="582.1801247096862" table:style-name="ce8">
            <text:p>582,18</text:p>
          </table:table-cell>
          <table:table-cell office:value-type="float" office:value="3.0531720389221843E-5" table:style-name="ce4">
            <text:p>3,05317E-05</text:p>
          </table:table-cell>
          <table:table-cell table:number-columns-repeated="16382"/>
        </table:table-row>
        <table:table-row table:style-name="ro1">
          <table:table-cell office:value-type="float" office:value="582.57856155543811" table:style-name="ce8">
            <text:p>582,58</text:p>
          </table:table-cell>
          <table:table-cell office:value-type="float" office:value="3.0699902587722477E-5" table:style-name="ce4">
            <text:p>3,06999E-05</text:p>
          </table:table-cell>
          <table:table-cell table:number-columns-repeated="16382"/>
        </table:table-row>
        <table:table-row table:style-name="ro1">
          <table:table-cell office:value-type="float" office:value="582.97702074406254" table:style-name="ce8">
            <text:p>582,98</text:p>
          </table:table-cell>
          <table:table-cell office:value-type="float" office:value="3.0709475156054687E-5" table:style-name="ce4">
            <text:p>3,07095E-05</text:p>
          </table:table-cell>
          <table:table-cell table:number-columns-repeated="16382"/>
        </table:table-row>
        <table:table-row table:style-name="ro1">
          <table:table-cell office:value-type="float" office:value="583.37550228898988" table:style-name="ce8">
            <text:p>583,38</text:p>
          </table:table-cell>
          <table:table-cell office:value-type="float" office:value="3.0786703377295E-5" table:style-name="ce4">
            <text:p>3,07867E-05</text:p>
          </table:table-cell>
          <table:table-cell table:number-columns-repeated="16382"/>
        </table:table-row>
        <table:table-row table:style-name="ro1">
          <table:table-cell office:value-type="float" office:value="583.77400620365086" table:style-name="ce8">
            <text:p>583,77</text:p>
          </table:table-cell>
          <table:table-cell office:value-type="float" office:value="3.0928263581691303E-5" table:style-name="ce4">
            <text:p>3,09283E-05</text:p>
          </table:table-cell>
          <table:table-cell table:number-columns-repeated="16382"/>
        </table:table-row>
        <table:table-row table:style-name="ro1">
          <table:table-cell office:value-type="float" office:value="584.17253250147587" table:style-name="ce8">
            <text:p>584,17</text:p>
          </table:table-cell>
          <table:table-cell office:value-type="float" office:value="3.108947810144909E-5" table:style-name="ce4">
            <text:p>3,10895E-05</text:p>
          </table:table-cell>
          <table:table-cell table:number-columns-repeated="16382"/>
        </table:table-row>
        <table:table-row table:style-name="ro1">
          <table:table-cell office:value-type="float" office:value="584.57108119589543" table:style-name="ce8">
            <text:p>584,57</text:p>
          </table:table-cell>
          <table:table-cell office:value-type="float" office:value="3.110024849406814E-5" table:style-name="ce4">
            <text:p>3,11002E-05</text:p>
          </table:table-cell>
          <table:table-cell table:number-columns-repeated="16382"/>
        </table:table-row>
        <table:table-row table:style-name="ro1">
          <table:table-cell office:value-type="float" office:value="584.96965230033993" table:style-name="ce8">
            <text:p>584,97</text:p>
          </table:table-cell>
          <table:table-cell office:value-type="float" office:value="3.128489577781112E-5" table:style-name="ce4">
            <text:p>3,12849E-05</text:p>
          </table:table-cell>
          <table:table-cell table:number-columns-repeated="16382"/>
        </table:table-row>
        <table:table-row table:style-name="ro1">
          <table:table-cell office:value-type="float" office:value="585.36824582824022" table:style-name="ce8">
            <text:p>585,37</text:p>
          </table:table-cell>
          <table:table-cell office:value-type="float" office:value="3.1218984432083253E-5" table:style-name="ce4">
            <text:p>3,1219E-05</text:p>
          </table:table-cell>
          <table:table-cell table:number-columns-repeated="16382"/>
        </table:table-row>
        <table:table-row table:style-name="ro1">
          <table:table-cell office:value-type="float" office:value="585.76686179302658" table:style-name="ce8">
            <text:p>585,77</text:p>
          </table:table-cell>
          <table:table-cell office:value-type="float" office:value="3.1476431922471247E-5" table:style-name="ce4">
            <text:p>3,14764E-05</text:p>
          </table:table-cell>
          <table:table-cell table:number-columns-repeated="16382"/>
        </table:table-row>
        <table:table-row table:style-name="ro1">
          <table:table-cell office:value-type="float" office:value="586.16550020812952" table:style-name="ce8">
            <text:p>586,17</text:p>
          </table:table-cell>
          <table:table-cell office:value-type="float" office:value="3.1641700430438717E-5" table:style-name="ce4">
            <text:p>3,16417E-05</text:p>
          </table:table-cell>
          <table:table-cell table:number-columns-repeated="16382"/>
        </table:table-row>
        <table:table-row table:style-name="ro1">
          <table:table-cell office:value-type="float" office:value="586.56416108697965" table:style-name="ce8">
            <text:p>586,56</text:p>
          </table:table-cell>
          <table:table-cell office:value-type="float" office:value="3.1681070142942856E-5" table:style-name="ce4">
            <text:p>3,16811E-05</text:p>
          </table:table-cell>
          <table:table-cell table:number-columns-repeated="16382"/>
        </table:table-row>
        <table:table-row table:style-name="ro1">
          <table:table-cell office:value-type="float" office:value="586.9628444430075" table:style-name="ce8">
            <text:p>586,96</text:p>
          </table:table-cell>
          <table:table-cell office:value-type="float" office:value="3.1705127770174197E-5" table:style-name="ce4">
            <text:p>3,17051E-05</text:p>
          </table:table-cell>
          <table:table-cell table:number-columns-repeated="16382"/>
        </table:table-row>
        <table:table-row table:style-name="ro1">
          <table:table-cell office:value-type="float" office:value="587.36155028964356" table:style-name="ce8">
            <text:p>587,36</text:p>
          </table:table-cell>
          <table:table-cell office:value-type="float" office:value="3.1945659314232665E-5" table:style-name="ce4">
            <text:p>3,19457E-05</text:p>
          </table:table-cell>
          <table:table-cell table:number-columns-repeated="16382"/>
        </table:table-row>
        <table:table-row table:style-name="ro1">
          <table:table-cell office:value-type="float" office:value="587.76027864031835" table:style-name="ce8">
            <text:p>587,76</text:p>
          </table:table-cell>
          <table:table-cell office:value-type="float" office:value="3.2010291700669336E-5" table:style-name="ce4">
            <text:p>3,20103E-05</text:p>
          </table:table-cell>
          <table:table-cell table:number-columns-repeated="16382"/>
        </table:table-row>
        <table:table-row table:style-name="ro1">
          <table:table-cell office:value-type="float" office:value="588.15902950846225" table:style-name="ce8">
            <text:p>588,16</text:p>
          </table:table-cell>
          <table:table-cell office:value-type="float" office:value="3.2078915999159824E-5" table:style-name="ce4">
            <text:p>3,20789E-05</text:p>
          </table:table-cell>
          <table:table-cell table:number-columns-repeated="16382"/>
        </table:table-row>
        <table:table-row table:style-name="ro1">
          <table:table-cell office:value-type="float" office:value="588.55780290750602" table:style-name="ce8">
            <text:p>588,56</text:p>
          </table:table-cell>
          <table:table-cell office:value-type="float" office:value="3.2005181256840662E-5" table:style-name="ce4">
            <text:p>3,20052E-05</text:p>
          </table:table-cell>
          <table:table-cell table:number-columns-repeated="16382"/>
        </table:table-row>
        <table:table-row table:style-name="ro1">
          <table:table-cell office:value-type="float" office:value="588.95659885088003" table:style-name="ce8">
            <text:p>588,96</text:p>
          </table:table-cell>
          <table:table-cell office:value-type="float" office:value="3.2248491303205665E-5" table:style-name="ce4">
            <text:p>3,22485E-05</text:p>
          </table:table-cell>
          <table:table-cell table:number-columns-repeated="16382"/>
        </table:table-row>
        <table:table-row table:style-name="ro1">
          <table:table-cell office:value-type="float" office:value="589.3554173520148" table:style-name="ce8">
            <text:p>589,36</text:p>
          </table:table-cell>
          <table:table-cell office:value-type="float" office:value="3.2368441462737825E-5" table:style-name="ce4">
            <text:p>3,23684E-05</text:p>
          </table:table-cell>
          <table:table-cell table:number-columns-repeated="16382"/>
        </table:table-row>
        <table:table-row table:style-name="ro1">
          <table:table-cell office:value-type="float" office:value="589.75425842434095" table:style-name="ce8">
            <text:p>589,75</text:p>
          </table:table-cell>
          <table:table-cell office:value-type="float" office:value="3.2502058918750211E-5" table:style-name="ce4">
            <text:p>3,25021E-05</text:p>
          </table:table-cell>
          <table:table-cell table:number-columns-repeated="16382"/>
        </table:table-row>
        <table:table-row table:style-name="ro1">
          <table:table-cell office:value-type="float" office:value="590.15312208128898" table:style-name="ce8">
            <text:p>590,15</text:p>
          </table:table-cell>
          <table:table-cell office:value-type="float" office:value="3.2643690296662597E-5" table:style-name="ce4">
            <text:p>3,26437E-05</text:p>
          </table:table-cell>
          <table:table-cell table:number-columns-repeated="16382"/>
        </table:table-row>
        <table:table-row table:style-name="ro1">
          <table:table-cell office:value-type="float" office:value="590.5520083362893" table:style-name="ce8">
            <text:p>590,55</text:p>
          </table:table-cell>
          <table:table-cell office:value-type="float" office:value="3.2785717109008492E-5" table:style-name="ce4">
            <text:p>3,27857E-05</text:p>
          </table:table-cell>
          <table:table-cell table:number-columns-repeated="16382"/>
        </table:table-row>
        <table:table-row table:style-name="ro1">
          <table:table-cell office:value-type="float" office:value="590.95091720277253" table:style-name="ce8">
            <text:p>590,95</text:p>
          </table:table-cell>
          <table:table-cell office:value-type="float" office:value="3.2765072747805564E-5" table:style-name="ce4">
            <text:p>3,27651E-05</text:p>
          </table:table-cell>
          <table:table-cell table:number-columns-repeated="16382"/>
        </table:table-row>
        <table:table-row table:style-name="ro1">
          <table:table-cell office:value-type="float" office:value="591.34984869416917" table:style-name="ce8">
            <text:p>591,35</text:p>
          </table:table-cell>
          <table:table-cell office:value-type="float" office:value="3.2883395832521332E-5" table:style-name="ce4">
            <text:p>3,28834E-05</text:p>
          </table:table-cell>
          <table:table-cell table:number-columns-repeated="16382"/>
        </table:table-row>
        <table:table-row table:style-name="ro1">
          <table:table-cell office:value-type="float" office:value="591.74880282390973" table:style-name="ce8">
            <text:p>591,75</text:p>
          </table:table-cell>
          <table:table-cell office:value-type="float" office:value="3.3087861435083168E-5" table:style-name="ce4">
            <text:p>3,30879E-05</text:p>
          </table:table-cell>
          <table:table-cell table:number-columns-repeated="16382"/>
        </table:table-row>
        <table:table-row table:style-name="ro1">
          <table:table-cell office:value-type="float" office:value="592.1477796054246" table:style-name="ce8">
            <text:p>592,15</text:p>
          </table:table-cell>
          <table:table-cell office:value-type="float" office:value="3.3175707599790353E-5" table:style-name="ce4">
            <text:p>3,31757E-05</text:p>
          </table:table-cell>
          <table:table-cell table:number-columns-repeated="16382"/>
        </table:table-row>
        <table:table-row table:style-name="ro1">
          <table:table-cell office:value-type="float" office:value="592.54677905214453" table:style-name="ce8">
            <text:p>592,55</text:p>
          </table:table-cell>
          <table:table-cell office:value-type="float" office:value="3.3229735627787929E-5" table:style-name="ce4">
            <text:p>3,32297E-05</text:p>
          </table:table-cell>
          <table:table-cell table:number-columns-repeated="16382"/>
        </table:table-row>
        <table:table-row table:style-name="ro1">
          <table:table-cell office:value-type="float" office:value="592.94580117750002" table:style-name="ce8">
            <text:p>592,95</text:p>
          </table:table-cell>
          <table:table-cell office:value-type="float" office:value="3.3466823284875468E-5" table:style-name="ce4">
            <text:p>3,34668E-05</text:p>
          </table:table-cell>
          <table:table-cell table:number-columns-repeated="16382"/>
        </table:table-row>
        <table:table-row table:style-name="ro1">
          <table:table-cell office:value-type="float" office:value="593.34484599492146" table:style-name="ce8">
            <text:p>593,34</text:p>
          </table:table-cell>
          <table:table-cell office:value-type="float" office:value="3.3426577275985994E-5" table:style-name="ce4">
            <text:p>3,34266E-05</text:p>
          </table:table-cell>
          <table:table-cell table:number-columns-repeated="16382"/>
        </table:table-row>
        <table:table-row table:style-name="ro1">
          <table:table-cell office:value-type="float" office:value="593.74391351783936" table:style-name="ce8">
            <text:p>593,74</text:p>
          </table:table-cell>
          <table:table-cell office:value-type="float" office:value="3.3696272464449478E-5" table:style-name="ce4">
            <text:p>3,36963E-05</text:p>
          </table:table-cell>
          <table:table-cell table:number-columns-repeated="16382"/>
        </table:table-row>
        <table:table-row table:style-name="ro1">
          <table:table-cell office:value-type="float" office:value="594.14300375968435" table:style-name="ce8">
            <text:p>594,14</text:p>
          </table:table-cell>
          <table:table-cell office:value-type="float" office:value="3.3735105471645423E-5" table:style-name="ce4">
            <text:p>3,37351E-05</text:p>
          </table:table-cell>
          <table:table-cell table:number-columns-repeated="16382"/>
        </table:table-row>
        <table:table-row table:style-name="ro1">
          <table:table-cell office:value-type="float" office:value="594.54211673388681" table:style-name="ce8">
            <text:p>594,54</text:p>
          </table:table-cell>
          <table:table-cell office:value-type="float" office:value="3.3909915685115965E-5" table:style-name="ce4">
            <text:p>3,39099E-05</text:p>
          </table:table-cell>
          <table:table-cell table:number-columns-repeated="16382"/>
        </table:table-row>
        <table:table-row table:style-name="ro1">
          <table:table-cell office:value-type="float" office:value="594.9412524538775" table:style-name="ce8">
            <text:p>594,94</text:p>
          </table:table-cell>
          <table:table-cell office:value-type="float" office:value="3.4124300730946765E-5" table:style-name="ce4">
            <text:p>3,41243E-05</text:p>
          </table:table-cell>
          <table:table-cell table:number-columns-repeated="16382"/>
        </table:table-row>
        <table:table-row table:style-name="ro1">
          <table:table-cell office:value-type="float" office:value="595.34041093308679" table:style-name="ce8">
            <text:p>595,34</text:p>
          </table:table-cell>
          <table:table-cell office:value-type="float" office:value="3.4186210609882867E-5" table:style-name="ce4">
            <text:p>3,41862E-05</text:p>
          </table:table-cell>
          <table:table-cell table:number-columns-repeated="16382"/>
        </table:table-row>
        <table:table-row table:style-name="ro1">
          <table:table-cell office:value-type="float" office:value="595.73959218494508" table:style-name="ce8">
            <text:p>595,74</text:p>
          </table:table-cell>
          <table:table-cell office:value-type="float" office:value="3.4238608168862486E-5" table:style-name="ce4">
            <text:p>3,42386E-05</text:p>
          </table:table-cell>
          <table:table-cell table:number-columns-repeated="16382"/>
        </table:table-row>
        <table:table-row table:style-name="ro1">
          <table:table-cell office:value-type="float" office:value="596.138796222883" table:style-name="ce8">
            <text:p>596,14</text:p>
          </table:table-cell>
          <table:table-cell office:value-type="float" office:value="3.4302916419003093E-5" table:style-name="ce4">
            <text:p>3,43029E-05</text:p>
          </table:table-cell>
          <table:table-cell table:number-columns-repeated="16382"/>
        </table:table-row>
        <table:table-row table:style-name="ro1">
          <table:table-cell office:value-type="float" office:value="596.53802306033117" table:style-name="ce8">
            <text:p>596,54</text:p>
          </table:table-cell>
          <table:table-cell office:value-type="float" office:value="3.426829286907373E-5" table:style-name="ce4">
            <text:p>3,42683E-05</text:p>
          </table:table-cell>
          <table:table-cell table:number-columns-repeated="16382"/>
        </table:table-row>
        <table:table-row table:style-name="ro1">
          <table:table-cell office:value-type="float" office:value="596.93727271071998" table:style-name="ce8">
            <text:p>596,94</text:p>
          </table:table-cell>
          <table:table-cell office:value-type="float" office:value="3.4664915914418621E-5" table:style-name="ce4">
            <text:p>3,46649E-05</text:p>
          </table:table-cell>
          <table:table-cell table:number-columns-repeated="16382"/>
        </table:table-row>
        <table:table-row table:style-name="ro1">
          <table:table-cell office:value-type="float" office:value="597.33654518748006" table:style-name="ce8">
            <text:p>597,34</text:p>
          </table:table-cell>
          <table:table-cell office:value-type="float" office:value="3.4738261107635139E-5" table:style-name="ce4">
            <text:p>3,47383E-05</text:p>
          </table:table-cell>
          <table:table-cell table:number-columns-repeated="16382"/>
        </table:table-row>
        <table:table-row table:style-name="ro1">
          <table:table-cell office:value-type="float" office:value="597.73584050404179" table:style-name="ce8">
            <text:p>597,74</text:p>
          </table:table-cell>
          <table:table-cell office:value-type="float" office:value="3.4551640884956814E-5" table:style-name="ce4">
            <text:p>3,45516E-05</text:p>
          </table:table-cell>
          <table:table-cell table:number-columns-repeated="16382"/>
        </table:table-row>
        <table:table-row table:style-name="ro1">
          <table:table-cell office:value-type="float" office:value="598.1351586738358" table:style-name="ce8">
            <text:p>598,14</text:p>
          </table:table-cell>
          <table:table-cell office:value-type="float" office:value="3.4869820392780214E-5" table:style-name="ce4">
            <text:p>3,48698E-05</text:p>
          </table:table-cell>
          <table:table-cell table:number-columns-repeated="16382"/>
        </table:table-row>
        <table:table-row table:style-name="ro1">
          <table:table-cell office:value-type="float" office:value="598.53449971029249" table:style-name="ce8">
            <text:p>598,53</text:p>
          </table:table-cell>
          <table:table-cell office:value-type="float" office:value="3.4885725310577368E-5" table:style-name="ce4">
            <text:p>3,48857E-05</text:p>
          </table:table-cell>
          <table:table-cell table:number-columns-repeated="16382"/>
        </table:table-row>
        <table:table-row table:style-name="ro1">
          <table:table-cell office:value-type="float" office:value="598.93386362684248" table:style-name="ce8">
            <text:p>598,93</text:p>
          </table:table-cell>
          <table:table-cell office:value-type="float" office:value="3.4944844711006468E-5" table:style-name="ce4">
            <text:p>3,49448E-05</text:p>
          </table:table-cell>
          <table:table-cell table:number-columns-repeated="16382"/>
        </table:table-row>
        <table:table-row table:style-name="ro1">
          <table:table-cell office:value-type="float" office:value="599.33325043691639" table:style-name="ce8">
            <text:p>599,33</text:p>
          </table:table-cell>
          <table:table-cell office:value-type="float" office:value="3.5330919481857124E-5" table:style-name="ce4">
            <text:p>3,53309E-05</text:p>
          </table:table-cell>
          <table:table-cell table:number-columns-repeated="16382"/>
        </table:table-row>
        <table:table-row table:style-name="ro1">
          <table:table-cell office:value-type="float" office:value="599.73266015394449" table:style-name="ce8">
            <text:p>599,73</text:p>
          </table:table-cell>
          <table:table-cell office:value-type="float" office:value="3.5349061896349845E-5" table:style-name="ce4">
            <text:p>3,53491E-05</text:p>
          </table:table-cell>
          <table:table-cell table:number-columns-repeated="16382"/>
        </table:table-row>
        <table:table-row table:style-name="ro1">
          <table:table-cell office:value-type="float" office:value="600.13209279135742" table:style-name="ce8">
            <text:p>600,13</text:p>
          </table:table-cell>
          <table:table-cell office:value-type="float" office:value="3.5392519769715288E-5" table:style-name="ce4">
            <text:p>3,53925E-05</text:p>
          </table:table-cell>
          <table:table-cell table:number-columns-repeated="16382"/>
        </table:table-row>
        <table:table-row table:style-name="ro1">
          <table:table-cell office:value-type="float" office:value="600.5315483625858" table:style-name="ce8">
            <text:p>600,53</text:p>
          </table:table-cell>
          <table:table-cell office:value-type="float" office:value="3.5582588649161031E-5" table:style-name="ce4">
            <text:p>3,55826E-05</text:p>
          </table:table-cell>
          <table:table-cell table:number-columns-repeated="16382"/>
        </table:table-row>
        <table:table-row table:style-name="ro1">
          <table:table-cell office:value-type="float" office:value="600.93102688106001" table:style-name="ce8">
            <text:p>600,93</text:p>
          </table:table-cell>
          <table:table-cell office:value-type="float" office:value="3.5539531964015189E-5" table:style-name="ce4">
            <text:p>3,55395E-05</text:p>
          </table:table-cell>
          <table:table-cell table:number-columns-repeated="16382"/>
        </table:table-row>
        <table:table-row table:style-name="ro1">
          <table:table-cell office:value-type="float" office:value="601.33052836021056" table:style-name="ce8">
            <text:p>601,33</text:p>
          </table:table-cell>
          <table:table-cell office:value-type="float" office:value="3.5676086209651446E-5" table:style-name="ce4">
            <text:p>3,56761E-05</text:p>
          </table:table-cell>
          <table:table-cell table:number-columns-repeated="16382"/>
        </table:table-row>
        <table:table-row table:style-name="ro1">
          <table:table-cell office:value-type="float" office:value="601.73005281346809" table:style-name="ce8">
            <text:p>601,73</text:p>
          </table:table-cell>
          <table:table-cell office:value-type="float" office:value="3.5846443728735052E-5" table:style-name="ce4">
            <text:p>3,58464E-05</text:p>
          </table:table-cell>
          <table:table-cell table:number-columns-repeated="16382"/>
        </table:table-row>
        <table:table-row table:style-name="ro1">
          <table:table-cell office:value-type="float" office:value="602.1296002542631" table:style-name="ce8">
            <text:p>602,13</text:p>
          </table:table-cell>
          <table:table-cell office:value-type="float" office:value="3.5814210566453508E-5" table:style-name="ce4">
            <text:p>3,58142E-05</text:p>
          </table:table-cell>
          <table:table-cell table:number-columns-repeated="16382"/>
        </table:table-row>
        <table:table-row table:style-name="ro1">
          <table:table-cell office:value-type="float" office:value="602.52917069602609" table:style-name="ce8">
            <text:p>602,53</text:p>
          </table:table-cell>
          <table:table-cell office:value-type="float" office:value="3.6010567166633234E-5" table:style-name="ce4">
            <text:p>3,60106E-05</text:p>
          </table:table-cell>
          <table:table-cell table:number-columns-repeated="16382"/>
        </table:table-row>
        <table:table-row table:style-name="ro1">
          <table:table-cell office:value-type="float" office:value="602.92876415218757" table:style-name="ce8">
            <text:p>602,93</text:p>
          </table:table-cell>
          <table:table-cell office:value-type="float" office:value="3.6056454241146116E-5" table:style-name="ce4">
            <text:p>3,60565E-05</text:p>
          </table:table-cell>
          <table:table-cell table:number-columns-repeated="16382"/>
        </table:table-row>
        <table:table-row table:style-name="ro1">
          <table:table-cell office:value-type="float" office:value="603.32838063617794" table:style-name="ce8">
            <text:p>603,33</text:p>
          </table:table-cell>
          <table:table-cell office:value-type="float" office:value="3.6292551986533281E-5" table:style-name="ce4">
            <text:p>3,62926E-05</text:p>
          </table:table-cell>
          <table:table-cell table:number-columns-repeated="16382"/>
        </table:table-row>
        <table:table-row table:style-name="ro1">
          <table:table-cell office:value-type="float" office:value="603.72802016142782" table:style-name="ce8">
            <text:p>603,73</text:p>
          </table:table-cell>
          <table:table-cell office:value-type="float" office:value="3.63675413588496E-5" table:style-name="ce4">
            <text:p>3,63675E-05</text:p>
          </table:table-cell>
          <table:table-cell table:number-columns-repeated="16382"/>
        </table:table-row>
        <table:table-row table:style-name="ro1">
          <table:table-cell office:value-type="float" office:value="604.12768274136783" table:style-name="ce8">
            <text:p>604,13</text:p>
          </table:table-cell>
          <table:table-cell office:value-type="float" office:value="3.6548543211273885E-5" table:style-name="ce4">
            <text:p>3,65485E-05</text:p>
          </table:table-cell>
          <table:table-cell table:number-columns-repeated="16382"/>
        </table:table-row>
        <table:table-row table:style-name="ro1">
          <table:table-cell office:value-type="float" office:value="604.52736838942837" table:style-name="ce8">
            <text:p>604,53</text:p>
          </table:table-cell>
          <table:table-cell office:value-type="float" office:value="3.6793408191825432E-5" table:style-name="ce4">
            <text:p>3,67934E-05</text:p>
          </table:table-cell>
          <table:table-cell table:number-columns-repeated="16382"/>
        </table:table-row>
        <table:table-row table:style-name="ro1">
          <table:table-cell office:value-type="float" office:value="604.92707711903995" table:style-name="ce8">
            <text:p>604,93</text:p>
          </table:table-cell>
          <table:table-cell office:value-type="float" office:value="3.6867594955335606E-5" table:style-name="ce4">
            <text:p>3,68676E-05</text:p>
          </table:table-cell>
          <table:table-cell table:number-columns-repeated="16382"/>
        </table:table-row>
        <table:table-row table:style-name="ro1">
          <table:table-cell office:value-type="float" office:value="605.32680894363318" table:style-name="ce8">
            <text:p>605,33</text:p>
          </table:table-cell>
          <table:table-cell office:value-type="float" office:value="3.6857500736216654E-5" table:style-name="ce4">
            <text:p>3,68575E-05</text:p>
          </table:table-cell>
          <table:table-cell table:number-columns-repeated="16382"/>
        </table:table-row>
        <table:table-row table:style-name="ro1">
          <table:table-cell office:value-type="float" office:value="605.72656387663858" table:style-name="ce8">
            <text:p>605,73</text:p>
          </table:table-cell>
          <table:table-cell office:value-type="float" office:value="3.7019078635021528E-5" table:style-name="ce4">
            <text:p>3,70191E-05</text:p>
          </table:table-cell>
          <table:table-cell table:number-columns-repeated="16382"/>
        </table:table-row>
        <table:table-row table:style-name="ro1">
          <table:table-cell office:value-type="float" office:value="606.12634193148654" table:style-name="ce8">
            <text:p>606,13</text:p>
          </table:table-cell>
          <table:table-cell office:value-type="float" office:value="3.708118137548434E-5" table:style-name="ce4">
            <text:p>3,70812E-05</text:p>
          </table:table-cell>
          <table:table-cell table:number-columns-repeated="16382"/>
        </table:table-row>
        <table:table-row table:style-name="ro1">
          <table:table-cell office:value-type="float" office:value="606.52614312160767" table:style-name="ce8">
            <text:p>606,53</text:p>
          </table:table-cell>
          <table:table-cell office:value-type="float" office:value="3.7264056122709867E-5" table:style-name="ce4">
            <text:p>3,72641E-05</text:p>
          </table:table-cell>
          <table:table-cell table:number-columns-repeated="16382"/>
        </table:table-row>
        <table:table-row table:style-name="ro1">
          <table:table-cell office:value-type="float" office:value="606.9259674604325" table:style-name="ce8">
            <text:p>606,93</text:p>
          </table:table-cell>
          <table:table-cell office:value-type="float" office:value="3.743729891605738E-5" table:style-name="ce4">
            <text:p>3,74373E-05</text:p>
          </table:table-cell>
          <table:table-cell table:number-columns-repeated="16382"/>
        </table:table-row>
        <table:table-row table:style-name="ro1">
          <table:table-cell office:value-type="float" office:value="607.32581496139153" table:style-name="ce8">
            <text:p>607,33</text:p>
          </table:table-cell>
          <table:table-cell office:value-type="float" office:value="3.7484682809223939E-5" table:style-name="ce4">
            <text:p>3,74847E-05</text:p>
          </table:table-cell>
          <table:table-cell table:number-columns-repeated="16382"/>
        </table:table-row>
        <table:table-row table:style-name="ro1">
          <table:table-cell office:value-type="float" office:value="607.72568563791526" table:style-name="ce8">
            <text:p>607,73</text:p>
          </table:table-cell>
          <table:table-cell office:value-type="float" office:value="3.7511941291411854E-5" table:style-name="ce4">
            <text:p>3,75119E-05</text:p>
          </table:table-cell>
          <table:table-cell table:number-columns-repeated="16382"/>
        </table:table-row>
        <table:table-row table:style-name="ro1">
          <table:table-cell office:value-type="float" office:value="608.12557950343421" table:style-name="ce8">
            <text:p>608,13</text:p>
          </table:table-cell>
          <table:table-cell office:value-type="float" office:value="3.7627977571341629E-5" table:style-name="ce4">
            <text:p>3,7628E-05</text:p>
          </table:table-cell>
          <table:table-cell table:number-columns-repeated="16382"/>
        </table:table-row>
        <table:table-row table:style-name="ro1">
          <table:table-cell office:value-type="float" office:value="608.52549657137899" table:style-name="ce8">
            <text:p>608,53</text:p>
          </table:table-cell>
          <table:table-cell office:value-type="float" office:value="3.787216297250827E-5" table:style-name="ce4">
            <text:p>3,78722E-05</text:p>
          </table:table-cell>
          <table:table-cell table:number-columns-repeated="16382"/>
        </table:table-row>
        <table:table-row table:style-name="ro1">
          <table:table-cell office:value-type="float" office:value="608.92543685518001" table:style-name="ce8">
            <text:p>608,93</text:p>
          </table:table-cell>
          <table:table-cell office:value-type="float" office:value="3.8052560507769804E-5" table:style-name="ce4">
            <text:p>3,80526E-05</text:p>
          </table:table-cell>
          <table:table-cell table:number-columns-repeated="16382"/>
        </table:table-row>
        <table:table-row table:style-name="ro1">
          <table:table-cell office:value-type="float" office:value="609.32540036826776" table:style-name="ce8">
            <text:p>609,33</text:p>
          </table:table-cell>
          <table:table-cell office:value-type="float" office:value="3.8024411582507178E-5" table:style-name="ce4">
            <text:p>3,80244E-05</text:p>
          </table:table-cell>
          <table:table-cell table:number-columns-repeated="16382"/>
        </table:table-row>
        <table:table-row table:style-name="ro1">
          <table:table-cell office:value-type="float" office:value="609.72538712407299" table:style-name="ce8">
            <text:p>609,73</text:p>
          </table:table-cell>
          <table:table-cell office:value-type="float" office:value="3.7973548932184556E-5" table:style-name="ce4">
            <text:p>3,79735E-05</text:p>
          </table:table-cell>
          <table:table-cell table:number-columns-repeated="16382"/>
        </table:table-row>
        <table:table-row table:style-name="ro1">
          <table:table-cell office:value-type="float" office:value="610.12539713602598" table:style-name="ce8">
            <text:p>610,13</text:p>
          </table:table-cell>
          <table:table-cell office:value-type="float" office:value="3.8276705277271877E-5" table:style-name="ce4">
            <text:p>3,82767E-05</text:p>
          </table:table-cell>
          <table:table-cell table:number-columns-repeated="16382"/>
        </table:table-row>
        <table:table-row table:style-name="ro1">
          <table:table-cell office:value-type="float" office:value="610.52543041755735" table:style-name="ce8">
            <text:p>610,53</text:p>
          </table:table-cell>
          <table:table-cell office:value-type="float" office:value="3.8362290441606065E-5" table:style-name="ce4">
            <text:p>3,83623E-05</text:p>
          </table:table-cell>
          <table:table-cell table:number-columns-repeated="16382"/>
        </table:table-row>
        <table:table-row table:style-name="ro1">
          <table:table-cell office:value-type="float" office:value="610.92548698209748" table:style-name="ce8">
            <text:p>610,93</text:p>
          </table:table-cell>
          <table:table-cell office:value-type="float" office:value="3.8460752085046294E-5" table:style-name="ce4">
            <text:p>3,84608E-05</text:p>
          </table:table-cell>
          <table:table-cell table:number-columns-repeated="16382"/>
        </table:table-row>
        <table:table-row table:style-name="ro1">
          <table:table-cell office:value-type="float" office:value="611.32556684307713" table:style-name="ce8">
            <text:p>611,33</text:p>
          </table:table-cell>
          <table:table-cell office:value-type="float" office:value="3.8626754728866283E-5" table:style-name="ce4">
            <text:p>3,86268E-05</text:p>
          </table:table-cell>
          <table:table-cell table:number-columns-repeated="16382"/>
        </table:table-row>
        <table:table-row table:style-name="ro1">
          <table:table-cell office:value-type="float" office:value="611.72567001392667" table:style-name="ce8">
            <text:p>611,73</text:p>
          </table:table-cell>
          <table:table-cell office:value-type="float" office:value="3.8693156172807078E-5" table:style-name="ce4">
            <text:p>3,86932E-05</text:p>
          </table:table-cell>
          <table:table-cell table:number-columns-repeated="16382"/>
        </table:table-row>
        <table:table-row table:style-name="ro1">
          <table:table-cell office:value-type="float" office:value="612.12579650807663" table:style-name="ce8">
            <text:p>612,13</text:p>
          </table:table-cell>
          <table:table-cell office:value-type="float" office:value="3.8825478020026348E-5" table:style-name="ce4">
            <text:p>3,88255E-05</text:p>
          </table:table-cell>
          <table:table-cell table:number-columns-repeated="16382"/>
        </table:table-row>
        <table:table-row table:style-name="ro1">
          <table:table-cell office:value-type="float" office:value="612.52594633895751" table:style-name="ce8">
            <text:p>612,53</text:p>
          </table:table-cell>
          <table:table-cell office:value-type="float" office:value="3.8973537613692789E-5" table:style-name="ce4">
            <text:p>3,89735E-05</text:p>
          </table:table-cell>
          <table:table-cell table:number-columns-repeated="16382"/>
        </table:table-row>
        <table:table-row table:style-name="ro1">
          <table:table-cell office:value-type="float" office:value="612.92611952000004" table:style-name="ce8">
            <text:p>612,93</text:p>
          </table:table-cell>
          <table:table-cell office:value-type="float" office:value="3.9103333486508836E-5" table:style-name="ce4">
            <text:p>3,91033E-05</text:p>
          </table:table-cell>
          <table:table-cell table:number-columns-repeated="16382"/>
        </table:table-row>
        <table:table-row table:style-name="ro1">
          <table:table-cell office:value-type="float" office:value="613.3263160646344" table:style-name="ce8">
            <text:p>613,33</text:p>
          </table:table-cell>
          <table:table-cell office:value-type="float" office:value="3.9032546801229948E-5" table:style-name="ce4">
            <text:p>3,90325E-05</text:p>
          </table:table-cell>
          <table:table-cell table:number-columns-repeated="16382"/>
        </table:table-row>
        <table:table-row table:style-name="ro1">
          <table:table-cell office:value-type="float" office:value="613.72653598629131" table:style-name="ce8">
            <text:p>613,73</text:p>
          </table:table-cell>
          <table:table-cell office:value-type="float" office:value="3.9232602404773681E-5" table:style-name="ce4">
            <text:p>3,92326E-05</text:p>
          </table:table-cell>
          <table:table-cell table:number-columns-repeated="16382"/>
        </table:table-row>
        <table:table-row table:style-name="ro1">
          <table:table-cell office:value-type="float" office:value="614.12677929840129" table:style-name="ce8">
            <text:p>614,13</text:p>
          </table:table-cell>
          <table:table-cell office:value-type="float" office:value="3.9400623097869669E-5" table:style-name="ce4">
            <text:p>3,94006E-05</text:p>
          </table:table-cell>
          <table:table-cell table:number-columns-repeated="16382"/>
        </table:table-row>
        <table:table-row table:style-name="ro1">
          <table:table-cell office:value-type="float" office:value="614.52704601439484" table:style-name="ce8">
            <text:p>614,53</text:p>
          </table:table-cell>
          <table:table-cell office:value-type="float" office:value="3.9487869080420486E-5" table:style-name="ce4">
            <text:p>3,94879E-05</text:p>
          </table:table-cell>
          <table:table-cell table:number-columns-repeated="16382"/>
        </table:table-row>
        <table:table-row table:style-name="ro1">
          <table:table-cell office:value-type="float" office:value="614.92733614770248" table:style-name="ce8">
            <text:p>614,93</text:p>
          </table:table-cell>
          <table:table-cell office:value-type="float" office:value="3.9613801300807203E-5" table:style-name="ce4">
            <text:p>3,96138E-05</text:p>
          </table:table-cell>
          <table:table-cell table:number-columns-repeated="16382"/>
        </table:table-row>
        <table:table-row table:style-name="ro1">
          <table:table-cell office:value-type="float" office:value="615.3276497117547" table:style-name="ce8">
            <text:p>615,33</text:p>
          </table:table-cell>
          <table:table-cell office:value-type="float" office:value="3.9770093367644366E-5" table:style-name="ce4">
            <text:p>3,97701E-05</text:p>
          </table:table-cell>
          <table:table-cell table:number-columns-repeated="16382"/>
        </table:table-row>
        <table:table-row table:style-name="ro1">
          <table:table-cell office:value-type="float" office:value="615.72798671998203" table:style-name="ce8">
            <text:p>615,73</text:p>
          </table:table-cell>
          <table:table-cell office:value-type="float" office:value="3.9740813316492105E-5" table:style-name="ce4">
            <text:p>3,97408E-05</text:p>
          </table:table-cell>
          <table:table-cell table:number-columns-repeated="16382"/>
        </table:table-row>
        <table:table-row table:style-name="ro1">
          <table:table-cell office:value-type="float" office:value="616.12834718581507" table:style-name="ce8">
            <text:p>616,13</text:p>
          </table:table-cell>
          <table:table-cell office:value-type="float" office:value="3.984375741459543E-5" table:style-name="ce4">
            <text:p>3,98438E-05</text:p>
          </table:table-cell>
          <table:table-cell table:number-columns-repeated="16382"/>
        </table:table-row>
        <table:table-row table:style-name="ro1">
          <table:table-cell office:value-type="float" office:value="616.52873112268412" table:style-name="ce8">
            <text:p>616,53</text:p>
          </table:table-cell>
          <table:table-cell office:value-type="float" office:value="3.9932740204543042E-5" table:style-name="ce4">
            <text:p>3,99327E-05</text:p>
          </table:table-cell>
          <table:table-cell table:number-columns-repeated="16382"/>
        </table:table-row>
        <table:table-row table:style-name="ro1">
          <table:table-cell office:value-type="float" office:value="616.92913854402002" table:style-name="ce8">
            <text:p>616,93</text:p>
          </table:table-cell>
          <table:table-cell office:value-type="float" office:value="4.0189394327145837E-5" table:style-name="ce4">
            <text:p>4,01894E-05</text:p>
          </table:table-cell>
          <table:table-cell table:number-columns-repeated="16382"/>
        </table:table-row>
        <table:table-row table:style-name="ro1">
          <table:table-cell office:value-type="float" office:value="617.32956946325305" table:style-name="ce8">
            <text:p>617,33</text:p>
          </table:table-cell>
          <table:table-cell office:value-type="float" office:value="4.0353465662059678E-5" table:style-name="ce4">
            <text:p>4,03535E-05</text:p>
          </table:table-cell>
          <table:table-cell table:number-columns-repeated="16382"/>
        </table:table-row>
        <table:table-row table:style-name="ro1">
          <table:table-cell office:value-type="float" office:value="617.73002389381372" table:style-name="ce8">
            <text:p>617,73</text:p>
          </table:table-cell>
          <table:table-cell office:value-type="float" office:value="4.0275508065243647E-5" table:style-name="ce4">
            <text:p>4,02755E-05</text:p>
          </table:table-cell>
          <table:table-cell table:number-columns-repeated="16382"/>
        </table:table-row>
        <table:table-row table:style-name="ro1">
          <table:table-cell office:value-type="float" office:value="618.13050184913277" table:style-name="ce8">
            <text:p>618,13</text:p>
          </table:table-cell>
          <table:table-cell office:value-type="float" office:value="4.0490589365058649E-5" table:style-name="ce4">
            <text:p>4,04906E-05</text:p>
          </table:table-cell>
          <table:table-cell table:number-columns-repeated="16382"/>
        </table:table-row>
        <table:table-row table:style-name="ro1">
          <table:table-cell office:value-type="float" office:value="618.53100334264047" table:style-name="ce8">
            <text:p>618,53</text:p>
          </table:table-cell>
          <table:table-cell office:value-type="float" office:value="4.0501396674163098E-5" table:style-name="ce4">
            <text:p>4,05014E-05</text:p>
          </table:table-cell>
          <table:table-cell table:number-columns-repeated="16382"/>
        </table:table-row>
        <table:table-row table:style-name="ro1">
          <table:table-cell office:value-type="float" office:value="618.93152838776746" table:style-name="ce8">
            <text:p>618,93</text:p>
          </table:table-cell>
          <table:table-cell office:value-type="float" office:value="4.059472786295735E-5" table:style-name="ce4">
            <text:p>4,05947E-05</text:p>
          </table:table-cell>
          <table:table-cell table:number-columns-repeated="16382"/>
        </table:table-row>
        <table:table-row table:style-name="ro1">
          <table:table-cell office:value-type="float" office:value="619.33207699794434" table:style-name="ce8">
            <text:p>619,33</text:p>
          </table:table-cell>
          <table:table-cell office:value-type="float" office:value="4.0935869562731635E-5" table:style-name="ce4">
            <text:p>4,09359E-05</text:p>
          </table:table-cell>
          <table:table-cell table:number-columns-repeated="16382"/>
        </table:table-row>
        <table:table-row table:style-name="ro1">
          <table:table-cell office:value-type="float" office:value="619.73264918660152" table:style-name="ce8">
            <text:p>619,73</text:p>
          </table:table-cell>
          <table:table-cell office:value-type="float" office:value="4.0845600213752661E-5" table:style-name="ce4">
            <text:p>4,08456E-05</text:p>
          </table:table-cell>
          <table:table-cell table:number-columns-repeated="16382"/>
        </table:table-row>
        <table:table-row table:style-name="ro1">
          <table:table-cell office:value-type="float" office:value="620.1332449671695" table:style-name="ce8">
            <text:p>620,13</text:p>
          </table:table-cell>
          <table:table-cell office:value-type="float" office:value="4.1022350024316078E-5" table:style-name="ce4">
            <text:p>4,10224E-05</text:p>
          </table:table-cell>
          <table:table-cell table:number-columns-repeated="16382"/>
        </table:table-row>
        <table:table-row table:style-name="ro1">
          <table:table-cell office:value-type="float" office:value="620.5338643530788" table:style-name="ce8">
            <text:p>620,53</text:p>
          </table:table-cell>
          <table:table-cell office:value-type="float" office:value="4.1078157147463542E-5" table:style-name="ce4">
            <text:p>4,10782E-05</text:p>
          </table:table-cell>
          <table:table-cell table:number-columns-repeated="16382"/>
        </table:table-row>
        <table:table-row table:style-name="ro1">
          <table:table-cell office:value-type="float" office:value="620.93450735776003" table:style-name="ce8">
            <text:p>620,93</text:p>
          </table:table-cell>
          <table:table-cell office:value-type="float" office:value="4.1265011177578359E-5" table:style-name="ce4">
            <text:p>4,1265E-05</text:p>
          </table:table-cell>
          <table:table-cell table:number-columns-repeated="16382"/>
        </table:table-row>
        <table:table-row table:style-name="ro1">
          <table:table-cell office:value-type="float" office:value="621.33517399464358" table:style-name="ce8">
            <text:p>621,34</text:p>
          </table:table-cell>
          <table:table-cell office:value-type="float" office:value="4.1405270940208922E-5" table:style-name="ce4">
            <text:p>4,14053E-05</text:p>
          </table:table-cell>
          <table:table-cell table:number-columns-repeated="16382"/>
        </table:table-row>
        <table:table-row table:style-name="ro1">
          <table:table-cell office:value-type="float" office:value="621.73586427716009" table:style-name="ce8">
            <text:p>621,74</text:p>
          </table:table-cell>
          <table:table-cell office:value-type="float" office:value="4.1484802629151271E-5" table:style-name="ce4">
            <text:p>4,14848E-05</text:p>
          </table:table-cell>
          <table:table-cell table:number-columns-repeated="16382"/>
        </table:table-row>
        <table:table-row table:style-name="ro1">
          <table:table-cell office:value-type="float" office:value="622.13657821874017" table:style-name="ce8">
            <text:p>622,14</text:p>
          </table:table-cell>
          <table:table-cell office:value-type="float" office:value="4.1626017538446347E-5" table:style-name="ce4">
            <text:p>4,1626E-05</text:p>
          </table:table-cell>
          <table:table-cell table:number-columns-repeated="16382"/>
        </table:table-row>
        <table:table-row table:style-name="ro1">
          <table:table-cell office:value-type="float" office:value="622.5373158328141" table:style-name="ce8">
            <text:p>622,54</text:p>
          </table:table-cell>
          <table:table-cell office:value-type="float" office:value="4.1662817000910191E-5" table:style-name="ce4">
            <text:p>4,16628E-05</text:p>
          </table:table-cell>
          <table:table-cell table:number-columns-repeated="16382"/>
        </table:table-row>
        <table:table-row table:style-name="ro1">
          <table:table-cell office:value-type="float" office:value="622.93807713281251" table:style-name="ce8">
            <text:p>622,94</text:p>
          </table:table-cell>
          <table:table-cell office:value-type="float" office:value="4.1646800436209875E-5" table:style-name="ce4">
            <text:p>4,16468E-05</text:p>
          </table:table-cell>
          <table:table-cell table:number-columns-repeated="16382"/>
        </table:table-row>
        <table:table-row table:style-name="ro1">
          <table:table-cell office:value-type="float" office:value="623.3388621321659" table:style-name="ce8">
            <text:p>623,34</text:p>
          </table:table-cell>
          <table:table-cell office:value-type="float" office:value="4.1926793883596528E-5" table:style-name="ce4">
            <text:p>4,19268E-05</text:p>
          </table:table-cell>
          <table:table-cell table:number-columns-repeated="16382"/>
        </table:table-row>
        <table:table-row table:style-name="ro1">
          <table:table-cell office:value-type="float" office:value="623.7396708443049" table:style-name="ce8">
            <text:p>623,74</text:p>
          </table:table-cell>
          <table:table-cell office:value-type="float" office:value="4.1935378702063006E-5" table:style-name="ce4">
            <text:p>4,19354E-05</text:p>
          </table:table-cell>
          <table:table-cell table:number-columns-repeated="16382"/>
        </table:table-row>
        <table:table-row table:style-name="ro1">
          <table:table-cell office:value-type="float" office:value="624.14050328265989" table:style-name="ce8">
            <text:p>624,14</text:p>
          </table:table-cell>
          <table:table-cell office:value-type="float" office:value="4.2138962911311906E-5" table:style-name="ce4">
            <text:p>4,2139E-05</text:p>
          </table:table-cell>
          <table:table-cell table:number-columns-repeated="16382"/>
        </table:table-row>
        <table:table-row table:style-name="ro1">
          <table:table-cell office:value-type="float" office:value="624.5413594606614" table:style-name="ce8">
            <text:p>624,54</text:p>
          </table:table-cell>
          <table:table-cell office:value-type="float" office:value="4.2134336367080999E-5" table:style-name="ce4">
            <text:p>4,21343E-05</text:p>
          </table:table-cell>
          <table:table-cell table:number-columns-repeated="16382"/>
        </table:table-row>
        <table:table-row table:style-name="ro1">
          <table:table-cell office:value-type="float" office:value="624.94223939174003" table:style-name="ce8">
            <text:p>624,94</text:p>
          </table:table-cell>
          <table:table-cell office:value-type="float" office:value="4.2317398837365188E-5" table:style-name="ce4">
            <text:p>4,23174E-05</text:p>
          </table:table-cell>
          <table:table-cell table:number-columns-repeated="16382"/>
        </table:table-row>
        <table:table-row table:style-name="ro1">
          <table:table-cell office:value-type="float" office:value="625.34314308932619" table:style-name="ce8">
            <text:p>625,34</text:p>
          </table:table-cell>
          <table:table-cell office:value-type="float" office:value="4.2207432868828534E-5" table:style-name="ce4">
            <text:p>4,22074E-05</text:p>
          </table:table-cell>
          <table:table-cell table:number-columns-repeated="16382"/>
        </table:table-row>
        <table:table-row table:style-name="ro1">
          <table:table-cell office:value-type="float" office:value="625.74407056685061" table:style-name="ce8">
            <text:p>625,74</text:p>
          </table:table-cell>
          <table:table-cell office:value-type="float" office:value="4.2541197268062038E-5" table:style-name="ce4">
            <text:p>4,25412E-05</text:p>
          </table:table-cell>
          <table:table-cell table:number-columns-repeated="16382"/>
        </table:table-row>
        <table:table-row table:style-name="ro1">
          <table:table-cell office:value-type="float" office:value="626.14502183774357" table:style-name="ce8">
            <text:p>626,15</text:p>
          </table:table-cell>
          <table:table-cell office:value-type="float" office:value="4.2393279339471908E-5" table:style-name="ce4">
            <text:p>4,23933E-05</text:p>
          </table:table-cell>
          <table:table-cell table:number-columns-repeated="16382"/>
        </table:table-row>
        <table:table-row table:style-name="ro1">
          <table:table-cell office:value-type="float" office:value="626.54599691543569" table:style-name="ce8">
            <text:p>626,55</text:p>
          </table:table-cell>
          <table:table-cell office:value-type="float" office:value="4.2718140205405296E-5" table:style-name="ce4">
            <text:p>4,27181E-05</text:p>
          </table:table-cell>
          <table:table-cell table:number-columns-repeated="16382"/>
        </table:table-row>
        <table:table-row table:style-name="ro1">
          <table:table-cell office:value-type="float" office:value="626.94699581335749" table:style-name="ce8">
            <text:p>626,95</text:p>
          </table:table-cell>
          <table:table-cell office:value-type="float" office:value="4.2729241305068833E-5" table:style-name="ce4">
            <text:p>4,27292E-05</text:p>
          </table:table-cell>
          <table:table-cell table:number-columns-repeated="16382"/>
        </table:table-row>
        <table:table-row table:style-name="ro1">
          <table:table-cell office:value-type="float" office:value="627.34801854493958" table:style-name="ce8">
            <text:p>627,35</text:p>
          </table:table-cell>
          <table:table-cell office:value-type="float" office:value="4.2894117229749399E-5" table:style-name="ce4">
            <text:p>4,28941E-05</text:p>
          </table:table-cell>
          <table:table-cell table:number-columns-repeated="16382"/>
        </table:table-row>
        <table:table-row table:style-name="ro1">
          <table:table-cell office:value-type="float" office:value="627.74906512361224" table:style-name="ce8">
            <text:p>627,75</text:p>
          </table:table-cell>
          <table:table-cell office:value-type="float" office:value="4.2985730686438427E-5" table:style-name="ce4">
            <text:p>4,29857E-05</text:p>
          </table:table-cell>
          <table:table-cell table:number-columns-repeated="16382"/>
        </table:table-row>
        <table:table-row table:style-name="ro1">
          <table:table-cell office:value-type="float" office:value="628.15013556280621" table:style-name="ce8">
            <text:p>628,15</text:p>
          </table:table-cell>
          <table:table-cell office:value-type="float" office:value="4.3061917394941209E-5" table:style-name="ce4">
            <text:p>4,30619E-05</text:p>
          </table:table-cell>
          <table:table-cell table:number-columns-repeated="16382"/>
        </table:table-row>
        <table:table-row table:style-name="ro1">
          <table:table-cell office:value-type="float" office:value="628.551229875952" table:style-name="ce8">
            <text:p>628,55</text:p>
          </table:table-cell>
          <table:table-cell office:value-type="float" office:value="4.3146562143895645E-5" table:style-name="ce4">
            <text:p>4,31466E-05</text:p>
          </table:table-cell>
          <table:table-cell table:number-columns-repeated="16382"/>
        </table:table-row>
        <table:table-row table:style-name="ro1">
          <table:table-cell office:value-type="float" office:value="628.95234807648001" table:style-name="ce8">
            <text:p>628,95</text:p>
          </table:table-cell>
          <table:table-cell office:value-type="float" office:value="4.3209853065633865E-5" table:style-name="ce4">
            <text:p>4,32099E-05</text:p>
          </table:table-cell>
          <table:table-cell table:number-columns-repeated="16382"/>
        </table:table-row>
        <table:table-row table:style-name="ro1">
          <table:table-cell office:value-type="float" office:value="629.35349017782085" table:style-name="ce8">
            <text:p>629,35</text:p>
          </table:table-cell>
          <table:table-cell office:value-type="float" office:value="4.3258641931935103E-5" table:style-name="ce4">
            <text:p>4,32586E-05</text:p>
          </table:table-cell>
          <table:table-cell table:number-columns-repeated="16382"/>
        </table:table-row>
        <table:table-row table:style-name="ro1">
          <table:table-cell office:value-type="float" office:value="629.75465619340503" table:style-name="ce8">
            <text:p>629,75</text:p>
          </table:table-cell>
          <table:table-cell office:value-type="float" office:value="4.3510832747862192E-5" table:style-name="ce4">
            <text:p>4,35108E-05</text:p>
          </table:table-cell>
          <table:table-cell table:number-columns-repeated="16382"/>
        </table:table-row>
        <table:table-row table:style-name="ro1">
          <table:table-cell office:value-type="float" office:value="630.15584613666294" table:style-name="ce8">
            <text:p>630,16</text:p>
          </table:table-cell>
          <table:table-cell office:value-type="float" office:value="4.3538508490965089E-5" table:style-name="ce4">
            <text:p>4,35385E-05</text:p>
          </table:table-cell>
          <table:table-cell table:number-columns-repeated="16382"/>
        </table:table-row>
        <table:table-row table:style-name="ro1">
          <table:table-cell office:value-type="float" office:value="630.55706002102534" table:style-name="ce8">
            <text:p>630,56</text:p>
          </table:table-cell>
          <table:table-cell office:value-type="float" office:value="4.3555848594358274E-5" table:style-name="ce4">
            <text:p>4,35558E-05</text:p>
          </table:table-cell>
          <table:table-cell table:number-columns-repeated="16382"/>
        </table:table-row>
        <table:table-row table:style-name="ro1">
          <table:table-cell office:value-type="float" office:value="630.95829785992248" table:style-name="ce8">
            <text:p>630,96</text:p>
          </table:table-cell>
          <table:table-cell office:value-type="float" office:value="4.3665362001245267E-5" table:style-name="ce4">
            <text:p>4,36654E-05</text:p>
          </table:table-cell>
          <table:table-cell table:number-columns-repeated="16382"/>
        </table:table-row>
        <table:table-row table:style-name="ro1">
          <table:table-cell office:value-type="float" office:value="631.35955966678512" table:style-name="ce8">
            <text:p>631,36</text:p>
          </table:table-cell>
          <table:table-cell office:value-type="float" office:value="4.3869073401317281E-5" table:style-name="ce4">
            <text:p>4,38691E-05</text:p>
          </table:table-cell>
          <table:table-cell table:number-columns-repeated="16382"/>
        </table:table-row>
        <table:table-row table:style-name="ro1">
          <table:table-cell office:value-type="float" office:value="631.76084545504364" table:style-name="ce8">
            <text:p>631,76</text:p>
          </table:table-cell>
          <table:table-cell office:value-type="float" office:value="4.4004821107814304E-5" table:style-name="ce4">
            <text:p>4,40048E-05</text:p>
          </table:table-cell>
          <table:table-cell table:number-columns-repeated="16382"/>
        </table:table-row>
        <table:table-row table:style-name="ro1">
          <table:table-cell office:value-type="float" office:value="632.16215523812866" table:style-name="ce8">
            <text:p>632,16</text:p>
          </table:table-cell>
          <table:table-cell office:value-type="float" office:value="4.3980757876082891E-5" table:style-name="ce4">
            <text:p>4,39808E-05</text:p>
          </table:table-cell>
          <table:table-cell table:number-columns-repeated="16382"/>
        </table:table-row>
        <table:table-row table:style-name="ro1">
          <table:table-cell office:value-type="float" office:value="632.56348902947059" table:style-name="ce8">
            <text:p>632,56</text:p>
          </table:table-cell>
          <table:table-cell office:value-type="float" office:value="4.4309044873903291E-5" table:style-name="ce4">
            <text:p>4,4309E-05</text:p>
          </table:table-cell>
          <table:table-cell table:number-columns-repeated="16382"/>
        </table:table-row>
        <table:table-row table:style-name="ro1">
          <table:table-cell office:value-type="float" office:value="632.96484684250004" table:style-name="ce8">
            <text:p>632,96</text:p>
          </table:table-cell>
          <table:table-cell office:value-type="float" office:value="4.4359606357639338E-5" table:style-name="ce4">
            <text:p>4,43596E-05</text:p>
          </table:table-cell>
          <table:table-cell table:number-columns-repeated="16382"/>
        </table:table-row>
        <table:table-row table:style-name="ro1">
          <table:table-cell office:value-type="float" office:value="633.3662286906474" table:style-name="ce8">
            <text:p>633,37</text:p>
          </table:table-cell>
          <table:table-cell office:value-type="float" office:value="4.4358479553255421E-5" table:style-name="ce4">
            <text:p>4,43585E-05</text:p>
          </table:table-cell>
          <table:table-cell table:number-columns-repeated="16382"/>
        </table:table-row>
        <table:table-row table:style-name="ro1">
          <table:table-cell office:value-type="float" office:value="633.76763458734331" table:style-name="ce8">
            <text:p>633,77</text:p>
          </table:table-cell>
          <table:table-cell office:value-type="float" office:value="4.4399866863715785E-5" table:style-name="ce4">
            <text:p>4,43999E-05</text:p>
          </table:table-cell>
          <table:table-cell table:number-columns-repeated="16382"/>
        </table:table-row>
        <table:table-row table:style-name="ro1">
          <table:table-cell office:value-type="float" office:value="634.16906454601826" table:style-name="ce8">
            <text:p>634,17</text:p>
          </table:table-cell>
          <table:table-cell office:value-type="float" office:value="4.4592904696350105E-5" table:style-name="ce4">
            <text:p>4,45929E-05</text:p>
          </table:table-cell>
          <table:table-cell table:number-columns-repeated="16382"/>
        </table:table-row>
        <table:table-row table:style-name="ro1">
          <table:table-cell office:value-type="float" office:value="634.57051858010288" table:style-name="ce8">
            <text:p>634,57</text:p>
          </table:table-cell>
          <table:table-cell office:value-type="float" office:value="4.475686433849321E-5" table:style-name="ce4">
            <text:p>4,47569E-05</text:p>
          </table:table-cell>
          <table:table-cell table:number-columns-repeated="16382"/>
        </table:table-row>
        <table:table-row table:style-name="ro1">
          <table:table-cell office:value-type="float" office:value="634.97199670302757" table:style-name="ce8">
            <text:p>634,97</text:p>
          </table:table-cell>
          <table:table-cell office:value-type="float" office:value="4.4771912431561799E-5" table:style-name="ce4">
            <text:p>4,47719E-05</text:p>
          </table:table-cell>
          <table:table-cell table:number-columns-repeated="16382"/>
        </table:table-row>
        <table:table-row table:style-name="ro1">
          <table:table-cell office:value-type="float" office:value="635.37349892822272" table:style-name="ce8">
            <text:p>635,37</text:p>
          </table:table-cell>
          <table:table-cell office:value-type="float" office:value="4.5027659332206739E-5" table:style-name="ce4">
            <text:p>4,50277E-05</text:p>
          </table:table-cell>
          <table:table-cell table:number-columns-repeated="16382"/>
        </table:table-row>
        <table:table-row table:style-name="ro1">
          <table:table-cell office:value-type="float" office:value="635.77502526911906" table:style-name="ce8">
            <text:p>635,78</text:p>
          </table:table-cell>
          <table:table-cell office:value-type="float" office:value="4.4997141114925344E-5" table:style-name="ce4">
            <text:p>4,49971E-05</text:p>
          </table:table-cell>
          <table:table-cell table:number-columns-repeated="16382"/>
        </table:table-row>
        <table:table-row table:style-name="ro1">
          <table:table-cell office:value-type="float" office:value="636.17657573914698" table:style-name="ce8">
            <text:p>636,18</text:p>
          </table:table-cell>
          <table:table-cell office:value-type="float" office:value="4.5100879890636411E-5" table:style-name="ce4">
            <text:p>4,51009E-05</text:p>
          </table:table-cell>
          <table:table-cell table:number-columns-repeated="16382"/>
        </table:table-row>
        <table:table-row table:style-name="ro1">
          <table:table-cell office:value-type="float" office:value="636.57815035173712" table:style-name="ce8">
            <text:p>636,58</text:p>
          </table:table-cell>
          <table:table-cell office:value-type="float" office:value="4.5208070337827066E-5" table:style-name="ce4">
            <text:p>4,52081E-05</text:p>
          </table:table-cell>
          <table:table-cell table:number-columns-repeated="16382"/>
        </table:table-row>
        <table:table-row table:style-name="ro1">
          <table:table-cell office:value-type="float" office:value="636.97974912031998" table:style-name="ce8">
            <text:p>636,98</text:p>
          </table:table-cell>
          <table:table-cell office:value-type="float" office:value="4.540626761948133E-5" table:style-name="ce4">
            <text:p>4,54063E-05</text:p>
          </table:table-cell>
          <table:table-cell table:number-columns-repeated="16382"/>
        </table:table-row>
        <table:table-row table:style-name="ro1">
          <table:table-cell office:value-type="float" office:value="637.38137205832606" table:style-name="ce8">
            <text:p>637,38</text:p>
          </table:table-cell>
          <table:table-cell office:value-type="float" office:value="4.5375911253342347E-5" table:style-name="ce4">
            <text:p>4,53759E-05</text:p>
          </table:table-cell>
          <table:table-cell table:number-columns-repeated="16382"/>
        </table:table-row>
        <table:table-row table:style-name="ro1">
          <table:table-cell office:value-type="float" office:value="637.78301917918577" table:style-name="ce8">
            <text:p>637,78</text:p>
          </table:table-cell>
          <table:table-cell office:value-type="float" office:value="4.5452759536903381E-5" table:style-name="ce4">
            <text:p>4,54528E-05</text:p>
          </table:table-cell>
          <table:table-cell table:number-columns-repeated="16382"/>
        </table:table-row>
        <table:table-row table:style-name="ro1">
          <table:table-cell office:value-type="float" office:value="638.18469049632972" table:style-name="ce8">
            <text:p>638,18</text:p>
          </table:table-cell>
          <table:table-cell office:value-type="float" office:value="4.5588057035710002E-5" table:style-name="ce4">
            <text:p>4,55881E-05</text:p>
          </table:table-cell>
          <table:table-cell table:number-columns-repeated="16382"/>
        </table:table-row>
        <table:table-row table:style-name="ro1">
          <table:table-cell office:value-type="float" office:value="638.58638602318842" table:style-name="ce8">
            <text:p>638,59</text:p>
          </table:table-cell>
          <table:table-cell office:value-type="float" office:value="4.5545346084003752E-5" table:style-name="ce4">
            <text:p>4,55453E-05</text:p>
          </table:table-cell>
          <table:table-cell table:number-columns-repeated="16382"/>
        </table:table-row>
        <table:table-row table:style-name="ro1">
          <table:table-cell office:value-type="float" office:value="638.9881057731925" table:style-name="ce8">
            <text:p>638,99</text:p>
          </table:table-cell>
          <table:table-cell office:value-type="float" office:value="4.5853046966400735E-5" table:style-name="ce4">
            <text:p>4,5853E-05</text:p>
          </table:table-cell>
          <table:table-cell table:number-columns-repeated="16382"/>
        </table:table-row>
        <table:table-row table:style-name="ro1">
          <table:table-cell office:value-type="float" office:value="639.38984975977223" table:style-name="ce8">
            <text:p>639,39</text:p>
          </table:table-cell>
          <table:table-cell office:value-type="float" office:value="4.5894071557701501E-5" table:style-name="ce4">
            <text:p>4,58941E-05</text:p>
          </table:table-cell>
          <table:table-cell table:number-columns-repeated="16382"/>
        </table:table-row>
        <table:table-row table:style-name="ro1">
          <table:table-cell office:value-type="float" office:value="639.79161799635847" table:style-name="ce8">
            <text:p>639,79</text:p>
          </table:table-cell>
          <table:table-cell office:value-type="float" office:value="4.5965424450235021E-5" table:style-name="ce4">
            <text:p>4,59654E-05</text:p>
          </table:table-cell>
          <table:table-cell table:number-columns-repeated="16382"/>
        </table:table-row>
        <table:table-row table:style-name="ro1">
          <table:table-cell office:value-type="float" office:value="640.19341049638138" table:style-name="ce8">
            <text:p>640,19</text:p>
          </table:table-cell>
          <table:table-cell office:value-type="float" office:value="4.6069309139832333E-5" table:style-name="ce4">
            <text:p>4,60693E-05</text:p>
          </table:table-cell>
          <table:table-cell table:number-columns-repeated="16382"/>
        </table:table-row>
        <table:table-row table:style-name="ro1">
          <table:table-cell office:value-type="float" office:value="640.5952272732718" table:style-name="ce8">
            <text:p>640,60</text:p>
          </table:table-cell>
          <table:table-cell office:value-type="float" office:value="4.60706833959622E-5" table:style-name="ce4">
            <text:p>4,60707E-05</text:p>
          </table:table-cell>
          <table:table-cell table:number-columns-repeated="16382"/>
        </table:table-row>
        <table:table-row table:style-name="ro1">
          <table:table-cell office:value-type="float" office:value="640.99706834046003" table:style-name="ce8">
            <text:p>641,00</text:p>
          </table:table-cell>
          <table:table-cell office:value-type="float" office:value="4.6225463107149131E-5" table:style-name="ce4">
            <text:p>4,62255E-05</text:p>
          </table:table-cell>
          <table:table-cell table:number-columns-repeated="16382"/>
        </table:table-row>
        <table:table-row table:style-name="ro1">
          <table:table-cell office:value-type="float" office:value="641.39893371137669" table:style-name="ce8">
            <text:p>641,40</text:p>
          </table:table-cell>
          <table:table-cell office:value-type="float" office:value="4.6316256952868889E-5" table:style-name="ce4">
            <text:p>4,63163E-05</text:p>
          </table:table-cell>
          <table:table-cell table:number-columns-repeated="16382"/>
        </table:table-row>
        <table:table-row table:style-name="ro1">
          <table:table-cell office:value-type="float" office:value="641.80082339945216" table:style-name="ce8">
            <text:p>641,80</text:p>
          </table:table-cell>
          <table:table-cell office:value-type="float" office:value="4.653985643160216E-5" table:style-name="ce4">
            <text:p>4,65399E-05</text:p>
          </table:table-cell>
          <table:table-cell table:number-columns-repeated="16382"/>
        </table:table-row>
        <table:table-row table:style-name="ro1">
          <table:table-cell office:value-type="float" office:value="642.20273741811707" table:style-name="ce8">
            <text:p>642,20</text:p>
          </table:table-cell>
          <table:table-cell office:value-type="float" office:value="4.6488140124010864E-5" table:style-name="ce4">
            <text:p>4,64881E-05</text:p>
          </table:table-cell>
          <table:table-cell table:number-columns-repeated="16382"/>
        </table:table-row>
        <table:table-row table:style-name="ro1">
          <table:table-cell office:value-type="float" office:value="642.60467578080204" table:style-name="ce8">
            <text:p>642,60</text:p>
          </table:table-cell>
          <table:table-cell office:value-type="float" office:value="4.6740908294747456E-5" table:style-name="ce4">
            <text:p>4,67409E-05</text:p>
          </table:table-cell>
          <table:table-cell table:number-columns-repeated="16382"/>
        </table:table-row>
        <table:table-row table:style-name="ro1">
          <table:table-cell office:value-type="float" office:value="643.00663850093747" table:style-name="ce8">
            <text:p>643,01</text:p>
          </table:table-cell>
          <table:table-cell office:value-type="float" office:value="4.6776629268273957E-5" table:style-name="ce4">
            <text:p>4,67766E-05</text:p>
          </table:table-cell>
          <table:table-cell table:number-columns-repeated="16382"/>
        </table:table-row>
        <table:table-row table:style-name="ro1">
          <table:table-cell office:value-type="float" office:value="643.40862559195398" table:style-name="ce8">
            <text:p>643,41</text:p>
          </table:table-cell>
          <table:table-cell office:value-type="float" office:value="4.6719772255928772E-5" table:style-name="ce4">
            <text:p>4,67198E-05</text:p>
          </table:table-cell>
          <table:table-cell table:number-columns-repeated="16382"/>
        </table:table-row>
        <table:table-row table:style-name="ro1">
          <table:table-cell office:value-type="float" office:value="643.81063706728196" table:style-name="ce8">
            <text:p>643,81</text:p>
          </table:table-cell>
          <table:table-cell office:value-type="float" office:value="4.6779347765822237E-5" table:style-name="ce4">
            <text:p>4,67793E-05</text:p>
          </table:table-cell>
          <table:table-cell table:number-columns-repeated="16382"/>
        </table:table-row>
        <table:table-row table:style-name="ro1">
          <table:table-cell office:value-type="float" office:value="644.21267294035192" table:style-name="ce8">
            <text:p>644,21</text:p>
          </table:table-cell>
          <table:table-cell office:value-type="float" office:value="4.6877327470720461E-5" table:style-name="ce4">
            <text:p>4,68773E-05</text:p>
          </table:table-cell>
          <table:table-cell table:number-columns-repeated="16382"/>
        </table:table-row>
        <table:table-row table:style-name="ro1">
          <table:table-cell office:value-type="float" office:value="644.61473322459437" table:style-name="ce8">
            <text:p>644,61</text:p>
          </table:table-cell>
          <table:table-cell office:value-type="float" office:value="4.7001207023485065E-5" table:style-name="ce4">
            <text:p>4,70012E-05</text:p>
          </table:table-cell>
          <table:table-cell table:number-columns-repeated="16382"/>
        </table:table-row>
        <table:table-row table:style-name="ro1">
          <table:table-cell office:value-type="float" office:value="645.01681793344005" table:style-name="ce8">
            <text:p>645,02</text:p>
          </table:table-cell>
          <table:table-cell office:value-type="float" office:value="4.7093166397084043E-5" table:style-name="ce4">
            <text:p>4,70932E-05</text:p>
          </table:table-cell>
          <table:table-cell table:number-columns-repeated="16382"/>
        </table:table-row>
        <table:table-row table:style-name="ro1">
          <table:table-cell office:value-type="float" office:value="645.41892708031924" table:style-name="ce8">
            <text:p>645,42</text:p>
          </table:table-cell>
          <table:table-cell office:value-type="float" office:value="4.7239484585344304E-5" table:style-name="ce4">
            <text:p>4,72395E-05</text:p>
          </table:table-cell>
          <table:table-cell table:number-columns-repeated="16382"/>
        </table:table-row>
        <table:table-row table:style-name="ro1">
          <table:table-cell office:value-type="float" office:value="645.82106067866255" table:style-name="ce8">
            <text:p>645,82</text:p>
          </table:table-cell>
          <table:table-cell office:value-type="float" office:value="4.7301904758944542E-5" table:style-name="ce4">
            <text:p>4,73019E-05</text:p>
          </table:table-cell>
          <table:table-cell table:number-columns-repeated="16382"/>
        </table:table-row>
        <table:table-row table:style-name="ro1">
          <table:table-cell office:value-type="float" office:value="646.22321874190061" table:style-name="ce8">
            <text:p>646,22</text:p>
          </table:table-cell>
          <table:table-cell office:value-type="float" office:value="4.7302534581948257E-5" table:style-name="ce4">
            <text:p>4,73025E-05</text:p>
          </table:table-cell>
          <table:table-cell table:number-columns-repeated="16382"/>
        </table:table-row>
        <table:table-row table:style-name="ro1">
          <table:table-cell office:value-type="float" office:value="646.6254012834637" table:style-name="ce8">
            <text:p>646,63</text:p>
          </table:table-cell>
          <table:table-cell office:value-type="float" office:value="4.7514280744248574E-5" table:style-name="ce4">
            <text:p>4,75143E-05</text:p>
          </table:table-cell>
          <table:table-cell table:number-columns-repeated="16382"/>
        </table:table-row>
        <table:table-row table:style-name="ro1">
          <table:table-cell office:value-type="float" office:value="647.02760831678256" table:style-name="ce8">
            <text:p>647,03</text:p>
          </table:table-cell>
          <table:table-cell office:value-type="float" office:value="4.744222678985559E-5" table:style-name="ce4">
            <text:p>4,74422E-05</text:p>
          </table:table-cell>
          <table:table-cell table:number-columns-repeated="16382"/>
        </table:table-row>
        <table:table-row table:style-name="ro1">
          <table:table-cell office:value-type="float" office:value="647.42983985528758" table:style-name="ce8">
            <text:p>647,43</text:p>
          </table:table-cell>
          <table:table-cell office:value-type="float" office:value="4.766260760186296E-5" table:style-name="ce4">
            <text:p>4,76626E-05</text:p>
          </table:table-cell>
          <table:table-cell table:number-columns-repeated="16382"/>
        </table:table-row>
        <table:table-row table:style-name="ro1">
          <table:table-cell office:value-type="float" office:value="647.83209591240927" table:style-name="ce8">
            <text:p>647,83</text:p>
          </table:table-cell>
          <table:table-cell office:value-type="float" office:value="4.7628295401557564E-5" table:style-name="ce4">
            <text:p>4,76283E-05</text:p>
          </table:table-cell>
          <table:table-cell table:number-columns-repeated="16382"/>
        </table:table-row>
        <table:table-row table:style-name="ro1">
          <table:table-cell office:value-type="float" office:value="648.23437650157825" table:style-name="ce8">
            <text:p>648,23</text:p>
          </table:table-cell>
          <table:table-cell office:value-type="float" office:value="4.7637638182790703E-5" table:style-name="ce4">
            <text:p>4,76376E-05</text:p>
          </table:table-cell>
          <table:table-cell table:number-columns-repeated="16382"/>
        </table:table-row>
        <table:table-row table:style-name="ro1">
          <table:table-cell office:value-type="float" office:value="648.63668163622492" table:style-name="ce8">
            <text:p>648,64</text:p>
          </table:table-cell>
          <table:table-cell office:value-type="float" office:value="4.7927124603531137E-5" table:style-name="ce4">
            <text:p>4,79271E-05</text:p>
          </table:table-cell>
          <table:table-cell table:number-columns-repeated="16382"/>
        </table:table-row>
        <table:table-row table:style-name="ro1">
          <table:table-cell office:value-type="float" office:value="649.03901132978001" table:style-name="ce8">
            <text:p>649,04</text:p>
          </table:table-cell>
          <table:table-cell office:value-type="float" office:value="4.7918131058982857E-5" table:style-name="ce4">
            <text:p>4,79181E-05</text:p>
          </table:table-cell>
          <table:table-cell table:number-columns-repeated="16382"/>
        </table:table-row>
        <table:table-row table:style-name="ro1">
          <table:table-cell office:value-type="float" office:value="649.44136559567391" table:style-name="ce8">
            <text:p>649,44</text:p>
          </table:table-cell>
          <table:table-cell office:value-type="float" office:value="4.8002871670331989E-5" table:style-name="ce4">
            <text:p>4,80029E-05</text:p>
          </table:table-cell>
          <table:table-cell table:number-columns-repeated="16382"/>
        </table:table-row>
        <table:table-row table:style-name="ro1">
          <table:table-cell office:value-type="float" office:value="649.84374444733703" table:style-name="ce8">
            <text:p>649,84</text:p>
          </table:table-cell>
          <table:table-cell office:value-type="float" office:value="4.8083982505922378E-5" table:style-name="ce4">
            <text:p>4,8084E-05</text:p>
          </table:table-cell>
          <table:table-cell table:number-columns-repeated="16382"/>
        </table:table-row>
        <table:table-row table:style-name="ro1">
          <table:table-cell office:value-type="float" office:value="650.24614789819998" table:style-name="ce8">
            <text:p>650,25</text:p>
          </table:table-cell>
          <table:table-cell office:value-type="float" office:value="4.8143987772187012E-5" table:style-name="ce4">
            <text:p>4,8144E-05</text:p>
          </table:table-cell>
          <table:table-cell table:number-columns-repeated="16382"/>
        </table:table-row>
        <table:table-row table:style-name="ro1">
          <table:table-cell office:value-type="float" office:value="650.64857596169327" table:style-name="ce8">
            <text:p>650,65</text:p>
          </table:table-cell>
          <table:table-cell office:value-type="float" office:value="4.8334311384642045E-5" table:style-name="ce4">
            <text:p>4,83343E-05</text:p>
          </table:table-cell>
          <table:table-cell table:number-columns-repeated="16382"/>
        </table:table-row>
        <table:table-row table:style-name="ro1">
          <table:table-cell office:value-type="float" office:value="651.05102865124752" table:style-name="ce8">
            <text:p>651,05</text:p>
          </table:table-cell>
          <table:table-cell office:value-type="float" office:value="4.8436338916348106E-5" table:style-name="ce4">
            <text:p>4,84363E-05</text:p>
          </table:table-cell>
          <table:table-cell table:number-columns-repeated="16382"/>
        </table:table-row>
        <table:table-row table:style-name="ro1">
          <table:table-cell office:value-type="float" office:value="651.45350598029313" table:style-name="ce8">
            <text:p>651,45</text:p>
          </table:table-cell>
          <table:table-cell office:value-type="float" office:value="4.8548372767997612E-5" table:style-name="ce4">
            <text:p>4,85484E-05</text:p>
          </table:table-cell>
          <table:table-cell table:number-columns-repeated="16382"/>
        </table:table-row>
        <table:table-row table:style-name="ro1">
          <table:table-cell office:value-type="float" office:value="651.85600796226072" table:style-name="ce8">
            <text:p>651,86</text:p>
          </table:table-cell>
          <table:table-cell office:value-type="float" office:value="4.8530125444377411E-5" table:style-name="ce4">
            <text:p>4,85301E-05</text:p>
          </table:table-cell>
          <table:table-cell table:number-columns-repeated="16382"/>
        </table:table-row>
        <table:table-row table:style-name="ro1">
          <table:table-cell office:value-type="float" office:value="652.25853461058068" table:style-name="ce8">
            <text:p>652,26</text:p>
          </table:table-cell>
          <table:table-cell office:value-type="float" office:value="4.8693240297706825E-5" table:style-name="ce4">
            <text:p>4,86932E-05</text:p>
          </table:table-cell>
          <table:table-cell table:number-columns-repeated="16382"/>
        </table:table-row>
        <table:table-row table:style-name="ro1">
          <table:table-cell office:value-type="float" office:value="652.66108593868353" table:style-name="ce8">
            <text:p>652,66</text:p>
          </table:table-cell>
          <table:table-cell office:value-type="float" office:value="4.8667702155585973E-5" table:style-name="ce4">
            <text:p>4,86677E-05</text:p>
          </table:table-cell>
          <table:table-cell table:number-columns-repeated="16382"/>
        </table:table-row>
        <table:table-row table:style-name="ro1">
          <table:table-cell office:value-type="float" office:value="653.06366195999999" table:style-name="ce8">
            <text:p>653,06</text:p>
          </table:table-cell>
          <table:table-cell office:value-type="float" office:value="4.877773476064186E-5" table:style-name="ce4">
            <text:p>4,87777E-05</text:p>
          </table:table-cell>
          <table:table-cell table:number-columns-repeated="16382"/>
        </table:table-row>
        <table:table-row table:style-name="ro1">
          <table:table-cell office:value-type="float" office:value="653.46626268796035" table:style-name="ce8">
            <text:p>653,47</text:p>
          </table:table-cell>
          <table:table-cell office:value-type="float" office:value="4.8747226212334678E-5" table:style-name="ce4">
            <text:p>4,87472E-05</text:p>
          </table:table-cell>
          <table:table-cell table:number-columns-repeated="16382"/>
        </table:table-row>
        <table:table-row table:style-name="ro1">
          <table:table-cell office:value-type="float" office:value="653.86888813599535" table:style-name="ce8">
            <text:p>653,87</text:p>
          </table:table-cell>
          <table:table-cell office:value-type="float" office:value="4.9129057101428088E-5" table:style-name="ce4">
            <text:p>4,91291E-05</text:p>
          </table:table-cell>
          <table:table-cell table:number-columns-repeated="16382"/>
        </table:table-row>
        <table:table-row table:style-name="ro1">
          <table:table-cell office:value-type="float" office:value="654.27153831753526" table:style-name="ce8">
            <text:p>654,27</text:p>
          </table:table-cell>
          <table:table-cell office:value-type="float" office:value="4.9138707100740519E-5" table:style-name="ce4">
            <text:p>4,91387E-05</text:p>
          </table:table-cell>
          <table:table-cell table:number-columns-repeated="16382"/>
        </table:table-row>
        <table:table-row table:style-name="ro1">
          <table:table-cell office:value-type="float" office:value="654.67421324601094" table:style-name="ce8">
            <text:p>654,67</text:p>
          </table:table-cell>
          <table:table-cell office:value-type="float" office:value="4.9146132150739136E-5" table:style-name="ce4">
            <text:p>4,91461E-05</text:p>
          </table:table-cell>
          <table:table-cell table:number-columns-repeated="16382"/>
        </table:table-row>
        <table:table-row table:style-name="ro1">
          <table:table-cell office:value-type="float" office:value="655.07691293485254" table:style-name="ce8">
            <text:p>655,08</text:p>
          </table:table-cell>
          <table:table-cell office:value-type="float" office:value="4.9163033332032274E-5" table:style-name="ce4">
            <text:p>4,9163E-05</text:p>
          </table:table-cell>
          <table:table-cell table:number-columns-repeated="16382"/>
        </table:table-row>
        <table:table-row table:style-name="ro1">
          <table:table-cell office:value-type="float" office:value="655.47963739749071" table:style-name="ce8">
            <text:p>655,48</text:p>
          </table:table-cell>
          <table:table-cell office:value-type="float" office:value="4.9150006368724221E-5" table:style-name="ce4">
            <text:p>4,915E-05</text:p>
          </table:table-cell>
          <table:table-cell table:number-columns-repeated="16382"/>
        </table:table-row>
        <table:table-row table:style-name="ro1">
          <table:table-cell office:value-type="float" office:value="655.88238664735604" table:style-name="ce8">
            <text:p>655,88</text:p>
          </table:table-cell>
          <table:table-cell office:value-type="float" office:value="4.9287512117580701E-5" table:style-name="ce4">
            <text:p>4,92875E-05</text:p>
          </table:table-cell>
          <table:table-cell table:number-columns-repeated="16382"/>
        </table:table-row>
        <table:table-row table:style-name="ro1">
          <table:table-cell office:value-type="float" office:value="656.28516069787906" table:style-name="ce8">
            <text:p>656,29</text:p>
          </table:table-cell>
          <table:table-cell office:value-type="float" office:value="4.9455151888575109E-5" table:style-name="ce4">
            <text:p>4,94552E-05</text:p>
          </table:table-cell>
          <table:table-cell table:number-columns-repeated="16382"/>
        </table:table-row>
        <table:table-row table:style-name="ro1">
          <table:table-cell office:value-type="float" office:value="656.68795956249016" table:style-name="ce8">
            <text:p>656,69</text:p>
          </table:table-cell>
          <table:table-cell office:value-type="float" office:value="4.9480687563365855E-5" table:style-name="ce4">
            <text:p>4,94807E-05</text:p>
          </table:table-cell>
          <table:table-cell table:number-columns-repeated="16382"/>
        </table:table-row>
        <table:table-row table:style-name="ro1">
          <table:table-cell office:value-type="float" office:value="657.09078325461996" table:style-name="ce8">
            <text:p>657,09</text:p>
          </table:table-cell>
          <table:table-cell office:value-type="float" office:value="4.953556102665049E-5" table:style-name="ce4">
            <text:p>4,95356E-05</text:p>
          </table:table-cell>
          <table:table-cell table:number-columns-repeated="16382"/>
        </table:table-row>
        <table:table-row table:style-name="ro1">
          <table:table-cell office:value-type="float" office:value="657.49363178769909" table:style-name="ce8">
            <text:p>657,49</text:p>
          </table:table-cell>
          <table:table-cell office:value-type="float" office:value="4.9609101577282879E-5" table:style-name="ce4">
            <text:p>4,96091E-05</text:p>
          </table:table-cell>
          <table:table-cell table:number-columns-repeated="16382"/>
        </table:table-row>
        <table:table-row table:style-name="ro1">
          <table:table-cell office:value-type="float" office:value="657.89650517515781" table:style-name="ce8">
            <text:p>657,90</text:p>
          </table:table-cell>
          <table:table-cell office:value-type="float" office:value="4.9697214883912905E-5" table:style-name="ce4">
            <text:p>4,96972E-05</text:p>
          </table:table-cell>
          <table:table-cell table:number-columns-repeated="16382"/>
        </table:table-row>
        <table:table-row table:style-name="ro1">
          <table:table-cell office:value-type="float" office:value="658.29940343042676" table:style-name="ce8">
            <text:p>658,30</text:p>
          </table:table-cell>
          <table:table-cell office:value-type="float" office:value="4.965373023339542E-5" table:style-name="ce4">
            <text:p>4,96537E-05</text:p>
          </table:table-cell>
          <table:table-cell table:number-columns-repeated="16382"/>
        </table:table-row>
        <table:table-row table:style-name="ro1">
          <table:table-cell office:value-type="float" office:value="658.70232656693645" table:style-name="ce8">
            <text:p>658,70</text:p>
          </table:table-cell>
          <table:table-cell office:value-type="float" office:value="4.9738075876775753E-5" table:style-name="ce4">
            <text:p>4,97381E-05</text:p>
          </table:table-cell>
          <table:table-cell table:number-columns-repeated="16382"/>
        </table:table-row>
        <table:table-row table:style-name="ro1">
          <table:table-cell office:value-type="float" office:value="659.1052745981176" table:style-name="ce8">
            <text:p>659,11</text:p>
          </table:table-cell>
          <table:table-cell office:value-type="float" office:value="4.991175030100758E-5" table:style-name="ce4">
            <text:p>4,99118E-05</text:p>
          </table:table-cell>
          <table:table-cell table:number-columns-repeated="16382"/>
        </table:table-row>
        <table:table-row table:style-name="ro1">
          <table:table-cell office:value-type="float" office:value="659.50824753740039" table:style-name="ce8">
            <text:p>659,51</text:p>
          </table:table-cell>
          <table:table-cell office:value-type="float" office:value="5.0063299501678359E-5" table:style-name="ce4">
            <text:p>5,00633E-05</text:p>
          </table:table-cell>
          <table:table-cell table:number-columns-repeated="16382"/>
        </table:table-row>
        <table:table-row table:style-name="ro1">
          <table:table-cell office:value-type="float" office:value="659.91124539821544" table:style-name="ce8">
            <text:p>659,91</text:p>
          </table:table-cell>
          <table:table-cell office:value-type="float" office:value="5.0128927791593707E-5" table:style-name="ce4">
            <text:p>5,01289E-05</text:p>
          </table:table-cell>
          <table:table-cell table:number-columns-repeated="16382"/>
        </table:table-row>
        <table:table-row table:style-name="ro1">
          <table:table-cell office:value-type="float" office:value="660.31426819399348" table:style-name="ce8">
            <text:p>660,31</text:p>
          </table:table-cell>
          <table:table-cell office:value-type="float" office:value="5.0079909443256122E-5" table:style-name="ce4">
            <text:p>5,00799E-05</text:p>
          </table:table-cell>
          <table:table-cell table:number-columns-repeated="16382"/>
        </table:table-row>
        <table:table-row table:style-name="ro1">
          <table:table-cell office:value-type="float" office:value="660.7173159381648" table:style-name="ce8">
            <text:p>660,72</text:p>
          </table:table-cell>
          <table:table-cell office:value-type="float" office:value="5.021370551371642E-5" table:style-name="ce4">
            <text:p>5,02137E-05</text:p>
          </table:table-cell>
          <table:table-cell table:number-columns-repeated="16382"/>
        </table:table-row>
        <table:table-row table:style-name="ro1">
          <table:table-cell office:value-type="float" office:value="661.1203886441599" table:style-name="ce8">
            <text:p>661,12</text:p>
          </table:table-cell>
          <table:table-cell office:value-type="float" office:value="5.0106363096386973E-5" table:style-name="ce4">
            <text:p>5,01064E-05</text:p>
          </table:table-cell>
          <table:table-cell table:number-columns-repeated="16382"/>
        </table:table-row>
        <table:table-row table:style-name="ro1">
          <table:table-cell office:value-type="float" office:value="661.52348632540964" table:style-name="ce8">
            <text:p>661,52</text:p>
          </table:table-cell>
          <table:table-cell office:value-type="float" office:value="5.0322001423015484E-5" table:style-name="ce4">
            <text:p>5,0322E-05</text:p>
          </table:table-cell>
          <table:table-cell table:number-columns-repeated="16382"/>
        </table:table-row>
        <table:table-row table:style-name="ro1">
          <table:table-cell office:value-type="float" office:value="661.92660899534417" table:style-name="ce8">
            <text:p>661,93</text:p>
          </table:table-cell>
          <table:table-cell office:value-type="float" office:value="5.0421580348987865E-5" table:style-name="ce4">
            <text:p>5,04216E-05</text:p>
          </table:table-cell>
          <table:table-cell table:number-columns-repeated="16382"/>
        </table:table-row>
        <table:table-row table:style-name="ro1">
          <table:table-cell office:value-type="float" office:value="662.32975666739412" table:style-name="ce8">
            <text:p>662,33</text:p>
          </table:table-cell>
          <table:table-cell office:value-type="float" office:value="5.0469668788652477E-5" table:style-name="ce4">
            <text:p>5,04697E-05</text:p>
          </table:table-cell>
          <table:table-cell table:number-columns-repeated="16382"/>
        </table:table-row>
        <table:table-row table:style-name="ro1">
          <table:table-cell office:value-type="float" office:value="662.73292935499012" table:style-name="ce8">
            <text:p>662,73</text:p>
          </table:table-cell>
          <table:table-cell office:value-type="float" office:value="5.0495987064461074E-5" table:style-name="ce4">
            <text:p>5,0496E-05</text:p>
          </table:table-cell>
          <table:table-cell table:number-columns-repeated="16382"/>
        </table:table-row>
        <table:table-row table:style-name="ro1">
          <table:table-cell office:value-type="float" office:value="663.13612707156244" table:style-name="ce8">
            <text:p>663,14</text:p>
          </table:table-cell>
          <table:table-cell office:value-type="float" office:value="5.0525524435814249E-5" table:style-name="ce4">
            <text:p>5,05255E-05</text:p>
          </table:table-cell>
          <table:table-cell table:number-columns-repeated="16382"/>
        </table:table-row>
        <table:table-row table:style-name="ro1">
          <table:table-cell office:value-type="float" office:value="663.53934983054194" table:style-name="ce8">
            <text:p>663,54</text:p>
          </table:table-cell>
          <table:table-cell office:value-type="float" office:value="5.0577421556901414E-5" table:style-name="ce4">
            <text:p>5,05774E-05</text:p>
          </table:table-cell>
          <table:table-cell table:number-columns-repeated="16382"/>
        </table:table-row>
        <table:table-row table:style-name="ro1">
          <table:table-cell office:value-type="float" office:value="663.94259764535889" table:style-name="ce8">
            <text:p>663,94</text:p>
          </table:table-cell>
          <table:table-cell office:value-type="float" office:value="5.0831663518598641E-5" table:style-name="ce4">
            <text:p>5,08317E-05</text:p>
          </table:table-cell>
          <table:table-cell table:number-columns-repeated="16382"/>
        </table:table-row>
        <table:table-row table:style-name="ro1">
          <table:table-cell office:value-type="float" office:value="664.3458705294438" table:style-name="ce8">
            <text:p>664,35</text:p>
          </table:table-cell>
          <table:table-cell office:value-type="float" office:value="5.0775218111175511E-5" table:style-name="ce4">
            <text:p>5,07752E-05</text:p>
          </table:table-cell>
          <table:table-cell table:number-columns-repeated="16382"/>
        </table:table-row>
        <table:table-row table:style-name="ro1">
          <table:table-cell office:value-type="float" office:value="664.74916849622741" table:style-name="ce8">
            <text:p>664,75</text:p>
          </table:table-cell>
          <table:table-cell office:value-type="float" office:value="5.0905611003447898E-5" table:style-name="ce4">
            <text:p>5,09056E-05</text:p>
          </table:table-cell>
          <table:table-cell table:number-columns-repeated="16382"/>
        </table:table-row>
        <table:table-row table:style-name="ro1">
          <table:table-cell office:value-type="float" office:value="665.15249155914" table:style-name="ce8">
            <text:p>665,15</text:p>
          </table:table-cell>
          <table:table-cell office:value-type="float" office:value="5.1034230664265588E-5" table:style-name="ce4">
            <text:p>5,10342E-05</text:p>
          </table:table-cell>
          <table:table-cell table:number-columns-repeated="16382"/>
        </table:table-row>
        <table:table-row table:style-name="ro1">
          <table:table-cell office:value-type="float" office:value="665.5558397316122" table:style-name="ce8">
            <text:p>665,56</text:p>
          </table:table-cell>
          <table:table-cell office:value-type="float" office:value="5.0894006431707642E-5" table:style-name="ce4">
            <text:p>5,0894E-05</text:p>
          </table:table-cell>
          <table:table-cell table:number-columns-repeated="16382"/>
        </table:table-row>
        <table:table-row table:style-name="ro1">
          <table:table-cell office:value-type="float" office:value="665.95921302707461" table:style-name="ce8">
            <text:p>665,96</text:p>
          </table:table-cell>
          <table:table-cell office:value-type="float" office:value="5.1180815250614868E-5" table:style-name="ce4">
            <text:p>5,11808E-05</text:p>
          </table:table-cell>
          <table:table-cell table:number-columns-repeated="16382"/>
        </table:table-row>
        <table:table-row table:style-name="ro1">
          <table:table-cell office:value-type="float" office:value="666.36261145895753" table:style-name="ce8">
            <text:p>666,36</text:p>
          </table:table-cell>
          <table:table-cell office:value-type="float" office:value="5.1152281881398737E-5" table:style-name="ce4">
            <text:p>5,11523E-05</text:p>
          </table:table-cell>
          <table:table-cell table:number-columns-repeated="16382"/>
        </table:table-row>
        <table:table-row table:style-name="ro1">
          <table:table-cell office:value-type="float" office:value="666.76603504069169" table:style-name="ce8">
            <text:p>666,77</text:p>
          </table:table-cell>
          <table:table-cell office:value-type="float" office:value="5.1234666240971068E-5" table:style-name="ce4">
            <text:p>5,12347E-05</text:p>
          </table:table-cell>
          <table:table-cell table:number-columns-repeated="16382"/>
        </table:table-row>
        <table:table-row table:style-name="ro1">
          <table:table-cell office:value-type="float" office:value="667.16948378570748" table:style-name="ce8">
            <text:p>667,17</text:p>
          </table:table-cell>
          <table:table-cell office:value-type="float" office:value="5.1304166066050284E-5" table:style-name="ce4">
            <text:p>5,13042E-05</text:p>
          </table:table-cell>
          <table:table-cell table:number-columns-repeated="16382"/>
        </table:table-row>
        <table:table-row table:style-name="ro1">
          <table:table-cell office:value-type="float" office:value="667.57295770743553" table:style-name="ce8">
            <text:p>667,57</text:p>
          </table:table-cell>
          <table:table-cell office:value-type="float" office:value="5.137177017071224E-5" table:style-name="ce4">
            <text:p>5,13718E-05</text:p>
          </table:table-cell>
          <table:table-cell table:number-columns-repeated="16382"/>
        </table:table-row>
        <table:table-row table:style-name="ro1">
          <table:table-cell office:value-type="float" office:value="667.97645681930635" table:style-name="ce8">
            <text:p>667,98</text:p>
          </table:table-cell>
          <table:table-cell office:value-type="float" office:value="5.1465738081687845E-5" table:style-name="ce4">
            <text:p>5,14657E-05</text:p>
          </table:table-cell>
          <table:table-cell table:number-columns-repeated="16382"/>
        </table:table-row>
        <table:table-row table:style-name="ro1">
          <table:table-cell office:value-type="float" office:value="668.37998113475032" table:style-name="ce8">
            <text:p>668,38</text:p>
          </table:table-cell>
          <table:table-cell office:value-type="float" office:value="5.163290615429576E-5" table:style-name="ce4">
            <text:p>5,16329E-05</text:p>
          </table:table-cell>
          <table:table-cell table:number-columns-repeated="16382"/>
        </table:table-row>
        <table:table-row table:style-name="ro1">
          <table:table-cell office:value-type="float" office:value="668.78353066719797" table:style-name="ce8">
            <text:p>668,78</text:p>
          </table:table-cell>
          <table:table-cell office:value-type="float" office:value="5.1723861337527499E-5" table:style-name="ce4">
            <text:p>5,17239E-05</text:p>
          </table:table-cell>
          <table:table-cell table:number-columns-repeated="16382"/>
        </table:table-row>
        <table:table-row table:style-name="ro1">
          <table:table-cell office:value-type="float" office:value="669.18710543008001" table:style-name="ce8">
            <text:p>669,19</text:p>
          </table:table-cell>
          <table:table-cell office:value-type="float" office:value="5.1609884456072102E-5" table:style-name="ce4">
            <text:p>5,16099E-05</text:p>
          </table:table-cell>
          <table:table-cell table:number-columns-repeated="16382"/>
        </table:table-row>
        <table:table-row table:style-name="ro1">
          <table:table-cell office:value-type="float" office:value="669.59070543682674" table:style-name="ce8">
            <text:p>669,59</text:p>
          </table:table-cell>
          <table:table-cell office:value-type="float" office:value="5.1595113756332394E-5" table:style-name="ce4">
            <text:p>5,15951E-05</text:p>
          </table:table-cell>
          <table:table-cell table:number-columns-repeated="16382"/>
        </table:table-row>
        <table:table-row table:style-name="ro1">
          <table:table-cell office:value-type="float" office:value="669.994330700869" table:style-name="ce8">
            <text:p>669,99</text:p>
          </table:table-cell>
          <table:table-cell office:value-type="float" office:value="5.1775355690126818E-5" table:style-name="ce4">
            <text:p>5,17754E-05</text:p>
          </table:table-cell>
          <table:table-cell table:number-columns-repeated="16382"/>
        </table:table-row>
        <table:table-row table:style-name="ro1">
          <table:table-cell office:value-type="float" office:value="670.39798123563696" table:style-name="ce8">
            <text:p>670,40</text:p>
          </table:table-cell>
          <table:table-cell office:value-type="float" office:value="5.185146077682301E-5" table:style-name="ce4">
            <text:p>5,18515E-05</text:p>
          </table:table-cell>
          <table:table-cell table:number-columns-repeated="16382"/>
        </table:table-row>
        <table:table-row table:style-name="ro1">
          <table:table-cell office:value-type="float" office:value="670.80165705456125" table:style-name="ce8">
            <text:p>670,80</text:p>
          </table:table-cell>
          <table:table-cell office:value-type="float" office:value="5.2117254485077979E-5" table:style-name="ce4">
            <text:p>5,21173E-05</text:p>
          </table:table-cell>
          <table:table-cell table:number-columns-repeated="16382"/>
        </table:table-row>
        <table:table-row table:style-name="ro1">
          <table:table-cell office:value-type="float" office:value="671.20535817107248" table:style-name="ce8">
            <text:p>671,21</text:p>
          </table:table-cell>
          <table:table-cell office:value-type="float" office:value="5.2001894740829176E-5" table:style-name="ce4">
            <text:p>5,20019E-05</text:p>
          </table:table-cell>
          <table:table-cell table:number-columns-repeated="16382"/>
        </table:table-row>
        <table:table-row table:style-name="ro1">
          <table:table-cell office:value-type="float" office:value="671.60908459860116" table:style-name="ce8">
            <text:p>671,61</text:p>
          </table:table-cell>
          <table:table-cell office:value-type="float" office:value="5.2145585121283453E-5" table:style-name="ce4">
            <text:p>5,21456E-05</text:p>
          </table:table-cell>
          <table:table-cell table:number-columns-repeated="16382"/>
        </table:table-row>
        <table:table-row table:style-name="ro1">
          <table:table-cell office:value-type="float" office:value="672.01283635057757" table:style-name="ce8">
            <text:p>672,01</text:p>
          </table:table-cell>
          <table:table-cell office:value-type="float" office:value="5.1985129912193624E-5" table:style-name="ce4">
            <text:p>5,19851E-05</text:p>
          </table:table-cell>
          <table:table-cell table:number-columns-repeated="16382"/>
        </table:table-row>
        <table:table-row table:style-name="ro1">
          <table:table-cell office:value-type="float" office:value="672.41661344043268" table:style-name="ce8">
            <text:p>672,42</text:p>
          </table:table-cell>
          <table:table-cell office:value-type="float" office:value="5.2295723515414254E-5" table:style-name="ce4">
            <text:p>5,22957E-05</text:p>
          </table:table-cell>
          <table:table-cell table:number-columns-repeated="16382"/>
        </table:table-row>
        <table:table-row table:style-name="ro1">
          <table:table-cell office:value-type="float" office:value="672.82041588159655" table:style-name="ce8">
            <text:p>672,82</text:p>
          </table:table-cell>
          <table:table-cell office:value-type="float" office:value="5.2460500365238063E-5" table:style-name="ce4">
            <text:p>5,24605E-05</text:p>
          </table:table-cell>
          <table:table-cell table:number-columns-repeated="16382"/>
        </table:table-row>
        <table:table-row table:style-name="ro1">
          <table:table-cell office:value-type="float" office:value="673.22424368750001" table:style-name="ce8">
            <text:p>673,22</text:p>
          </table:table-cell>
          <table:table-cell office:value-type="float" office:value="5.2386264776545283E-5" table:style-name="ce4">
            <text:p>5,23863E-05</text:p>
          </table:table-cell>
          <table:table-cell table:number-columns-repeated="16382"/>
        </table:table-row>
        <table:table-row table:style-name="ro1">
          <table:table-cell office:value-type="float" office:value="673.62809687157346" table:style-name="ce8">
            <text:p>673,63</text:p>
          </table:table-cell>
          <table:table-cell office:value-type="float" office:value="5.2566306631591196E-5" table:style-name="ce4">
            <text:p>5,25663E-05</text:p>
          </table:table-cell>
          <table:table-cell table:number-columns-repeated="16382"/>
        </table:table-row>
        <table:table-row table:style-name="ro1">
          <table:table-cell office:value-type="float" office:value="674.03197544724731" table:style-name="ce8">
            <text:p>674,03</text:p>
          </table:table-cell>
          <table:table-cell office:value-type="float" office:value="5.2463717721275982E-5" table:style-name="ce4">
            <text:p>5,24637E-05</text:p>
          </table:table-cell>
          <table:table-cell table:number-columns-repeated="16382"/>
        </table:table-row>
        <table:table-row table:style-name="ro1">
          <table:table-cell office:value-type="float" office:value="674.43587942795239" table:style-name="ce8">
            <text:p>674,44</text:p>
          </table:table-cell>
          <table:table-cell office:value-type="float" office:value="5.2430602609645165E-5" table:style-name="ce4">
            <text:p>5,24306E-05</text:p>
          </table:table-cell>
          <table:table-cell table:number-columns-repeated="16382"/>
        </table:table-row>
        <table:table-row table:style-name="ro1">
          <table:table-cell office:value-type="float" office:value="674.83980882711887" table:style-name="ce8">
            <text:p>674,84</text:p>
          </table:table-cell>
          <table:table-cell office:value-type="float" office:value="5.2495133078300019E-5" table:style-name="ce4">
            <text:p>5,24951E-05</text:p>
          </table:table-cell>
          <table:table-cell table:number-columns-repeated="16382"/>
        </table:table-row>
        <table:table-row table:style-name="ro1">
          <table:table-cell office:value-type="float" office:value="675.2437636581775" table:style-name="ce8">
            <text:p>675,24</text:p>
          </table:table-cell>
          <table:table-cell office:value-type="float" office:value="5.2568940269340763E-5" table:style-name="ce4">
            <text:p>5,25689E-05</text:p>
          </table:table-cell>
          <table:table-cell table:number-columns-repeated="16382"/>
        </table:table-row>
        <table:table-row table:style-name="ro1">
          <table:table-cell office:value-type="float" office:value="675.64774393455878" table:style-name="ce8">
            <text:p>675,65</text:p>
          </table:table-cell>
          <table:table-cell office:value-type="float" office:value="5.2652079299598501E-5" table:style-name="ce4">
            <text:p>5,26521E-05</text:p>
          </table:table-cell>
          <table:table-cell table:number-columns-repeated="16382"/>
        </table:table-row>
        <table:table-row table:style-name="ro1">
          <table:table-cell office:value-type="float" office:value="676.05174966969298" table:style-name="ce8">
            <text:p>676,05</text:p>
          </table:table-cell>
          <table:table-cell office:value-type="float" office:value="5.2814155844863584E-5" table:style-name="ce4">
            <text:p>5,28142E-05</text:p>
          </table:table-cell>
          <table:table-cell table:number-columns-repeated="16382"/>
        </table:table-row>
        <table:table-row table:style-name="ro1">
          <table:table-cell office:value-type="float" office:value="676.45578087701108" table:style-name="ce8">
            <text:p>676,46</text:p>
          </table:table-cell>
          <table:table-cell office:value-type="float" office:value="5.2809286605269122E-5" table:style-name="ce4">
            <text:p>5,28093E-05</text:p>
          </table:table-cell>
          <table:table-cell table:number-columns-repeated="16382"/>
        </table:table-row>
        <table:table-row table:style-name="ro1">
          <table:table-cell office:value-type="float" office:value="676.85983756994324" table:style-name="ce8">
            <text:p>676,86</text:p>
          </table:table-cell>
          <table:table-cell office:value-type="float" office:value="5.2976607518201858E-5" table:style-name="ce4">
            <text:p>5,29766E-05</text:p>
          </table:table-cell>
          <table:table-cell table:number-columns-repeated="16382"/>
        </table:table-row>
        <table:table-row table:style-name="ro1">
          <table:table-cell office:value-type="float" office:value="677.26391976191996" table:style-name="ce8">
            <text:p>677,26</text:p>
          </table:table-cell>
          <table:table-cell office:value-type="float" office:value="5.299736895858819E-5" table:style-name="ce4">
            <text:p>5,29974E-05</text:p>
          </table:table-cell>
          <table:table-cell table:number-columns-repeated="16382"/>
        </table:table-row>
        <table:table-row table:style-name="ro1">
          <table:table-cell office:value-type="float" office:value="677.668027466372" table:style-name="ce8">
            <text:p>677,67</text:p>
          </table:table-cell>
          <table:table-cell office:value-type="float" office:value="5.2938327064864097E-5" table:style-name="ce4">
            <text:p>5,29383E-05</text:p>
          </table:table-cell>
          <table:table-cell table:number-columns-repeated="16382"/>
        </table:table-row>
        <table:table-row table:style-name="ro1">
          <table:table-cell office:value-type="float" office:value="678.07216069672972" table:style-name="ce8">
            <text:p>678,07</text:p>
          </table:table-cell>
          <table:table-cell office:value-type="float" office:value="5.3118235240986672E-5" table:style-name="ce4">
            <text:p>5,31182E-05</text:p>
          </table:table-cell>
          <table:table-cell table:number-columns-repeated="16382"/>
        </table:table-row>
        <table:table-row table:style-name="ro1">
          <table:table-cell office:value-type="float" office:value="678.47631946642377" table:style-name="ce8">
            <text:p>678,48</text:p>
          </table:table-cell>
          <table:table-cell office:value-type="float" office:value="5.3160532211310517E-5" table:style-name="ce4">
            <text:p>5,31605E-05</text:p>
          </table:table-cell>
          <table:table-cell table:number-columns-repeated="16382"/>
        </table:table-row>
        <table:table-row table:style-name="ro1">
          <table:table-cell office:value-type="float" office:value="678.88050378888443" table:style-name="ce8">
            <text:p>678,88</text:p>
          </table:table-cell>
          <table:table-cell office:value-type="float" office:value="5.3103935466375169E-5" table:style-name="ce4">
            <text:p>5,31039E-05</text:p>
          </table:table-cell>
          <table:table-cell table:number-columns-repeated="16382"/>
        </table:table-row>
        <table:table-row table:style-name="ro1">
          <table:table-cell office:value-type="float" office:value="679.28471367754253" table:style-name="ce8">
            <text:p>679,28</text:p>
          </table:table-cell>
          <table:table-cell office:value-type="float" office:value="5.3211497713642553E-5" table:style-name="ce4">
            <text:p>5,32115E-05</text:p>
          </table:table-cell>
          <table:table-cell table:number-columns-repeated="16382"/>
        </table:table-row>
        <table:table-row table:style-name="ro1">
          <table:table-cell office:value-type="float" office:value="679.68894914582836" table:style-name="ce8">
            <text:p>679,69</text:p>
          </table:table-cell>
          <table:table-cell office:value-type="float" office:value="5.331861973764159E-5" table:style-name="ce4">
            <text:p>5,33186E-05</text:p>
          </table:table-cell>
          <table:table-cell table:number-columns-repeated="16382"/>
        </table:table-row>
        <table:table-row table:style-name="ro1">
          <table:table-cell office:value-type="float" office:value="680.09321020717243" table:style-name="ce8">
            <text:p>680,09</text:p>
          </table:table-cell>
          <table:table-cell office:value-type="float" office:value="5.3337012483153225E-5" table:style-name="ce4">
            <text:p>5,3337E-05</text:p>
          </table:table-cell>
          <table:table-cell table:number-columns-repeated="16382"/>
        </table:table-row>
        <table:table-row table:style-name="ro1">
          <table:table-cell office:value-type="float" office:value="680.49749687500548" table:style-name="ce8">
            <text:p>680,50</text:p>
          </table:table-cell>
          <table:table-cell office:value-type="float" office:value="5.3425346853818959E-5" table:style-name="ce4">
            <text:p>5,34253E-05</text:p>
          </table:table-cell>
          <table:table-cell table:number-columns-repeated="16382"/>
        </table:table-row>
        <table:table-row table:style-name="ro1">
          <table:table-cell office:value-type="float" office:value="680.90180916275779" table:style-name="ce8">
            <text:p>680,90</text:p>
          </table:table-cell>
          <table:table-cell office:value-type="float" office:value="5.3593919114187272E-5" table:style-name="ce4">
            <text:p>5,35939E-05</text:p>
          </table:table-cell>
          <table:table-cell table:number-columns-repeated="16382"/>
        </table:table-row>
        <table:table-row table:style-name="ro1">
          <table:table-cell office:value-type="float" office:value="681.30614708385997" table:style-name="ce8">
            <text:p>681,31</text:p>
          </table:table-cell>
          <table:table-cell office:value-type="float" office:value="5.3696222831087257E-5" table:style-name="ce4">
            <text:p>5,36962E-05</text:p>
          </table:table-cell>
          <table:table-cell table:number-columns-repeated="16382"/>
        </table:table-row>
        <table:table-row table:style-name="ro1">
          <table:table-cell office:value-type="float" office:value="681.71051065174265" table:style-name="ce8">
            <text:p>681,71</text:p>
          </table:table-cell>
          <table:table-cell office:value-type="float" office:value="5.3569796755672467E-5" table:style-name="ce4">
            <text:p>5,35698E-05</text:p>
          </table:table-cell>
          <table:table-cell table:number-columns-repeated="16382"/>
        </table:table-row>
        <table:table-row table:style-name="ro1">
          <table:table-cell office:value-type="float" office:value="682.11489987983623" table:style-name="ce8">
            <text:p>682,11</text:p>
          </table:table-cell>
          <table:table-cell office:value-type="float" office:value="5.3863961161577109E-5" table:style-name="ce4">
            <text:p>5,3864E-05</text:p>
          </table:table-cell>
          <table:table-cell table:number-columns-repeated="16382"/>
        </table:table-row>
        <table:table-row table:style-name="ro1">
          <table:table-cell office:value-type="float" office:value="682.51931478157121" table:style-name="ce8">
            <text:p>682,52</text:p>
          </table:table-cell>
          <table:table-cell office:value-type="float" office:value="5.3704354799717139E-5" table:style-name="ce4">
            <text:p>5,37044E-05</text:p>
          </table:table-cell>
          <table:table-cell table:number-columns-repeated="16382"/>
        </table:table-row>
        <table:table-row table:style-name="ro1">
          <table:table-cell office:value-type="float" office:value="682.9237553703781" table:style-name="ce8">
            <text:p>682,92</text:p>
          </table:table-cell>
          <table:table-cell office:value-type="float" office:value="5.3621425844745948E-5" table:style-name="ce4">
            <text:p>5,36214E-05</text:p>
          </table:table-cell>
          <table:table-cell table:number-columns-repeated="16382"/>
        </table:table-row>
        <table:table-row table:style-name="ro1">
          <table:table-cell office:value-type="float" office:value="683.32822165968753" table:style-name="ce8">
            <text:p>683,33</text:p>
          </table:table-cell>
          <table:table-cell office:value-type="float" office:value="5.3849897002710132E-5" table:style-name="ce4">
            <text:p>5,38499E-05</text:p>
          </table:table-cell>
          <table:table-cell table:number-columns-repeated="16382"/>
        </table:table-row>
        <table:table-row table:style-name="ro1">
          <table:table-cell office:value-type="float" office:value="683.73271366292988" table:style-name="ce8">
            <text:p>683,73</text:p>
          </table:table-cell>
          <table:table-cell office:value-type="float" office:value="5.3892393312708504E-5" table:style-name="ce4">
            <text:p>5,38924E-05</text:p>
          </table:table-cell>
          <table:table-cell table:number-columns-repeated="16382"/>
        </table:table-row>
        <table:table-row table:style-name="ro1">
          <table:table-cell office:value-type="float" office:value="684.1372313935359" table:style-name="ce8">
            <text:p>684,14</text:p>
          </table:table-cell>
          <table:table-cell office:value-type="float" office:value="5.396721586244161E-5" table:style-name="ce4">
            <text:p>5,39672E-05</text:p>
          </table:table-cell>
          <table:table-cell table:number-columns-repeated="16382"/>
        </table:table-row>
        <table:table-row table:style-name="ro1">
          <table:table-cell office:value-type="float" office:value="684.54177486493586" table:style-name="ce8">
            <text:p>684,54</text:p>
          </table:table-cell>
          <table:table-cell office:value-type="float" office:value="5.399875252063077E-5" table:style-name="ce4">
            <text:p>5,39988E-05</text:p>
          </table:table-cell>
          <table:table-cell table:number-columns-repeated="16382"/>
        </table:table-row>
        <table:table-row table:style-name="ro1">
          <table:table-cell office:value-type="float" office:value="684.94634409056039" table:style-name="ce8">
            <text:p>684,95</text:p>
          </table:table-cell>
          <table:table-cell office:value-type="float" office:value="5.391411177859964E-5" table:style-name="ce4">
            <text:p>5,39141E-05</text:p>
          </table:table-cell>
          <table:table-cell table:number-columns-repeated="16382"/>
        </table:table-row>
        <table:table-row table:style-name="ro1">
          <table:table-cell office:value-type="float" office:value="685.3509390838401" table:style-name="ce8">
            <text:p>685,35</text:p>
          </table:table-cell>
          <table:table-cell office:value-type="float" office:value="5.4134963510109927E-5" table:style-name="ce4">
            <text:p>5,4135E-05</text:p>
          </table:table-cell>
          <table:table-cell table:number-columns-repeated="16382"/>
        </table:table-row>
        <table:table-row table:style-name="ro1">
          <table:table-cell office:value-type="float" office:value="685.75555985820529" table:style-name="ce8">
            <text:p>685,76</text:p>
          </table:table-cell>
          <table:table-cell office:value-type="float" office:value="5.4092134054728753E-5" table:style-name="ce4">
            <text:p>5,40921E-05</text:p>
          </table:table-cell>
          <table:table-cell table:number-columns-repeated="16382"/>
        </table:table-row>
        <table:table-row table:style-name="ro1">
          <table:table-cell office:value-type="float" office:value="686.16020642708656" table:style-name="ce8">
            <text:p>686,16</text:p>
          </table:table-cell>
          <table:table-cell office:value-type="float" office:value="5.4201860383289047E-5" table:style-name="ce4">
            <text:p>5,42019E-05</text:p>
          </table:table-cell>
          <table:table-cell table:number-columns-repeated="16382"/>
        </table:table-row>
        <table:table-row table:style-name="ro1">
          <table:table-cell office:value-type="float" office:value="686.56487880391455" table:style-name="ce8">
            <text:p>686,56</text:p>
          </table:table-cell>
          <table:table-cell office:value-type="float" office:value="5.4267504125821892E-5" table:style-name="ce4">
            <text:p>5,42675E-05</text:p>
          </table:table-cell>
          <table:table-cell table:number-columns-repeated="16382"/>
        </table:table-row>
        <table:table-row table:style-name="ro1">
          <table:table-cell office:value-type="float" office:value="686.96957700211965" table:style-name="ce8">
            <text:p>686,97</text:p>
          </table:table-cell>
          <table:table-cell office:value-type="float" office:value="5.4310260928240908E-5" table:style-name="ce4">
            <text:p>5,43103E-05</text:p>
          </table:table-cell>
          <table:table-cell table:number-columns-repeated="16382"/>
        </table:table-row>
        <table:table-row table:style-name="ro1">
          <table:table-cell office:value-type="float" office:value="687.37430103513248" table:style-name="ce8">
            <text:p>687,37</text:p>
          </table:table-cell>
          <table:table-cell office:value-type="float" office:value="5.4196469388191273E-5" table:style-name="ce4">
            <text:p>5,41965E-05</text:p>
          </table:table-cell>
          <table:table-cell table:number-columns-repeated="16382"/>
        </table:table-row>
        <table:table-row table:style-name="ro1">
          <table:table-cell office:value-type="float" office:value="687.77905091638354" table:style-name="ce8">
            <text:p>687,78</text:p>
          </table:table-cell>
          <table:table-cell office:value-type="float" office:value="5.4388503163301262E-5" table:style-name="ce4">
            <text:p>5,43885E-05</text:p>
          </table:table-cell>
          <table:table-cell table:number-columns-repeated="16382"/>
        </table:table-row>
        <table:table-row table:style-name="ro1">
          <table:table-cell office:value-type="float" office:value="688.18382665930324" table:style-name="ce8">
            <text:p>688,18</text:p>
          </table:table-cell>
          <table:table-cell office:value-type="float" office:value="5.455978241754009E-5" table:style-name="ce4">
            <text:p>5,45598E-05</text:p>
          </table:table-cell>
          <table:table-cell table:number-columns-repeated="16382"/>
        </table:table-row>
        <table:table-row table:style-name="ro1">
          <table:table-cell office:value-type="float" office:value="688.58862827732219" table:style-name="ce8">
            <text:p>688,59</text:p>
          </table:table-cell>
          <table:table-cell office:value-type="float" office:value="5.4612282192440861E-5" table:style-name="ce4">
            <text:p>5,46123E-05</text:p>
          </table:table-cell>
          <table:table-cell table:number-columns-repeated="16382"/>
        </table:table-row>
        <table:table-row table:style-name="ro1">
          <table:table-cell office:value-type="float" office:value="688.99345578387101" table:style-name="ce8">
            <text:p>688,99</text:p>
          </table:table-cell>
          <table:table-cell office:value-type="float" office:value="5.4692364575440493E-5" table:style-name="ce4">
            <text:p>5,46924E-05</text:p>
          </table:table-cell>
          <table:table-cell table:number-columns-repeated="16382"/>
        </table:table-row>
        <table:table-row table:style-name="ro1">
          <table:table-cell office:value-type="float" office:value="689.39830919238" table:style-name="ce8">
            <text:p>689,40</text:p>
          </table:table-cell>
          <table:table-cell office:value-type="float" office:value="5.4592468512306427E-5" table:style-name="ce4">
            <text:p>5,45925E-05</text:p>
          </table:table-cell>
          <table:table-cell table:number-columns-repeated="16382"/>
        </table:table-row>
        <table:table-row table:style-name="ro1">
          <table:table-cell office:value-type="float" office:value="689.80318851627976" table:style-name="ce8">
            <text:p>689,80</text:p>
          </table:table-cell>
          <table:table-cell office:value-type="float" office:value="5.4739798098636026E-5" table:style-name="ce4">
            <text:p>5,47398E-05</text:p>
          </table:table-cell>
          <table:table-cell table:number-columns-repeated="16382"/>
        </table:table-row>
        <table:table-row table:style-name="ro1">
          <table:table-cell office:value-type="float" office:value="690.20809376900093" table:style-name="ce8">
            <text:p>690,21</text:p>
          </table:table-cell>
          <table:table-cell office:value-type="float" office:value="5.472461278315652E-5" table:style-name="ce4">
            <text:p>5,47246E-05</text:p>
          </table:table-cell>
          <table:table-cell table:number-columns-repeated="16382"/>
        </table:table-row>
        <table:table-row table:style-name="ro1">
          <table:table-cell office:value-type="float" office:value="690.613024963974" table:style-name="ce8">
            <text:p>690,61</text:p>
          </table:table-cell>
          <table:table-cell office:value-type="float" office:value="5.4846241874708369E-5" table:style-name="ce4">
            <text:p>5,48462E-05</text:p>
          </table:table-cell>
          <table:table-cell table:number-columns-repeated="16382"/>
        </table:table-row>
        <table:table-row table:style-name="ro1">
          <table:table-cell office:value-type="float" office:value="691.01798211462938" table:style-name="ce8">
            <text:p>691,02</text:p>
          </table:table-cell>
          <table:table-cell office:value-type="float" office:value="5.4918495492877995E-5" table:style-name="ce4">
            <text:p>5,49185E-05</text:p>
          </table:table-cell>
          <table:table-cell table:number-columns-repeated="16382"/>
        </table:table-row>
        <table:table-row table:style-name="ro1">
          <table:table-cell office:value-type="float" office:value="691.42296523439745" table:style-name="ce8">
            <text:p>691,42</text:p>
          </table:table-cell>
          <table:table-cell office:value-type="float" office:value="5.5299380932407458E-5" table:style-name="ce4">
            <text:p>5,52994E-05</text:p>
          </table:table-cell>
          <table:table-cell table:number-columns-repeated="16382"/>
        </table:table-row>
        <table:table-row table:style-name="ro1">
          <table:table-cell office:value-type="float" office:value="691.82797433670908" table:style-name="ce8">
            <text:p>691,83</text:p>
          </table:table-cell>
          <table:table-cell office:value-type="float" office:value="5.5073023774387447E-5" table:style-name="ce4">
            <text:p>5,5073E-05</text:p>
          </table:table-cell>
          <table:table-cell table:number-columns-repeated="16382"/>
        </table:table-row>
        <table:table-row table:style-name="ro1">
          <table:table-cell office:value-type="float" office:value="692.23300943499464" table:style-name="ce8">
            <text:p>692,23</text:p>
          </table:table-cell>
          <table:table-cell office:value-type="float" office:value="5.4992545600398687E-5" table:style-name="ce4">
            <text:p>5,49925E-05</text:p>
          </table:table-cell>
          <table:table-cell table:number-columns-repeated="16382"/>
        </table:table-row>
        <table:table-row table:style-name="ro1">
          <table:table-cell office:value-type="float" office:value="692.63807054268455" table:style-name="ce8">
            <text:p>692,64</text:p>
          </table:table-cell>
          <table:table-cell office:value-type="float" office:value="5.5272148314346944E-5" table:style-name="ce4">
            <text:p>5,52721E-05</text:p>
          </table:table-cell>
          <table:table-cell table:number-columns-repeated="16382"/>
        </table:table-row>
        <table:table-row table:style-name="ro1">
          <table:table-cell office:value-type="float" office:value="693.04315767320963" table:style-name="ce8">
            <text:p>693,04</text:p>
          </table:table-cell>
          <table:table-cell office:value-type="float" office:value="5.522919709436492E-5" table:style-name="ce4">
            <text:p>5,52292E-05</text:p>
          </table:table-cell>
          <table:table-cell table:number-columns-repeated="16382"/>
        </table:table-row>
        <table:table-row table:style-name="ro1">
          <table:table-cell office:value-type="float" office:value="693.44827084000008" table:style-name="ce8">
            <text:p>693,45</text:p>
          </table:table-cell>
          <table:table-cell office:value-type="float" office:value="5.5274508836569328E-5" table:style-name="ce4">
            <text:p>5,52745E-05</text:p>
          </table:table-cell>
          <table:table-cell table:number-columns-repeated="16382"/>
        </table:table-row>
        <table:table-row table:style-name="ro1">
          <table:table-cell office:value-type="float" office:value="693.85341005648638" table:style-name="ce8">
            <text:p>693,85</text:p>
          </table:table-cell>
          <table:table-cell office:value-type="float" office:value="5.5532012003719161E-5" table:style-name="ce4">
            <text:p>5,5532E-05</text:p>
          </table:table-cell>
          <table:table-cell table:number-columns-repeated="16382"/>
        </table:table-row>
        <table:table-row table:style-name="ro1">
          <table:table-cell office:value-type="float" office:value="694.2585753360994" table:style-name="ce8">
            <text:p>694,26</text:p>
          </table:table-cell>
          <table:table-cell office:value-type="float" office:value="5.54883653480134E-5" table:style-name="ce4">
            <text:p>5,54884E-05</text:p>
          </table:table-cell>
          <table:table-cell table:number-columns-repeated="16382"/>
        </table:table-row>
        <table:table-row table:style-name="ro1">
          <table:table-cell office:value-type="float" office:value="694.66376669226929" table:style-name="ce8">
            <text:p>694,66</text:p>
          </table:table-cell>
          <table:table-cell office:value-type="float" office:value="5.5352891563620784E-5" table:style-name="ce4">
            <text:p>5,53529E-05</text:p>
          </table:table-cell>
          <table:table-cell table:number-columns-repeated="16382"/>
        </table:table-row>
        <table:table-row table:style-name="ro1">
          <table:table-cell office:value-type="float" office:value="695.06898413842691" table:style-name="ce8">
            <text:p>695,07</text:p>
          </table:table-cell>
          <table:table-cell office:value-type="float" office:value="5.5702677087485244E-5" table:style-name="ce4">
            <text:p>5,57027E-05</text:p>
          </table:table-cell>
          <table:table-cell table:number-columns-repeated="16382"/>
        </table:table-row>
        <table:table-row table:style-name="ro1">
          <table:table-cell office:value-type="float" office:value="695.47422768800243" table:style-name="ce8">
            <text:p>695,47</text:p>
          </table:table-cell>
          <table:table-cell office:value-type="float" office:value="5.5522587631402069E-5" table:style-name="ce4">
            <text:p>5,55226E-05</text:p>
          </table:table-cell>
          <table:table-cell table:number-columns-repeated="16382"/>
        </table:table-row>
        <table:table-row table:style-name="ro1">
          <table:table-cell office:value-type="float" office:value="695.87949735442669" table:style-name="ce8">
            <text:p>695,88</text:p>
          </table:table-cell>
          <table:table-cell office:value-type="float" office:value="5.5610379514414447E-5" table:style-name="ce4">
            <text:p>5,56104E-05</text:p>
          </table:table-cell>
          <table:table-cell table:number-columns-repeated="16382"/>
        </table:table-row>
        <table:table-row table:style-name="ro1">
          <table:table-cell office:value-type="float" office:value="696.28479315113009" table:style-name="ce8">
            <text:p>696,28</text:p>
          </table:table-cell>
          <table:table-cell office:value-type="float" office:value="5.5585923470058185E-5" table:style-name="ce4">
            <text:p>5,55859E-05</text:p>
          </table:table-cell>
          <table:table-cell table:number-columns-repeated="16382"/>
        </table:table-row>
        <table:table-row table:style-name="ro1">
          <table:table-cell office:value-type="float" office:value="696.69011509154302" table:style-name="ce8">
            <text:p>696,69</text:p>
          </table:table-cell>
          <table:table-cell office:value-type="float" office:value="5.5586676076702095E-5" table:style-name="ce4">
            <text:p>5,55867E-05</text:p>
          </table:table-cell>
          <table:table-cell table:number-columns-repeated="16382"/>
        </table:table-row>
        <table:table-row table:style-name="ro1">
          <table:table-cell office:value-type="float" office:value="697.09546318909611" table:style-name="ce8">
            <text:p>697,10</text:p>
          </table:table-cell>
          <table:table-cell office:value-type="float" office:value="5.5825700009809465E-5" table:style-name="ce4">
            <text:p>5,58257E-05</text:p>
          </table:table-cell>
          <table:table-cell table:number-columns-repeated="16382"/>
        </table:table-row>
        <table:table-row table:style-name="ro1">
          <table:table-cell office:value-type="float" office:value="697.50083745722009" table:style-name="ce8">
            <text:p>697,50</text:p>
          </table:table-cell>
          <table:table-cell office:value-type="float" office:value="5.5824012588824175E-5" table:style-name="ce4">
            <text:p>5,5824E-05</text:p>
          </table:table-cell>
          <table:table-cell table:number-columns-repeated="16382"/>
        </table:table-row>
        <table:table-row table:style-name="ro1">
          <table:table-cell office:value-type="float" office:value="697.90623790934501" table:style-name="ce8">
            <text:p>697,91</text:p>
          </table:table-cell>
          <table:table-cell office:value-type="float" office:value="5.5798369558778799E-5" table:style-name="ce4">
            <text:p>5,57984E-05</text:p>
          </table:table-cell>
          <table:table-cell table:number-columns-repeated="16382"/>
        </table:table-row>
        <table:table-row table:style-name="ro1">
          <table:table-cell office:value-type="float" office:value="698.31166455890184" table:style-name="ce8">
            <text:p>698,31</text:p>
          </table:table-cell>
          <table:table-cell office:value-type="float" office:value="5.581860364045989E-5" table:style-name="ce4">
            <text:p>5,58186E-05</text:p>
          </table:table-cell>
          <table:table-cell table:number-columns-repeated="16382"/>
        </table:table-row>
        <table:table-row table:style-name="ro1">
          <table:table-cell office:value-type="float" office:value="698.71711741932074" table:style-name="ce8">
            <text:p>698,72</text:p>
          </table:table-cell>
          <table:table-cell office:value-type="float" office:value="5.5929348033900255E-5" table:style-name="ce4">
            <text:p>5,59293E-05</text:p>
          </table:table-cell>
          <table:table-cell table:number-columns-repeated="16382"/>
        </table:table-row>
        <table:table-row table:style-name="ro1">
          <table:table-cell office:value-type="float" office:value="699.12259650403246" table:style-name="ce8">
            <text:p>699,12</text:p>
          </table:table-cell>
          <table:table-cell office:value-type="float" office:value="5.5999289782810293E-5" table:style-name="ce4">
            <text:p>5,59993E-05</text:p>
          </table:table-cell>
          <table:table-cell table:number-columns-repeated="16382"/>
        </table:table-row>
        <table:table-row table:style-name="ro1">
          <table:table-cell office:value-type="float" office:value="699.52810182646749" table:style-name="ce8">
            <text:p>699,53</text:p>
          </table:table-cell>
          <table:table-cell office:value-type="float" office:value="5.595397302373021E-5" table:style-name="ce4">
            <text:p>5,5954E-05</text:p>
          </table:table-cell>
          <table:table-cell table:number-columns-repeated="16382"/>
        </table:table-row>
        <table:table-row table:style-name="ro1">
          <table:table-cell office:value-type="float" office:value="699.93363340005635" table:style-name="ce8">
            <text:p>699,93</text:p>
          </table:table-cell>
          <table:table-cell office:value-type="float" office:value="5.6156097512983049E-5" table:style-name="ce4">
            <text:p>5,61561E-05</text:p>
          </table:table-cell>
          <table:table-cell table:number-columns-repeated="16382"/>
        </table:table-row>
        <table:table-row table:style-name="ro1">
          <table:table-cell office:value-type="float" office:value="700.33919123822943" table:style-name="ce8">
            <text:p>700,34</text:p>
          </table:table-cell>
          <table:table-cell office:value-type="float" office:value="5.6046192431506661E-5" table:style-name="ce4">
            <text:p>5,60462E-05</text:p>
          </table:table-cell>
          <table:table-cell table:number-columns-repeated="16382"/>
        </table:table-row>
        <table:table-row table:style-name="ro1">
          <table:table-cell office:value-type="float" office:value="700.74477535441747" table:style-name="ce8">
            <text:p>700,74</text:p>
          </table:table-cell>
          <table:table-cell office:value-type="float" office:value="5.607228090766749E-5" table:style-name="ce4">
            <text:p>5,60723E-05</text:p>
          </table:table-cell>
          <table:table-cell table:number-columns-repeated="16382"/>
        </table:table-row>
        <table:table-row table:style-name="ro1">
          <table:table-cell office:value-type="float" office:value="701.15038576205075" table:style-name="ce8">
            <text:p>701,15</text:p>
          </table:table-cell>
          <table:table-cell office:value-type="float" office:value="5.6045333454895853E-5" table:style-name="ce4">
            <text:p>5,60453E-05</text:p>
          </table:table-cell>
          <table:table-cell table:number-columns-repeated="16382"/>
        </table:table-row>
        <table:table-row table:style-name="ro1">
          <table:table-cell office:value-type="float" office:value="701.55602247456" table:style-name="ce8">
            <text:p>701,56</text:p>
          </table:table-cell>
          <table:table-cell office:value-type="float" office:value="5.6226358935618945E-5" table:style-name="ce4">
            <text:p>5,62264E-05</text:p>
          </table:table-cell>
          <table:table-cell table:number-columns-repeated="16382"/>
        </table:table-row>
        <table:table-row table:style-name="ro1">
          <table:table-cell office:value-type="float" office:value="701.96168550537561" table:style-name="ce8">
            <text:p>701,96</text:p>
          </table:table-cell>
          <table:table-cell office:value-type="float" office:value="5.6089074169880827E-5" table:style-name="ce4">
            <text:p>5,60891E-05</text:p>
          </table:table-cell>
          <table:table-cell table:number-columns-repeated="16382"/>
        </table:table-row>
        <table:table-row table:style-name="ro1">
          <table:table-cell office:value-type="float" office:value="702.36737486792822" table:style-name="ce8">
            <text:p>702,37</text:p>
          </table:table-cell>
          <table:table-cell office:value-type="float" office:value="5.6254834990254152E-5" table:style-name="ce4">
            <text:p>5,62548E-05</text:p>
          </table:table-cell>
          <table:table-cell table:number-columns-repeated="16382"/>
        </table:table-row>
        <table:table-row table:style-name="ro1">
          <table:table-cell office:value-type="float" office:value="702.77309057564821" table:style-name="ce8">
            <text:p>702,77</text:p>
          </table:table-cell>
          <table:table-cell office:value-type="float" office:value="5.6386482486560896E-5" table:style-name="ce4">
            <text:p>5,63865E-05</text:p>
          </table:table-cell>
          <table:table-cell table:number-columns-repeated="16382"/>
        </table:table-row>
        <table:table-row table:style-name="ro1">
          <table:table-cell office:value-type="float" office:value="703.1788326419661" table:style-name="ce8">
            <text:p>703,18</text:p>
          </table:table-cell>
          <table:table-cell office:value-type="float" office:value="5.6343054286928982E-5" table:style-name="ce4">
            <text:p>5,63431E-05</text:p>
          </table:table-cell>
          <table:table-cell table:number-columns-repeated="16382"/>
        </table:table-row>
        <table:table-row table:style-name="ro1">
          <table:table-cell office:value-type="float" office:value="703.5846010803125" table:style-name="ce8">
            <text:p>703,58</text:p>
          </table:table-cell>
          <table:table-cell office:value-type="float" office:value="5.6600432983722945E-5" table:style-name="ce4">
            <text:p>5,66004E-05</text:p>
          </table:table-cell>
          <table:table-cell table:number-columns-repeated="16382"/>
        </table:table-row>
        <table:table-row table:style-name="ro1">
          <table:table-cell office:value-type="float" office:value="703.99039590411792" table:style-name="ce8">
            <text:p>703,99</text:p>
          </table:table-cell>
          <table:table-cell office:value-type="float" office:value="5.6570882512413389E-5" table:style-name="ce4">
            <text:p>5,65709E-05</text:p>
          </table:table-cell>
          <table:table-cell table:number-columns-repeated="16382"/>
        </table:table-row>
        <table:table-row table:style-name="ro1">
          <table:table-cell office:value-type="float" office:value="704.39621712681287" table:style-name="ce8">
            <text:p>704,40</text:p>
          </table:table-cell>
          <table:table-cell office:value-type="float" office:value="5.6553765389974936E-5" table:style-name="ce4">
            <text:p>5,65538E-05</text:p>
          </table:table-cell>
          <table:table-cell table:number-columns-repeated="16382"/>
        </table:table-row>
        <table:table-row table:style-name="ro1">
          <table:table-cell office:value-type="float" office:value="704.80206476182775" table:style-name="ce8">
            <text:p>704,80</text:p>
          </table:table-cell>
          <table:table-cell office:value-type="float" office:value="5.6599324784704175E-5" table:style-name="ce4">
            <text:p>5,65993E-05</text:p>
          </table:table-cell>
          <table:table-cell table:number-columns-repeated="16382"/>
        </table:table-row>
        <table:table-row table:style-name="ro1">
          <table:table-cell office:value-type="float" office:value="705.20793882259341" table:style-name="ce8">
            <text:p>705,21</text:p>
          </table:table-cell>
          <table:table-cell office:value-type="float" office:value="5.6690036070495367E-5" table:style-name="ce4">
            <text:p>5,669E-05</text:p>
          </table:table-cell>
          <table:table-cell table:number-columns-repeated="16382"/>
        </table:table-row>
        <table:table-row table:style-name="ro1">
          <table:table-cell office:value-type="float" office:value="705.61383932254" table:style-name="ce8">
            <text:p>705,61</text:p>
          </table:table-cell>
          <table:table-cell office:value-type="float" office:value="5.6625191927249051E-5" table:style-name="ce4">
            <text:p>5,66252E-05</text:p>
          </table:table-cell>
          <table:table-cell table:number-columns-repeated="16382"/>
        </table:table-row>
        <table:table-row table:style-name="ro1">
          <table:table-cell office:value-type="float" office:value="706.01976627509828" table:style-name="ce8">
            <text:p>706,02</text:p>
          </table:table-cell>
          <table:table-cell office:value-type="float" office:value="5.6731250492167572E-5" table:style-name="ce4">
            <text:p>5,67313E-05</text:p>
          </table:table-cell>
          <table:table-cell table:number-columns-repeated="16382"/>
        </table:table-row>
        <table:table-row table:style-name="ro1">
          <table:table-cell office:value-type="float" office:value="706.42571969369851" table:style-name="ce8">
            <text:p>706,43</text:p>
          </table:table-cell>
          <table:table-cell office:value-type="float" office:value="5.6752145620564226E-5" table:style-name="ce4">
            <text:p>5,67521E-05</text:p>
          </table:table-cell>
          <table:table-cell table:number-columns-repeated="16382"/>
        </table:table-row>
        <table:table-row table:style-name="ro1">
          <table:table-cell office:value-type="float" office:value="706.83169959177155" table:style-name="ce8">
            <text:p>706,83</text:p>
          </table:table-cell>
          <table:table-cell office:value-type="float" office:value="5.6728746345976669E-5" table:style-name="ce4">
            <text:p>5,67287E-05</text:p>
          </table:table-cell>
          <table:table-cell table:number-columns-repeated="16382"/>
        </table:table-row>
        <table:table-row table:style-name="ro1">
          <table:table-cell office:value-type="float" office:value="707.23770598274768" table:style-name="ce8">
            <text:p>707,24</text:p>
          </table:table-cell>
          <table:table-cell office:value-type="float" office:value="5.6700559259745789E-5" table:style-name="ce4">
            <text:p>5,67006E-05</text:p>
          </table:table-cell>
          <table:table-cell table:number-columns-repeated="16382"/>
        </table:table-row>
        <table:table-row table:style-name="ro1">
          <table:table-cell office:value-type="float" office:value="707.64373888005753" table:style-name="ce8">
            <text:p>707,64</text:p>
          </table:table-cell>
          <table:table-cell office:value-type="float" office:value="5.6794900754441513E-5" table:style-name="ce4">
            <text:p>5,67949E-05</text:p>
          </table:table-cell>
          <table:table-cell table:number-columns-repeated="16382"/>
        </table:table-row>
        <table:table-row table:style-name="ro1">
          <table:table-cell office:value-type="float" office:value="708.04979829713147" table:style-name="ce8">
            <text:p>708,05</text:p>
          </table:table-cell>
          <table:table-cell office:value-type="float" office:value="5.6729988796830918E-5" table:style-name="ce4">
            <text:p>5,673E-05</text:p>
          </table:table-cell>
          <table:table-cell table:number-columns-repeated="16382"/>
        </table:table-row>
        <table:table-row table:style-name="ro1">
          <table:table-cell office:value-type="float" office:value="708.45588424740026" table:style-name="ce8">
            <text:p>708,46</text:p>
          </table:table-cell>
          <table:table-cell office:value-type="float" office:value="5.68707769575436E-5" table:style-name="ce4">
            <text:p>5,68708E-05</text:p>
          </table:table-cell>
          <table:table-cell table:number-columns-repeated="16382"/>
        </table:table-row>
        <table:table-row table:style-name="ro1">
          <table:table-cell office:value-type="float" office:value="708.86199674429417" table:style-name="ce8">
            <text:p>708,86</text:p>
          </table:table-cell>
          <table:table-cell office:value-type="float" office:value="5.6976505416888833E-5" table:style-name="ce4">
            <text:p>5,69765E-05</text:p>
          </table:table-cell>
          <table:table-cell table:number-columns-repeated="16382"/>
        </table:table-row>
        <table:table-row table:style-name="ro1">
          <table:table-cell office:value-type="float" office:value="709.26813580124394" table:style-name="ce8">
            <text:p>709,27</text:p>
          </table:table-cell>
          <table:table-cell office:value-type="float" office:value="5.6870612885717549E-5" table:style-name="ce4">
            <text:p>5,68706E-05</text:p>
          </table:table-cell>
          <table:table-cell table:number-columns-repeated="16382"/>
        </table:table-row>
        <table:table-row table:style-name="ro1">
          <table:table-cell office:value-type="float" office:value="709.67430143168008" table:style-name="ce8">
            <text:p>709,67</text:p>
          </table:table-cell>
          <table:table-cell office:value-type="float" office:value="5.695967190110668E-5" table:style-name="ce4">
            <text:p>5,69597E-05</text:p>
          </table:table-cell>
          <table:table-cell table:number-columns-repeated="16382"/>
        </table:table-row>
        <table:table-row table:style-name="ro1">
          <table:table-cell office:value-type="float" office:value="710.08049364903286" table:style-name="ce8">
            <text:p>710,08</text:p>
          </table:table-cell>
          <table:table-cell office:value-type="float" office:value="5.7060244999272618E-5" table:style-name="ce4">
            <text:p>5,70602E-05</text:p>
          </table:table-cell>
          <table:table-cell table:number-columns-repeated="16382"/>
        </table:table-row>
        <table:table-row table:style-name="ro1">
          <table:table-cell office:value-type="float" office:value="710.48671246673302" table:style-name="ce8">
            <text:p>710,49</text:p>
          </table:table-cell>
          <table:table-cell office:value-type="float" office:value="5.6955303319655633E-5" table:style-name="ce4">
            <text:p>5,69553E-05</text:p>
          </table:table-cell>
          <table:table-cell table:number-columns-repeated="16382"/>
        </table:table-row>
        <table:table-row table:style-name="ro1">
          <table:table-cell office:value-type="float" office:value="710.89295789821097" table:style-name="ce8">
            <text:p>710,89</text:p>
          </table:table-cell>
          <table:table-cell office:value-type="float" office:value="5.692973464097133E-5" table:style-name="ce4">
            <text:p>5,69297E-05</text:p>
          </table:table-cell>
          <table:table-cell table:number-columns-repeated="16382"/>
        </table:table-row>
        <table:table-row table:style-name="ro1">
          <table:table-cell office:value-type="float" office:value="711.29922995689731" table:style-name="ce8">
            <text:p>711,30</text:p>
          </table:table-cell>
          <table:table-cell office:value-type="float" office:value="5.7033677733855718E-5" table:style-name="ce4">
            <text:p>5,70337E-05</text:p>
          </table:table-cell>
          <table:table-cell table:number-columns-repeated="16382"/>
        </table:table-row>
        <table:table-row table:style-name="ro1">
          <table:table-cell office:value-type="float" office:value="711.70552865622244" table:style-name="ce8">
            <text:p>711,71</text:p>
          </table:table-cell>
          <table:table-cell office:value-type="float" office:value="5.7127493077115762E-5" table:style-name="ce4">
            <text:p>5,71275E-05</text:p>
          </table:table-cell>
          <table:table-cell table:number-columns-repeated="16382"/>
        </table:table-row>
        <table:table-row table:style-name="ro1">
          <table:table-cell office:value-type="float" office:value="712.1118540096171" table:style-name="ce8">
            <text:p>712,11</text:p>
          </table:table-cell>
          <table:table-cell office:value-type="float" office:value="5.7099824679750443E-5" table:style-name="ce4">
            <text:p>5,70998E-05</text:p>
          </table:table-cell>
          <table:table-cell table:number-columns-repeated="16382"/>
        </table:table-row>
        <table:table-row table:style-name="ro1">
          <table:table-cell office:value-type="float" office:value="712.51820603051169" table:style-name="ce8">
            <text:p>712,52</text:p>
          </table:table-cell>
          <table:table-cell office:value-type="float" office:value="5.7044047102253431E-5" table:style-name="ce4">
            <text:p>5,7044E-05</text:p>
          </table:table-cell>
          <table:table-cell table:number-columns-repeated="16382"/>
        </table:table-row>
        <table:table-row table:style-name="ro1">
          <table:table-cell office:value-type="float" office:value="712.9245847323366" table:style-name="ce8">
            <text:p>712,92</text:p>
          </table:table-cell>
          <table:table-cell office:value-type="float" office:value="5.7076428979805814E-5" table:style-name="ce4">
            <text:p>5,70764E-05</text:p>
          </table:table-cell>
          <table:table-cell table:number-columns-repeated="16382"/>
        </table:table-row>
        <table:table-row table:style-name="ro1">
          <table:table-cell office:value-type="float" office:value="713.33099012852256" table:style-name="ce8">
            <text:p>713,33</text:p>
          </table:table-cell>
          <table:table-cell office:value-type="float" office:value="5.7183293902124071E-5" table:style-name="ce4">
            <text:p>5,71833E-05</text:p>
          </table:table-cell>
          <table:table-cell table:number-columns-repeated="16382"/>
        </table:table-row>
        <table:table-row table:style-name="ro1">
          <table:table-cell office:value-type="float" office:value="713.73742223249997" table:style-name="ce8">
            <text:p>713,74</text:p>
          </table:table-cell>
          <table:table-cell office:value-type="float" office:value="5.704597770583723E-5" table:style-name="ce4">
            <text:p>5,7046E-05</text:p>
          </table:table-cell>
          <table:table-cell table:number-columns-repeated="16382"/>
        </table:table-row>
        <table:table-row table:style-name="ro1">
          <table:table-cell office:value-type="float" office:value="714.14388105769945" table:style-name="ce8">
            <text:p>714,14</text:p>
          </table:table-cell>
          <table:table-cell office:value-type="float" office:value="5.7323071342828814E-5" table:style-name="ce4">
            <text:p>5,73231E-05</text:p>
          </table:table-cell>
          <table:table-cell table:number-columns-repeated="16382"/>
        </table:table-row>
        <table:table-row table:style-name="ro1">
          <table:table-cell office:value-type="float" office:value="714.55036661755139" table:style-name="ce8">
            <text:p>714,55</text:p>
          </table:table-cell>
          <table:table-cell office:value-type="float" office:value="5.7175134772092907E-5" table:style-name="ce4">
            <text:p>5,71751E-05</text:p>
          </table:table-cell>
          <table:table-cell table:number-columns-repeated="16382"/>
        </table:table-row>
        <table:table-row table:style-name="ro1">
          <table:table-cell office:value-type="float" office:value="714.95687892548631" table:style-name="ce8">
            <text:p>714,96</text:p>
          </table:table-cell>
          <table:table-cell office:value-type="float" office:value="5.7000139946338185E-5" table:style-name="ce4">
            <text:p>5,70001E-05</text:p>
          </table:table-cell>
          <table:table-cell table:number-columns-repeated="16382"/>
        </table:table-row>
        <table:table-row table:style-name="ro1">
          <table:table-cell office:value-type="float" office:value="715.36341799493493" table:style-name="ce8">
            <text:p>715,36</text:p>
          </table:table-cell>
          <table:table-cell office:value-type="float" office:value="5.710276561952564E-5" table:style-name="ce4">
            <text:p>5,71028E-05</text:p>
          </table:table-cell>
          <table:table-cell table:number-columns-repeated="16382"/>
        </table:table-row>
        <table:table-row table:style-name="ro1">
          <table:table-cell office:value-type="float" office:value="715.76998383932755" table:style-name="ce8">
            <text:p>715,77</text:p>
          </table:table-cell>
          <table:table-cell office:value-type="float" office:value="5.7067092489788446E-5" table:style-name="ce4">
            <text:p>5,70671E-05</text:p>
          </table:table-cell>
          <table:table-cell table:number-columns-repeated="16382"/>
        </table:table-row>
        <table:table-row table:style-name="ro1">
          <table:table-cell office:value-type="float" office:value="716.17657647209467" table:style-name="ce8">
            <text:p>716,18</text:p>
          </table:table-cell>
          <table:table-cell office:value-type="float" office:value="5.7052464539071356E-5" table:style-name="ce4">
            <text:p>5,70525E-05</text:p>
          </table:table-cell>
          <table:table-cell table:number-columns-repeated="16382"/>
        </table:table-row>
        <table:table-row table:style-name="ro1">
          <table:table-cell office:value-type="float" office:value="716.58319590666702" table:style-name="ce8">
            <text:p>716,58</text:p>
          </table:table-cell>
          <table:table-cell office:value-type="float" office:value="5.7010884889801704E-5" table:style-name="ce4">
            <text:p>5,70109E-05</text:p>
          </table:table-cell>
          <table:table-cell table:number-columns-repeated="16382"/>
        </table:table-row>
        <table:table-row table:style-name="ro1">
          <table:table-cell office:value-type="float" office:value="716.98984215647511" table:style-name="ce8">
            <text:p>716,99</text:p>
          </table:table-cell>
          <table:table-cell office:value-type="float" office:value="5.6873758954868559E-5" table:style-name="ce4">
            <text:p>5,68738E-05</text:p>
          </table:table-cell>
          <table:table-cell table:number-columns-repeated="16382"/>
        </table:table-row>
        <table:table-row table:style-name="ro1">
          <table:table-cell office:value-type="float" office:value="717.39651523494922" table:style-name="ce8">
            <text:p>717,40</text:p>
          </table:table-cell>
          <table:table-cell office:value-type="float" office:value="5.6923549979516326E-5" table:style-name="ce4">
            <text:p>5,69235E-05</text:p>
          </table:table-cell>
          <table:table-cell table:number-columns-repeated="16382"/>
        </table:table-row>
        <table:table-row table:style-name="ro1">
          <table:table-cell office:value-type="float" office:value="717.80321515551998" table:style-name="ce8">
            <text:p>717,80</text:p>
          </table:table-cell>
          <table:table-cell office:value-type="float" office:value="5.6975700117905344E-5" table:style-name="ce4">
            <text:p>5,69757E-05</text:p>
          </table:table-cell>
          <table:table-cell table:number-columns-repeated="16382"/>
        </table:table-row>
        <table:table-row table:style-name="ro1">
          <table:table-cell office:value-type="float" office:value="718.209941931618" table:style-name="ce8">
            <text:p>718,21</text:p>
          </table:table-cell>
          <table:table-cell office:value-type="float" office:value="5.7070336300607134E-5" table:style-name="ce4">
            <text:p>5,70703E-05</text:p>
          </table:table-cell>
          <table:table-cell table:number-columns-repeated="16382"/>
        </table:table-row>
        <table:table-row table:style-name="ro1">
          <table:table-cell office:value-type="float" office:value="718.61669557667369" table:style-name="ce8">
            <text:p>718,62</text:p>
          </table:table-cell>
          <table:table-cell office:value-type="float" office:value="5.6983858728680774E-5" table:style-name="ce4">
            <text:p>5,69839E-05</text:p>
          </table:table-cell>
          <table:table-cell table:number-columns-repeated="16382"/>
        </table:table-row>
        <table:table-row table:style-name="ro1">
          <table:table-cell office:value-type="float" office:value="719.02347610411766" table:style-name="ce8">
            <text:p>719,02</text:p>
          </table:table-cell>
          <table:table-cell office:value-type="float" office:value="5.7018054353048092E-5" table:style-name="ce4">
            <text:p>5,70181E-05</text:p>
          </table:table-cell>
          <table:table-cell table:number-columns-repeated="16382"/>
        </table:table-row>
        <table:table-row table:style-name="ro1">
          <table:table-cell office:value-type="float" office:value="719.43028352738042" table:style-name="ce8">
            <text:p>719,43</text:p>
          </table:table-cell>
          <table:table-cell office:value-type="float" office:value="5.7117811486718068E-5" table:style-name="ce4">
            <text:p>5,71178E-05</text:p>
          </table:table-cell>
          <table:table-cell table:number-columns-repeated="16382"/>
        </table:table-row>
        <table:table-row table:style-name="ro1">
          <table:table-cell office:value-type="float" office:value="719.83711785989249" table:style-name="ce8">
            <text:p>719,84</text:p>
          </table:table-cell>
          <table:table-cell office:value-type="float" office:value="5.7096296578588758E-5" table:style-name="ce4">
            <text:p>5,70963E-05</text:p>
          </table:table-cell>
          <table:table-cell table:number-columns-repeated="16382"/>
        </table:table-row>
        <table:table-row table:style-name="ro1">
          <table:table-cell office:value-type="float" office:value="720.24397911508436" table:style-name="ce8">
            <text:p>720,24</text:p>
          </table:table-cell>
          <table:table-cell office:value-type="float" office:value="5.7013314073640614E-5" table:style-name="ce4">
            <text:p>5,70133E-05</text:p>
          </table:table-cell>
          <table:table-cell table:number-columns-repeated="16382"/>
        </table:table-row>
        <table:table-row table:style-name="ro1">
          <table:table-cell office:value-type="float" office:value="720.65086730638654" table:style-name="ce8">
            <text:p>720,65</text:p>
          </table:table-cell>
          <table:table-cell office:value-type="float" office:value="5.7089093040051177E-5" table:style-name="ce4">
            <text:p>5,70891E-05</text:p>
          </table:table-cell>
          <table:table-cell table:number-columns-repeated="16382"/>
        </table:table-row>
        <table:table-row table:style-name="ro1">
          <table:table-cell office:value-type="float" office:value="721.05778244722944" table:style-name="ce8">
            <text:p>721,06</text:p>
          </table:table-cell>
          <table:table-cell office:value-type="float" office:value="5.7067340976584134E-5" table:style-name="ce4">
            <text:p>5,70673E-05</text:p>
          </table:table-cell>
          <table:table-cell table:number-columns-repeated="16382"/>
        </table:table-row>
        <table:table-row table:style-name="ro1">
          <table:table-cell office:value-type="float" office:value="721.46472455104379" table:style-name="ce8">
            <text:p>721,46</text:p>
          </table:table-cell>
          <table:table-cell office:value-type="float" office:value="5.7027831778146849E-5" table:style-name="ce4">
            <text:p>5,70278E-05</text:p>
          </table:table-cell>
          <table:table-cell table:number-columns-repeated="16382"/>
        </table:table-row>
        <table:table-row table:style-name="ro1">
          <table:table-cell office:value-type="float" office:value="721.87169363126009" table:style-name="ce8">
            <text:p>721,87</text:p>
          </table:table-cell>
          <table:table-cell office:value-type="float" office:value="5.7060453305628005E-5" table:style-name="ce4">
            <text:p>5,70605E-05</text:p>
          </table:table-cell>
          <table:table-cell table:number-columns-repeated="16382"/>
        </table:table-row>
        <table:table-row table:style-name="ro1">
          <table:table-cell office:value-type="float" office:value="722.27868970130862" table:style-name="ce8">
            <text:p>722,28</text:p>
          </table:table-cell>
          <table:table-cell office:value-type="float" office:value="5.7022181126630144E-5" table:style-name="ce4">
            <text:p>5,70222E-05</text:p>
          </table:table-cell>
          <table:table-cell table:number-columns-repeated="16382"/>
        </table:table-row>
        <table:table-row table:style-name="ro1">
          <table:table-cell office:value-type="float" office:value="722.68571277462024" table:style-name="ce8">
            <text:p>722,69</text:p>
          </table:table-cell>
          <table:table-cell office:value-type="float" office:value="5.7070933600461548E-5" table:style-name="ce4">
            <text:p>5,70709E-05</text:p>
          </table:table-cell>
          <table:table-cell table:number-columns-repeated="16382"/>
        </table:table-row>
        <table:table-row table:style-name="ro1">
          <table:table-cell office:value-type="float" office:value="723.09276286462523" table:style-name="ce8">
            <text:p>723,09</text:p>
          </table:table-cell>
          <table:table-cell office:value-type="float" office:value="5.7010604082366443E-5" table:style-name="ce4">
            <text:p>5,70106E-05</text:p>
          </table:table-cell>
          <table:table-cell table:number-columns-repeated="16382"/>
        </table:table-row>
        <table:table-row table:style-name="ro1">
          <table:table-cell office:value-type="float" office:value="723.49983998475409" table:style-name="ce8">
            <text:p>723,50</text:p>
          </table:table-cell>
          <table:table-cell office:value-type="float" office:value="5.6863050748314494E-5" table:style-name="ce4">
            <text:p>5,68631E-05</text:p>
          </table:table-cell>
          <table:table-cell table:number-columns-repeated="16382"/>
        </table:table-row>
        <table:table-row table:style-name="ro1">
          <table:table-cell office:value-type="float" office:value="723.90694414843756" table:style-name="ce8">
            <text:p>723,91</text:p>
          </table:table-cell>
          <table:table-cell office:value-type="float" office:value="5.6956335246067142E-5" table:style-name="ce4">
            <text:p>5,69563E-05</text:p>
          </table:table-cell>
          <table:table-cell table:number-columns-repeated="16382"/>
        </table:table-row>
        <table:table-row table:style-name="ro1">
          <table:table-cell office:value-type="float" office:value="724.31407536910592" table:style-name="ce8">
            <text:p>724,31</text:p>
          </table:table-cell>
          <table:table-cell office:value-type="float" office:value="5.6925363143899413E-5" table:style-name="ce4">
            <text:p>5,69254E-05</text:p>
          </table:table-cell>
          <table:table-cell table:number-columns-repeated="16382"/>
        </table:table-row>
        <table:table-row table:style-name="ro1">
          <table:table-cell office:value-type="float" office:value="724.72123366018991" table:style-name="ce8">
            <text:p>724,72</text:p>
          </table:table-cell>
          <table:table-cell office:value-type="float" office:value="5.7136295159098785E-5" table:style-name="ce4">
            <text:p>5,71363E-05</text:p>
          </table:table-cell>
          <table:table-cell table:number-columns-repeated="16382"/>
        </table:table-row>
        <table:table-row table:style-name="ro1">
          <table:table-cell office:value-type="float" office:value="725.1284190351198" table:style-name="ce8">
            <text:p>725,13</text:p>
          </table:table-cell>
          <table:table-cell office:value-type="float" office:value="5.7041848815422692E-5" table:style-name="ce4">
            <text:p>5,70418E-05</text:p>
          </table:table-cell>
          <table:table-cell table:number-columns-repeated="16382"/>
        </table:table-row>
        <table:table-row table:style-name="ro1">
          <table:table-cell office:value-type="float" office:value="725.53563150732634" table:style-name="ce8">
            <text:p>725,54</text:p>
          </table:table-cell>
          <table:table-cell office:value-type="float" office:value="5.6876758382742614E-5" table:style-name="ce4">
            <text:p>5,68768E-05</text:p>
          </table:table-cell>
          <table:table-cell table:number-columns-repeated="16382"/>
        </table:table-row>
        <table:table-row table:style-name="ro1">
          <table:table-cell office:value-type="float" office:value="725.94287109024003" table:style-name="ce8">
            <text:p>725,94</text:p>
          </table:table-cell>
          <table:table-cell office:value-type="float" office:value="5.6813818359307538E-5" table:style-name="ce4">
            <text:p>5,68138E-05</text:p>
          </table:table-cell>
          <table:table-cell table:number-columns-repeated="16382"/>
        </table:table-row>
        <table:table-row table:style-name="ro1">
          <table:table-cell office:value-type="float" office:value="726.35013779729115" table:style-name="ce8">
            <text:p>726,35</text:p>
          </table:table-cell>
          <table:table-cell office:value-type="float" office:value="5.685414429593182E-5" table:style-name="ce4">
            <text:p>5,68541E-05</text:p>
          </table:table-cell>
          <table:table-cell table:number-columns-repeated="16382"/>
        </table:table-row>
        <table:table-row table:style-name="ro1">
          <table:table-cell office:value-type="float" office:value="726.75743164191056" table:style-name="ce8">
            <text:p>726,76</text:p>
          </table:table-cell>
          <table:table-cell office:value-type="float" office:value="5.6868412327575761E-5" table:style-name="ce4">
            <text:p>5,68684E-05</text:p>
          </table:table-cell>
          <table:table-cell table:number-columns-repeated="16382"/>
        </table:table-row>
        <table:table-row table:style-name="ro1">
          <table:table-cell office:value-type="float" office:value="727.16475263752864" table:style-name="ce8">
            <text:p>727,16</text:p>
          </table:table-cell>
          <table:table-cell office:value-type="float" office:value="5.686235544976081E-5" table:style-name="ce4">
            <text:p>5,68624E-05</text:p>
          </table:table-cell>
          <table:table-cell table:number-columns-repeated="16382"/>
        </table:table-row>
        <table:table-row table:style-name="ro1">
          <table:table-cell office:value-type="float" office:value="727.57210079757567" table:style-name="ce8">
            <text:p>727,57</text:p>
          </table:table-cell>
          <table:table-cell office:value-type="float" office:value="5.6889950777028536E-5" table:style-name="ce4">
            <text:p>5,689E-05</text:p>
          </table:table-cell>
          <table:table-cell table:number-columns-repeated="16382"/>
        </table:table-row>
        <table:table-row table:style-name="ro1">
          <table:table-cell office:value-type="float" office:value="727.97947613548251" table:style-name="ce8">
            <text:p>727,98</text:p>
          </table:table-cell>
          <table:table-cell office:value-type="float" office:value="5.6839353951882807E-5" table:style-name="ce4">
            <text:p>5,68394E-05</text:p>
          </table:table-cell>
          <table:table-cell table:number-columns-repeated="16382"/>
        </table:table-row>
        <table:table-row table:style-name="ro1">
          <table:table-cell office:value-type="float" office:value="728.38687866467956" table:style-name="ce8">
            <text:p>728,39</text:p>
          </table:table-cell>
          <table:table-cell office:value-type="float" office:value="5.6907195727676514E-5" table:style-name="ce4">
            <text:p>5,69072E-05</text:p>
          </table:table-cell>
          <table:table-cell table:number-columns-repeated="16382"/>
        </table:table-row>
        <table:table-row table:style-name="ro1">
          <table:table-cell office:value-type="float" office:value="728.7943083985972" table:style-name="ce8">
            <text:p>728,79</text:p>
          </table:table-cell>
          <table:table-cell office:value-type="float" office:value="5.6760158286298076E-5" table:style-name="ce4">
            <text:p>5,67602E-05</text:p>
          </table:table-cell>
          <table:table-cell table:number-columns-repeated="16382"/>
        </table:table-row>
        <table:table-row table:style-name="ro1">
          <table:table-cell office:value-type="float" office:value="729.20176535066628" table:style-name="ce8">
            <text:p>729,20</text:p>
          </table:table-cell>
          <table:table-cell office:value-type="float" office:value="5.671102844596863E-5" table:style-name="ce4">
            <text:p>5,6711E-05</text:p>
          </table:table-cell>
          <table:table-cell table:number-columns-repeated="16382"/>
        </table:table-row>
        <table:table-row table:style-name="ro1">
          <table:table-cell office:value-type="float" office:value="729.60924953431697" table:style-name="ce8">
            <text:p>729,61</text:p>
          </table:table-cell>
          <table:table-cell office:value-type="float" office:value="5.6606148902654638E-5" table:style-name="ce4">
            <text:p>5,66061E-05</text:p>
          </table:table-cell>
          <table:table-cell table:number-columns-repeated="16382"/>
        </table:table-row>
        <table:table-row table:style-name="ro1">
          <table:table-cell office:value-type="float" office:value="730.01676096298002" table:style-name="ce8">
            <text:p>730,02</text:p>
          </table:table-cell>
          <table:table-cell office:value-type="float" office:value="5.6720314258791325E-5" table:style-name="ce4">
            <text:p>5,67203E-05</text:p>
          </table:table-cell>
          <table:table-cell table:number-columns-repeated="16382"/>
        </table:table-row>
        <table:table-row table:style-name="ro1">
          <table:table-cell office:value-type="float" office:value="730.42429965008591" table:style-name="ce8">
            <text:p>730,42</text:p>
          </table:table-cell>
          <table:table-cell office:value-type="float" office:value="5.6634168281404016E-5" table:style-name="ce4">
            <text:p>5,66342E-05</text:p>
          </table:table-cell>
          <table:table-cell table:number-columns-repeated="16382"/>
        </table:table-row>
        <table:table-row table:style-name="ro1">
          <table:table-cell office:value-type="float" office:value="730.83186560906495" table:style-name="ce8">
            <text:p>730,83</text:p>
          </table:table-cell>
          <table:table-cell office:value-type="float" office:value="5.6803585392031282E-5" table:style-name="ce4">
            <text:p>5,68036E-05</text:p>
          </table:table-cell>
          <table:table-cell table:number-columns-repeated="16382"/>
        </table:table-row>
        <table:table-row table:style-name="ro1">
          <table:table-cell office:value-type="float" office:value="731.23945885334797" table:style-name="ce8">
            <text:p>731,24</text:p>
          </table:table-cell>
          <table:table-cell office:value-type="float" office:value="5.6377273996972855E-5" table:style-name="ce4">
            <text:p>5,63773E-05</text:p>
          </table:table-cell>
          <table:table-cell table:number-columns-repeated="16382"/>
        </table:table-row>
        <table:table-row table:style-name="ro1">
          <table:table-cell office:value-type="float" office:value="731.64707939636537" table:style-name="ce8">
            <text:p>731,65</text:p>
          </table:table-cell>
          <table:table-cell office:value-type="float" office:value="5.6752106344494301E-5" table:style-name="ce4">
            <text:p>5,67521E-05</text:p>
          </table:table-cell>
          <table:table-cell table:number-columns-repeated="16382"/>
        </table:table-row>
        <table:table-row table:style-name="ro1">
          <table:table-cell office:value-type="float" office:value="732.05472725154755" table:style-name="ce8">
            <text:p>732,05</text:p>
          </table:table-cell>
          <table:table-cell office:value-type="float" office:value="5.6397539023698569E-5" table:style-name="ce4">
            <text:p>5,63975E-05</text:p>
          </table:table-cell>
          <table:table-cell table:number-columns-repeated="16382"/>
        </table:table-row>
        <table:table-row table:style-name="ro1">
          <table:table-cell office:value-type="float" office:value="732.46240243232523" table:style-name="ce8">
            <text:p>732,46</text:p>
          </table:table-cell>
          <table:table-cell office:value-type="float" office:value="5.6560553203729029E-5" table:style-name="ce4">
            <text:p>5,65606E-05</text:p>
          </table:table-cell>
          <table:table-cell table:number-columns-repeated="16382"/>
        </table:table-row>
        <table:table-row table:style-name="ro1">
          <table:table-cell office:value-type="float" office:value="732.87010495212871" table:style-name="ce8">
            <text:p>732,87</text:p>
          </table:table-cell>
          <table:table-cell office:value-type="float" office:value="5.651916785518985E-5" table:style-name="ce4">
            <text:p>5,65192E-05</text:p>
          </table:table-cell>
          <table:table-cell table:number-columns-repeated="16382"/>
        </table:table-row>
        <table:table-row table:style-name="ro1">
          <table:table-cell office:value-type="float" office:value="733.27783482438861" table:style-name="ce8">
            <text:p>733,28</text:p>
          </table:table-cell>
          <table:table-cell office:value-type="float" office:value="5.6505285406833009E-5" table:style-name="ce4">
            <text:p>5,65053E-05</text:p>
          </table:table-cell>
          <table:table-cell table:number-columns-repeated="16382"/>
        </table:table-row>
        <table:table-row table:style-name="ro1">
          <table:table-cell office:value-type="float" office:value="733.68559206253553" table:style-name="ce8">
            <text:p>733,69</text:p>
          </table:table-cell>
          <table:table-cell office:value-type="float" office:value="5.637426728480649E-5" table:style-name="ce4">
            <text:p>5,63743E-05</text:p>
          </table:table-cell>
          <table:table-cell table:number-columns-repeated="16382"/>
        </table:table-row>
        <table:table-row table:style-name="ro1">
          <table:table-cell office:value-type="float" office:value="734.09337668000001" table:style-name="ce8">
            <text:p>734,09</text:p>
          </table:table-cell>
          <table:table-cell office:value-type="float" office:value="5.6374831116898908E-5" table:style-name="ce4">
            <text:p>5,63748E-05</text:p>
          </table:table-cell>
          <table:table-cell table:number-columns-repeated="16382"/>
        </table:table-row>
        <table:table-row table:style-name="ro1">
          <table:table-cell office:value-type="float" office:value="734.50118869021242" table:style-name="ce8">
            <text:p>734,50</text:p>
          </table:table-cell>
          <table:table-cell office:value-type="float" office:value="5.6511962664986383E-5" table:style-name="ce4">
            <text:p>5,6512E-05</text:p>
          </table:table-cell>
          <table:table-cell table:number-columns-repeated="16382"/>
        </table:table-row>
        <table:table-row table:style-name="ro1">
          <table:table-cell office:value-type="float" office:value="734.90902810660339" table:style-name="ce8">
            <text:p>734,91</text:p>
          </table:table-cell>
          <table:table-cell office:value-type="float" office:value="5.6243756776786463E-5" table:style-name="ce4">
            <text:p>5,62438E-05</text:p>
          </table:table-cell>
          <table:table-cell table:number-columns-repeated="16382"/>
        </table:table-row>
        <table:table-row table:style-name="ro1">
          <table:table-cell office:value-type="float" office:value="735.31689494260331" table:style-name="ce8">
            <text:p>735,32</text:p>
          </table:table-cell>
          <table:table-cell office:value-type="float" office:value="5.6233323238334192E-5" table:style-name="ce4">
            <text:p>5,62333E-05</text:p>
          </table:table-cell>
          <table:table-cell table:number-columns-repeated="16382"/>
        </table:table-row>
        <table:table-row table:style-name="ro1">
          <table:table-cell office:value-type="float" office:value="735.72478921164293" table:style-name="ce8">
            <text:p>735,72</text:p>
          </table:table-cell>
          <table:table-cell office:value-type="float" office:value="5.6147399406765348E-5" table:style-name="ce4">
            <text:p>5,61474E-05</text:p>
          </table:table-cell>
          <table:table-cell table:number-columns-repeated="16382"/>
        </table:table-row>
        <table:table-row table:style-name="ro1">
          <table:table-cell office:value-type="float" office:value="736.13271092715252" table:style-name="ce8">
            <text:p>736,13</text:p>
          </table:table-cell>
          <table:table-cell office:value-type="float" office:value="5.6140170126990892E-5" table:style-name="ce4">
            <text:p>5,61402E-05</text:p>
          </table:table-cell>
          <table:table-cell table:number-columns-repeated="16382"/>
        </table:table-row>
        <table:table-row table:style-name="ro1">
          <table:table-cell office:value-type="float" office:value="736.5406601025627" table:style-name="ce8">
            <text:p>736,54</text:p>
          </table:table-cell>
          <table:table-cell office:value-type="float" office:value="5.6119043696566591E-5" table:style-name="ce4">
            <text:p>5,6119E-05</text:p>
          </table:table-cell>
          <table:table-cell table:number-columns-repeated="16382"/>
        </table:table-row>
        <table:table-row table:style-name="ro1">
          <table:table-cell office:value-type="float" office:value="736.94863675130409" table:style-name="ce8">
            <text:p>736,95</text:p>
          </table:table-cell>
          <table:table-cell office:value-type="float" office:value="5.599536426755266E-5" table:style-name="ce4">
            <text:p>5,59954E-05</text:p>
          </table:table-cell>
          <table:table-cell table:number-columns-repeated="16382"/>
        </table:table-row>
        <table:table-row table:style-name="ro1">
          <table:table-cell office:value-type="float" office:value="737.3566408868071" table:style-name="ce8">
            <text:p>737,36</text:p>
          </table:table-cell>
          <table:table-cell office:value-type="float" office:value="5.5976656525943752E-5" table:style-name="ce4">
            <text:p>5,59767E-05</text:p>
          </table:table-cell>
          <table:table-cell table:number-columns-repeated="16382"/>
        </table:table-row>
        <table:table-row table:style-name="ro1">
          <table:table-cell office:value-type="float" office:value="737.76467252250222" table:style-name="ce8">
            <text:p>737,76</text:p>
          </table:table-cell>
          <table:table-cell office:value-type="float" office:value="5.5873373722094285E-5" table:style-name="ce4">
            <text:p>5,58734E-05</text:p>
          </table:table-cell>
          <table:table-cell table:number-columns-repeated="16382"/>
        </table:table-row>
        <table:table-row table:style-name="ro1">
          <table:table-cell office:value-type="float" office:value="738.17273167181997" table:style-name="ce8">
            <text:p>738,17</text:p>
          </table:table-cell>
          <table:table-cell office:value-type="float" office:value="5.5946221064177261E-5" table:style-name="ce4">
            <text:p>5,59462E-05</text:p>
          </table:table-cell>
          <table:table-cell table:number-columns-repeated="16382"/>
        </table:table-row>
        <table:table-row table:style-name="ro1">
          <table:table-cell office:value-type="float" office:value="738.58081834819109" table:style-name="ce8">
            <text:p>738,58</text:p>
          </table:table-cell>
          <table:table-cell office:value-type="float" office:value="5.590674236984995E-5" table:style-name="ce4">
            <text:p>5,59067E-05</text:p>
          </table:table-cell>
          <table:table-cell table:number-columns-repeated="16382"/>
        </table:table-row>
        <table:table-row table:style-name="ro1">
          <table:table-cell office:value-type="float" office:value="738.98893256504584" table:style-name="ce8">
            <text:p>738,99</text:p>
          </table:table-cell>
          <table:table-cell office:value-type="float" office:value="5.5824666488417461E-5" table:style-name="ce4">
            <text:p>5,58247E-05</text:p>
          </table:table-cell>
          <table:table-cell table:number-columns-repeated="16382"/>
        </table:table-row>
        <table:table-row table:style-name="ro1">
          <table:table-cell office:value-type="float" office:value="739.39707433581475" table:style-name="ce8">
            <text:p>739,40</text:p>
          </table:table-cell>
          <table:table-cell office:value-type="float" office:value="5.5933885391634163E-5" table:style-name="ce4">
            <text:p>5,59339E-05</text:p>
          </table:table-cell>
          <table:table-cell table:number-columns-repeated="16382"/>
        </table:table-row>
        <table:table-row table:style-name="ro1">
          <table:table-cell office:value-type="float" office:value="739.80524367392854" table:style-name="ce8">
            <text:p>739,81</text:p>
          </table:table-cell>
          <table:table-cell office:value-type="float" office:value="5.5782359617185181E-5" table:style-name="ce4">
            <text:p>5,57824E-05</text:p>
          </table:table-cell>
          <table:table-cell table:number-columns-repeated="16382"/>
        </table:table-row>
        <table:table-row table:style-name="ro1">
          <table:table-cell office:value-type="float" office:value="740.21344059281751" table:style-name="ce8">
            <text:p>740,21</text:p>
          </table:table-cell>
          <table:table-cell office:value-type="float" office:value="5.5785709254483129E-5" table:style-name="ce4">
            <text:p>5,57857E-05</text:p>
          </table:table-cell>
          <table:table-cell table:number-columns-repeated="16382"/>
        </table:table-row>
        <table:table-row table:style-name="ro1">
          <table:table-cell office:value-type="float" office:value="740.62166510591237" table:style-name="ce8">
            <text:p>740,62</text:p>
          </table:table-cell>
          <table:table-cell office:value-type="float" office:value="5.5707021853705423E-5" table:style-name="ce4">
            <text:p>5,5707E-05</text:p>
          </table:table-cell>
          <table:table-cell table:number-columns-repeated="16382"/>
        </table:table-row>
        <table:table-row table:style-name="ro1">
          <table:table-cell office:value-type="float" office:value="741.02991722664342" table:style-name="ce8">
            <text:p>741,03</text:p>
          </table:table-cell>
          <table:table-cell office:value-type="float" office:value="5.5863967570460416E-5" table:style-name="ce4">
            <text:p>5,5864E-05</text:p>
          </table:table-cell>
          <table:table-cell table:number-columns-repeated="16382"/>
        </table:table-row>
        <table:table-row table:style-name="ro1">
          <table:table-cell office:value-type="float" office:value="741.43819696844139" table:style-name="ce8">
            <text:p>741,44</text:p>
          </table:table-cell>
          <table:table-cell office:value-type="float" office:value="5.5763485827982229E-5" table:style-name="ce4">
            <text:p>5,57635E-05</text:p>
          </table:table-cell>
          <table:table-cell table:number-columns-repeated="16382"/>
        </table:table-row>
        <table:table-row table:style-name="ro1">
          <table:table-cell office:value-type="float" office:value="741.84650434473679" table:style-name="ce8">
            <text:p>741,85</text:p>
          </table:table-cell>
          <table:table-cell office:value-type="float" office:value="5.5586455606781482E-5" table:style-name="ce4">
            <text:p>5,55865E-05</text:p>
          </table:table-cell>
          <table:table-cell table:number-columns-repeated="16382"/>
        </table:table-row>
        <table:table-row table:style-name="ro1">
          <table:table-cell office:value-type="float" office:value="742.25483936896012" table:style-name="ce8">
            <text:p>742,25</text:p>
          </table:table-cell>
          <table:table-cell office:value-type="float" office:value="5.5619755519359379E-5" table:style-name="ce4">
            <text:p>5,56198E-05</text:p>
          </table:table-cell>
          <table:table-cell table:number-columns-repeated="16382"/>
        </table:table-row>
        <table:table-row table:style-name="ro1">
          <table:table-cell office:value-type="float" office:value="742.66320205454167" table:style-name="ce8">
            <text:p>742,66</text:p>
          </table:table-cell>
          <table:table-cell office:value-type="float" office:value="5.5590894009087451E-5" table:style-name="ce4">
            <text:p>5,55909E-05</text:p>
          </table:table-cell>
          <table:table-cell table:number-columns-repeated="16382"/>
        </table:table-row>
        <table:table-row table:style-name="ro1">
          <table:table-cell office:value-type="float" office:value="743.07159241491217" table:style-name="ce8">
            <text:p>743,07</text:p>
          </table:table-cell>
          <table:table-cell office:value-type="float" office:value="5.5357603596815242E-5" table:style-name="ce4">
            <text:p>5,53576E-05</text:p>
          </table:table-cell>
          <table:table-cell table:number-columns-repeated="16382"/>
        </table:table-row>
        <table:table-row table:style-name="ro1">
          <table:table-cell office:value-type="float" office:value="743.48001046350214" table:style-name="ce8">
            <text:p>743,48</text:p>
          </table:table-cell>
          <table:table-cell office:value-type="float" office:value="5.5474662328903207E-5" table:style-name="ce4">
            <text:p>5,54747E-05</text:p>
          </table:table-cell>
          <table:table-cell table:number-columns-repeated="16382"/>
        </table:table-row>
        <table:table-row table:style-name="ro1">
          <table:table-cell office:value-type="float" office:value="743.88845621374207" table:style-name="ce8">
            <text:p>743,89</text:p>
          </table:table-cell>
          <table:table-cell office:value-type="float" office:value="5.53611732414635E-5" table:style-name="ce4">
            <text:p>5,53612E-05</text:p>
          </table:table-cell>
          <table:table-cell table:number-columns-repeated="16382"/>
        </table:table-row>
        <table:table-row table:style-name="ro1">
          <table:table-cell office:value-type="float" office:value="744.29692967906249" table:style-name="ce8">
            <text:p>744,30</text:p>
          </table:table-cell>
          <table:table-cell office:value-type="float" office:value="5.5170603496604749E-5" table:style-name="ce4">
            <text:p>5,51706E-05</text:p>
          </table:table-cell>
          <table:table-cell table:number-columns-repeated="16382"/>
        </table:table-row>
        <table:table-row table:style-name="ro1">
          <table:table-cell office:value-type="float" office:value="744.70543087289388" table:style-name="ce8">
            <text:p>744,71</text:p>
          </table:table-cell>
          <table:table-cell office:value-type="float" office:value="5.5128888495110199E-5" table:style-name="ce4">
            <text:p>5,51289E-05</text:p>
          </table:table-cell>
          <table:table-cell table:number-columns-repeated="16382"/>
        </table:table-row>
        <table:table-row table:style-name="ro1">
          <table:table-cell office:value-type="float" office:value="745.11395980866689" table:style-name="ce8">
            <text:p>745,11</text:p>
          </table:table-cell>
          <table:table-cell office:value-type="float" office:value="5.5028052852165382E-5" table:style-name="ce4">
            <text:p>5,50281E-05</text:p>
          </table:table-cell>
          <table:table-cell table:number-columns-repeated="16382"/>
        </table:table-row>
        <table:table-row table:style-name="ro1">
          <table:table-cell office:value-type="float" office:value="745.5225164998119" table:style-name="ce8">
            <text:p>745,52</text:p>
          </table:table-cell>
          <table:table-cell office:value-type="float" office:value="5.5133503828177402E-5" table:style-name="ce4">
            <text:p>5,51335E-05</text:p>
          </table:table-cell>
          <table:table-cell table:number-columns-repeated="16382"/>
        </table:table-row>
        <table:table-row table:style-name="ro1">
          <table:table-cell office:value-type="float" office:value="745.93110095975942" table:style-name="ce8">
            <text:p>745,93</text:p>
          </table:table-cell>
          <table:table-cell office:value-type="float" office:value="5.498149059117098E-5" table:style-name="ce4">
            <text:p>5,49815E-05</text:p>
          </table:table-cell>
          <table:table-cell table:number-columns-repeated="16382"/>
        </table:table-row>
        <table:table-row table:style-name="ro1">
          <table:table-cell office:value-type="float" office:value="746.33971320193996" table:style-name="ce8">
            <text:p>746,34</text:p>
          </table:table-cell>
          <table:table-cell office:value-type="float" office:value="5.4857482255199052E-5" table:style-name="ce4">
            <text:p>5,48575E-05</text:p>
          </table:table-cell>
          <table:table-cell table:number-columns-repeated="16382"/>
        </table:table-row>
        <table:table-row table:style-name="ro1">
          <table:table-cell office:value-type="float" office:value="746.74835323978425" table:style-name="ce8">
            <text:p>746,75</text:p>
          </table:table-cell>
          <table:table-cell office:value-type="float" office:value="5.4950194026874226E-5" table:style-name="ce4">
            <text:p>5,49502E-05</text:p>
          </table:table-cell>
          <table:table-cell table:number-columns-repeated="16382"/>
        </table:table-row>
        <table:table-row table:style-name="ro1">
          <table:table-cell office:value-type="float" office:value="747.15702108672258" table:style-name="ce8">
            <text:p>747,16</text:p>
          </table:table-cell>
          <table:table-cell office:value-type="float" office:value="5.4849011932618775E-5" table:style-name="ce4">
            <text:p>5,4849E-05</text:p>
          </table:table-cell>
          <table:table-cell table:number-columns-repeated="16382"/>
        </table:table-row>
        <table:table-row table:style-name="ro1">
          <table:table-cell office:value-type="float" office:value="747.56571675618557" table:style-name="ce8">
            <text:p>747,57</text:p>
          </table:table-cell>
          <table:table-cell office:value-type="float" office:value="5.4751300001404528E-5" table:style-name="ce4">
            <text:p>5,47513E-05</text:p>
          </table:table-cell>
          <table:table-cell table:number-columns-repeated="16382"/>
        </table:table-row>
        <table:table-row table:style-name="ro1">
          <table:table-cell office:value-type="float" office:value="747.97444026160372" table:style-name="ce8">
            <text:p>747,97</text:p>
          </table:table-cell>
          <table:table-cell office:value-type="float" office:value="5.4721726540480691E-5" table:style-name="ce4">
            <text:p>5,47217E-05</text:p>
          </table:table-cell>
          <table:table-cell table:number-columns-repeated="16382"/>
        </table:table-row>
        <table:table-row table:style-name="ro1">
          <table:table-cell office:value-type="float" office:value="748.38319161640743" table:style-name="ce8">
            <text:p>748,38</text:p>
          </table:table-cell>
          <table:table-cell office:value-type="float" office:value="5.4692600933287992E-5" table:style-name="ce4">
            <text:p>5,46926E-05</text:p>
          </table:table-cell>
          <table:table-cell table:number-columns-repeated="16382"/>
        </table:table-row>
        <table:table-row table:style-name="ro1">
          <table:table-cell office:value-type="float" office:value="748.79197083402755" table:style-name="ce8">
            <text:p>748,79</text:p>
          </table:table-cell>
          <table:table-cell office:value-type="float" office:value="5.4613449254288014E-5" table:style-name="ce4">
            <text:p>5,46134E-05</text:p>
          </table:table-cell>
          <table:table-cell table:number-columns-repeated="16382"/>
        </table:table-row>
        <table:table-row table:style-name="ro1">
          <table:table-cell office:value-type="float" office:value="749.20077792789425" table:style-name="ce8">
            <text:p>749,20</text:p>
          </table:table-cell>
          <table:table-cell office:value-type="float" office:value="5.4520982428517234E-5" table:style-name="ce4">
            <text:p>5,4521E-05</text:p>
          </table:table-cell>
          <table:table-cell table:number-columns-repeated="16382"/>
        </table:table-row>
        <table:table-row table:style-name="ro1">
          <table:table-cell office:value-type="float" office:value="749.60961291143826" table:style-name="ce8">
            <text:p>749,61</text:p>
          </table:table-cell>
          <table:table-cell office:value-type="float" office:value="5.4611736291979287E-5" table:style-name="ce4">
            <text:p>5,46117E-05</text:p>
          </table:table-cell>
          <table:table-cell table:number-columns-repeated="16382"/>
        </table:table-row>
        <table:table-row table:style-name="ro1">
          <table:table-cell office:value-type="float" office:value="750.01847579809009" table:style-name="ce8">
            <text:p>750,02</text:p>
          </table:table-cell>
          <table:table-cell office:value-type="float" office:value="5.4417478898580986E-5" table:style-name="ce4">
            <text:p>5,44175E-05</text:p>
          </table:table-cell>
          <table:table-cell table:number-columns-repeated="16382"/>
        </table:table-row>
        <table:table-row table:style-name="ro1">
          <table:table-cell office:value-type="float" office:value="750.42736660128003" table:style-name="ce8">
            <text:p>750,43</text:p>
          </table:table-cell>
          <table:table-cell office:value-type="float" office:value="5.4359855794953572E-5" table:style-name="ce4">
            <text:p>5,43599E-05</text:p>
          </table:table-cell>
          <table:table-cell table:number-columns-repeated="16382"/>
        </table:table-row>
        <table:table-row table:style-name="ro1">
          <table:table-cell office:value-type="float" office:value="750.8362853344388" table:style-name="ce8">
            <text:p>750,84</text:p>
          </table:table-cell>
          <table:table-cell office:value-type="float" office:value="5.4427269260936009E-5" table:style-name="ce4">
            <text:p>5,44273E-05</text:p>
          </table:table-cell>
          <table:table-cell table:number-columns-repeated="16382"/>
        </table:table-row>
        <table:table-row table:style-name="ro1">
          <table:table-cell office:value-type="float" office:value="751.24523201099692" table:style-name="ce8">
            <text:p>751,25</text:p>
          </table:table-cell>
          <table:table-cell office:value-type="float" office:value="5.4415111515692419E-5" table:style-name="ce4">
            <text:p>5,44151E-05</text:p>
          </table:table-cell>
          <table:table-cell table:number-columns-repeated="16382"/>
        </table:table-row>
        <table:table-row table:style-name="ro1">
          <table:table-cell office:value-type="float" office:value="751.65420664438489" table:style-name="ce8">
            <text:p>751,65</text:p>
          </table:table-cell>
          <table:table-cell office:value-type="float" office:value="5.4209850381779875E-5" table:style-name="ce4">
            <text:p>5,42099E-05</text:p>
          </table:table-cell>
          <table:table-cell table:number-columns-repeated="16382"/>
        </table:table-row>
        <table:table-row table:style-name="ro1">
          <table:table-cell office:value-type="float" office:value="752.06320924803322" table:style-name="ce8">
            <text:p>752,06</text:p>
          </table:table-cell>
          <table:table-cell office:value-type="float" office:value="5.4206482267199865E-5" table:style-name="ce4">
            <text:p>5,42065E-05</text:p>
          </table:table-cell>
          <table:table-cell table:number-columns-repeated="16382"/>
        </table:table-row>
        <table:table-row table:style-name="ro1">
          <table:table-cell office:value-type="float" office:value="752.47223983537253" table:style-name="ce8">
            <text:p>752,47</text:p>
          </table:table-cell>
          <table:table-cell office:value-type="float" office:value="5.4129734470005705E-5" table:style-name="ce4">
            <text:p>5,41297E-05</text:p>
          </table:table-cell>
          <table:table-cell table:number-columns-repeated="16382"/>
        </table:table-row>
        <table:table-row table:style-name="ro1">
          <table:table-cell office:value-type="float" office:value="752.88129841983312" table:style-name="ce8">
            <text:p>752,88</text:p>
          </table:table-cell>
          <table:table-cell office:value-type="float" office:value="5.3976855444186149E-5" table:style-name="ce4">
            <text:p>5,39769E-05</text:p>
          </table:table-cell>
          <table:table-cell table:number-columns-repeated="16382"/>
        </table:table-row>
        <table:table-row table:style-name="ro1">
          <table:table-cell office:value-type="float" office:value="753.2903850148457" table:style-name="ce8">
            <text:p>753,29</text:p>
          </table:table-cell>
          <table:table-cell office:value-type="float" office:value="5.3993922921883377E-5" table:style-name="ce4">
            <text:p>5,39939E-05</text:p>
          </table:table-cell>
          <table:table-cell table:number-columns-repeated="16382"/>
        </table:table-row>
        <table:table-row table:style-name="ro1">
          <table:table-cell office:value-type="float" office:value="753.69949963384067" table:style-name="ce8">
            <text:p>753,70</text:p>
          </table:table-cell>
          <table:table-cell office:value-type="float" office:value="5.4234870214524548E-5" table:style-name="ce4">
            <text:p>5,42349E-05</text:p>
          </table:table-cell>
          <table:table-cell table:number-columns-repeated="16382"/>
        </table:table-row>
        <table:table-row table:style-name="ro1">
          <table:table-cell office:value-type="float" office:value="754.10864229024855" table:style-name="ce8">
            <text:p>754,11</text:p>
          </table:table-cell>
          <table:table-cell office:value-type="float" office:value="5.3877742099335175E-5" table:style-name="ce4">
            <text:p>5,38777E-05</text:p>
          </table:table-cell>
          <table:table-cell table:number-columns-repeated="16382"/>
        </table:table-row>
        <table:table-row table:style-name="ro1">
          <table:table-cell office:value-type="float" office:value="754.51781299749996" table:style-name="ce8">
            <text:p>754,52</text:p>
          </table:table-cell>
          <table:table-cell office:value-type="float" office:value="5.4059241575285917E-5" table:style-name="ce4">
            <text:p>5,40592E-05</text:p>
          </table:table-cell>
          <table:table-cell table:number-columns-repeated="16382"/>
        </table:table-row>
        <table:table-row table:style-name="ro1">
          <table:table-cell office:value-type="float" office:value="754.92701176902551" table:style-name="ce8">
            <text:p>754,93</text:p>
          </table:table-cell>
          <table:table-cell office:value-type="float" office:value="5.4018123476847857E-5" table:style-name="ce4">
            <text:p>5,40181E-05</text:p>
          </table:table-cell>
          <table:table-cell table:number-columns-repeated="16382"/>
        </table:table-row>
        <table:table-row table:style-name="ro1">
          <table:table-cell office:value-type="float" office:value="755.33623861825538" table:style-name="ce8">
            <text:p>755,34</text:p>
          </table:table-cell>
          <table:table-cell office:value-type="float" office:value="5.3890315218864642E-5" table:style-name="ce4">
            <text:p>5,38903E-05</text:p>
          </table:table-cell>
          <table:table-cell table:number-columns-repeated="16382"/>
        </table:table-row>
        <table:table-row table:style-name="ro1">
          <table:table-cell office:value-type="float" office:value="755.74549355862041" table:style-name="ce8">
            <text:p>755,75</text:p>
          </table:table-cell>
          <table:table-cell office:value-type="float" office:value="5.3905324355638295E-5" table:style-name="ce4">
            <text:p>5,39053E-05</text:p>
          </table:table-cell>
          <table:table-cell table:number-columns-repeated="16382"/>
        </table:table-row>
        <table:table-row table:style-name="ro1">
          <table:table-cell office:value-type="float" office:value="756.15477660355089" table:style-name="ce8">
            <text:p>756,15</text:p>
          </table:table-cell>
          <table:table-cell office:value-type="float" office:value="5.3702205039929691E-5" table:style-name="ce4">
            <text:p>5,37022E-05</text:p>
          </table:table-cell>
          <table:table-cell table:number-columns-repeated="16382"/>
        </table:table-row>
        <table:table-row table:style-name="ro1">
          <table:table-cell office:value-type="float" office:value="756.56408776647754" table:style-name="ce8">
            <text:p>756,56</text:p>
          </table:table-cell>
          <table:table-cell office:value-type="float" office:value="5.3704393297336199E-5" table:style-name="ce4">
            <text:p>5,37044E-05</text:p>
          </table:table-cell>
          <table:table-cell table:number-columns-repeated="16382"/>
        </table:table-row>
        <table:table-row table:style-name="ro1">
          <table:table-cell office:value-type="float" office:value="756.97342706083077" table:style-name="ce8">
            <text:p>756,97</text:p>
          </table:table-cell>
          <table:table-cell office:value-type="float" office:value="5.3659059595374685E-5" table:style-name="ce4">
            <text:p>5,36591E-05</text:p>
          </table:table-cell>
          <table:table-cell table:number-columns-repeated="16382"/>
        </table:table-row>
        <table:table-row table:style-name="ro1">
          <table:table-cell office:value-type="float" office:value="757.38279450004109" table:style-name="ce8">
            <text:p>757,38</text:p>
          </table:table-cell>
          <table:table-cell office:value-type="float" office:value="5.3593418451284006E-5" table:style-name="ce4">
            <text:p>5,35934E-05</text:p>
          </table:table-cell>
          <table:table-cell table:number-columns-repeated="16382"/>
        </table:table-row>
        <table:table-row table:style-name="ro1">
          <table:table-cell office:value-type="float" office:value="757.79219009753911" table:style-name="ce8">
            <text:p>757,79</text:p>
          </table:table-cell>
          <table:table-cell office:value-type="float" office:value="5.3658125456498455E-5" table:style-name="ce4">
            <text:p>5,36581E-05</text:p>
          </table:table-cell>
          <table:table-cell table:number-columns-repeated="16382"/>
        </table:table-row>
        <table:table-row table:style-name="ro1">
          <table:table-cell office:value-type="float" office:value="758.20161386675522" table:style-name="ce8">
            <text:p>758,20</text:p>
          </table:table-cell>
          <table:table-cell office:value-type="float" office:value="5.3408508364432426E-5" table:style-name="ce4">
            <text:p>5,34085E-05</text:p>
          </table:table-cell>
          <table:table-cell table:number-columns-repeated="16382"/>
        </table:table-row>
        <table:table-row table:style-name="ro1">
          <table:table-cell office:value-type="float" office:value="758.61106582112006" table:style-name="ce8">
            <text:p>758,61</text:p>
          </table:table-cell>
          <table:table-cell office:value-type="float" office:value="5.348014971693237E-5" table:style-name="ce4">
            <text:p>5,34801E-05</text:p>
          </table:table-cell>
          <table:table-cell table:number-columns-repeated="16382"/>
        </table:table-row>
        <table:table-row table:style-name="ro1">
          <table:table-cell office:value-type="float" office:value="759.02054597406402" table:style-name="ce8">
            <text:p>759,02</text:p>
          </table:table-cell>
          <table:table-cell office:value-type="float" office:value="5.3275314566998203E-5" table:style-name="ce4">
            <text:p>5,32753E-05</text:p>
          </table:table-cell>
          <table:table-cell table:number-columns-repeated="16382"/>
        </table:table-row>
        <table:table-row table:style-name="ro1">
          <table:table-cell office:value-type="float" office:value="759.43005433901772" table:style-name="ce8">
            <text:p>759,43</text:p>
          </table:table-cell>
          <table:table-cell office:value-type="float" office:value="5.3454106243366623E-5" table:style-name="ce4">
            <text:p>5,34541E-05</text:p>
          </table:table-cell>
          <table:table-cell table:number-columns-repeated="16382"/>
        </table:table-row>
        <table:table-row table:style-name="ro1">
          <table:table-cell office:value-type="float" office:value="759.83959092941177" table:style-name="ce8">
            <text:p>759,84</text:p>
          </table:table-cell>
          <table:table-cell office:value-type="float" office:value="5.3441490600688132E-5" table:style-name="ce4">
            <text:p>5,34415E-05</text:p>
          </table:table-cell>
          <table:table-cell table:number-columns-repeated="16382"/>
        </table:table-row>
        <table:table-row table:style-name="ro1">
          <table:table-cell office:value-type="float" office:value="760.24915575867658" table:style-name="ce8">
            <text:p>760,25</text:p>
          </table:table-cell>
          <table:table-cell office:value-type="float" office:value="5.3350239743729889E-5" table:style-name="ce4">
            <text:p>5,33502E-05</text:p>
          </table:table-cell>
          <table:table-cell table:number-columns-repeated="16382"/>
        </table:table-row>
        <table:table-row table:style-name="ro1">
          <table:table-cell office:value-type="float" office:value="760.65874884024242" table:style-name="ce8">
            <text:p>760,66</text:p>
          </table:table-cell>
          <table:table-cell office:value-type="float" office:value="5.3316452011173522E-5" table:style-name="ce4">
            <text:p>5,33165E-05</text:p>
          </table:table-cell>
          <table:table-cell table:number-columns-repeated="16382"/>
        </table:table-row>
        <table:table-row table:style-name="ro1">
          <table:table-cell office:value-type="float" office:value="761.06837018754038" table:style-name="ce8">
            <text:p>761,07</text:p>
          </table:table-cell>
          <table:table-cell office:value-type="float" office:value="5.3232065585016247E-5" table:style-name="ce4">
            <text:p>5,32321E-05</text:p>
          </table:table-cell>
          <table:table-cell table:number-columns-repeated="16382"/>
        </table:table-row>
        <table:table-row table:style-name="ro1">
          <table:table-cell office:value-type="float" office:value="761.4780198140005" table:style-name="ce8">
            <text:p>761,48</text:p>
          </table:table-cell>
          <table:table-cell office:value-type="float" office:value="5.3356138380527803E-5" table:style-name="ce4">
            <text:p>5,33561E-05</text:p>
          </table:table-cell>
          <table:table-cell table:number-columns-repeated="16382"/>
        </table:table-row>
        <table:table-row table:style-name="ro1">
          <table:table-cell office:value-type="float" office:value="761.88769773305341" table:style-name="ce8">
            <text:p>761,89</text:p>
          </table:table-cell>
          <table:table-cell office:value-type="float" office:value="5.3324968451017832E-5" table:style-name="ce4">
            <text:p>5,3325E-05</text:p>
          </table:table-cell>
          <table:table-cell table:number-columns-repeated="16382"/>
        </table:table-row>
        <table:table-row table:style-name="ro1">
          <table:table-cell office:value-type="float" office:value="762.29740395812973" table:style-name="ce8">
            <text:p>762,30</text:p>
          </table:table-cell>
          <table:table-cell office:value-type="float" office:value="5.3229335781540093E-5" table:style-name="ce4">
            <text:p>5,32293E-05</text:p>
          </table:table-cell>
          <table:table-cell table:number-columns-repeated="16382"/>
        </table:table-row>
        <table:table-row table:style-name="ro1">
          <table:table-cell office:value-type="float" office:value="762.70713850265997" table:style-name="ce8">
            <text:p>762,71</text:p>
          </table:table-cell>
          <table:table-cell office:value-type="float" office:value="5.3073707215334483E-5" table:style-name="ce4">
            <text:p>5,30737E-05</text:p>
          </table:table-cell>
          <table:table-cell table:number-columns-repeated="16382"/>
        </table:table-row>
        <table:table-row table:style-name="ro1">
          <table:table-cell office:value-type="float" office:value="763.11690138007464" table:style-name="ce8">
            <text:p>763,12</text:p>
          </table:table-cell>
          <table:table-cell office:value-type="float" office:value="5.313654865158046E-5" table:style-name="ce4">
            <text:p>5,31365E-05</text:p>
          </table:table-cell>
          <table:table-cell table:number-columns-repeated="16382"/>
        </table:table-row>
        <table:table-row table:style-name="ro1">
          <table:table-cell office:value-type="float" office:value="763.52669260380412" table:style-name="ce8">
            <text:p>763,53</text:p>
          </table:table-cell>
          <table:table-cell office:value-type="float" office:value="5.3092517117909961E-5" table:style-name="ce4">
            <text:p>5,30925E-05</text:p>
          </table:table-cell>
          <table:table-cell table:number-columns-repeated="16382"/>
        </table:table-row>
        <table:table-row table:style-name="ro1">
          <table:table-cell office:value-type="float" office:value="763.93651218727916" table:style-name="ce8">
            <text:p>763,94</text:p>
          </table:table-cell>
          <table:table-cell office:value-type="float" office:value="5.3039765884339942E-5" table:style-name="ce4">
            <text:p>5,30398E-05</text:p>
          </table:table-cell>
          <table:table-cell table:number-columns-repeated="16382"/>
        </table:table-row>
        <table:table-row table:style-name="ro1">
          <table:table-cell office:value-type="float" office:value="764.34636014393004" table:style-name="ce8">
            <text:p>764,35</text:p>
          </table:table-cell>
          <table:table-cell office:value-type="float" office:value="5.3142751509486741E-5" table:style-name="ce4">
            <text:p>5,31428E-05</text:p>
          </table:table-cell>
          <table:table-cell table:number-columns-repeated="16382"/>
        </table:table-row>
        <table:table-row table:style-name="ro1">
          <table:table-cell office:value-type="float" office:value="764.75623648718749" table:style-name="ce8">
            <text:p>764,76</text:p>
          </table:table-cell>
          <table:table-cell office:value-type="float" office:value="5.3131518177892457E-5" table:style-name="ce4">
            <text:p>5,31315E-05</text:p>
          </table:table-cell>
          <table:table-cell table:number-columns-repeated="16382"/>
        </table:table-row>
        <table:table-row table:style-name="ro1">
          <table:table-cell office:value-type="float" office:value="765.16614123048191" table:style-name="ce8">
            <text:p>765,17</text:p>
          </table:table-cell>
          <table:table-cell office:value-type="float" office:value="5.3063378492976371E-5" table:style-name="ce4">
            <text:p>5,30634E-05</text:p>
          </table:table-cell>
          <table:table-cell table:number-columns-repeated="16382"/>
        </table:table-row>
        <table:table-row table:style-name="ro1">
          <table:table-cell office:value-type="float" office:value="765.57607438724392" table:style-name="ce8">
            <text:p>765,58</text:p>
          </table:table-cell>
          <table:table-cell office:value-type="float" office:value="5.317813395770847E-5" table:style-name="ce4">
            <text:p>5,31781E-05</text:p>
          </table:table-cell>
          <table:table-cell table:number-columns-repeated="16382"/>
        </table:table-row>
        <table:table-row table:style-name="ro1">
          <table:table-cell office:value-type="float" office:value="765.98603597090391" table:style-name="ce8">
            <text:p>765,99</text:p>
          </table:table-cell>
          <table:table-cell office:value-type="float" office:value="5.313218032759371E-5" table:style-name="ce4">
            <text:p>5,31322E-05</text:p>
          </table:table-cell>
          <table:table-cell table:number-columns-repeated="16382"/>
        </table:table-row>
        <table:table-row table:style-name="ro1">
          <table:table-cell office:value-type="float" office:value="766.3960259948924" table:style-name="ce8">
            <text:p>766,40</text:p>
          </table:table-cell>
          <table:table-cell office:value-type="float" office:value="5.2981159851270715E-5" table:style-name="ce4">
            <text:p>5,29812E-05</text:p>
          </table:table-cell>
          <table:table-cell table:number-columns-repeated="16382"/>
        </table:table-row>
        <table:table-row table:style-name="ro1">
          <table:table-cell office:value-type="float" office:value="766.80604447264" table:style-name="ce8">
            <text:p>766,81</text:p>
          </table:table-cell>
          <table:table-cell office:value-type="float" office:value="5.3026326154707873E-5" table:style-name="ce4">
            <text:p>5,30263E-05</text:p>
          </table:table-cell>
          <table:table-cell table:number-columns-repeated="16382"/>
        </table:table-row>
        <table:table-row table:style-name="ro1">
          <table:table-cell office:value-type="float" office:value="767.21609141757722" table:style-name="ce8">
            <text:p>767,22</text:p>
          </table:table-cell>
          <table:table-cell office:value-type="float" office:value="5.3021501009876414E-5" table:style-name="ce4">
            <text:p>5,30215E-05</text:p>
          </table:table-cell>
          <table:table-cell table:number-columns-repeated="16382"/>
        </table:table-row>
        <table:table-row table:style-name="ro1">
          <table:table-cell office:value-type="float" office:value="767.62616684313457" table:style-name="ce8">
            <text:p>767,63</text:p>
          </table:table-cell>
          <table:table-cell office:value-type="float" office:value="5.2987004550380749E-5" table:style-name="ce4">
            <text:p>5,2987E-05</text:p>
          </table:table-cell>
          <table:table-cell table:number-columns-repeated="16382"/>
        </table:table-row>
        <table:table-row table:style-name="ro1">
          <table:table-cell office:value-type="float" office:value="768.03627076274256" table:style-name="ce8">
            <text:p>768,04</text:p>
          </table:table-cell>
          <table:table-cell office:value-type="float" office:value="5.2955713631259084E-5" table:style-name="ce4">
            <text:p>5,29557E-05</text:p>
          </table:table-cell>
          <table:table-cell table:number-columns-repeated="16382"/>
        </table:table-row>
        <table:table-row table:style-name="ro1">
          <table:table-cell office:value-type="float" office:value="768.4464031898317" table:style-name="ce8">
            <text:p>768,45</text:p>
          </table:table-cell>
          <table:table-cell office:value-type="float" office:value="5.2833893926990489E-5" table:style-name="ce4">
            <text:p>5,28339E-05</text:p>
          </table:table-cell>
          <table:table-cell table:number-columns-repeated="16382"/>
        </table:table-row>
        <table:table-row table:style-name="ro1">
          <table:table-cell office:value-type="float" office:value="768.85656413783249" table:style-name="ce8">
            <text:p>768,86</text:p>
          </table:table-cell>
          <table:table-cell office:value-type="float" office:value="5.285039704901244E-5" table:style-name="ce4">
            <text:p>5,28504E-05</text:p>
          </table:table-cell>
          <table:table-cell table:number-columns-repeated="16382"/>
        </table:table-row>
        <table:table-row table:style-name="ro1">
          <table:table-cell office:value-type="float" office:value="769.26675362017556" table:style-name="ce8">
            <text:p>769,27</text:p>
          </table:table-cell>
          <table:table-cell office:value-type="float" office:value="5.2763300821109345E-5" table:style-name="ce4">
            <text:p>5,27633E-05</text:p>
          </table:table-cell>
          <table:table-cell table:number-columns-repeated="16382"/>
        </table:table-row>
        <table:table-row table:style-name="ro1">
          <table:table-cell office:value-type="float" office:value="769.67697165029131" table:style-name="ce8">
            <text:p>769,68</text:p>
          </table:table-cell>
          <table:table-cell office:value-type="float" office:value="5.2810825950966242E-5" table:style-name="ce4">
            <text:p>5,28108E-05</text:p>
          </table:table-cell>
          <table:table-cell table:number-columns-repeated="16382"/>
        </table:table-row>
        <table:table-row table:style-name="ro1">
          <table:table-cell office:value-type="float" office:value="770.08721824161034" table:style-name="ce8">
            <text:p>770,09</text:p>
          </table:table-cell>
          <table:table-cell office:value-type="float" office:value="5.2928382879060093E-5" table:style-name="ce4">
            <text:p>5,29284E-05</text:p>
          </table:table-cell>
          <table:table-cell table:number-columns-repeated="16382"/>
        </table:table-row>
        <table:table-row table:style-name="ro1">
          <table:table-cell office:value-type="float" office:value="770.49749340756307" table:style-name="ce8">
            <text:p>770,50</text:p>
          </table:table-cell>
          <table:table-cell office:value-type="float" office:value="5.2707281449157446E-5" table:style-name="ce4">
            <text:p>5,27073E-05</text:p>
          </table:table-cell>
          <table:table-cell table:number-columns-repeated="16382"/>
        </table:table-row>
        <table:table-row table:style-name="ro1">
          <table:table-cell office:value-type="float" office:value="770.90779716157999" table:style-name="ce8">
            <text:p>770,91</text:p>
          </table:table-cell>
          <table:table-cell office:value-type="float" office:value="5.2692583163954975E-5" table:style-name="ce4">
            <text:p>5,26926E-05</text:p>
          </table:table-cell>
          <table:table-cell table:number-columns-repeated="16382"/>
        </table:table-row>
        <table:table-row table:style-name="ro1">
          <table:table-cell office:value-type="float" office:value="771.31812951709185" table:style-name="ce8">
            <text:p>771,32</text:p>
          </table:table-cell>
          <table:table-cell office:value-type="float" office:value="5.274882698592259E-5" table:style-name="ce4">
            <text:p>5,27488E-05</text:p>
          </table:table-cell>
          <table:table-cell table:number-columns-repeated="16382"/>
        </table:table-row>
        <table:table-row table:style-name="ro1">
          <table:table-cell office:value-type="float" office:value="771.72849048752892" table:style-name="ce8">
            <text:p>771,73</text:p>
          </table:table-cell>
          <table:table-cell office:value-type="float" office:value="5.2568515934864739E-5" table:style-name="ce4">
            <text:p>5,25685E-05</text:p>
          </table:table-cell>
          <table:table-cell table:number-columns-repeated="16382"/>
        </table:table-row>
        <table:table-row table:style-name="ro1">
          <table:table-cell office:value-type="float" office:value="772.13888008632193" table:style-name="ce8">
            <text:p>772,14</text:p>
          </table:table-cell>
          <table:table-cell office:value-type="float" office:value="5.2723326005202749E-5" table:style-name="ce4">
            <text:p>5,27233E-05</text:p>
          </table:table-cell>
          <table:table-cell table:number-columns-repeated="16382"/>
        </table:table-row>
        <table:table-row table:style-name="ro1">
          <table:table-cell office:value-type="float" office:value="772.54929832690129" table:style-name="ce8">
            <text:p>772,55</text:p>
          </table:table-cell>
          <table:table-cell office:value-type="float" office:value="5.2678287221450677E-5" table:style-name="ce4">
            <text:p>5,26783E-05</text:p>
          </table:table-cell>
          <table:table-cell table:number-columns-repeated="16382"/>
        </table:table-row>
        <table:table-row table:style-name="ro1">
          <table:table-cell office:value-type="float" office:value="772.95974522269751" table:style-name="ce8">
            <text:p>772,96</text:p>
          </table:table-cell>
          <table:table-cell office:value-type="float" office:value="5.2616607475784132E-5" table:style-name="ce4">
            <text:p>5,26166E-05</text:p>
          </table:table-cell>
          <table:table-cell table:number-columns-repeated="16382"/>
        </table:table-row>
        <table:table-row table:style-name="ro1">
          <table:table-cell office:value-type="float" office:value="773.37022078714108" table:style-name="ce8">
            <text:p>773,37</text:p>
          </table:table-cell>
          <table:table-cell office:value-type="float" office:value="5.2583576040914419E-5" table:style-name="ce4">
            <text:p>5,25836E-05</text:p>
          </table:table-cell>
          <table:table-cell table:number-columns-repeated="16382"/>
        </table:table-row>
        <table:table-row table:style-name="ro1">
          <table:table-cell office:value-type="float" office:value="773.78072503366275" table:style-name="ce8">
            <text:p>773,78</text:p>
          </table:table-cell>
          <table:table-cell office:value-type="float" office:value="5.2282412246185551E-5" table:style-name="ce4">
            <text:p>5,22824E-05</text:p>
          </table:table-cell>
          <table:table-cell table:number-columns-repeated="16382"/>
        </table:table-row>
        <table:table-row table:style-name="ro1">
          <table:table-cell office:value-type="float" office:value="774.19125797569268" table:style-name="ce8">
            <text:p>774,19</text:p>
          </table:table-cell>
          <table:table-cell office:value-type="float" office:value="5.244200161280582E-5" table:style-name="ce4">
            <text:p>5,2442E-05</text:p>
          </table:table-cell>
          <table:table-cell table:number-columns-repeated="16382"/>
        </table:table-row>
        <table:table-row table:style-name="ro1">
          <table:table-cell office:value-type="float" office:value="774.60181962666161" table:style-name="ce8">
            <text:p>774,60</text:p>
          </table:table-cell>
          <table:table-cell office:value-type="float" office:value="5.24545999266228E-5" table:style-name="ce4">
            <text:p>5,24546E-05</text:p>
          </table:table-cell>
          <table:table-cell table:number-columns-repeated="16382"/>
        </table:table-row>
        <table:table-row table:style-name="ro1">
          <table:table-cell office:value-type="float" office:value="775.01241000000005" table:style-name="ce8">
            <text:p>775,01</text:p>
          </table:table-cell>
          <table:table-cell office:value-type="float" office:value="5.2394883765499808E-5" table:style-name="ce4">
            <text:p>5,23949E-05</text:p>
          </table:table-cell>
          <table:table-cell table:number-columns-repeated="16382"/>
        </table:table-row>
        <table:table-row table:style-name="ro1">
          <table:table-cell office:value-type="float" office:value="775.42302910913838" table:style-name="ce8">
            <text:p>775,42</text:p>
          </table:table-cell>
          <table:table-cell office:value-type="float" office:value="5.2431276243984793E-5" table:style-name="ce4">
            <text:p>5,24313E-05</text:p>
          </table:table-cell>
          <table:table-cell table:number-columns-repeated="16382"/>
        </table:table-row>
        <table:table-row table:style-name="ro1">
          <table:table-cell office:value-type="float" office:value="775.83367696750736" table:style-name="ce8">
            <text:p>775,83</text:p>
          </table:table-cell>
          <table:table-cell office:value-type="float" office:value="5.2389375198791126E-5" table:style-name="ce4">
            <text:p>5,23894E-05</text:p>
          </table:table-cell>
          <table:table-cell table:number-columns-repeated="16382"/>
        </table:table-row>
        <table:table-row table:style-name="ro1">
          <table:table-cell office:value-type="float" office:value="776.24435358853736" table:style-name="ce8">
            <text:p>776,24</text:p>
          </table:table-cell>
          <table:table-cell office:value-type="float" office:value="5.2268633395402766E-5" table:style-name="ce4">
            <text:p>5,22686E-05</text:p>
          </table:table-cell>
          <table:table-cell table:number-columns-repeated="16382"/>
        </table:table-row>
        <table:table-row table:style-name="ro1">
          <table:table-cell office:value-type="float" office:value="776.65505898565891" table:style-name="ce8">
            <text:p>776,66</text:p>
          </table:table-cell>
          <table:table-cell office:value-type="float" office:value="5.2435924834082711E-5" table:style-name="ce4">
            <text:p>5,24359E-05</text:p>
          </table:table-cell>
          <table:table-cell table:number-columns-repeated="16382"/>
        </table:table-row>
        <table:table-row table:style-name="ro1">
          <table:table-cell office:value-type="float" office:value="777.06579317230251" table:style-name="ce8">
            <text:p>777,07</text:p>
          </table:table-cell>
          <table:table-cell office:value-type="float" office:value="5.2361029727449745E-5" table:style-name="ce4">
            <text:p>5,2361E-05</text:p>
          </table:table-cell>
          <table:table-cell table:number-columns-repeated="16382"/>
        </table:table-row>
        <table:table-row table:style-name="ro1">
          <table:table-cell office:value-type="float" office:value="777.47655616189877" table:style-name="ce8">
            <text:p>777,48</text:p>
          </table:table-cell>
          <table:table-cell office:value-type="float" office:value="5.2233515235793693E-5" table:style-name="ce4">
            <text:p>5,22335E-05</text:p>
          </table:table-cell>
          <table:table-cell table:number-columns-repeated="16382"/>
        </table:table-row>
        <table:table-row table:style-name="ro1">
          <table:table-cell office:value-type="float" office:value="777.8873479678781" table:style-name="ce8">
            <text:p>777,89</text:p>
          </table:table-cell>
          <table:table-cell office:value-type="float" office:value="5.2222389862656111E-5" table:style-name="ce4">
            <text:p>5,22224E-05</text:p>
          </table:table-cell>
          <table:table-cell table:number-columns-repeated="16382"/>
        </table:table-row>
        <table:table-row table:style-name="ro1">
          <table:table-cell office:value-type="float" office:value="778.298168603671" table:style-name="ce8">
            <text:p>778,30</text:p>
          </table:table-cell>
          <table:table-cell office:value-type="float" office:value="5.219826315710552E-5" table:style-name="ce4">
            <text:p>5,21983E-05</text:p>
          </table:table-cell>
          <table:table-cell table:number-columns-repeated="16382"/>
        </table:table-row>
        <table:table-row table:style-name="ro1">
          <table:table-cell office:value-type="float" office:value="778.7090180827081" table:style-name="ce8">
            <text:p>778,71</text:p>
          </table:table-cell>
          <table:table-cell office:value-type="float" office:value="5.2268648312321452E-5" table:style-name="ce4">
            <text:p>5,22686E-05</text:p>
          </table:table-cell>
          <table:table-cell table:number-columns-repeated="16382"/>
        </table:table-row>
        <table:table-row table:style-name="ro1">
          <table:table-cell office:value-type="float" office:value="779.11989641842001" table:style-name="ce8">
            <text:p>779,12</text:p>
          </table:table-cell>
          <table:table-cell office:value-type="float" office:value="5.2223791742324843E-5" table:style-name="ce4">
            <text:p>5,22238E-05</text:p>
          </table:table-cell>
          <table:table-cell table:number-columns-repeated="16382"/>
        </table:table-row>
        <table:table-row table:style-name="ro1">
          <table:table-cell office:value-type="float" office:value="779.53080362423702" table:style-name="ce8">
            <text:p>779,53</text:p>
          </table:table-cell>
          <table:table-cell office:value-type="float" office:value="5.191217865708873E-5" table:style-name="ce4">
            <text:p>5,19122E-05</text:p>
          </table:table-cell>
          <table:table-cell table:number-columns-repeated="16382"/>
        </table:table-row>
        <table:table-row table:style-name="ro1">
          <table:table-cell office:value-type="float" office:value="779.94173971358987" table:style-name="ce8">
            <text:p>779,94</text:p>
          </table:table-cell>
          <table:table-cell office:value-type="float" office:value="5.2156606140897179E-5" table:style-name="ce4">
            <text:p>5,21566E-05</text:p>
          </table:table-cell>
          <table:table-cell table:number-columns-repeated="16382"/>
        </table:table-row>
        <table:table-row table:style-name="ro1">
          <table:table-cell office:value-type="float" office:value="780.35270469990883" table:style-name="ce8">
            <text:p>780,35</text:p>
          </table:table-cell>
          <table:table-cell office:value-type="float" office:value="5.2219697654159496E-5" table:style-name="ce4">
            <text:p>5,22197E-05</text:p>
          </table:table-cell>
          <table:table-cell table:number-columns-repeated="16382"/>
        </table:table-row>
        <table:table-row table:style-name="ro1">
          <table:table-cell office:value-type="float" office:value="780.76369859662441" table:style-name="ce8">
            <text:p>780,76</text:p>
          </table:table-cell>
          <table:table-cell office:value-type="float" office:value="5.190164177593041E-5" table:style-name="ce4">
            <text:p>5,19016E-05</text:p>
          </table:table-cell>
          <table:table-cell table:number-columns-repeated="16382"/>
        </table:table-row>
        <table:table-row table:style-name="ro1">
          <table:table-cell office:value-type="float" office:value="781.17472141716758" table:style-name="ce8">
            <text:p>781,17</text:p>
          </table:table-cell>
          <table:table-cell office:value-type="float" office:value="5.1995451606425574E-5" table:style-name="ce4">
            <text:p>5,19955E-05</text:p>
          </table:table-cell>
          <table:table-cell table:number-columns-repeated="16382"/>
        </table:table-row>
        <table:table-row table:style-name="ro1">
          <table:table-cell office:value-type="float" office:value="781.58577317496838" table:style-name="ce8">
            <text:p>781,59</text:p>
          </table:table-cell>
          <table:table-cell office:value-type="float" office:value="5.2025677095891247E-5" table:style-name="ce4">
            <text:p>5,20257E-05</text:p>
          </table:table-cell>
          <table:table-cell table:number-columns-repeated="16382"/>
        </table:table-row>
        <table:table-row table:style-name="ro1">
          <table:table-cell office:value-type="float" office:value="781.99685388345745" table:style-name="ce8">
            <text:p>782,00</text:p>
          </table:table-cell>
          <table:table-cell office:value-type="float" office:value="5.1783620219549393E-5" table:style-name="ce4">
            <text:p>5,17836E-05</text:p>
          </table:table-cell>
          <table:table-cell table:number-columns-repeated="16382"/>
        </table:table-row>
        <table:table-row table:style-name="ro1">
          <table:table-cell office:value-type="float" office:value="782.4079635560654" table:style-name="ce8">
            <text:p>782,41</text:p>
          </table:table-cell>
          <table:table-cell office:value-type="float" office:value="5.1756089979255279E-5" table:style-name="ce4">
            <text:p>5,17561E-05</text:p>
          </table:table-cell>
          <table:table-cell table:number-columns-repeated="16382"/>
        </table:table-row>
        <table:table-row table:style-name="ro1">
          <table:table-cell office:value-type="float" office:value="782.81910220622285" table:style-name="ce8">
            <text:p>782,82</text:p>
          </table:table-cell>
          <table:table-cell office:value-type="float" office:value="5.1766507745747775E-5" table:style-name="ce4">
            <text:p>5,17665E-05</text:p>
          </table:table-cell>
          <table:table-cell table:number-columns-repeated="16382"/>
        </table:table-row>
        <table:table-row table:style-name="ro1">
          <table:table-cell office:value-type="float" office:value="783.23026984735998" table:style-name="ce8">
            <text:p>783,23</text:p>
          </table:table-cell>
          <table:table-cell office:value-type="float" office:value="5.180154737961249E-5" table:style-name="ce4">
            <text:p>5,18015E-05</text:p>
          </table:table-cell>
          <table:table-cell table:number-columns-repeated="16382"/>
        </table:table-row>
        <table:table-row table:style-name="ro1">
          <table:table-cell office:value-type="float" office:value="783.64146649290763" table:style-name="ce8">
            <text:p>783,64</text:p>
          </table:table-cell>
          <table:table-cell office:value-type="float" office:value="5.1626364861521743E-5" table:style-name="ce4">
            <text:p>5,16264E-05</text:p>
          </table:table-cell>
          <table:table-cell table:number-columns-repeated="16382"/>
        </table:table-row>
        <table:table-row table:style-name="ro1">
          <table:table-cell office:value-type="float" office:value="784.05269215629619" table:style-name="ce8">
            <text:p>784,05</text:p>
          </table:table-cell>
          <table:table-cell office:value-type="float" office:value="5.1662981123211538E-5" table:style-name="ce4">
            <text:p>5,1663E-05</text:p>
          </table:table-cell>
          <table:table-cell table:number-columns-repeated="16382"/>
        </table:table-row>
        <table:table-row table:style-name="ro1">
          <table:table-cell office:value-type="float" office:value="784.46394685095618" table:style-name="ce8">
            <text:p>784,46</text:p>
          </table:table-cell>
          <table:table-cell office:value-type="float" office:value="5.1607967483383666E-5" table:style-name="ce4">
            <text:p>5,1608E-05</text:p>
          </table:table-cell>
          <table:table-cell table:number-columns-repeated="16382"/>
        </table:table-row>
        <table:table-row table:number-rows-repeated="1047551" table:style-name="ro1">
          <table:table-cell table:number-columns-repeated="16384"/>
        </table:table-row>
      </table:table>
      <table:table table:name="Sheet2" table:style-name="ta2">
        <table:table-column table:style-name="co3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Sheet3" table:style-name="ta2">
        <table:table-column table:style-name="co3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default-style style:family="graphic">
      <style:graphic-properties draw:fill="solid" draw:fill-color="#ffffff" draw:opacity="100%" draw:stroke="solid" svg:stroke-width="0.01042in" svg:stroke-color="#000000" svg:stroke-opacity="100%" draw:stroke-linejoin="round"/>
    </style:default-style>
  </office:styles>
  <office:automatic-styles>
    <style:page-layout style:name="pm1">
      <style:page-layout-properties fo:margin-top="0.5in" fo:margin-bottom="0.5in" fo:margin-left="0.75in" fo:margin-right="0.75in" style:print-orientation="portrait" style:print-page-order="ttb" style:first-page-number="continue" style:scale-to="100%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fo:margin-top="0.5in" fo:margin-bottom="0.5in" fo:margin-left="0.75in" fo:margin-right="0.75in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Lab-Svetla</meta:initial-creator>
    <dc:creator>Lab-Svetla</dc:creator>
    <meta:creation-date>2001-08-30T15:51:08Z</meta:creation-date>
    <dc:date>2022-04-26T10:39:47Z</dc:date>
    <meta:print-date>2001-08-30T15:52:28Z</meta:print-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family="chart" style:name="Plt0">
      <style:chart-properties chart:three-dimensional="false" chart:deep="false"/>
      <style:graphic-properties draw:fill="bitmap" draw:fill-image-name="a1" style:repeat="repeat" draw:fill-image-width="1.70667in" draw:fill-image-height="1.70667in" draw:fill-image-ref-point="top-left" draw:stroke="solid" svg:stroke-width="0.01389in" svg:stroke-color="#808080" svg:stroke-opacity="100%" draw:stroke-linejoin="round"/>
    </style:style>
    <style:style style:family="chart" style:name="Wal0">
      <style:graphic-properties draw:fill="bitmap" draw:fill-image-name="a2" style:repeat="repeat" draw:fill-image-width="1.70667in" draw:fill-image-height="1.70667in" draw:fill-image-ref-point="top-left" draw:stroke="solid" svg:stroke-width="0.01389in" svg:stroke-color="#808080" svg:stroke-opacity="100%" draw:stroke-linejoin="round"/>
    </style:style>
    <style:style style:family="chart" style:name="GMa1">
      <style:graphic-properties draw:fill="none" draw:stroke="solid" svg:stroke-width="0.00347in" svg:stroke-color="#000000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/>
      <style:graphic-properties draw:fill="gradient" draw:fill-gradient-name="a0" draw:stroke="solid" svg:stroke-width="0.00347in" svg:stroke-color="#000000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anguage="sk" fo:country="SK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2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/>
      <style:graphic-properties draw:fill="none" draw:stroke="solid" svg:stroke-width="0.01389in" svg:stroke-color="#000080" svg:stroke-opacity="100%" draw:stroke-linejoin="round"/>
    </style:style>
  </office:automatic-styles>
  <office:body>
    <office:chart>
      <chart:chart chart:class="chart:scatter" svg:height="188.25pt" svg:width="279.0pt" chart:style-name="Crt0">
        <chart:plot-area svg:x="0.0pt" svg:y="6.78251968503937pt" svg:width="279.0pt" svg:height="165.9791338582677pt" chart:style-name="Plt0">
          <chart:axis chart:dimension="x" chart:name="primary-x" chart:style-name="Axs0"/>
          <chart:axis chart:dimension="y" chart:name="primary-y" chart:style-name="Axs1">
            <chart:grid chart:class="major" chart:style-name="GMa1"/>
          </chart:axis>
          <chart:series chart:values-cell-range-address="Sheet1.$B$2:.$B$1025" chart:class="chart:scatter" chart:attached-axis="primary-y" chart:style-name="G0S0">
            <chart:domain table:cell-range-address="Sheet1.$A$2:.$A$1025"/>
            <chart:data-point chart:repeated="1024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gradient draw:name="a0" draw:style="axial" draw:angle="450" draw:start-color="#ffffff" draw:end-color="#cc99ff" draw:start-intensity="100%" draw:end-intensity="100%"/>
    <draw:fill-image xmlns:xlink="http://www.w3.org/1999/xlink" draw:name="a1" xlink:href="media/image1.jpeg" xlink:show="embed" xlink:actuate="onLoad"/>
    <draw:fill-image xmlns:xlink="http://www.w3.org/1999/xlink" draw:name="a2" xlink:href="media/image1.jpeg" xlink:show="embed" xlink:actuate="onLoad"/>
  </office:styles>
</office:document-styles>
</file>